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1.378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08" draw:id="id408" draw:layer="layout" svg:width="2.1cm" svg:height="0.9cm" svg:x="79.1cm" svg:y="54cm">
          <text:p text:style-name="P1"><text:span text:style-name="T1">DFF (clk39)</text:span></text:p>
          <text:p text:style-name="P1"><text:span text:style-name="T1">-78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7" draw:id="id377" draw:layer="layout" svg:width="1cm" svg:height="0.9cm" svg:x="69.956cm" svg:y="55.8cm">
          <text:p text:style-name="P1"><text:span text:style-name="T1">NAND</text:span></text:p>
          <text:p text:style-name="P1"><text:span text:style-name="T1">46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8" draw:id="id258" draw:layer="layout" svg:width="1cm" svg:height="0.9cm" svg:x="24.954cm" svg:y="56.1cm">
          <text:p text:style-name="P1"><text:span text:style-name="T1">NOR</text:span></text:p>
          <text:p text:style-name="P1"><text:span text:style-name="T1">41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0" draw:id="id260" draw:layer="layout" svg:width="1cm" svg:height="0.9cm" svg:x="31.611cm" svg:y="54.6cm">
          <text:p text:style-name="P1"><text:span text:style-name="T1">3-NAND</text:span></text:p>
          <text:p text:style-name="P1"><text:span text:style-name="T1">407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4" draw:id="id264" draw:layer="layout" svg:width="1cm" svg:height="0.9cm" svg:x="29.96cm" svg:y="55.085cm">
          <text:p text:style-name="P1"><text:span text:style-name="T1">3-AND</text:span></text:p>
          <text:p text:style-name="P1"><text:span text:style-name="T1">41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8" draw:id="id268" draw:layer="layout" svg:width="1cm" svg:height="0.9cm" svg:x="32.311cm" svg:y="57.9cm">
          <text:p text:style-name="P1"><text:span text:style-name="T1">XOR</text:span></text:p>
          <text:p text:style-name="P1"><text:span text:style-name="T1">407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7" draw:id="id267" draw:layer="layout" svg:width="1cm" svg:height="0.9cm" svg:x="32.911cm" svg:y="60.472cm">
          <text:p text:style-name="P1"><text:span text:style-name="T1">XOR</text:span></text:p>
          <text:p text:style-name="P1"><text:span text:style-name="T1">419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6" draw:id="id276" draw:layer="layout" svg:width="1cm" svg:height="0.9cm" svg:x="28.811cm" svg:y="53.2cm">
          <text:p text:style-name="P1"><text:span text:style-name="T1">12-OAI</text:span></text:p>
          <text:p text:style-name="P1"><text:span text:style-name="T1">41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1" draw:id="id261" draw:layer="layout" svg:width="1cm" svg:height="0.9cm" svg:x="26.011cm" svg:y="53.215cm">
          <text:p text:style-name="P1"><text:span text:style-name="T1">NAND</text:span></text:p>
          <text:p text:style-name="P1"><text:span text:style-name="T1">42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6" draw:id="id266" draw:layer="layout" svg:width="1cm" svg:height="0.9cm" svg:x="24.954cm" svg:y="58.2cm">
          <text:p text:style-name="P1"><text:span text:style-name="T1">3-OR</text:span></text:p>
          <text:p text:style-name="P1"><text:span text:style-name="T1">41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73" draw:id="id273" draw:layer="layout" svg:width="1cm" svg:height="0.9cm" svg:x="15.011cm" svg:y="49.415cm">
          <text:p text:style-name="P1"><text:span text:style-name="T1">NOT</text:span></text:p>
          <text:p text:style-name="P1"><text:span text:style-name="T1">431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6" draw:id="id246" draw:layer="layout" svg:width="1cm" svg:height="0.9cm" svg:x="21.911cm" svg:y="49.415cm">
          <text:p text:style-name="P1"><text:span text:style-name="T1">NOT</text:span></text:p>
          <text:p text:style-name="P1"><text:span text:style-name="T1">431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5" draw:id="id255" draw:layer="layout" svg:width="1cm" svg:height="0.9cm" svg:x="33.411cm" svg:y="52.6cm">
          <text:p text:style-name="P1"><text:span text:style-name="T1">OR</text:span></text:p>
          <text:p text:style-name="P1"><text:span text:style-name="T1">408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6" draw:id="id186" draw:layer="layout" svg:width="1cm" svg:height="0.9cm" svg:x="34.711cm" svg:y="52.617cm">
          <text:p text:style-name="P1"><text:span text:style-name="T1">NAND</text:span></text:p>
          <text:p text:style-name="P1"><text:span text:style-name="T1">4613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0" draw:id="id190" draw:layer="layout" svg:width="1cm" svg:height="0.9cm" svg:x="105.67cm" svg:y="10.609cm">
          <text:p text:style-name="P1"><text:span text:style-name="T1">OR</text:span></text:p>
          <text:p text:style-name="P1"><text:span text:style-name="T1">34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9" draw:id="id189" draw:layer="layout" svg:width="1cm" svg:height="0.9cm" svg:x="103.697cm" svg:y="10.579cm">
          <text:p text:style-name="P1"><text:span text:style-name="T1">OR</text:span></text:p>
          <text:p text:style-name="P1"><text:span text:style-name="T1">34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1" draw:id="id181" draw:layer="layout" svg:width="1cm" svg:height="0.9cm" svg:x="34.6cm" svg:y="39.613cm">
          <text:p text:style-name="P1"><text:span text:style-name="T1">NAND</text:span></text:p>
          <text:p text:style-name="P1"><text:span text:style-name="T1">461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3" draw:id="id153" draw:layer="layout" svg:width="1cm" svg:height="0.9cm" svg:x="23.1cm" svg:y="38.513cm">
          <text:p text:style-name="P1"><text:span text:style-name="T1">NAND</text:span></text:p>
          <text:p text:style-name="P1"><text:span text:style-name="T1">-72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5" draw:id="id175" draw:layer="layout" svg:width="1cm" svg:height="0.9cm" svg:x="99.3cm" svg:y="26.236cm">
          <text:p text:style-name="P1"><text:span text:style-name="T1">NOT</text:span></text:p>
          <text:p text:style-name="P1"><text:span text:style-name="T1">-73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6" draw:id="id176" draw:layer="layout" svg:width="1cm" svg:height="0.9cm" svg:x="101.3cm" svg:y="28.436cm">
          <text:p text:style-name="P1"><text:span text:style-name="T1">AND</text:span></text:p>
          <text:p text:style-name="P1"><text:span text:style-name="T1">-73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6" draw:id="id136" draw:layer="layout" svg:width="1cm" svg:height="0.9cm" svg:x="91.9cm" svg:y="20.893cm">
          <text:p text:style-name="P1"><text:span text:style-name="T1">NOT</text:span></text:p>
          <text:p text:style-name="P1"><text:span text:style-name="T1">-71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7" draw:id="id137" draw:layer="layout" svg:width="2.1cm" svg:height="0.9cm" svg:x="89.3cm" svg:y="20.893cm">
          <text:p text:style-name="P1"><text:span text:style-name="T1">DFFR (clk26,/res3)</text:span></text:p>
          <text:p text:style-name="P1"><text:span text:style-name="T1">-69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1" draw:id="id171" draw:layer="layout" svg:width="1cm" svg:height="0.9cm" svg:x="86.4cm" svg:y="26.236cm">
          <text:p text:style-name="P1"><text:span text:style-name="T1">NOT</text:span></text:p>
          <text:p text:style-name="P1"><text:span text:style-name="T1">-736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1cm" svg:height="0.9cm" svg:x="45.8cm" svg:y="32.611cm">
          <text:p text:style-name="P1"><text:span text:style-name="T1">3-AND</text:span></text:p>
          <text:p text:style-name="P1"><text:span text:style-name="T1">471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1cm" svg:height="0.9cm" svg:x="34.7cm" svg:y="21.186cm">
          <text:p text:style-name="P1"><text:span text:style-name="T1">NOT</text:span></text:p>
          <text:p text:style-name="P1"><text:span text:style-name="T1">43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layout" svg:width="1cm" svg:height="0.9cm" svg:x="29.1cm" svg:y="36.517cm">
          <text:p text:style-name="P1"><text:span text:style-name="T1">OR (mclk)</text:span></text:p>
          <text:p text:style-name="P1"><text:span text:style-name="T1">45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3" draw:id="id93" draw:layer="layout" svg:width="1cm" svg:height="0.9cm" svg:x="33.5cm" svg:y="36.54cm">
          <text:p text:style-name="P1"><text:span text:style-name="T1">3-AND</text:span></text:p>
          <text:p text:style-name="P1"><text:span text:style-name="T1">4615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cm" svg:height="0.9cm" svg:x="11.981cm" svg:y="21.405cm">
          <text:p text:style-name="P1"><text:span text:style-name="T1">IMUX</text:span></text:p>
          <text:p text:style-name="P1"><text:span text:style-name="T1">39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cm" svg:height="0.9cm" svg:x="9.38cm" svg:y="21.403cm">
          <text:p text:style-name="P1"><text:span text:style-name="T1">IMUX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cm" svg:height="0.9cm" svg:x="6.779cm" svg:y="21.401cm">
          <text:p text:style-name="P1"><text:span text:style-name="T1">IMUX</text:span></text:p>
          <text:p text:style-name="P1"><text:span text:style-name="T1">381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9cm" svg:y1="38.565cm" svg:x2="5.273cm" svg:y2="37.455cm" draw:end-shape="id1" draw:end-glue-point="2" svg:d="M3900 38565l1373-1110" svg:viewBox="0 0 1374 1111">
          <text:p text:style-name="P1"><text:span text:style-name="T2">out00+16</text:span></text:p>
        </draw:connector>
        <draw:custom-shape draw:style-name="gr2" draw:text-style-name="P2" xml:id="id1" draw:id="id1" draw:layer="layout" svg:width="1cm" svg:height="0.9cm" svg:x="4.773cm" svg:y="36.555cm">
          <text:p text:style-name="P1"><text:span text:style-name="T1">3-NOR</text:span></text:p>
          <text:p text:style-name="P1"><text:span text:style-name="T1">341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249cm" svg:y1="39.174cm" svg:x2="5.273cm" svg:y2="37.455cm" draw:end-shape="id1" draw:end-glue-point="2" svg:d="M5249 39174l24-1719" svg:viewBox="0 0 25 1720">
          <text:p text:style-name="P1"><text:span text:style-name="T2">out01+17</text:span></text:p>
        </draw:connector>
        <draw:connector draw:style-name="gr3" draw:text-style-name="P3" draw:layer="layout" draw:type="line" svg:x1="6.599cm" svg:y1="38.592cm" svg:x2="5.273cm" svg:y2="37.455cm" draw:end-shape="id1" draw:end-glue-point="2" svg:d="M6599 38592l-1326-1137" svg:viewBox="0 0 1327 1138">
          <text:p text:style-name="P1"><text:span text:style-name="T2">out02+18</text:span></text:p>
        </draw:connector>
        <draw:custom-shape draw:style-name="gr2" draw:text-style-name="P2" xml:id="id2" draw:id="id2" draw:layer="layout" svg:width="1cm" svg:height="0.9cm" svg:x="7.473cm" svg:y="36.555cm">
          <text:p text:style-name="P1"><text:span text:style-name="T1">3-NOR</text:span></text:p>
          <text:p text:style-name="P1"><text:span text:style-name="T1">34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863cm" svg:y1="38.565cm" svg:x2="7.973cm" svg:y2="37.455cm" draw:end-shape="id2" draw:end-glue-point="2" svg:d="M6863 38565l1110-1110" svg:viewBox="0 0 1111 1111">
          <text:p text:style-name="P1"><text:span text:style-name="T2">out03+19</text:span></text:p>
        </draw:connector>
        <draw:connector draw:style-name="gr3" draw:text-style-name="P3" draw:layer="layout" draw:type="line" svg:x1="7.922cm" svg:y1="39.2cm" svg:x2="7.973cm" svg:y2="37.455cm" draw:end-shape="id2" draw:end-glue-point="2" svg:d="M7922 39200l51-1745" svg:viewBox="0 0 52 1746">
          <text:p text:style-name="P1"><text:span text:style-name="T2">out04+20</text:span></text:p>
        </draw:connector>
        <draw:connector draw:style-name="gr3" draw:text-style-name="P3" draw:layer="layout" draw:type="line" svg:x1="9.086cm" svg:y1="38.486cm" svg:x2="7.973cm" svg:y2="37.455cm" draw:end-shape="id2" draw:end-glue-point="2" svg:d="M9086 38486l-1113-1031" svg:viewBox="0 0 1114 1032">
          <text:p text:style-name="P1"><text:span text:style-name="T2">out05+21</text:span></text:p>
        </draw:connector>
        <draw:custom-shape draw:style-name="gr2" draw:text-style-name="P2" xml:id="id3" draw:id="id3" draw:layer="layout" svg:width="1cm" svg:height="0.9cm" svg:x="10.173cm" svg:y="36.555cm">
          <text:p text:style-name="P1"><text:span text:style-name="T1">3-NOR</text:span></text:p>
          <text:p text:style-name="P1"><text:span text:style-name="T1">34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668cm" svg:y1="38.486cm" svg:x2="10.673cm" svg:y2="37.455cm" draw:end-shape="id3" draw:end-glue-point="2" svg:d="M9668 38486l1005-1031" svg:viewBox="0 0 1006 1032">
          <text:p text:style-name="P1"><text:span text:style-name="T2">out06+22</text:span></text:p>
        </draw:connector>
        <draw:connector draw:style-name="gr3" draw:text-style-name="P3" draw:layer="layout" draw:type="line" svg:x1="10.647cm" svg:y1="39.068cm" svg:x2="10.673cm" svg:y2="37.455cm" draw:end-shape="id3" draw:end-glue-point="2" svg:d="M10647 39068l26-1613" svg:viewBox="0 0 27 1614">
          <text:p text:style-name="P1"><text:span text:style-name="T2">out07+23</text:span></text:p>
        </draw:connector>
        <draw:connector draw:style-name="gr3" draw:text-style-name="P3" draw:layer="layout" draw:type="line" svg:x1="11.89cm" svg:y1="38.407cm" svg:x2="10.673cm" svg:y2="37.455cm" draw:end-shape="id3" draw:end-glue-point="2" svg:d="M11890 38407l-1217-952" svg:viewBox="0 0 1218 953">
          <text:p text:style-name="P1"><text:span text:style-name="T2">out08+24</text:span></text:p>
        </draw:connector>
        <draw:custom-shape draw:style-name="gr2" draw:text-style-name="P2" xml:id="id4" draw:id="id4" draw:layer="layout" svg:width="1cm" svg:height="0.9cm" svg:x="12.778cm" svg:y="36.555cm">
          <text:p text:style-name="P1"><text:span text:style-name="T1">3-AND</text:span></text:p>
          <text:p text:style-name="P1"><text:span text:style-name="T1">338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273cm" svg:y1="38.486cm" svg:x2="13.278cm" svg:y2="37.455cm" draw:end-shape="id4" draw:end-glue-point="2" svg:d="M12273 38486l1005-1031" svg:viewBox="0 0 1006 1032">
          <text:p text:style-name="P1"><text:span text:style-name="T2">out09+25</text:span></text:p>
        </draw:connector>
        <draw:connector draw:style-name="gr3" draw:text-style-name="P3" draw:layer="layout" draw:type="line" svg:x1="13.278cm" svg:y1="39.139cm" svg:x2="13.278cm" svg:y2="37.455cm" draw:end-shape="id4" draw:end-glue-point="2" svg:d="M13278 39139v-1684" svg:viewBox="0 0 1 1685">
          <text:p text:style-name="P1"><text:span text:style-name="T2">out10+26</text:span></text:p>
        </draw:connector>
        <draw:connector draw:style-name="gr3" draw:text-style-name="P3" draw:layer="layout" draw:type="line" svg:x1="4.672cm" svg:y1="26.6cm" svg:x2="4.7cm" svg:y2="25.1cm" draw:end-shape="id5" draw:end-glue-point="2" svg:d="M4672 26600l28-1500" svg:viewBox="0 0 29 1501">
          <text:p text:style-name="P1"><text:span text:style-name="T2">out10+26</text:span></text:p>
        </draw:connector>
        <draw:custom-shape draw:style-name="gr2" draw:text-style-name="P2" xml:id="id5" draw:id="id5" draw:layer="layout" svg:width="1cm" svg:height="0.9cm" svg:x="4.2cm" svg:y="24.2cm">
          <text:p text:style-name="P1"><text:span text:style-name="T1">NOT</text:span></text:p>
          <text:p text:style-name="P1"><text:span text:style-name="T1">391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495cm" svg:y1="38.4cm" svg:x2="13.278cm" svg:y2="37.455cm" draw:end-shape="id4" draw:end-glue-point="2" svg:d="M14495 38400l-1217-945" svg:viewBox="0 0 1218 946">
          <text:p text:style-name="P1"><text:span text:style-name="T2">out11+27</text:span></text:p>
        </draw:connector>
        <draw:connector draw:style-name="gr3" draw:text-style-name="P3" draw:layer="layout" draw:type="line" svg:x1="7.272cm" svg:y1="26.6cm" svg:x2="7.3cm" svg:y2="25.1cm" draw:end-shape="id6" draw:end-glue-point="2" svg:d="M7272 26600l28-1500" svg:viewBox="0 0 29 1501">
          <text:p text:style-name="P1"><text:span text:style-name="T2">out11+27</text:span></text:p>
        </draw:connector>
        <draw:custom-shape draw:style-name="gr2" draw:text-style-name="P2" xml:id="id6" draw:id="id6" draw:layer="layout" svg:width="1cm" svg:height="0.9cm" svg:x="6.8cm" svg:y="24.2cm">
          <text:p text:style-name="P1"><text:span text:style-name="T1">NOT</text:span></text:p>
          <text:p text:style-name="P1"><text:span text:style-name="T1">391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cm" svg:height="0.9cm" svg:x="15.361cm" svg:y="36.516cm">
          <text:p text:style-name="P1"><text:span text:style-name="T1">3-AND</text:span></text:p>
          <text:p text:style-name="P1"><text:span text:style-name="T1">34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856cm" svg:y1="38.447cm" svg:x2="15.861cm" svg:y2="37.416cm" draw:end-shape="id7" draw:end-glue-point="2" svg:d="M14856 38447l1005-1031" svg:viewBox="0 0 1006 1032">
          <text:p text:style-name="P1"><text:span text:style-name="T2">out12+28</text:span></text:p>
        </draw:connector>
        <draw:connector draw:style-name="gr3" draw:text-style-name="P3" draw:layer="layout" draw:type="line" svg:x1="9.872cm" svg:y1="26.6cm" svg:x2="9.9cm" svg:y2="25.1cm" draw:end-shape="id8" draw:end-glue-point="2" svg:d="M9872 26600l28-1500" svg:viewBox="0 0 29 1501">
          <text:p text:style-name="P1"><text:span text:style-name="T2">out12+28</text:span></text:p>
        </draw:connector>
        <draw:custom-shape draw:style-name="gr2" draw:text-style-name="P2" xml:id="id8" draw:id="id8" draw:layer="layout" svg:width="1cm" svg:height="0.9cm" svg:x="9.4cm" svg:y="24.2cm">
          <text:p text:style-name="P1"><text:span text:style-name="T1">NOT</text:span></text:p>
          <text:p text:style-name="P1"><text:span text:style-name="T1">40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72cm" svg:y1="26.6cm" svg:x2="12.5cm" svg:y2="25.1cm" draw:end-shape="id9" draw:end-glue-point="2" svg:d="M12472 26600l28-1500" svg:viewBox="0 0 29 1501">
          <text:p text:style-name="P1"><text:span text:style-name="T2">out13+29</text:span></text:p>
        </draw:connector>
        <draw:custom-shape draw:style-name="gr2" draw:text-style-name="P2" xml:id="id9" draw:id="id9" draw:layer="layout" svg:width="1cm" svg:height="0.9cm" svg:x="12cm" svg:y="24.2cm">
          <text:p text:style-name="P1"><text:span text:style-name="T1">NOT</text:span></text:p>
          <text:p text:style-name="P1"><text:span text:style-name="T1">391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778cm" svg:y1="39.1cm" svg:x2="15.861cm" svg:y2="37.416cm" draw:end-shape="id7" draw:end-glue-point="2" svg:d="M15778 39100l83-1684" svg:viewBox="0 0 84 1685">
          <text:p text:style-name="P1"><text:span text:style-name="T2">out13+29</text:span></text:p>
        </draw:connector>
        <draw:connector draw:style-name="gr3" draw:text-style-name="P3" draw:layer="layout" draw:type="line" svg:x1="17.078cm" svg:y1="38.3cm" svg:x2="15.861cm" svg:y2="37.416cm" draw:end-shape="id7" draw:end-glue-point="2" svg:d="M17078 38300l-1217-884" svg:viewBox="0 0 1218 885">
          <text:p text:style-name="P1"><text:span text:style-name="T2">out14+30</text:span></text:p>
        </draw:connector>
        <draw:connector draw:style-name="gr3" draw:text-style-name="P3" draw:layer="layout" draw:type="line" svg:x1="15.072cm" svg:y1="26.6cm" svg:x2="15.1cm" svg:y2="25.1cm" draw:end-shape="id10" draw:end-glue-point="2" svg:d="M15072 26600l28-1500" svg:viewBox="0 0 29 1501">
          <text:p text:style-name="P1"><text:span text:style-name="T2">out14+30</text:span></text:p>
        </draw:connector>
        <draw:custom-shape draw:style-name="gr2" draw:text-style-name="P2" xml:id="id10" draw:id="id10" draw:layer="layout" svg:width="1cm" svg:height="0.9cm" svg:x="14.6cm" svg:y="24.2cm">
          <text:p text:style-name="P1"><text:span text:style-name="T1">NOT</text:span></text:p>
          <text:p text:style-name="P1"><text:span text:style-name="T1">411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672cm" svg:y1="26.6cm" svg:x2="17.7cm" svg:y2="25.1cm" draw:end-shape="id11" draw:end-glue-point="2" svg:d="M17672 26600l28-1500" svg:viewBox="0 0 29 1501">
          <text:p text:style-name="P1"><text:span text:style-name="T2">out15+31</text:span></text:p>
        </draw:connector>
        <draw:custom-shape draw:style-name="gr2" draw:text-style-name="P2" xml:id="id11" draw:id="id11" draw:layer="layout" svg:width="1cm" svg:height="0.9cm" svg:x="17.2cm" svg:y="24.2cm">
          <text:p text:style-name="P1"><text:span text:style-name="T1">NOT</text:span></text:p>
          <text:p text:style-name="P1"><text:span text:style-name="T1">409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cm" svg:height="0.9cm" svg:x="10.18cm" svg:y="34.8cm">
          <text:p text:style-name="P1"><text:span text:style-name="T1">6-NAND</text:span></text:p>
          <text:p text:style-name="P1"><text:span text:style-name="T1">349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273cm" svg:y1="36.555cm" svg:x2="10.68cm" svg:y2="35.7cm" draw:start-shape="id1" draw:start-glue-point="0" draw:end-shape="id12" draw:end-glue-point="2" svg:d="M5273 36555l5407-855" svg:viewBox="0 0 5408 856">
          <text:p/>
        </draw:connector>
        <draw:connector draw:style-name="gr4" draw:text-style-name="P1" draw:layer="layout" draw:type="line" svg:x1="7.973cm" svg:y1="36.555cm" svg:x2="10.68cm" svg:y2="35.7cm" draw:start-shape="id2" draw:start-glue-point="0" draw:end-shape="id12" draw:end-glue-point="2" svg:d="M7973 36555l2707-855" svg:viewBox="0 0 2708 856">
          <text:p/>
        </draw:connector>
        <draw:connector draw:style-name="gr4" draw:text-style-name="P1" draw:layer="layout" draw:type="line" svg:x1="10.673cm" svg:y1="36.555cm" svg:x2="10.68cm" svg:y2="35.7cm" draw:start-shape="id3" draw:start-glue-point="0" draw:end-shape="id12" draw:end-glue-point="2" svg:d="M10673 36555l7-855" svg:viewBox="0 0 8 856">
          <text:p/>
        </draw:connector>
        <draw:connector draw:style-name="gr4" draw:text-style-name="P1" draw:layer="layout" draw:type="line" svg:x1="13.278cm" svg:y1="36.555cm" svg:x2="10.68cm" svg:y2="35.7cm" draw:start-shape="id4" draw:start-glue-point="0" draw:end-shape="id12" draw:end-glue-point="2" svg:d="M13278 36555l-2598-855" svg:viewBox="0 0 2599 856">
          <text:p/>
        </draw:connector>
        <draw:connector draw:style-name="gr4" draw:text-style-name="P1" draw:layer="layout" draw:type="line" svg:x1="15.861cm" svg:y1="36.516cm" svg:x2="10.68cm" svg:y2="35.7cm" draw:start-shape="id7" draw:start-glue-point="0" draw:end-shape="id12" draw:end-glue-point="2" svg:d="M15861 36516l-5181-816" svg:viewBox="0 0 5182 817">
          <text:p/>
        </draw:connector>
        <draw:connector draw:style-name="gr3" draw:text-style-name="P3" draw:layer="layout" draw:type="line" svg:x1="13.63cm" svg:y1="35.325cm" svg:x2="11.18cm" svg:y2="35.25cm" draw:end-shape="id12" draw:end-glue-point="1" svg:d="M13630 35325l-2450-75" svg:viewBox="0 0 2451 76">
          <text:p text:style-name="P1"><text:span text:style-name="T2">out15+31</text:span></text:p>
        </draw:connector>
        <draw:frame draw:style-name="gr5" draw:layer="layout" svg:width="1.878cm" svg:height="2.165cm" svg:x="81.4cm" svg:y="66.2cm">
          <draw:text-box>
            <text:p>-811-</text:p>
            <text:p><text:span text:style-name="T3">clk39</text:span></text:p>
            <text:p><text:span text:style-name="T3">/res6</text:span></text:p>
            <text:p><text:span text:style-name="T3">u6</text:span></text:p>
          </draw:text-box>
        </draw:frame>
        <draw:custom-shape draw:style-name="gr2" draw:text-style-name="P2" xml:id="id139" draw:id="id139" draw:layer="layout" svg:width="1cm" svg:height="0.9cm" svg:x="19.1cm" svg:y="7.479cm">
          <text:p text:style-name="P1"><text:span text:style-name="T1">NOT</text:span></text:p>
          <text:p text:style-name="P1"><text:span text:style-name="T1">471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cm" svg:height="0.9cm" svg:x="33.5cm" svg:y="33.147cm">
          <text:p text:style-name="P1"><text:span text:style-name="T1">OR (mclk)</text:span></text:p>
          <text:p text:style-name="P1"><text:span text:style-name="T1">461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cm" svg:y1="33.147cm" svg:x2="34.036cm" svg:y2="31.402cm" draw:start-shape="id13" draw:start-glue-point="0" svg:d="M34000 33147l36-1745" svg:viewBox="0 0 37 1746">
          <text:p text:style-name="P1"><text:span text:style-name="T2">clk15</text:span></text:p>
        </draw:connector>
        <draw:custom-shape draw:style-name="gr2" draw:text-style-name="P2" xml:id="id14" draw:id="id14" draw:layer="layout" svg:width="1cm" svg:height="0.9cm" svg:x="37.9cm" svg:y="36.511cm">
          <text:p text:style-name="P1"><text:span text:style-name="T1">NAND</text:span></text:p>
          <text:p text:style-name="P1"><text:span text:style-name="T1">4614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cm" svg:height="0.9cm" svg:x="37.9cm" svg:y="31.911cm">
          <text:p text:style-name="P1"><text:span text:style-name="T1">OR (mclk)</text:span></text:p>
          <text:p text:style-name="P1"><text:span text:style-name="T1">36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8.4cm" svg:y1="36.511cm" svg:x2="38.4cm" svg:y2="32.811cm" draw:start-shape="id14" draw:start-glue-point="0" draw:end-shape="id15" draw:end-glue-point="2" svg:d="M38400 36511v-3700" svg:viewBox="0 0 1 3701">
          <text:p/>
        </draw:connector>
        <draw:custom-shape draw:style-name="gr2" draw:text-style-name="P2" xml:id="id16" draw:id="id16" draw:layer="layout" svg:width="1cm" svg:height="0.9cm" svg:x="36.8cm" svg:y="34.111cm">
          <text:p text:style-name="P1"><text:span text:style-name="T1">OR</text:span></text:p>
          <text:p text:style-name="P1"><text:span text:style-name="T1">42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8.4cm" svg:y1="36.511cm" svg:x2="37.3cm" svg:y2="35.011cm" draw:start-shape="id14" draw:start-glue-point="0" draw:end-shape="id16" draw:end-glue-point="2" svg:d="M38400 36511l-1100-1500" svg:viewBox="0 0 1101 1501">
          <text:p/>
        </draw:connector>
        <draw:custom-shape draw:style-name="gr2" draw:text-style-name="P2" xml:id="id17" draw:id="id17" draw:layer="layout" svg:width="1cm" svg:height="0.9cm" svg:x="44.7cm" svg:y="34.711cm">
          <text:p text:style-name="P1"><text:span text:style-name="T1">OR</text:span></text:p>
          <text:p text:style-name="P1"><text:span text:style-name="T1">441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8.4cm" svg:y1="36.511cm" svg:x2="45.2cm" svg:y2="35.611cm" draw:start-shape="id14" draw:start-glue-point="0" draw:end-shape="id17" draw:end-glue-point="2" svg:d="M38400 36511l6800-900" svg:viewBox="0 0 6801 901">
          <text:p/>
        </draw:connector>
        <draw:connector draw:style-name="gr3" draw:text-style-name="P3" draw:layer="layout" draw:type="line" svg:x1="38.4cm" svg:y1="31.911cm" svg:x2="38.412cm" svg:y2="30.336cm" draw:start-shape="id15" draw:start-glue-point="0" svg:d="M38400 31911l12-1575" svg:viewBox="0 0 13 1576">
          <text:p text:style-name="P1"><text:span text:style-name="T2">clk16</text:span></text:p>
        </draw:connector>
        <draw:custom-shape draw:style-name="gr2" draw:text-style-name="P2" xml:id="id18" draw:id="id18" draw:layer="layout" svg:width="1cm" svg:height="0.9cm" svg:x="83.7cm" svg:y="15.009cm">
          <text:p text:style-name="P1"><text:span text:style-name="T1">OR (mclk)</text:span></text:p>
          <text:p text:style-name="P1"><text:span text:style-name="T1">391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4.2cm" svg:y1="15.009cm" svg:x2="84.141cm" svg:y2="13.5cm" draw:start-shape="id18" draw:start-glue-point="0" svg:d="M84200 15009l-59-1509" svg:viewBox="0 0 60 1510">
          <text:p text:style-name="P1"><text:span text:style-name="T2">clk17</text:span></text:p>
        </draw:connector>
        <draw:custom-shape draw:style-name="gr2" draw:text-style-name="P2" xml:id="id19" draw:id="id19" draw:layer="layout" svg:width="1cm" svg:height="0.9cm" svg:x="4.178cm" svg:y="21.4cm">
          <text:p text:style-name="P1"><text:span text:style-name="T1">IMUX</text:span></text:p>
          <text:p text:style-name="P1"><text:span text:style-name="T1">391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7cm" svg:y1="24.2cm" svg:x2="4.678cm" svg:y2="22.3cm" draw:start-shape="id5" draw:start-glue-point="0" draw:end-shape="id19" draw:end-glue-point="2" svg:d="M4700 24200l-22-1900" svg:viewBox="0 0 23 1901">
          <text:p text:style-name="P1"><text:span text:style-name="T2">b</text:span></text:p>
        </draw:connector>
        <draw:custom-shape draw:style-name="gr2" draw:text-style-name="P2" xml:id="id20" draw:id="id20" draw:layer="layout" svg:width="1cm" svg:height="0.9cm" svg:x="19.1cm" svg:y="22.8cm">
          <text:p text:style-name="P1"><text:span text:style-name="T1">6-NAND</text:span></text:p>
          <text:p text:style-name="P1"><text:span text:style-name="T1">409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cm" svg:y1="24.2cm" svg:x2="19.6cm" svg:y2="23.7cm" draw:start-shape="id5" draw:start-glue-point="0" draw:end-shape="id20" draw:end-glue-point="2" svg:d="M4700 24200l14900-500" svg:viewBox="0 0 14901 501">
          <text:p/>
        </draw:connector>
        <draw:connector draw:style-name="gr4" draw:text-style-name="P1" draw:layer="layout" draw:type="line" svg:x1="7.3cm" svg:y1="24.2cm" svg:x2="19.6cm" svg:y2="23.7cm" draw:start-shape="id6" draw:start-glue-point="0" draw:end-shape="id20" draw:end-glue-point="2" svg:d="M7300 24200l12300-500" svg:viewBox="0 0 12301 501">
          <text:p/>
        </draw:connector>
        <draw:connector draw:style-name="gr3" draw:text-style-name="P3" draw:layer="layout" draw:type="line" svg:x1="7.3cm" svg:y1="24.2cm" svg:x2="7.279cm" svg:y2="22.301cm" draw:start-shape="id6" draw:start-glue-point="0" draw:end-shape="id21" draw:end-glue-point="2" svg:d="M7300 24200l-21-1899" svg:viewBox="0 0 22 1900">
          <text:p text:style-name="P1"><text:span text:style-name="T2">b</text:span></text:p>
        </draw:connector>
        <draw:connector draw:style-name="gr4" draw:text-style-name="P1" draw:layer="layout" draw:type="line" svg:x1="9.9cm" svg:y1="24.2cm" svg:x2="19.6cm" svg:y2="23.7cm" draw:start-shape="id8" draw:start-glue-point="0" draw:end-shape="id20" draw:end-glue-point="2" svg:d="M9900 24200l9700-500" svg:viewBox="0 0 9701 501">
          <text:p/>
        </draw:connector>
        <draw:connector draw:style-name="gr3" draw:text-style-name="P3" draw:layer="layout" draw:type="line" svg:x1="9.9cm" svg:y1="24.2cm" svg:x2="9.88cm" svg:y2="22.303cm" draw:start-shape="id8" draw:start-glue-point="0" draw:end-shape="id22" draw:end-glue-point="2" svg:d="M9900 24200l-20-1897" svg:viewBox="0 0 21 1898">
          <text:p text:style-name="P1"><text:span text:style-name="T2">b</text:span></text:p>
        </draw:connector>
        <draw:connector draw:style-name="gr4" draw:text-style-name="P1" draw:layer="layout" draw:type="line" svg:x1="12.5cm" svg:y1="24.2cm" svg:x2="19.6cm" svg:y2="23.7cm" draw:start-shape="id9" draw:start-glue-point="0" draw:end-shape="id20" draw:end-glue-point="2" svg:d="M12500 24200l7100-500" svg:viewBox="0 0 7101 501">
          <text:p/>
        </draw:connector>
        <draw:connector draw:style-name="gr3" draw:text-style-name="P3" draw:layer="layout" draw:type="line" svg:x1="12.5cm" svg:y1="24.2cm" svg:x2="12.481cm" svg:y2="22.305cm" draw:start-shape="id9" draw:start-glue-point="0" draw:end-shape="id23" draw:end-glue-point="2" svg:d="M12500 24200l-19-1895" svg:viewBox="0 0 20 1896">
          <text:p text:style-name="P1"><text:span text:style-name="T2">b</text:span></text:p>
        </draw:connector>
        <draw:custom-shape draw:style-name="gr2" draw:text-style-name="P2" xml:id="id24" draw:id="id24" draw:layer="layout" svg:width="1cm" svg:height="0.9cm" svg:x="14.582cm" svg:y="21.407cm">
          <text:p text:style-name="P1"><text:span text:style-name="T1">IMUX</text:span></text:p>
          <text:p text:style-name="P1"><text:span text:style-name="T1">4112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1cm" svg:y1="24.2cm" svg:x2="15.082cm" svg:y2="22.307cm" draw:start-shape="id10" draw:start-glue-point="0" draw:end-shape="id24" draw:end-glue-point="2" svg:d="M15100 24200l-18-1893" svg:viewBox="0 0 19 1894">
          <text:p text:style-name="P1"><text:span text:style-name="T2">b</text:span></text:p>
        </draw:connector>
        <draw:connector draw:style-name="gr4" draw:text-style-name="P1" draw:layer="layout" draw:type="line" svg:x1="15.1cm" svg:y1="24.2cm" svg:x2="19.6cm" svg:y2="23.7cm" draw:start-shape="id10" draw:start-glue-point="0" draw:end-shape="id20" draw:end-glue-point="2" svg:d="M15100 24200l4500-500" svg:viewBox="0 0 4501 501">
          <text:p/>
        </draw:connector>
        <draw:custom-shape draw:style-name="gr2" draw:text-style-name="P2" xml:id="id25" draw:id="id25" draw:layer="layout" svg:width="1cm" svg:height="0.9cm" svg:x="17.183cm" svg:y="21.409cm">
          <text:p text:style-name="P1"><text:span text:style-name="T1">IMUX</text:span></text:p>
          <text:p text:style-name="P1"><text:span text:style-name="T1">40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7cm" svg:y1="24.2cm" svg:x2="17.683cm" svg:y2="22.309cm" draw:start-shape="id11" draw:end-shape="id25" draw:end-glue-point="2" svg:d="M17700 24200l-17-1891" svg:viewBox="0 0 18 1892">
          <text:p text:style-name="P1"><text:span text:style-name="T2">b</text:span></text:p>
        </draw:connector>
        <draw:connector draw:style-name="gr4" draw:text-style-name="P1" draw:layer="layout" draw:type="line" svg:x1="17.7cm" svg:y1="24.2cm" svg:x2="19.6cm" svg:y2="23.7cm" draw:start-shape="id11" draw:start-glue-point="0" draw:end-shape="id20" draw:end-glue-point="2" svg:d="M17700 24200l1900-500" svg:viewBox="0 0 1901 501">
          <text:p/>
        </draw:connector>
        <draw:custom-shape draw:style-name="gr2" draw:text-style-name="P2" xml:id="id26" draw:id="id26" draw:layer="layout" svg:width="1cm" svg:height="0.9cm" svg:x="46.9cm" svg:y="30.711cm">
          <text:p text:style-name="P1"><text:span text:style-name="T1">OR (mclk)</text:span></text:p>
          <text:p text:style-name="P1"><text:span text:style-name="T1">-55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4cm" svg:y1="30.711cm" svg:x2="47.444cm" svg:y2="29.3cm" draw:start-shape="id26" draw:start-glue-point="0" svg:d="M47400 30711l44-1411" svg:viewBox="0 0 45 1412">
          <text:p text:style-name="P1"><text:span text:style-name="T2">clk18</text:span></text:p>
        </draw:connector>
        <draw:custom-shape draw:style-name="gr2" draw:text-style-name="P2" xml:id="id334" draw:id="id334" draw:layer="layout" svg:width="1cm" svg:height="0.9cm" svg:x="45.8cm" svg:y="34.713cm">
          <text:p text:style-name="P1"><text:span text:style-name="T1">AND</text:span></text:p>
          <text:p text:style-name="P1"><text:span text:style-name="T1">471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cm" svg:height="0.9cm" svg:x="42.497cm" svg:y="34.411cm">
          <text:p text:style-name="P1"><text:span text:style-name="T1">OR</text:span></text:p>
          <text:p text:style-name="P1"><text:span text:style-name="T1">45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4.1cm" svg:y1="38.492cm" svg:x2="42.997cm" svg:y2="35.311cm" draw:start-shape="id27" draw:start-glue-point="0" draw:end-shape="id28" draw:end-glue-point="2" svg:d="M44100 38492l-1103-3181" svg:viewBox="0 0 1104 3182">
          <text:p/>
        </draw:connector>
        <draw:custom-shape draw:style-name="gr2" draw:text-style-name="P2" xml:id="id27" draw:id="id27" draw:layer="layout" svg:width="1cm" svg:height="0.9cm" svg:x="43.6cm" svg:y="38.492cm">
          <text:p text:style-name="P1"><text:span text:style-name="T1">NAND</text:span></text:p>
          <text:p text:style-name="P1"><text:span text:style-name="T1">-59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type="line" svg:x1="44.1cm" svg:y1="38.492cm" svg:x2="44.1cm" svg:y2="36.713cm" draw:start-shape="id27" draw:start-glue-point="0" svg:d="M44100 38492v-1779" svg:viewBox="0 0 1 1780">
          <text:p text:style-name="P1"><text:span text:style-name="T2">u01</text:span></text:p>
        </draw:connector>
        <draw:custom-shape draw:style-name="gr1" draw:text-style-name="P2" xml:id="id29" draw:id="id29" draw:layer="layout" svg:width="2.1cm" svg:height="0.9cm" svg:x="3.6cm" svg:y="18.6cm">
          <text:p text:style-name="P1"><text:span text:style-name="T1">DFFR (clk19, /res1)</text:span></text:p>
          <text:p text:style-name="P1"><text:span text:style-name="T1">389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78cm" svg:y1="21.4cm" svg:x2="4.65cm" svg:y2="19.5cm" draw:start-shape="id19" draw:start-glue-point="0" draw:end-shape="id29" svg:d="M4678 21400l-28-1900" svg:viewBox="0 0 29 1901">
          <text:p/>
        </draw:connector>
        <draw:connector draw:style-name="gr3" draw:text-style-name="P3" draw:layer="layout" draw:type="line" svg:x1="4.65cm" svg:y1="19.5cm" svg:x2="4.178cm" svg:y2="21.85cm" draw:start-shape="id29" draw:start-glue-point="2" draw:end-shape="id19" draw:end-glue-point="3" svg:d="M4650 19500l-472 2350" svg:viewBox="0 0 473 2351">
          <text:p text:style-name="P1"><text:span text:style-name="T2">c</text:span></text:p>
        </draw:connector>
        <draw:custom-shape draw:style-name="gr2" draw:text-style-name="P2" xml:id="id30" draw:id="id30" draw:layer="layout" svg:width="1cm" svg:height="0.9cm" svg:x="4.1cm" svg:y="17cm">
          <text:p text:style-name="P1"><text:span text:style-name="T1">NOT</text:span></text:p>
          <text:p text:style-name="P1"><text:span text:style-name="T1">3810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5cm" svg:y1="18.6cm" svg:x2="4.6cm" svg:y2="17.9cm" draw:start-shape="id29" draw:start-glue-point="0" draw:end-shape="id30" draw:end-glue-point="2" svg:d="M4650 18600l-50-700" svg:viewBox="0 0 51 701">
          <text:p/>
        </draw:connector>
        <draw:custom-shape draw:style-name="gr2" draw:text-style-name="P2" xml:id="id31" draw:id="id31" draw:layer="layout" svg:width="1cm" svg:height="0.9cm" svg:x="5.5cm" svg:y="24.2cm">
          <text:p text:style-name="P1"><text:span text:style-name="T1">NAND&amp;XOR</text:span></text:p>
          <text:p text:style-name="P1"><text:span text:style-name="T1">38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65cm" svg:y1="19.5cm" svg:x2="6cm" svg:y2="24.2cm" draw:start-shape="id29" draw:start-glue-point="2" draw:end-shape="id31" draw:end-glue-point="0" svg:d="M4650 19500l1350 4700" svg:viewBox="0 0 1351 4701">
          <text:p text:style-name="P1"><text:span text:style-name="T2">a+d</text:span></text:p>
        </draw:connector>
        <draw:custom-shape draw:style-name="gr2" draw:text-style-name="P2" xml:id="id32" draw:id="id32" draw:layer="layout" svg:width="1cm" svg:height="0.9cm" svg:x="8.078cm" svg:y="20.5cm">
          <text:p text:style-name="P1"><text:span text:style-name="T1">OR</text:span></text:p>
          <text:p text:style-name="P1"><text:span text:style-name="T1">39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5cm" svg:y1="19.5cm" svg:x2="8.078cm" svg:y2="20.95cm" draw:start-shape="id29" draw:start-glue-point="2" draw:end-shape="id32" draw:end-glue-point="3" svg:d="M4650 19500l3428 1450" svg:viewBox="0 0 3429 1451">
          <text:p/>
        </draw:connector>
        <draw:connector draw:style-name="gr3" draw:text-style-name="P3" draw:layer="layout" draw:type="line" svg:x1="6cm" svg:y1="24.2cm" svg:x2="7.279cm" svg:y2="22.301cm" draw:start-shape="id31" draw:start-glue-point="0" draw:end-shape="id21" draw:end-glue-point="2" svg:d="M6000 24200l1279-1899" svg:viewBox="0 0 1280 1900">
          <text:p text:style-name="P1"><text:span text:style-name="T2">c</text:span></text:p>
        </draw:connector>
        <draw:custom-shape draw:style-name="gr1" draw:text-style-name="P2" xml:id="id33" draw:id="id33" draw:layer="layout" svg:width="2.1cm" svg:height="0.9cm" svg:x="6.2cm" svg:y="18.6cm">
          <text:p text:style-name="P1"><text:span text:style-name="T1">DFFR (clk19, /res1)</text:span></text:p>
          <text:p text:style-name="P1"><text:span text:style-name="T1">378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279cm" svg:y1="21.401cm" svg:x2="7.25cm" svg:y2="19.5cm" draw:start-shape="id21" draw:start-glue-point="0" draw:end-shape="id33" draw:end-glue-point="2" svg:d="M7279 21401l-29-1901" svg:viewBox="0 0 30 1902">
          <text:p/>
        </draw:connector>
        <draw:custom-shape draw:style-name="gr2" draw:text-style-name="P2" xml:id="id34" draw:id="id34" draw:layer="layout" svg:width="1cm" svg:height="0.9cm" svg:x="6.7cm" svg:y="17cm">
          <text:p text:style-name="P1"><text:span text:style-name="T1">NOT</text:span></text:p>
          <text:p text:style-name="P1"><text:span text:style-name="T1">38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25cm" svg:y1="18.6cm" svg:x2="7.2cm" svg:y2="17.9cm" draw:start-shape="id33" draw:start-glue-point="0" draw:end-shape="id34" draw:end-glue-point="2" svg:d="M7250 18600l-50-700" svg:viewBox="0 0 51 701">
          <text:p/>
        </draw:connector>
        <draw:connector draw:style-name="gr3" draw:text-style-name="P3" draw:layer="layout" draw:type="line" svg:x1="7.25cm" svg:y1="19.5cm" svg:x2="6cm" svg:y2="24.2cm" draw:start-shape="id33" draw:start-glue-point="2" draw:end-shape="id31" draw:end-glue-point="0" svg:d="M7250 19500l-1250 4700" svg:viewBox="0 0 1251 4701">
          <text:p text:style-name="P1"><text:span text:style-name="T2">b+c</text:span></text:p>
        </draw:connector>
        <draw:connector draw:style-name="gr4" draw:text-style-name="P1" draw:layer="layout" draw:type="line" svg:x1="7.25cm" svg:y1="19.5cm" svg:x2="8.078cm" svg:y2="20.95cm" draw:start-shape="id33" draw:start-glue-point="2" draw:end-shape="id32" draw:end-glue-point="3" svg:d="M7250 19500l828 1450" svg:viewBox="0 0 829 1451">
          <text:p/>
        </draw:connector>
        <draw:custom-shape draw:style-name="gr1" draw:text-style-name="P2" xml:id="id35" draw:id="id35" draw:layer="layout" svg:width="2.1cm" svg:height="0.9cm" svg:x="8.8cm" svg:y="18.6cm">
          <text:p text:style-name="P1"><text:span text:style-name="T1">DFFR (clk19, /res1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88cm" svg:y1="21.403cm" svg:x2="9.85cm" svg:y2="19.5cm" draw:start-shape="id22" draw:start-glue-point="0" draw:end-shape="id35" draw:end-glue-point="2" svg:d="M9880 21403l-30-1903" svg:viewBox="0 0 31 1904">
          <text:p/>
        </draw:connector>
        <draw:custom-shape draw:style-name="gr2" draw:text-style-name="P2" xml:id="id38" draw:id="id38" draw:layer="layout" svg:width="1cm" svg:height="0.9cm" svg:x="8.1cm" svg:y="24.2cm">
          <text:p text:style-name="P1"><text:span text:style-name="T1">NAND&amp;XOR</text:span></text:p>
          <text:p text:style-name="P1"><text:span text:style-name="T1">39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6" draw:id="id36" draw:layer="layout" svg:width="1cm" svg:height="0.9cm" svg:x="9.3cm" svg:y="17cm">
          <text:p text:style-name="P1"><text:span text:style-name="T1">NOT</text:span></text:p>
          <text:p text:style-name="P1"><text:span text:style-name="T1">391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85cm" svg:y1="18.6cm" svg:x2="9.8cm" svg:y2="17.9cm" draw:start-shape="id35" draw:end-shape="id36" draw:end-glue-point="2" svg:d="M9850 18600l-50-700" svg:viewBox="0 0 51 701">
          <text:p/>
        </draw:connector>
        <draw:custom-shape draw:style-name="gr2" draw:text-style-name="P2" xml:id="id37" draw:id="id37" draw:layer="layout" svg:width="1cm" svg:height="0.9cm" svg:x="10.678cm" svg:y="20.5cm">
          <text:p text:style-name="P1"><text:span text:style-name="T1">OR</text:span></text:p>
          <text:p text:style-name="P1"><text:span text:style-name="T1">391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85cm" svg:y1="19.5cm" svg:x2="10.678cm" svg:y2="20.95cm" draw:start-shape="id35" draw:start-glue-point="2" draw:end-shape="id37" draw:end-glue-point="3" svg:d="M9850 19500l828 1450" svg:viewBox="0 0 829 1451">
          <text:p/>
        </draw:connector>
        <draw:connector draw:style-name="gr3" draw:text-style-name="P3" draw:layer="layout" draw:type="line" svg:x1="9.85cm" svg:y1="19.5cm" svg:x2="8.6cm" svg:y2="24.2cm" draw:start-shape="id35" draw:start-glue-point="2" draw:end-shape="id38" draw:end-glue-point="0" svg:d="M9850 19500l-1250 4700" svg:viewBox="0 0 1251 4701">
          <text:p text:style-name="P1"><text:span text:style-name="T2">b+c</text:span></text:p>
        </draw:connector>
        <draw:connector draw:style-name="gr3" draw:text-style-name="P3" draw:layer="layout" draw:type="line" svg:x1="8.578cm" svg:y1="21.4cm" svg:x2="8.6cm" svg:y2="24.2cm" draw:start-shape="id32" draw:start-glue-point="2" draw:end-shape="id38" draw:end-glue-point="0" svg:d="M8578 21400l22 2800" svg:viewBox="0 0 23 2801">
          <text:p text:style-name="P1"><text:span text:style-name="T2">a+d</text:span></text:p>
        </draw:connector>
        <draw:connector draw:style-name="gr3" draw:text-style-name="P3" draw:layer="layout" draw:type="line" svg:x1="8.6cm" svg:y1="24.2cm" svg:x2="9.88cm" svg:y2="22.303cm" draw:start-shape="id38" draw:start-glue-point="0" draw:end-shape="id22" draw:end-glue-point="2" svg:d="M8600 24200l1280-1897" svg:viewBox="0 0 1281 1898">
          <text:p text:style-name="P1"><text:span text:style-name="T2">c</text:span></text:p>
        </draw:connector>
        <draw:custom-shape draw:style-name="gr1" draw:text-style-name="P2" xml:id="id39" draw:id="id39" draw:layer="layout" svg:width="2.1cm" svg:height="0.9cm" svg:x="11.378cm" svg:y="18.6cm">
          <text:p text:style-name="P1"><text:span text:style-name="T1">DFFR (clk19, /res1)</text:span></text:p>
          <text:p text:style-name="P1"><text:span text:style-name="T1">381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cm" svg:height="0.9cm" svg:x="11.878cm" svg:y="17cm">
          <text:p text:style-name="P1"><text:span text:style-name="T1">NOT</text:span></text:p>
          <text:p text:style-name="P1"><text:span text:style-name="T1">381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428cm" svg:y1="18.6cm" svg:x2="12.378cm" svg:y2="17.9cm" draw:start-shape="id39" draw:start-glue-point="0" draw:end-shape="id40" draw:end-glue-point="2" svg:d="M12428 18600l-50-700" svg:viewBox="0 0 51 701">
          <text:p/>
        </draw:connector>
        <draw:custom-shape draw:style-name="gr2" draw:text-style-name="P2" xml:id="id41" draw:id="id41" draw:layer="layout" svg:width="1cm" svg:height="0.9cm" svg:x="10.678cm" svg:y="24.2cm">
          <text:p text:style-name="P1"><text:span text:style-name="T1">NAND&amp;XOR</text:span></text:p>
          <text:p text:style-name="P1"><text:span text:style-name="T1">391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2" draw:id="id42" draw:layer="layout" svg:width="1cm" svg:height="0.9cm" svg:x="13.278cm" svg:y="20.5cm">
          <text:p text:style-name="P1"><text:span text:style-name="T1">OR</text:span></text:p>
          <text:p text:style-name="P1"><text:span text:style-name="T1">391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28cm" svg:y1="19.5cm" svg:x2="11.178cm" svg:y2="24.2cm" draw:start-shape="id39" draw:start-glue-point="2" draw:end-shape="id41" draw:end-glue-point="0" svg:d="M12428 19500l-1250 4700" svg:viewBox="0 0 1251 4701">
          <text:p text:style-name="P1"><text:span text:style-name="T2">b+c</text:span></text:p>
        </draw:connector>
        <draw:connector draw:style-name="gr4" draw:text-style-name="P1" draw:layer="layout" draw:type="line" svg:x1="12.428cm" svg:y1="19.5cm" svg:x2="13.278cm" svg:y2="20.95cm" draw:start-shape="id39" draw:start-glue-point="2" draw:end-shape="id42" draw:end-glue-point="3" svg:d="M12428 19500l850 1450" svg:viewBox="0 0 851 1451">
          <text:p/>
        </draw:connector>
        <draw:connector draw:style-name="gr4" draw:text-style-name="P1" draw:layer="layout" draw:type="line" svg:x1="12.481cm" svg:y1="21.405cm" svg:x2="12.428cm" svg:y2="19.5cm" draw:start-shape="id23" draw:start-glue-point="0" draw:end-shape="id39" draw:end-glue-point="2" svg:d="M12481 21405l-53-1905" svg:viewBox="0 0 54 1906">
          <text:p/>
        </draw:connector>
        <draw:connector draw:style-name="gr3" draw:text-style-name="P3" draw:layer="layout" draw:type="line" svg:x1="11.178cm" svg:y1="24.2cm" svg:x2="12.481cm" svg:y2="22.305cm" draw:start-shape="id41" draw:start-glue-point="0" draw:end-shape="id23" draw:end-glue-point="2" svg:d="M11178 24200l1303-1895" svg:viewBox="0 0 1304 1896">
          <text:p text:style-name="P1"><text:span text:style-name="T2">c</text:span></text:p>
        </draw:connector>
        <draw:connector draw:style-name="gr3" draw:text-style-name="P3" draw:layer="layout" draw:type="line" svg:x1="11.178cm" svg:y1="21.4cm" svg:x2="11.178cm" svg:y2="24.2cm" draw:start-shape="id37" draw:start-glue-point="2" draw:end-shape="id41" draw:end-glue-point="0" svg:d="M11178 21400v2800" svg:viewBox="0 0 1 2801">
          <text:p text:style-name="P1"><text:span text:style-name="T2">a+d</text:span></text:p>
        </draw:connector>
        <draw:connector draw:style-name="gr4" draw:text-style-name="P1" draw:layer="layout" draw:type="line" svg:x1="9.078cm" svg:y1="20.95cm" svg:x2="10.678cm" svg:y2="20.95cm" draw:start-shape="id32" draw:start-glue-point="1" draw:end-shape="id37" draw:end-glue-point="3" svg:d="M9078 20950h1600" svg:viewBox="0 0 1601 1">
          <text:p/>
        </draw:connector>
        <draw:connector draw:style-name="gr4" draw:text-style-name="P1" draw:layer="layout" draw:type="line" svg:x1="11.678cm" svg:y1="20.95cm" svg:x2="13.278cm" svg:y2="20.95cm" draw:start-shape="id37" draw:start-glue-point="1" draw:end-shape="id42" draw:end-glue-point="3" svg:d="M11678 20950h1600" svg:viewBox="0 0 1601 1">
          <text:p/>
        </draw:connector>
        <draw:custom-shape draw:style-name="gr2" draw:text-style-name="P2" xml:id="id43" draw:id="id43" draw:layer="layout" svg:width="1cm" svg:height="0.9cm" svg:x="15.878cm" svg:y="20.5cm">
          <text:p text:style-name="P1"><text:span text:style-name="T1">OR</text:span></text:p>
          <text:p text:style-name="P1"><text:span text:style-name="T1">40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278cm" svg:y1="20.95cm" svg:x2="15.878cm" svg:y2="20.95cm" draw:start-shape="id42" draw:start-glue-point="1" draw:end-shape="id43" draw:end-glue-point="3" svg:d="M14278 20950h1600" svg:viewBox="0 0 1601 1">
          <text:p/>
        </draw:connector>
        <draw:custom-shape draw:style-name="gr2" draw:text-style-name="P2" xml:id="id44" draw:id="id44" draw:layer="layout" svg:width="1cm" svg:height="0.9cm" svg:x="13.278cm" svg:y="24.2cm">
          <text:p text:style-name="P1"><text:span text:style-name="T1">NAND&amp;XOR</text:span></text:p>
          <text:p text:style-name="P1"><text:span text:style-name="T1">41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778cm" svg:y1="21.4cm" svg:x2="13.778cm" svg:y2="24.2cm" draw:start-shape="id42" draw:start-glue-point="2" draw:end-shape="id44" draw:end-glue-point="0" svg:d="M13778 21400v2800" svg:viewBox="0 0 1 2801">
          <text:p text:style-name="P1"><text:span text:style-name="T2">a+d</text:span></text:p>
        </draw:connector>
        <draw:connector draw:style-name="gr3" draw:text-style-name="P3" draw:layer="layout" draw:type="line" svg:x1="13.778cm" svg:y1="24.2cm" svg:x2="15.082cm" svg:y2="22.307cm" draw:start-shape="id44" draw:start-glue-point="0" draw:end-shape="id24" draw:end-glue-point="2" svg:d="M13778 24200l1304-1893" svg:viewBox="0 0 1305 1894">
          <text:p text:style-name="P1"><text:span text:style-name="T2">c</text:span></text:p>
        </draw:connector>
        <draw:custom-shape draw:style-name="gr1" draw:text-style-name="P2" xml:id="id45" draw:id="id45" draw:layer="layout" svg:width="2.1cm" svg:height="0.9cm" svg:x="13.978cm" svg:y="18.6cm">
          <text:p text:style-name="P1"><text:span text:style-name="T1">DFFR (clk19, /res1)</text:span></text:p>
          <text:p text:style-name="P1"><text:span text:style-name="T1">4112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082cm" svg:y1="21.407cm" svg:x2="15.028cm" svg:y2="19.5cm" draw:start-shape="id24" draw:start-glue-point="0" draw:end-shape="id45" draw:end-glue-point="2" svg:d="M15082 21407l-54-1907" svg:viewBox="0 0 55 1908">
          <text:p/>
        </draw:connector>
        <draw:connector draw:style-name="gr3" draw:text-style-name="P3" draw:layer="layout" draw:type="line" svg:x1="15.028cm" svg:y1="19.5cm" svg:x2="13.778cm" svg:y2="24.2cm" draw:start-shape="id45" draw:start-glue-point="2" draw:end-shape="id44" draw:end-glue-point="0" svg:d="M15028 19500l-1250 4700" svg:viewBox="0 0 1251 4701">
          <text:p text:style-name="P1"><text:span text:style-name="T2">b+c</text:span></text:p>
        </draw:connector>
        <draw:connector draw:style-name="gr4" draw:text-style-name="P1" draw:layer="layout" draw:type="line" svg:x1="15.028cm" svg:y1="19.5cm" svg:x2="15.878cm" svg:y2="20.95cm" draw:start-shape="id45" draw:start-glue-point="2" draw:end-shape="id43" draw:end-glue-point="3" svg:d="M15028 19500l850 1450" svg:viewBox="0 0 851 1451">
          <text:p/>
        </draw:connector>
        <draw:custom-shape draw:style-name="gr2" draw:text-style-name="P2" xml:id="id46" draw:id="id46" draw:layer="layout" svg:width="1cm" svg:height="0.9cm" svg:x="14.478cm" svg:y="17cm">
          <text:p text:style-name="P1"><text:span text:style-name="T1">NOT</text:span></text:p>
          <text:p text:style-name="P1"><text:span text:style-name="T1">39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028cm" svg:y1="18.6cm" svg:x2="14.978cm" svg:y2="17.9cm" draw:start-shape="id45" draw:start-glue-point="0" draw:end-shape="id46" draw:end-glue-point="2" svg:d="M15028 18600l-50-700" svg:viewBox="0 0 51 701">
          <text:p/>
        </draw:connector>
        <draw:custom-shape draw:style-name="gr2" draw:text-style-name="P2" xml:id="id47" draw:id="id47" draw:layer="layout" svg:width="1cm" svg:height="0.9cm" svg:x="15.878cm" svg:y="24.2cm">
          <text:p text:style-name="P1"><text:span text:style-name="T1">NAND&amp;XOR</text:span></text:p>
          <text:p text:style-name="P1"><text:span text:style-name="T1">40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378cm" svg:y1="21.4cm" svg:x2="16.378cm" svg:y2="24.2cm" draw:start-shape="id43" draw:start-glue-point="2" draw:end-shape="id47" draw:end-glue-point="0" svg:d="M16378 21400v2800" svg:viewBox="0 0 1 2801">
          <text:p text:style-name="P1"><text:span text:style-name="T2">a+d</text:span></text:p>
        </draw:connector>
        <draw:connector draw:style-name="gr3" draw:text-style-name="P3" draw:layer="layout" draw:type="line" svg:x1="16.378cm" svg:y1="24.2cm" svg:x2="17.683cm" svg:y2="22.309cm" draw:start-shape="id47" draw:start-glue-point="0" draw:end-shape="id25" draw:end-glue-point="2" svg:d="M16378 24200l1305-1891" svg:viewBox="0 0 1306 1892">
          <text:p text:style-name="P1"><text:span text:style-name="T2">c</text:span></text:p>
        </draw:connector>
        <draw:custom-shape draw:style-name="gr1" draw:text-style-name="P2" xml:id="id48" draw:id="id48" draw:layer="layout" svg:width="2.1cm" svg:height="0.9cm" svg:x="16.578cm" svg:y="18.6cm">
          <text:p text:style-name="P1"><text:span text:style-name="T1">DFFR (clk19, /res1)</text:span></text:p>
          <text:p text:style-name="P1"><text:span text:style-name="T1">378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683cm" svg:y1="21.409cm" svg:x2="17.628cm" svg:y2="19.5cm" draw:start-shape="id25" draw:start-glue-point="0" draw:end-shape="id48" draw:end-glue-point="2" svg:d="M17683 21409l-55-1909" svg:viewBox="0 0 56 1910">
          <text:p/>
        </draw:connector>
        <draw:custom-shape draw:style-name="gr2" draw:text-style-name="P2" xml:id="id49" draw:id="id49" draw:layer="layout" svg:width="1cm" svg:height="0.9cm" svg:x="17.078cm" svg:y="17cm">
          <text:p text:style-name="P1"><text:span text:style-name="T1">NOT</text:span></text:p>
          <text:p text:style-name="P1"><text:span text:style-name="T1">38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628cm" svg:y1="18.6cm" svg:x2="17.578cm" svg:y2="17.9cm" draw:start-shape="id48" draw:start-glue-point="0" draw:end-shape="id49" draw:end-glue-point="2" svg:d="M17628 18600l-50-700" svg:viewBox="0 0 51 701">
          <text:p/>
        </draw:connector>
        <draw:connector draw:style-name="gr3" draw:text-style-name="P3" draw:layer="layout" draw:type="line" svg:x1="17.628cm" svg:y1="19.5cm" svg:x2="16.378cm" svg:y2="24.2cm" draw:start-shape="id48" draw:start-glue-point="2" draw:end-shape="id47" draw:end-glue-point="0" svg:d="M17628 19500l-1250 4700" svg:viewBox="0 0 1251 4701">
          <text:p text:style-name="P1"><text:span text:style-name="T2">b+c</text:span></text:p>
        </draw:connector>
        <draw:custom-shape draw:style-name="gr2" draw:text-style-name="P2" xml:id="id50" draw:id="id50" draw:layer="layout" svg:width="1cm" svg:height="0.9cm" svg:x="19.078cm" svg:y="18.6cm">
          <text:p text:style-name="P1"><text:span text:style-name="T1">6-NAND</text:span></text:p>
          <text:p text:style-name="P1"><text:span text:style-name="T1">381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cm" svg:y1="17.9cm" svg:x2="19.578cm" svg:y2="18.6cm" draw:start-shape="id30" draw:start-glue-point="2" draw:end-shape="id50" draw:end-glue-point="0" svg:d="M4600 17900l14978 700" svg:viewBox="0 0 14979 701">
          <text:p/>
        </draw:connector>
        <draw:connector draw:style-name="gr4" draw:text-style-name="P1" draw:layer="layout" draw:type="line" svg:x1="7.2cm" svg:y1="17.9cm" svg:x2="19.578cm" svg:y2="18.6cm" draw:start-shape="id34" draw:start-glue-point="2" draw:end-shape="id50" draw:end-glue-point="0" svg:d="M7200 17900l12378 700" svg:viewBox="0 0 12379 701">
          <text:p/>
        </draw:connector>
        <draw:connector draw:style-name="gr4" draw:text-style-name="P1" draw:layer="layout" draw:type="line" svg:x1="9.8cm" svg:y1="17.9cm" svg:x2="19.578cm" svg:y2="18.6cm" draw:start-shape="id36" draw:start-glue-point="2" draw:end-shape="id50" draw:end-glue-point="0" svg:d="M9800 17900l9778 700" svg:viewBox="0 0 9779 701">
          <text:p/>
        </draw:connector>
        <draw:connector draw:style-name="gr4" draw:text-style-name="P1" draw:layer="layout" draw:type="line" svg:x1="12.378cm" svg:y1="17.9cm" svg:x2="19.578cm" svg:y2="18.6cm" draw:start-shape="id40" draw:start-glue-point="2" draw:end-shape="id50" draw:end-glue-point="0" svg:d="M12378 17900l7200 700" svg:viewBox="0 0 7201 701">
          <text:p/>
        </draw:connector>
        <draw:connector draw:style-name="gr4" draw:text-style-name="P1" draw:layer="layout" draw:type="line" svg:x1="14.978cm" svg:y1="17.9cm" svg:x2="19.578cm" svg:y2="18.6cm" draw:start-shape="id46" draw:start-glue-point="2" draw:end-shape="id50" draw:end-glue-point="0" svg:d="M14978 17900l4600 700" svg:viewBox="0 0 4601 701">
          <text:p/>
        </draw:connector>
        <draw:connector draw:style-name="gr4" draw:text-style-name="P1" draw:layer="layout" draw:type="line" svg:x1="17.578cm" svg:y1="17.9cm" svg:x2="19.578cm" svg:y2="18.6cm" draw:start-shape="id49" draw:start-glue-point="2" draw:end-shape="id50" draw:end-glue-point="0" svg:d="M17578 17900l2000 700" svg:viewBox="0 0 2001 701">
          <text:p/>
        </draw:connector>
        <draw:connector draw:style-name="gr3" draw:text-style-name="P3" draw:layer="layout" draw:type="line" svg:x1="19.578cm" svg:y1="19.5cm" svg:x2="12.481cm" svg:y2="21.405cm" draw:start-shape="id50" draw:start-glue-point="2" draw:end-shape="id23" draw:end-glue-point="0" svg:d="M19578 19500l-7097 1905" svg:viewBox="0 0 7098 1906">
          <text:p text:style-name="P1"><text:span text:style-name="T2">a</text:span></text:p>
        </draw:connector>
        <draw:connector draw:style-name="gr3" draw:text-style-name="P3" draw:layer="layout" draw:type="line" svg:x1="19.578cm" svg:y1="19.5cm" svg:x2="17.683cm" svg:y2="21.409cm" draw:start-shape="id50" draw:start-glue-point="2" draw:end-shape="id25" draw:end-glue-point="0" svg:d="M19578 19500l-1895 1909" svg:viewBox="0 0 1896 1910">
          <text:p text:style-name="P1"><text:span text:style-name="T2">a</text:span></text:p>
        </draw:connector>
        <draw:connector draw:style-name="gr3" draw:text-style-name="P3" draw:layer="layout" draw:type="line" svg:x1="19.578cm" svg:y1="19.5cm" svg:x2="15.082cm" svg:y2="21.407cm" draw:start-shape="id50" draw:start-glue-point="2" draw:end-shape="id24" draw:end-glue-point="0" svg:d="M19578 19500l-4496 1907" svg:viewBox="0 0 4497 1908">
          <text:p text:style-name="P1"><text:span text:style-name="T2">a</text:span></text:p>
        </draw:connector>
        <draw:connector draw:style-name="gr3" draw:text-style-name="P3" draw:layer="layout" draw:type="line" svg:x1="19.578cm" svg:y1="19.5cm" svg:x2="9.88cm" svg:y2="21.403cm" draw:start-shape="id50" draw:start-glue-point="2" draw:end-shape="id22" draw:end-glue-point="0" svg:d="M19578 19500l-9698 1903" svg:viewBox="0 0 9699 1904">
          <text:p text:style-name="P1"><text:span text:style-name="T2">a</text:span></text:p>
        </draw:connector>
        <draw:connector draw:style-name="gr3" draw:text-style-name="P3" draw:layer="layout" draw:type="line" svg:x1="19.578cm" svg:y1="19.5cm" svg:x2="7.279cm" svg:y2="21.401cm" draw:start-shape="id50" draw:start-glue-point="2" draw:end-shape="id21" draw:end-glue-point="0" svg:d="M19578 19500l-12299 1901" svg:viewBox="0 0 12300 1902">
          <text:p text:style-name="P1"><text:span text:style-name="T2">a</text:span></text:p>
        </draw:connector>
        <draw:connector draw:style-name="gr3" draw:text-style-name="P3" draw:layer="layout" draw:type="line" svg:x1="19.578cm" svg:y1="19.5cm" svg:x2="4.678cm" svg:y2="21.4cm" draw:start-shape="id50" draw:start-glue-point="2" draw:end-shape="id19" draw:end-glue-point="0" svg:d="M19578 19500l-14900 1900" svg:viewBox="0 0 14901 1901">
          <text:p text:style-name="P1"><text:span text:style-name="T2">a</text:span></text:p>
        </draw:connector>
        <draw:custom-shape draw:style-name="gr2" draw:text-style-name="P2" xml:id="id51" draw:id="id51" draw:layer="layout" svg:width="1cm" svg:height="0.9cm" svg:x="97.677cm" svg:y="54.316cm">
          <text:p text:style-name="P1"><text:span text:style-name="T1">AND</text:span></text:p>
          <text:p text:style-name="P1"><text:span text:style-name="T1">46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7.808cm" svg:y1="56.439cm" svg:x2="98.177cm" svg:y2="55.216cm" draw:end-shape="id51" draw:end-glue-point="2" svg:d="M97808 56439l369-1223" svg:viewBox="0 0 370 1224">
          <text:p text:style-name="P1"><text:span text:style-name="T2">lc_n0</text:span></text:p>
        </draw:connector>
        <draw:custom-shape draw:style-name="gr2" draw:text-style-name="P2" xml:id="id64" draw:id="id64" draw:layer="layout" svg:width="1cm" svg:height="0.9cm" svg:x="21.3cm" svg:y="18.573cm">
          <text:p text:style-name="P1"><text:span text:style-name="T1">NOR</text:span></text:p>
          <text:p text:style-name="P1"><text:span text:style-name="T1">46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2.1cm" svg:height="0.9cm" svg:x="18.5cm" svg:y="14.573cm">
          <text:p text:style-name="P1"><text:span text:style-name="T1">DFFR (clk24,/res3)</text:span></text:p>
          <text:p text:style-name="P1"><text:span text:style-name="T1">471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78cm" svg:y1="18.6cm" svg:x2="19.55cm" svg:y2="15.473cm" draw:start-shape="id50" draw:start-glue-point="0" draw:end-shape="id52" draw:end-glue-point="2" svg:d="M19578 18600l-28-3127" svg:viewBox="0 0 29 3128">
          <text:p/>
        </draw:connector>
        <draw:custom-shape draw:style-name="gr2" draw:text-style-name="P2" xml:id="id53" draw:id="id53" draw:layer="layout" svg:width="1cm" svg:height="0.9cm" svg:x="95.55cm" svg:y="49.5cm">
          <text:p text:style-name="P1"><text:span text:style-name="T1">OR</text:span></text:p>
          <text:p text:style-name="P1"><text:span text:style-name="T1">46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5.912cm" svg:y1="51.83cm" svg:x2="96.05cm" svg:y2="50.4cm" draw:end-shape="id53" draw:end-glue-point="2" svg:d="M95912 51830l138-1430" svg:viewBox="0 0 139 1431">
          <text:p text:style-name="P1"><text:span text:style-name="T2">lc_n0</text:span></text:p>
        </draw:connector>
        <draw:custom-shape draw:style-name="gr1" draw:text-style-name="P2" xml:id="id54" draw:id="id54" draw:layer="layout" svg:width="2.1cm" svg:height="0.9cm" svg:x="18.6cm" svg:y="21.3cm">
          <text:p text:style-name="P1"><text:span text:style-name="T1">DFFR (clk23,/res3)</text:span></text:p>
          <text:p text:style-name="P1"><text:span text:style-name="T1">4512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6cm" svg:y1="22.8cm" svg:x2="19.65cm" svg:y2="22.2cm" draw:start-shape="id20" draw:start-glue-point="0" draw:end-shape="id54" draw:end-glue-point="2" svg:d="M19600 22800l50-600" svg:viewBox="0 0 51 601">
          <text:p/>
        </draw:connector>
        <draw:custom-shape draw:style-name="gr2" draw:text-style-name="P2" xml:id="id55" draw:id="id55" draw:layer="layout" svg:width="1cm" svg:height="0.9cm" svg:x="10.2cm" svg:y="32.7cm">
          <text:p text:style-name="P1"><text:span text:style-name="T1">NOT</text:span></text:p>
          <text:p text:style-name="P1"><text:span text:style-name="T1">471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8.581cm" svg:y1="57.22cm" svg:x2="98.177cm" svg:y2="55.216cm" draw:end-shape="id51" draw:end-glue-point="2" svg:d="M98581 57220l-404-2004" svg:viewBox="0 0 405 2005">
          <text:p text:style-name="P1"><text:span text:style-name="T2">nFE00</text:span></text:p>
        </draw:connector>
        <draw:connector draw:style-name="gr4" draw:text-style-name="P1" draw:layer="layout" draw:type="line" svg:x1="10.68cm" svg:y1="34.8cm" svg:x2="10.7cm" svg:y2="33.6cm" draw:start-shape="id12" draw:start-glue-point="0" draw:end-shape="id55" draw:end-glue-point="2" svg:d="M10680 34800l20-1200" svg:viewBox="0 0 21 1201">
          <text:p/>
        </draw:connector>
        <draw:custom-shape draw:style-name="gr6" draw:text-style-name="P2" xml:id="id56" draw:id="id56" draw:layer="layout" svg:width="1cm" svg:height="0.9cm" svg:x="98.45cm" svg:y="43.3cm">
          <text:p text:style-name="P1"><text:span text:style-name="T1">3-AND</text:span></text:p>
          <text:p text:style-name="P1"><text:span text:style-name="T1">47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6.05cm" svg:y1="49.5cm" svg:x2="98.95cm" svg:y2="44.2cm" draw:start-shape="id53" draw:start-glue-point="0" draw:end-shape="id56" draw:end-glue-point="2" svg:d="M96050 49500l2900-5300" svg:viewBox="0 0 2901 5301">
          <text:p/>
        </draw:connector>
        <draw:custom-shape draw:style-name="gr2" draw:text-style-name="P2" xml:id="id57" draw:id="id57" draw:layer="layout" svg:width="1cm" svg:height="0.9cm" svg:x="95.55cm" svg:y="45.7cm">
          <text:p text:style-name="P1"><text:span text:style-name="T1">12-OAI</text:span></text:p>
          <text:p text:style-name="P1"><text:span text:style-name="T1">47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05cm" svg:y1="49.5cm" svg:x2="96.05cm" svg:y2="46.6cm" draw:start-shape="id53" draw:start-glue-point="0" draw:end-shape="id57" draw:end-glue-point="2" svg:d="M96050 49500v-2900" svg:viewBox="0 0 1 2901">
          <text:p text:style-name="P1"><text:span text:style-name="T2">a</text:span></text:p>
        </draw:connector>
        <draw:custom-shape draw:style-name="gr2" draw:text-style-name="P2" xml:id="id58" draw:id="id58" draw:layer="layout" svg:width="1cm" svg:height="0.9cm" svg:x="98.8cm" svg:y="54.316cm">
          <text:p text:style-name="P1"><text:span text:style-name="T1">OR</text:span></text:p>
          <text:p text:style-name="P1"><text:span text:style-name="T1">4613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3cm" svg:y1="54.316cm" svg:x2="96.05cm" svg:y2="50.4cm" draw:start-shape="id58" draw:start-glue-point="0" draw:end-shape="id53" draw:end-glue-point="2" svg:d="M99300 54316l-3250-3916" svg:viewBox="0 0 3251 3917">
          <text:p/>
        </draw:connector>
        <draw:custom-shape draw:style-name="gr2" draw:text-style-name="P2" xml:id="id59" draw:id="id59" draw:layer="layout" svg:width="1cm" svg:height="0.9cm" svg:x="96cm" svg:y="52.5cm">
          <text:p text:style-name="P1"><text:span text:style-name="T1">NOR</text:span></text:p>
          <text:p text:style-name="P1"><text:span text:style-name="T1">4613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3cm" svg:y1="54.316cm" svg:x2="96.5cm" svg:y2="53.4cm" draw:start-shape="id58" draw:start-glue-point="0" draw:end-shape="id59" draw:end-glue-point="2" svg:d="M99300 54316l-2800-916" svg:viewBox="0 0 2801 917">
          <text:p/>
        </draw:connector>
        <draw:custom-shape draw:style-name="gr2" draw:text-style-name="P2" xml:id="id60" draw:id="id60" draw:layer="layout" svg:width="1cm" svg:height="0.9cm" svg:x="98.45cm" svg:y="45.5cm">
          <text:p text:style-name="P1"><text:span text:style-name="T1">3-OR</text:span></text:p>
          <text:p text:style-name="P1"><text:span text:style-name="T1">461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3cm" svg:y1="54.316cm" svg:x2="98.95cm" svg:y2="46.4cm" draw:start-shape="id58" draw:start-glue-point="0" draw:end-shape="id60" draw:end-glue-point="2" svg:d="M99300 54316l-350-7916" svg:viewBox="0 0 351 7917">
          <text:p/>
        </draw:connector>
        <draw:connector draw:style-name="gr4" draw:text-style-name="P1" draw:layer="layout" draw:type="line" svg:x1="98.177cm" svg:y1="54.316cm" svg:x2="96.5cm" svg:y2="53.4cm" draw:start-shape="id51" draw:start-glue-point="0" draw:end-shape="id59" draw:end-glue-point="2" svg:d="M98177 54316l-1677-916" svg:viewBox="0 0 1678 917">
          <text:p/>
        </draw:connector>
        <draw:connector draw:style-name="gr4" draw:text-style-name="P1" draw:layer="layout" draw:type="line" svg:x1="98.177cm" svg:y1="54.316cm" svg:x2="98.95cm" svg:y2="46.4cm" draw:start-shape="id51" draw:start-glue-point="0" draw:end-shape="id60" draw:end-glue-point="2" svg:d="M98177 54316l773-7916" svg:viewBox="0 0 774 7917">
          <text:p/>
        </draw:connector>
        <draw:custom-shape draw:style-name="gr2" draw:text-style-name="P2" xml:id="id61" draw:id="id61" draw:layer="layout" svg:width="1cm" svg:height="0.9cm" svg:x="101.85cm" svg:y="51.985cm">
          <text:p text:style-name="P1"><text:span text:style-name="T1">3-OR</text:span></text:p>
          <text:p text:style-name="P1"><text:span text:style-name="T1">4613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8.177cm" svg:y1="54.316cm" svg:x2="102.35cm" svg:y2="52.885cm" draw:start-shape="id51" draw:start-glue-point="0" draw:end-shape="id61" draw:end-glue-point="2" svg:d="M98177 54316l4173-1431" svg:viewBox="0 0 4174 1432">
          <text:p/>
        </draw:connector>
        <draw:custom-shape draw:style-name="gr1" draw:text-style-name="P2" xml:id="id62" draw:id="id62" draw:layer="layout" svg:width="2.1cm" svg:height="0.9cm" svg:x="9.7cm" svg:y="30.9cm">
          <text:p text:style-name="P1"><text:span text:style-name="T1">DFFR (clk23,/res3)</text:span></text:p>
          <text:p text:style-name="P1"><text:span text:style-name="T1">471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cm" svg:y1="32.7cm" svg:x2="10.75cm" svg:y2="31.8cm" draw:start-shape="id55" draw:start-glue-point="0" draw:end-shape="id62" draw:end-glue-point="2" svg:d="M10700 32700l50-900" svg:viewBox="0 0 51 901">
          <text:p/>
        </draw:connector>
        <draw:custom-shape draw:style-name="gr2" draw:text-style-name="P2" xml:id="id63" draw:id="id63" draw:layer="layout" svg:width="1cm" svg:height="0.9cm" svg:x="21.3cm" svg:y="21.273cm">
          <text:p text:style-name="P1"><text:span text:style-name="T1">NOT</text:span></text:p>
          <text:p text:style-name="P1"><text:span text:style-name="T1">461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8cm" svg:y1="21.273cm" svg:x2="21.8cm" svg:y2="19.473cm" draw:start-shape="id63" draw:start-glue-point="0" draw:end-shape="id64" draw:end-glue-point="2" svg:d="M21800 21273v-1800" svg:viewBox="0 0 1 1801">
          <text:p/>
        </draw:connector>
        <draw:connector draw:style-name="gr3" draw:text-style-name="P1" draw:layer="layout" draw:type="line" svg:x1="42.4cm" svg:y1="37.124cm" svg:x2="42.997cm" svg:y2="35.311cm" draw:end-shape="id28" draw:end-glue-point="2" svg:d="M42400 37124l597-1813" svg:viewBox="0 0 598 1814">
          <text:p text:style-name="P1"><text:span text:style-name="T2">qsc_n0_s</text:span></text:p>
        </draw:connector>
        <draw:custom-shape draw:style-name="gr2" draw:text-style-name="P2" xml:id="id65" draw:id="id65" draw:layer="layout" svg:width="1cm" svg:height="0.9cm" svg:x="27.9cm" svg:y="41.055cm">
          <text:p text:style-name="P1"><text:span text:style-name="T1">OR</text:span></text:p>
          <text:p text:style-name="P1"><text:span text:style-name="T1">44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8.37cm" svg:y1="43.398cm" svg:x2="28.4cm" svg:y2="41.955cm" draw:end-shape="id65" draw:end-glue-point="2" svg:d="M28370 43398l30-1443" svg:viewBox="0 0 31 1444">
          <text:p text:style-name="P1"><text:span text:style-name="T2">qsc_n0_s</text:span></text:p>
        </draw:connector>
        <draw:custom-shape draw:style-name="gr2" draw:text-style-name="P2" xml:id="id66" draw:id="id66" draw:layer="layout" svg:width="1cm" svg:height="0.9cm" svg:x="103.67cm" svg:y="14.41cm">
          <text:p text:style-name="P1"><text:span text:style-name="T1">IMUX</text:span></text:p>
          <text:p text:style-name="P1"><text:span text:style-name="T1">389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3.397cm" svg:y1="16.477cm" svg:x2="104.17cm" svg:y2="15.31cm" draw:end-shape="id66" draw:end-glue-point="2" svg:d="M103397 16477l773-1167" svg:viewBox="0 0 774 1168">
          <text:p text:style-name="P1"><text:span text:style-name="T2">qsc_n0_s/a</text:span></text:p>
        </draw:connector>
        <draw:custom-shape draw:style-name="gr2" draw:text-style-name="P2" xml:id="id67" draw:id="id67" draw:layer="layout" svg:width="1cm" svg:height="0.9cm" svg:x="92.684cm" svg:y="11.9cm">
          <text:p text:style-name="P1"><text:span text:style-name="T1">IMUX</text:span></text:p>
          <text:p text:style-name="P1"><text:span text:style-name="T1">38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2.4cm" svg:y1="14.134cm" svg:x2="93.184cm" svg:y2="12.8cm" draw:end-shape="id67" draw:end-glue-point="2" svg:d="M92400 14134l784-1334" svg:viewBox="0 0 785 1335">
          <text:p text:style-name="P1"><text:span text:style-name="T2">qsc_n0_s/a</text:span></text:p>
        </draw:connector>
        <draw:custom-shape draw:style-name="gr2" draw:text-style-name="P2" xml:id="id68" draw:id="id68" draw:layer="layout" svg:width="1cm" svg:height="0.9cm" svg:x="93.884cm" svg:y="11.9cm">
          <text:p text:style-name="P1"><text:span text:style-name="T1">IMUX</text:span></text:p>
          <text:p text:style-name="P1"><text:span text:style-name="T1">399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3.644cm" svg:y1="14.001cm" svg:x2="94.384cm" svg:y2="12.8cm" draw:end-shape="id68" draw:end-glue-point="2" svg:d="M93644 14001l740-1201" svg:viewBox="0 0 741 1202">
          <text:p text:style-name="P1"><text:span text:style-name="T2">qsc_n0_s/a</text:span></text:p>
        </draw:connector>
        <draw:custom-shape draw:style-name="gr2" draw:text-style-name="P2" xml:id="id69" draw:id="id69" draw:layer="layout" svg:width="1cm" svg:height="0.9cm" svg:x="95.084cm" svg:y="11.9cm">
          <text:p text:style-name="P1"><text:span text:style-name="T1">IMUX</text:span></text:p>
          <text:p text:style-name="P1"><text:span text:style-name="T1">388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4.881cm" svg:y1="14.002cm" svg:x2="95.584cm" svg:y2="12.8cm" draw:end-shape="id69" draw:end-glue-point="2" svg:d="M94881 14002l703-1202" svg:viewBox="0 0 704 1203">
          <text:p text:style-name="P1"><text:span text:style-name="T2">qsc_n0_s/a</text:span></text:p>
        </draw:connector>
        <draw:custom-shape draw:style-name="gr2" draw:text-style-name="P2" xml:id="id70" draw:id="id70" draw:layer="layout" svg:width="1cm" svg:height="0.9cm" svg:x="96.284cm" svg:y="11.9cm">
          <text:p text:style-name="P1"><text:span text:style-name="T1">IMUX</text:span></text:p>
          <text:p text:style-name="P1"><text:span text:style-name="T1">388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5.94cm" svg:y1="14.002cm" svg:x2="96.784cm" svg:y2="12.8cm" draw:end-shape="id70" draw:end-glue-point="2" svg:d="M95940 14002l844-1202" svg:viewBox="0 0 845 1203">
          <text:p text:style-name="P1"><text:span text:style-name="T2">qsc_n0_s/a</text:span></text:p>
        </draw:connector>
        <draw:custom-shape draw:style-name="gr2" draw:text-style-name="P2" xml:id="id71" draw:id="id71" draw:layer="layout" svg:width="1cm" svg:height="0.9cm" svg:x="97.484cm" svg:y="11.9cm">
          <text:p text:style-name="P1"><text:span text:style-name="T1">IMUX</text:span></text:p>
          <text:p text:style-name="P1"><text:span text:style-name="T1">399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204cm" svg:y1="14.028cm" svg:x2="97.984cm" svg:y2="12.8cm" draw:end-shape="id71" draw:end-glue-point="2" svg:d="M97204 14028l780-1228" svg:viewBox="0 0 781 1229">
          <text:p text:style-name="P1"><text:span text:style-name="T2">qsc_n0_s/a</text:span></text:p>
        </draw:connector>
        <draw:custom-shape draw:style-name="gr2" draw:text-style-name="P2" xml:id="id72" draw:id="id72" draw:layer="layout" svg:width="1cm" svg:height="0.9cm" svg:x="36.8cm" svg:y="31.911cm">
          <text:p text:style-name="P1"><text:span text:style-name="T1">OR (mclk)</text:span></text:p>
          <text:p text:style-name="P1"><text:span text:style-name="T1">421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7.3cm" svg:y1="34.111cm" svg:x2="37.3cm" svg:y2="32.811cm" draw:start-shape="id16" draw:start-glue-point="0" draw:end-shape="id72" draw:end-glue-point="2" svg:d="M37300 34111v-1300" svg:viewBox="0 0 1 1301">
          <text:p/>
        </draw:connector>
        <draw:connector draw:style-name="gr3" draw:text-style-name="P3" draw:layer="layout" draw:type="line" svg:x1="37.3cm" svg:y1="31.911cm" svg:x2="37.285cm" svg:y2="30.349cm" draw:start-shape="id72" draw:start-glue-point="0" svg:d="M37300 31911l-15-1562" svg:viewBox="0 0 16 1563">
          <text:p text:style-name="P1"><text:span text:style-name="T2">clk19</text:span></text:p>
        </draw:connector>
        <draw:custom-shape draw:style-name="gr2" draw:text-style-name="P2" xml:id="id73" draw:id="id73" draw:layer="layout" svg:width="1cm" svg:height="0.9cm" svg:x="59.7cm" svg:y="42.87cm">
          <text:p text:style-name="P1"><text:span text:style-name="T1">NOT</text:span></text:p>
          <text:p text:style-name="P1"><text:span text:style-name="T1">431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2cm" svg:y1="42.87cm" svg:x2="60.185cm" svg:y2="41.156cm" draw:start-shape="id73" draw:start-glue-point="0" svg:d="M60200 42870l-15-1714" svg:viewBox="0 0 16 1715">
          <text:p text:style-name="P1"><text:span text:style-name="T2">/res1</text:span></text:p>
        </draw:connector>
        <draw:custom-shape draw:style-name="gr2" draw:text-style-name="P2" xml:id="id74" draw:id="id74" draw:layer="layout" svg:width="1cm" svg:height="0.9cm" svg:x="35.7cm" svg:y="31.911cm">
          <text:p text:style-name="P1"><text:span text:style-name="T1">OR (mclk)</text:span></text:p>
          <text:p text:style-name="P1"><text:span text:style-name="T1">43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6.2cm" svg:y1="31.911cm" svg:x2="36.16cm" svg:y2="30.349cm" draw:start-shape="id74" draw:start-glue-point="0" svg:d="M36200 31911l-40-1562" svg:viewBox="0 0 41 1563">
          <text:p text:style-name="P1"><text:span text:style-name="T2">clk20</text:span></text:p>
        </draw:connector>
        <draw:custom-shape draw:style-name="gr2" draw:text-style-name="P2" xml:id="id75" draw:id="id75" draw:layer="layout" svg:width="1cm" svg:height="0.9cm" svg:x="35.7cm" svg:y="34.111cm">
          <text:p text:style-name="P1"><text:span text:style-name="T1">AND</text:span></text:p>
          <text:p text:style-name="P1"><text:span text:style-name="T1">4413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6.2cm" svg:y1="34.111cm" svg:x2="36.2cm" svg:y2="32.811cm" draw:start-shape="id75" draw:start-glue-point="0" draw:end-shape="id74" draw:end-glue-point="2" svg:d="M36200 34111v-1300" svg:viewBox="0 0 1 1301">
          <text:p/>
        </draw:connector>
        <draw:connector draw:style-name="gr4" draw:text-style-name="P1" draw:layer="layout" draw:type="line" svg:x1="38.4cm" svg:y1="36.511cm" svg:x2="36.2cm" svg:y2="35.011cm" draw:start-shape="id14" draw:start-glue-point="0" draw:end-shape="id75" draw:end-glue-point="2" svg:d="M38400 36511l-2200-1500" svg:viewBox="0 0 2201 1501">
          <text:p/>
        </draw:connector>
        <draw:custom-shape draw:style-name="gr2" draw:text-style-name="P2" xml:id="id76" draw:id="id76" draw:layer="layout" svg:width="1cm" svg:height="0.9cm" svg:x="43.6cm" svg:y="32.611cm">
          <text:p text:style-name="P1"><text:span text:style-name="T1">BUF</text:span></text:p>
          <text:p text:style-name="P1"><text:span text:style-name="T1">441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5.2cm" svg:y1="34.711cm" svg:x2="44.1cm" svg:y2="33.511cm" draw:start-shape="id17" draw:start-glue-point="0" draw:end-shape="id76" draw:end-glue-point="2" svg:d="M45200 34711l-1100-1200" svg:viewBox="0 0 1101 1201">
          <text:p/>
        </draw:connector>
        <draw:custom-shape draw:style-name="gr2" draw:text-style-name="P2" xml:id="id77" draw:id="id77" draw:layer="layout" svg:width="1cm" svg:height="0.9cm" svg:x="44.7cm" svg:y="32.611cm">
          <text:p text:style-name="P1"><text:span text:style-name="T1">OR (mclk)</text:span></text:p>
          <text:p text:style-name="P1"><text:span text:style-name="T1">4512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5.2cm" svg:y1="34.711cm" svg:x2="45.2cm" svg:y2="33.511cm" draw:start-shape="id17" draw:start-glue-point="0" draw:end-shape="id77" draw:end-glue-point="2" svg:d="M45200 34711v-1200" svg:viewBox="0 0 1 1201">
          <text:p/>
        </draw:connector>
        <draw:connector draw:style-name="gr4" draw:text-style-name="P1" draw:layer="layout" draw:type="line" svg:x1="45.2cm" svg:y1="34.711cm" svg:x2="46.3cm" svg:y2="33.511cm" draw:start-shape="id17" draw:start-glue-point="0" draw:end-shape="id78" draw:end-glue-point="2" svg:d="M45200 34711l1100-1200" svg:viewBox="0 0 1101 1201">
          <text:p/>
        </draw:connector>
        <draw:custom-shape draw:style-name="gr2" draw:text-style-name="P2" xml:id="id92" draw:id="id92" draw:layer="layout" svg:width="1cm" svg:height="0.9cm" svg:x="31.3cm" svg:y="36.54cm">
          <text:p text:style-name="P1"><text:span text:style-name="T1">BUF</text:span></text:p>
          <text:p text:style-name="P1"><text:span text:style-name="T1">441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1cm" svg:height="0.9cm" svg:x="45.8cm" svg:y="30.711cm">
          <text:p text:style-name="P1"><text:span text:style-name="T1">OR (mclk)</text:span></text:p>
          <text:p text:style-name="P1"><text:span text:style-name="T1">4513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3cm" svg:y1="30.711cm" svg:x2="46.25cm" svg:y2="29.316cm" draw:start-shape="id79" draw:start-glue-point="0" svg:d="M46300 30711l-50-1395" svg:viewBox="0 0 51 1396">
          <text:p text:style-name="P1"><text:span text:style-name="T2">clk21</text:span></text:p>
        </draw:connector>
        <draw:connector draw:style-name="gr4" draw:text-style-name="P1" draw:layer="layout" draw:type="line" svg:x1="46.3cm" svg:y1="32.611cm" svg:x2="46.3cm" svg:y2="31.611cm" draw:start-shape="id78" draw:start-glue-point="0" draw:end-shape="id79" draw:end-glue-point="2" svg:d="M46300 32611v-1000" svg:viewBox="0 0 1 1001">
          <text:p/>
        </draw:connector>
        <draw:connector draw:style-name="gr3" draw:text-style-name="P3" draw:layer="layout" draw:type="line" svg:x1="44.1cm" svg:y1="32.611cm" svg:x2="44.095cm" svg:y2="30.958cm" draw:start-shape="id76" draw:start-glue-point="0" svg:d="M44100 32611l-5-1653" svg:viewBox="0 0 6 1654">
          <text:p text:style-name="P1"><text:span text:style-name="T2">u2</text:span></text:p>
        </draw:connector>
        <draw:custom-shape draw:style-name="gr2" draw:text-style-name="P2" xml:id="id80" draw:id="id80" draw:layer="layout" svg:width="1cm" svg:height="0.9cm" svg:x="24.2cm" svg:y="36.456cm">
          <text:p text:style-name="P1"><text:span text:style-name="T1">OR (mclk)</text:span></text:p>
          <text:p text:style-name="P1"><text:span text:style-name="T1">-668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7cm" svg:y1="36.456cm" svg:x2="24.718cm" svg:y2="35.054cm" draw:start-shape="id80" draw:start-glue-point="0" svg:d="M24700 36456l18-1402" svg:viewBox="0 0 19 1403">
          <text:p text:style-name="P1"><text:span text:style-name="T2">clk22</text:span></text:p>
        </draw:connector>
        <draw:custom-shape draw:style-name="gr2" draw:text-style-name="P2" xml:id="id81" draw:id="id81" draw:layer="layout" svg:width="1cm" svg:height="0.9cm" svg:x="31.323cm" svg:y="40.149cm">
          <text:p text:style-name="P1"><text:span text:style-name="T1">NOT</text:span></text:p>
          <text:p text:style-name="P1"><text:span text:style-name="T1">461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817cm" svg:y1="42.413cm" svg:x2="31.823cm" svg:y2="41.049cm" draw:end-shape="id81" draw:end-glue-point="2" svg:d="M31817 42413l6-1364" svg:viewBox="0 0 7 1365">
          <text:p><text:span text:style-name="T2">padding_s</text:span></text:p>
        </draw:connector>
        <draw:custom-shape draw:style-name="gr2" draw:text-style-name="P2" xml:id="id82" draw:id="id82" draw:layer="layout" svg:width="1cm" svg:height="0.9cm" svg:x="26.449cm" svg:y="36.434cm">
          <text:p text:style-name="P1"><text:span text:style-name="T1">3-OR (mclk)</text:span></text:p>
          <text:p text:style-name="P1"><text:span text:style-name="T1">-670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003cm" svg:y1="38.844cm" svg:x2="26.949cm" svg:y2="37.334cm" draw:end-shape="id82" draw:end-glue-point="2" svg:d="M27003 38844l-54-1510" svg:viewBox="0 0 55 1511">
          <text:p text:style-name="P1"><text:span text:style-name="T2">padding_s</text:span></text:p>
        </draw:connector>
        <draw:custom-shape draw:style-name="gr2" draw:text-style-name="P2" xml:id="id83" draw:id="id83" draw:layer="layout" svg:width="1cm" svg:height="0.9cm" svg:x="82.6cm" svg:y="16.842cm">
          <text:p text:style-name="P1"><text:span text:style-name="T1">NAND</text:span></text:p>
          <text:p text:style-name="P1"><text:span text:style-name="T1">45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088cm" svg:y1="38.767cm" svg:x2="38.4cm" svg:y2="37.411cm" draw:end-shape="id14" draw:end-glue-point="2" svg:d="M38088 38767l312-1356" svg:viewBox="0 0 313 1357">
          <text:p text:style-name="P1"><text:span text:style-name="T2">ch0_0</text:span></text:p>
        </draw:connector>
        <draw:connector draw:style-name="gr3" draw:text-style-name="P3" draw:layer="layout" draw:type="line" svg:x1="82.864cm" svg:y1="18.992cm" svg:x2="83.1cm" svg:y2="17.742cm" draw:end-shape="id83" draw:end-glue-point="2" svg:d="M82864 18992l236-1250" svg:viewBox="0 0 237 1251">
          <text:p text:style-name="P1"><text:span text:style-name="T2">ch0_0</text:span></text:p>
        </draw:connector>
        <draw:connector draw:style-name="gr4" draw:text-style-name="P1" draw:layer="layout" draw:type="line" svg:x1="83.1cm" svg:y1="16.842cm" svg:x2="84.2cm" svg:y2="15.909cm" draw:start-shape="id83" draw:start-glue-point="0" draw:end-shape="id18" draw:end-glue-point="2" svg:d="M83100 16842l1100-933" svg:viewBox="0 0 1101 934">
          <text:p/>
        </draw:connector>
        <draw:connector draw:style-name="gr3" draw:text-style-name="P3" draw:layer="layout" draw:type="line" svg:x1="83.1cm" svg:y1="16.842cm" svg:x2="72.891cm" svg:y2="15.5cm" draw:start-shape="id83" draw:start-glue-point="0" draw:end-shape="id84" draw:end-glue-point="2" svg:d="M83100 16842l-10209-1342" svg:viewBox="0 0 10210 1343">
          <text:p text:style-name="P1"><text:span text:style-name="T2">a</text:span></text:p>
        </draw:connector>
        <draw:custom-shape draw:style-name="gr2" draw:text-style-name="P2" xml:id="id85" draw:id="id85" draw:layer="layout" svg:width="1cm" svg:height="0.9cm" svg:x="31.323cm" svg:y="38.613cm">
          <text:p text:style-name="P1"><text:span text:style-name="T1">3-NAND</text:span></text:p>
          <text:p text:style-name="P1"><text:span text:style-name="T1">461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cm" svg:y1="40.315cm" svg:x2="31.823cm" svg:y2="39.513cm" draw:end-shape="id85" draw:end-glue-point="2" svg:d="M33000 40315l-1177-802" svg:viewBox="0 0 1178 803">
          <text:p text:style-name="P1"><text:span text:style-name="T2">ch0_0</text:span></text:p>
        </draw:connector>
        <draw:custom-shape draw:style-name="gr2" draw:text-style-name="P2" xml:id="id157" draw:id="id157" draw:layer="layout" svg:width="1cm" svg:height="0.9cm" svg:x="101.45cm" svg:y="55.72cm">
          <text:p text:style-name="P1"><text:span text:style-name="T1">NAND</text:span></text:p>
          <text:p text:style-name="P1"><text:span text:style-name="T1">46138</text:span></text:p>
          <draw:enhanced-geometry svg:viewBox="0 0 21600 21600" draw:type="rectangle" draw:enhanced-path="M 0 0 L 21600 0 21600 21600 0 21600 0 0 Z N"/>
        </draw:custom-shape>
        <draw:connector draw:style-name="gr3" draw:text-style-name="P3" xml:id="id193" draw:id="id193" draw:layer="layout" draw:type="line" svg:x1="101.68cm" svg:y1="57.824cm" svg:x2="101.95cm" svg:y2="56.62cm" svg:d="M101680 57824l270-1204" svg:viewBox="0 0 271 1205">
          <text:p text:style-name="P1"><text:span text:style-name="T2">ch0_0</text:span></text:p>
        </draw:connector>
        <draw:custom-shape draw:style-name="gr2" draw:text-style-name="P2" xml:id="id84" draw:id="id84" draw:layer="layout" svg:width="1cm" svg:height="0.9cm" svg:x="72.391cm" svg:y="14.6cm">
          <text:p text:style-name="P1"><text:span text:style-name="T1">IMUX</text:span></text:p>
          <text:p text:style-name="P1"><text:span text:style-name="T1">391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1cm" svg:height="0.9cm" svg:x="73.491cm" svg:y="14.6cm">
          <text:p text:style-name="P1"><text:span text:style-name="T1">IMUX</text:span></text:p>
          <text:p text:style-name="P1"><text:span text:style-name="T1">409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3.991cm" svg:y2="15.5cm" draw:start-shape="id83" draw:start-glue-point="0" draw:end-shape="id86" draw:end-glue-point="2" svg:d="M83100 16842l-9109-1342" svg:viewBox="0 0 9110 1343">
          <text:p text:style-name="P1"><text:span text:style-name="T2">a</text:span></text:p>
        </draw:connector>
        <draw:custom-shape draw:style-name="gr2" draw:text-style-name="P2" xml:id="id87" draw:id="id87" draw:layer="layout" svg:width="1cm" svg:height="0.9cm" svg:x="70.191cm" svg:y="14.6cm">
          <text:p text:style-name="P1"><text:span text:style-name="T1">IMUX</text:span></text:p>
          <text:p text:style-name="P1"><text:span text:style-name="T1">411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0.691cm" svg:y2="15.5cm" draw:start-shape="id83" draw:start-glue-point="0" draw:end-shape="id87" draw:end-glue-point="2" svg:d="M83100 16842l-12409-1342" svg:viewBox="0 0 12410 1343">
          <text:p text:style-name="P1"><text:span text:style-name="T2">a</text:span></text:p>
        </draw:connector>
        <draw:custom-shape draw:style-name="gr2" draw:text-style-name="P2" xml:id="id88" draw:id="id88" draw:layer="layout" svg:width="1cm" svg:height="0.9cm" svg:x="74.591cm" svg:y="14.6cm">
          <text:p text:style-name="P1"><text:span text:style-name="T1">IMUX</text:span></text:p>
          <text:p text:style-name="P1"><text:span text:style-name="T1">411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9" draw:id="id89" draw:layer="layout" svg:width="1cm" svg:height="0.9cm" svg:x="75.7cm" svg:y="14.6cm">
          <text:p text:style-name="P1"><text:span text:style-name="T1">IMUX</text:span></text:p>
          <text:p text:style-name="P1"><text:span text:style-name="T1">411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5.091cm" svg:y2="15.5cm" draw:start-shape="id83" draw:start-glue-point="0" draw:end-shape="id88" draw:end-glue-point="2" svg:d="M83100 16842l-8009-1342" svg:viewBox="0 0 8010 1343">
          <text:p text:style-name="P1"><text:span text:style-name="T2">a</text:span></text:p>
        </draw:connector>
        <draw:connector draw:style-name="gr3" draw:text-style-name="P3" draw:layer="layout" draw:type="line" svg:x1="83.1cm" svg:y1="16.842cm" svg:x2="76.2cm" svg:y2="15.5cm" draw:start-shape="id83" draw:start-glue-point="0" draw:end-shape="id89" draw:end-glue-point="2" svg:d="M83100 16842l-6900-1342" svg:viewBox="0 0 6901 1343">
          <text:p text:style-name="P1"><text:span text:style-name="T2">a</text:span></text:p>
        </draw:connector>
        <draw:custom-shape draw:style-name="gr2" draw:text-style-name="P2" xml:id="id90" draw:id="id90" draw:layer="layout" svg:width="1cm" svg:height="0.9cm" svg:x="71.291cm" svg:y="14.6cm">
          <text:p text:style-name="P1"><text:span text:style-name="T1">IMUX</text:span></text:p>
          <text:p text:style-name="P1"><text:span text:style-name="T1">431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1.791cm" svg:y2="15.5cm" draw:start-shape="id83" draw:start-glue-point="0" draw:end-shape="id90" draw:end-glue-point="2" svg:d="M83100 16842l-11309-1342" svg:viewBox="0 0 11310 1343">
          <text:p text:style-name="P1"><text:span text:style-name="T2">a</text:span></text:p>
        </draw:connector>
        <draw:custom-shape draw:style-name="gr6" draw:text-style-name="P2" xml:id="id91" draw:id="id91" draw:layer="layout" svg:width="1cm" svg:height="0.9cm" svg:x="78.4cm" svg:y="7.3cm">
          <text:p text:style-name="P1"><text:span text:style-name="T1">IMUX</text:span></text:p>
          <text:p text:style-name="P1"><text:span text:style-name="T1">441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1cm" svg:y1="16.842cm" svg:x2="78.9cm" svg:y2="8.2cm" draw:start-shape="id83" draw:start-glue-point="0" draw:end-shape="id91" draw:end-glue-point="2" svg:d="M83100 16842l-4200-8642" svg:viewBox="0 0 4201 8643">
          <text:p text:style-name="P1"><text:span text:style-name="T2">c</text:span></text:p>
        </draw:connector>
        <draw:connector draw:style-name="gr4" draw:text-style-name="P1" draw:layer="layout" draw:type="line" svg:x1="31.823cm" svg:y1="38.613cm" svg:x2="31.8cm" svg:y2="37.44cm" draw:start-shape="id85" draw:start-glue-point="0" draw:end-shape="id92" draw:end-glue-point="2" svg:d="M31823 38613l-23-1173" svg:viewBox="0 0 24 1174">
          <text:p/>
        </draw:connector>
        <draw:connector draw:style-name="gr4" draw:text-style-name="P1" draw:layer="layout" draw:type="line" svg:x1="31.823cm" svg:y1="38.613cm" svg:x2="34cm" svg:y2="37.44cm" draw:start-shape="id85" draw:start-glue-point="0" draw:end-shape="id93" draw:end-glue-point="2" svg:d="M31823 38613l2177-1173" svg:viewBox="0 0 2178 1174">
          <text:p/>
        </draw:connector>
        <draw:custom-shape draw:style-name="gr2" draw:text-style-name="P2" xml:id="id94" draw:id="id94" draw:layer="layout" svg:width="1cm" svg:height="0.9cm" svg:x="30.2cm" svg:y="36.513cm">
          <text:p text:style-name="P1"><text:span text:style-name="T1">OR (mclk)</text:span></text:p>
          <text:p text:style-name="P1"><text:span text:style-name="T1">4412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823cm" svg:y1="38.613cm" svg:x2="30.7cm" svg:y2="37.413cm" draw:start-shape="id85" draw:start-glue-point="0" draw:end-shape="id94" draw:end-glue-point="2" svg:d="M31823 38613l-1123-1200" svg:viewBox="0 0 1124 1201">
          <text:p/>
        </draw:connector>
        <draw:connector draw:style-name="gr4" draw:text-style-name="P1" draw:layer="layout" draw:type="line" svg:x1="31.823cm" svg:y1="38.613cm" svg:x2="29.6cm" svg:y2="37.417cm" draw:start-shape="id85" draw:start-glue-point="0" draw:end-shape="id95" draw:end-glue-point="2" svg:d="M31823 38613l-2223-1196" svg:viewBox="0 0 2224 1197">
          <text:p/>
        </draw:connector>
        <draw:connector draw:style-name="gr3" draw:text-style-name="P3" draw:layer="layout" draw:type="line" svg:x1="31.8cm" svg:y1="36.54cm" svg:x2="31.818cm" svg:y2="34.947cm" draw:start-shape="id92" draw:start-glue-point="0" svg:d="M31800 36540l18-1593" svg:viewBox="0 0 19 1594">
          <text:p text:style-name="P1"><text:span text:style-name="T2">s1_sel</text:span></text:p>
        </draw:connector>
        <draw:connector draw:style-name="gr3" draw:text-style-name="P3" draw:layer="layout" draw:type="line" svg:x1="38.4cm" svg:y1="36.511cm" svg:x2="39.017cm" svg:y2="34.45cm" draw:start-shape="id14" draw:start-glue-point="0" svg:d="M38400 36511l617-2061" svg:viewBox="0 0 618 2062">
          <text:p text:style-name="P1"><text:span text:style-name="T2">qt_sh</text:span></text:p>
        </draw:connector>
        <draw:connector draw:style-name="gr3" draw:text-style-name="P3" draw:layer="layout" draw:type="line" svg:x1="45.2cm" svg:y1="32.611cm" svg:x2="45.183cm" svg:y2="31.12cm" draw:start-shape="id77" draw:start-glue-point="0" svg:d="M45200 32611l-17-1491" svg:viewBox="0 0 18 1492">
          <text:p text:style-name="P1"><text:span text:style-name="T2">clk23</text:span></text:p>
        </draw:connector>
        <draw:connector draw:style-name="gr3" draw:text-style-name="P3" draw:layer="layout" draw:type="line" svg:x1="30.7cm" svg:y1="36.513cm" svg:x2="30.712cm" svg:y2="35.132cm" draw:start-shape="id94" draw:start-glue-point="0" svg:d="M30700 36513l12-1381" svg:viewBox="0 0 13 1382">
          <text:p text:style-name="P1"><text:span text:style-name="T2">clk24</text:span></text:p>
        </draw:connector>
        <draw:custom-shape draw:style-name="gr1" draw:text-style-name="P2" xml:id="id96" draw:id="id96" draw:layer="layout" svg:width="2.1cm" svg:height="0.9cm" svg:x="31.3cm" svg:y="20.186cm">
          <text:p text:style-name="P1"><text:span text:style-name="T1">DFFR (clk24,/res3)</text:span></text:p>
          <text:p text:style-name="P1"><text:span text:style-name="T1">441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1" draw:id="id101" draw:layer="layout" svg:width="2.1cm" svg:height="0.9cm" svg:x="31.3cm" svg:y="18.186cm">
          <text:p text:style-name="P1"><text:span text:style-name="T1">DFFR (clk24,/res3)</text:span></text:p>
          <text:p text:style-name="P1"><text:span text:style-name="T1">421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1cm" svg:height="0.9cm" svg:x="29.5cm" svg:y="19.286cm">
          <text:p text:style-name="P1"><text:span text:style-name="T1">NAND&amp;XOR</text:span></text:p>
          <text:p text:style-name="P1"><text:span text:style-name="T1">441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35cm" svg:y1="20.186cm" svg:x2="30.5cm" svg:y2="19.736cm" draw:start-shape="id96" draw:start-glue-point="0" draw:end-shape="id97" draw:end-glue-point="1" svg:d="M32350 20186l-1850-450" svg:viewBox="0 0 1851 451">
          <text:p text:style-name="P1"><text:span text:style-name="T2">b+c</text:span></text:p>
        </draw:connector>
        <draw:connector draw:style-name="gr3" draw:text-style-name="P3" draw:layer="layout" draw:type="line" svg:x1="71.404cm" svg:y1="16.861cm" svg:x2="71.791cm" svg:y2="15.5cm" draw:end-shape="id90" draw:end-glue-point="2" svg:d="M71404 16861l387-1361" svg:viewBox="0 0 388 1362">
          <text:p text:style-name="P1"><text:span text:style-name="T2">ac4_q_2/b</text:span></text:p>
        </draw:connector>
        <draw:connector draw:style-name="gr4" draw:text-style-name="P1" draw:layer="layout" draw:type="line" svg:x1="30cm" svg:y1="20.186cm" svg:x2="31.3cm" svg:y2="20.636cm" draw:start-shape="id97" draw:start-glue-point="2" draw:end-shape="id96" draw:end-glue-point="3" svg:d="M30000 20186l1300 450" svg:viewBox="0 0 1301 451">
          <text:p/>
        </draw:connector>
        <draw:custom-shape draw:style-name="gr2" draw:text-style-name="P2" xml:id="id98" draw:id="id98" draw:layer="layout" svg:width="1cm" svg:height="0.9cm" svg:x="34.7cm" svg:y="19.186cm">
          <text:p text:style-name="P1"><text:span text:style-name="T1">NOT</text:span></text:p>
          <text:p text:style-name="P1"><text:span text:style-name="T1">441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4cm" svg:y1="20.636cm" svg:x2="34.7cm" svg:y2="19.636cm" draw:start-shape="id96" draw:start-glue-point="1" draw:end-shape="id98" svg:d="M33400 20636l1300-1000" svg:viewBox="0 0 1301 1001">
          <text:p/>
        </draw:connector>
        <draw:custom-shape draw:style-name="gr2" draw:text-style-name="P2" xml:id="id99" draw:id="id99" draw:layer="layout" svg:width="1cm" svg:height="0.9cm" svg:x="27.5cm" svg:y="20.186cm">
          <text:p text:style-name="P1"><text:span text:style-name="T1">AND</text:span></text:p>
          <text:p text:style-name="P1"><text:span text:style-name="T1">431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3cm" svg:y1="20.636cm" svg:x2="28.5cm" svg:y2="20.636cm" draw:start-shape="id96" draw:start-glue-point="3" draw:end-shape="id99" draw:end-glue-point="1" svg:d="M31300 20636h-2800" svg:viewBox="0 0 2801 1">
          <text:p/>
        </draw:connector>
        <draw:custom-shape draw:style-name="gr2" draw:text-style-name="P2" xml:id="id100" draw:id="id100" draw:layer="layout" svg:width="1cm" svg:height="0.9cm" svg:x="33.9cm" svg:y="12.986cm">
          <text:p text:style-name="P1"><text:span text:style-name="T1">6-NAND</text:span></text:p>
          <text:p text:style-name="P1"><text:span text:style-name="T1">34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3.4cm" svg:y1="20.636cm" svg:x2="34.4cm" svg:y2="13.886cm" draw:start-shape="id96" draw:start-glue-point="1" draw:end-shape="id100" draw:end-glue-point="2" svg:d="M33400 20636l1000-6750" svg:viewBox="0 0 1001 6751">
          <text:p/>
        </draw:connector>
        <draw:connector draw:style-name="gr3" draw:text-style-name="P3" draw:layer="layout" draw:type="line" svg:x1="70.199cm" svg:y1="16.79cm" svg:x2="70.691cm" svg:y2="15.5cm" draw:end-shape="id87" draw:end-glue-point="2" svg:d="M70199 16790l492-1290" svg:viewBox="0 0 493 1291">
          <text:p text:style-name="P1"><text:span text:style-name="T2">ac4_q_1/b</text:span></text:p>
        </draw:connector>
        <draw:custom-shape draw:style-name="gr2" draw:text-style-name="P2" xml:id="id102" draw:id="id102" draw:layer="layout" svg:width="1cm" svg:height="0.9cm" svg:x="29.5cm" svg:y="17.186cm">
          <text:p text:style-name="P1"><text:span text:style-name="T1">NAND&amp;XOR</text:span></text:p>
          <text:p text:style-name="P1"><text:span text:style-name="T1">42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2.35cm" svg:y1="18.186cm" svg:x2="30.5cm" svg:y2="17.636cm" draw:start-shape="id101" draw:start-glue-point="0" draw:end-shape="id102" draw:end-glue-point="1" svg:d="M32350 181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30cm" svg:y1="18.086cm" svg:x2="31.3cm" svg:y2="18.636cm" draw:start-shape="id102" draw:start-glue-point="2" draw:end-shape="id101" draw:end-glue-point="3" svg:d="M30000 18086l1300 550" svg:viewBox="0 0 1301 551">
          <text:p/>
        </draw:connector>
        <draw:custom-shape draw:style-name="gr2" draw:text-style-name="P2" xml:id="id103" draw:id="id103" draw:layer="layout" svg:width="1cm" svg:height="0.9cm" svg:x="34.7cm" svg:y="17.186cm">
          <text:p text:style-name="P1"><text:span text:style-name="T1">NOT</text:span></text:p>
          <text:p text:style-name="P1"><text:span text:style-name="T1">43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4cm" svg:y1="18.636cm" svg:x2="34.7cm" svg:y2="17.636cm" draw:start-shape="id101" draw:start-glue-point="1" draw:end-shape="id103" draw:end-glue-point="3" svg:d="M33400 18636l1300-1000" svg:viewBox="0 0 1301 1001">
          <text:p/>
        </draw:connector>
        <draw:custom-shape draw:style-name="gr2" draw:text-style-name="P2" xml:id="id104" draw:id="id104" draw:layer="layout" svg:width="1cm" svg:height="0.9cm" svg:x="27.5cm" svg:y="18.186cm">
          <text:p text:style-name="P1"><text:span text:style-name="T1">AND</text:span></text:p>
          <text:p text:style-name="P1"><text:span text:style-name="T1">431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3cm" svg:y1="18.636cm" svg:x2="28.5cm" svg:y2="18.636cm" draw:start-shape="id101" draw:start-glue-point="3" draw:end-shape="id104" draw:end-glue-point="1" svg:d="M31300 18636h-2800" svg:viewBox="0 0 2801 1">
          <text:p/>
        </draw:connector>
        <draw:connector draw:style-name="gr4" draw:text-style-name="P1" draw:layer="layout" draw:type="line" svg:x1="28cm" svg:y1="19.086cm" svg:x2="28cm" svg:y2="20.186cm" draw:start-shape="id104" draw:start-glue-point="2" draw:end-shape="id99" draw:end-glue-point="0" svg:d="M28000 19086v1100" svg:viewBox="0 0 1 1101">
          <text:p/>
        </draw:connector>
        <draw:connector draw:style-name="gr4" draw:text-style-name="P1" draw:layer="layout" draw:type="line" svg:x1="33.4cm" svg:y1="18.636cm" svg:x2="34.4cm" svg:y2="13.886cm" draw:start-shape="id101" draw:start-glue-point="1" draw:end-shape="id100" draw:end-glue-point="2" svg:d="M33400 18636l1000-4750" svg:viewBox="0 0 1001 4751">
          <text:p/>
        </draw:connector>
        <draw:connector draw:style-name="gr3" draw:text-style-name="P3" draw:layer="layout" draw:type="line" svg:x1="28cm" svg:y1="19.086cm" svg:x2="29.5cm" svg:y2="19.736cm" draw:start-shape="id104" draw:start-glue-point="2" draw:end-shape="id97" draw:end-glue-point="3" svg:d="M28000 19086l1500 650" svg:viewBox="0 0 1501 651">
          <text:p text:style-name="P1"><text:span text:style-name="T2">a+d</text:span></text:p>
        </draw:connector>
        <draw:custom-shape draw:style-name="gr1" draw:text-style-name="P2" xml:id="id105" draw:id="id105" draw:layer="layout" svg:width="2.1cm" svg:height="0.9cm" svg:x="31.3cm" svg:y="22.186cm">
          <text:p text:style-name="P1"><text:span text:style-name="T1">DFFR (clk24,/res3)</text:span></text:p>
          <text:p text:style-name="P1"><text:span text:style-name="T1">421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632cm" svg:y1="16.766cm" svg:x2="72.891cm" svg:y2="15.5cm" draw:end-shape="id84" draw:end-glue-point="2" svg:d="M72632 16766l259-1266" svg:viewBox="0 0 260 1267">
          <text:p text:style-name="P1"><text:span text:style-name="T2">ac4_q_3/b</text:span></text:p>
        </draw:connector>
        <draw:custom-shape draw:style-name="gr2" draw:text-style-name="P2" xml:id="id106" draw:id="id106" draw:layer="layout" svg:width="1cm" svg:height="0.9cm" svg:x="29.5cm" svg:y="21.186cm">
          <text:p text:style-name="P1"><text:span text:style-name="T1">NAND&amp;XOR</text:span></text:p>
          <text:p text:style-name="P1"><text:span text:style-name="T1">42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2.35cm" svg:y1="22.186cm" svg:x2="30.5cm" svg:y2="21.636cm" draw:start-shape="id105" draw:start-glue-point="0" draw:end-shape="id106" draw:end-glue-point="1" svg:d="M32350 221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30cm" svg:y1="22.086cm" svg:x2="31.3cm" svg:y2="22.636cm" draw:start-shape="id106" draw:start-glue-point="2" draw:end-shape="id105" draw:end-glue-point="3" svg:d="M30000 22086l1300 550" svg:viewBox="0 0 1301 551">
          <text:p/>
        </draw:connector>
        <draw:connector draw:style-name="gr4" draw:text-style-name="P1" draw:layer="layout" draw:type="line" svg:x1="33.4cm" svg:y1="22.636cm" svg:x2="34.7cm" svg:y2="21.636cm" draw:start-shape="id105" draw:start-glue-point="1" draw:end-shape="id107" draw:end-glue-point="3" svg:d="M33400 22636l1300-1000" svg:viewBox="0 0 1301 1001">
          <text:p/>
        </draw:connector>
        <draw:custom-shape draw:style-name="gr2" draw:text-style-name="P2" xml:id="id108" draw:id="id108" draw:layer="layout" svg:width="1cm" svg:height="0.9cm" svg:x="27.5cm" svg:y="22.186cm">
          <text:p text:style-name="P1"><text:span text:style-name="T1">AND</text:span></text:p>
          <text:p text:style-name="P1"><text:span text:style-name="T1">4311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3cm" svg:y1="22.636cm" svg:x2="28.5cm" svg:y2="22.636cm" draw:start-shape="id105" draw:start-glue-point="3" draw:end-shape="id108" draw:end-glue-point="1" svg:d="M31300 22636h-2800" svg:viewBox="0 0 2801 1">
          <text:p/>
        </draw:connector>
        <draw:connector draw:style-name="gr3" draw:text-style-name="P3" draw:layer="layout" draw:type="line" svg:x1="28cm" svg:y1="21.086cm" svg:x2="29.5cm" svg:y2="21.636cm" draw:start-shape="id99" draw:start-glue-point="2" draw:end-shape="id106" draw:end-glue-point="3" svg:d="M28000 21086l1500 550" svg:viewBox="0 0 1501 551">
          <text:p text:style-name="P1"><text:span text:style-name="T2">a+d</text:span></text:p>
        </draw:connector>
        <draw:connector draw:style-name="gr4" draw:text-style-name="P1" draw:layer="layout" draw:type="line" svg:x1="28cm" svg:y1="21.086cm" svg:x2="28cm" svg:y2="22.186cm" draw:start-shape="id99" draw:start-glue-point="2" draw:end-shape="id108" draw:end-glue-point="0" svg:d="M28000 21086v1100" svg:viewBox="0 0 1 1101">
          <text:p/>
        </draw:connector>
        <draw:connector draw:style-name="gr4" draw:text-style-name="P1" draw:layer="layout" draw:type="line" svg:x1="33.4cm" svg:y1="22.636cm" svg:x2="34.4cm" svg:y2="13.886cm" draw:start-shape="id105" draw:start-glue-point="1" draw:end-shape="id100" draw:end-glue-point="2" svg:d="M33400 22636l1000-8750" svg:viewBox="0 0 1001 8751">
          <text:p/>
        </draw:connector>
        <draw:custom-shape draw:style-name="gr2" draw:text-style-name="P2" xml:id="id109" draw:id="id109" draw:layer="layout" svg:width="1cm" svg:height="0.9cm" svg:x="29.5cm" svg:y="15.186cm">
          <text:p text:style-name="P1"><text:span text:style-name="T1">NOT</text:span></text:p>
          <text:p text:style-name="P1"><text:span text:style-name="T1">431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0" draw:id="id110" draw:layer="layout" svg:width="2.1cm" svg:height="0.9cm" svg:x="31.3cm" svg:y="16.186cm">
          <text:p text:style-name="P1"><text:span text:style-name="T1">DFFR (clk24,/res3)</text:span></text:p>
          <text:p text:style-name="P1"><text:span text:style-name="T1">4312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cm" svg:y1="16.086cm" svg:x2="31.3cm" svg:y2="16.636cm" draw:start-shape="id109" draw:start-glue-point="2" draw:end-shape="id110" draw:end-glue-point="3" svg:d="M30000 16086l1300 550" svg:viewBox="0 0 1301 551">
          <text:p/>
        </draw:connector>
        <draw:connector draw:style-name="gr4" draw:text-style-name="P1" draw:layer="layout" draw:type="line" svg:x1="32.35cm" svg:y1="16.186cm" svg:x2="30.5cm" svg:y2="15.636cm" draw:start-shape="id110" draw:start-glue-point="0" draw:end-shape="id109" draw:end-glue-point="1" svg:d="M32350 16186l-1850-550" svg:viewBox="0 0 1851 551">
          <text:p/>
        </draw:connector>
        <draw:connector draw:style-name="gr4" draw:text-style-name="P1" draw:layer="layout" draw:type="line" svg:x1="31.3cm" svg:y1="16.636cm" svg:x2="28cm" svg:y2="18.186cm" draw:start-shape="id110" draw:start-glue-point="3" draw:end-shape="id104" draw:end-glue-point="0" svg:d="M31300 16636l-3300 1550" svg:viewBox="0 0 3301 1551">
          <text:p/>
        </draw:connector>
        <draw:connector draw:style-name="gr3" draw:text-style-name="P3" draw:layer="layout" draw:type="line" svg:x1="31.3cm" svg:y1="16.636cm" svg:x2="30.5cm" svg:y2="17.636cm" draw:start-shape="id110" draw:start-glue-point="3" draw:end-shape="id102" svg:d="M31300 16636l-800 1000" svg:viewBox="0 0 801 1001">
          <text:p text:style-name="P1"><text:span text:style-name="T2">a+d</text:span></text:p>
        </draw:connector>
        <draw:connector draw:style-name="gr4" draw:text-style-name="P1" draw:layer="layout" draw:type="line" svg:x1="33.4cm" svg:y1="16.636cm" svg:x2="34.4cm" svg:y2="13.886cm" draw:start-shape="id110" draw:start-glue-point="1" draw:end-shape="id100" draw:end-glue-point="2" svg:d="M33400 16636l1000-2750" svg:viewBox="0 0 1001 2751">
          <text:p/>
        </draw:connector>
        <draw:custom-shape draw:style-name="gr2" draw:text-style-name="P2" xml:id="id111" draw:id="id111" draw:layer="layout" svg:width="1cm" svg:height="0.9cm" svg:x="34.7cm" svg:y="15.486cm">
          <text:p text:style-name="P1"><text:span text:style-name="T1">NOT</text:span></text:p>
          <text:p text:style-name="P1"><text:span text:style-name="T1">4412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4cm" svg:y1="16.636cm" svg:x2="34.7cm" svg:y2="15.936cm" draw:start-shape="id110" draw:start-glue-point="1" draw:end-shape="id111" svg:d="M33400 16636l1300-700" svg:viewBox="0 0 1301 701">
          <text:p/>
        </draw:connector>
        <draw:custom-shape draw:style-name="gr2" draw:text-style-name="P2" xml:id="id114" draw:id="id114" draw:layer="layout" svg:width="1cm" svg:height="0.9cm" svg:x="34.7cm" svg:y="23.186cm">
          <text:p text:style-name="P1"><text:span text:style-name="T1">NOT</text:span></text:p>
          <text:p text:style-name="P1"><text:span text:style-name="T1">441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2" draw:id="id112" draw:layer="layout" svg:width="2.1cm" svg:height="0.9cm" svg:x="31.3cm" svg:y="24.186cm">
          <text:p text:style-name="P1"><text:span text:style-name="T1">DFFR (clk24,/res3)</text:span></text:p>
          <text:p text:style-name="P1"><text:span text:style-name="T1">441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695cm" svg:y1="16.79cm" svg:x2="73.991cm" svg:y2="15.5cm" draw:end-shape="id86" draw:end-glue-point="2" svg:d="M73695 16790l296-1290" svg:viewBox="0 0 297 1291">
          <text:p text:style-name="P1"><text:span text:style-name="T2">ac4_q_4/b</text:span></text:p>
        </draw:connector>
        <draw:custom-shape draw:style-name="gr2" draw:text-style-name="P2" xml:id="id113" draw:id="id113" draw:layer="layout" svg:width="1cm" svg:height="0.9cm" svg:x="29.5cm" svg:y="23.186cm">
          <text:p text:style-name="P1"><text:span text:style-name="T1">NAND&amp;XOR</text:span></text:p>
          <text:p text:style-name="P1"><text:span text:style-name="T1">4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2.35cm" svg:y1="24.186cm" svg:x2="30.5cm" svg:y2="23.636cm" draw:start-shape="id112" draw:start-glue-point="0" draw:end-shape="id113" draw:end-glue-point="1" svg:d="M32350 241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30cm" svg:y1="24.086cm" svg:x2="31.3cm" svg:y2="24.636cm" draw:start-shape="id113" draw:start-glue-point="2" draw:end-shape="id112" draw:end-glue-point="3" svg:d="M30000 24086l1300 550" svg:viewBox="0 0 1301 551">
          <text:p/>
        </draw:connector>
        <draw:connector draw:style-name="gr4" draw:text-style-name="P1" draw:layer="layout" draw:type="line" svg:x1="33.4cm" svg:y1="24.636cm" svg:x2="34.7cm" svg:y2="23.636cm" draw:start-shape="id112" draw:start-glue-point="1" draw:end-shape="id114" draw:end-glue-point="3" svg:d="M33400 24636l1300-1000" svg:viewBox="0 0 1301 1001">
          <text:p/>
        </draw:connector>
        <draw:custom-shape draw:style-name="gr2" draw:text-style-name="P2" xml:id="id115" draw:id="id115" draw:layer="layout" svg:width="1cm" svg:height="0.9cm" svg:x="27.5cm" svg:y="24.186cm">
          <text:p text:style-name="P1"><text:span text:style-name="T1">AND</text:span></text:p>
          <text:p text:style-name="P1"><text:span text:style-name="T1">411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3cm" svg:y1="24.636cm" svg:x2="28.5cm" svg:y2="24.636cm" draw:start-shape="id112" draw:start-glue-point="3" draw:end-shape="id115" draw:end-glue-point="1" svg:d="M31300 24636h-2800" svg:viewBox="0 0 2801 1">
          <text:p/>
        </draw:connector>
        <draw:connector draw:style-name="gr3" draw:text-style-name="P3" draw:layer="layout" draw:type="line" svg:x1="28cm" svg:y1="23.086cm" svg:x2="29.5cm" svg:y2="23.636cm" draw:start-shape="id108" draw:start-glue-point="2" draw:end-shape="id113" draw:end-glue-point="3" svg:d="M28000 23086l1500 550" svg:viewBox="0 0 1501 551">
          <text:p text:style-name="P1"><text:span text:style-name="T2">a+d</text:span></text:p>
        </draw:connector>
        <draw:connector draw:style-name="gr4" draw:text-style-name="P1" draw:layer="layout" draw:type="line" svg:x1="28cm" svg:y1="23.086cm" svg:x2="28cm" svg:y2="24.186cm" draw:start-shape="id108" draw:start-glue-point="2" draw:end-shape="id115" draw:end-glue-point="0" svg:d="M28000 23086v1100" svg:viewBox="0 0 1 1101">
          <text:p/>
        </draw:connector>
        <draw:connector draw:style-name="gr4" draw:text-style-name="P1" draw:layer="layout" draw:type="line" svg:x1="33.4cm" svg:y1="24.636cm" svg:x2="34.4cm" svg:y2="13.886cm" draw:start-shape="id112" draw:start-glue-point="1" draw:end-shape="id100" draw:end-glue-point="2" svg:d="M33400 24636l1000-10750" svg:viewBox="0 0 1001 10751">
          <text:p/>
        </draw:connector>
        <draw:custom-shape draw:style-name="gr2" draw:text-style-name="P2" xml:id="id118" draw:id="id118" draw:layer="layout" svg:width="1cm" svg:height="0.9cm" svg:x="34.7cm" svg:y="25.186cm">
          <text:p text:style-name="P1"><text:span text:style-name="T1">NOT</text:span></text:p>
          <text:p text:style-name="P1"><text:span text:style-name="T1">43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6" draw:id="id116" draw:layer="layout" svg:width="2.1cm" svg:height="0.9cm" svg:x="31.3cm" svg:y="26.186cm">
          <text:p text:style-name="P1"><text:span text:style-name="T1">DFFR (clk24,/res3)</text:span></text:p>
          <text:p text:style-name="P1"><text:span text:style-name="T1">421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851cm" svg:y1="16.777cm" svg:x2="75.091cm" svg:y2="15.5cm" draw:end-shape="id88" draw:end-glue-point="2" svg:d="M74851 16777l240-1277" svg:viewBox="0 0 241 1278">
          <text:p text:style-name="P1"><text:span text:style-name="T2">ac4_q_5/b</text:span></text:p>
        </draw:connector>
        <draw:custom-shape draw:style-name="gr2" draw:text-style-name="P2" xml:id="id117" draw:id="id117" draw:layer="layout" svg:width="1cm" svg:height="0.9cm" svg:x="29.5cm" svg:y="25.186cm">
          <text:p text:style-name="P1"><text:span text:style-name="T1">NAND&amp;XOR</text:span></text:p>
          <text:p text:style-name="P1"><text:span text:style-name="T1">41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2.35cm" svg:y1="26.186cm" svg:x2="30.5cm" svg:y2="25.636cm" draw:start-shape="id116" draw:start-glue-point="0" draw:end-shape="id117" draw:end-glue-point="1" svg:d="M32350 261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30cm" svg:y1="26.086cm" svg:x2="31.3cm" svg:y2="26.636cm" draw:start-shape="id117" draw:start-glue-point="2" draw:end-shape="id116" draw:end-glue-point="3" svg:d="M30000 26086l1300 550" svg:viewBox="0 0 1301 551">
          <text:p/>
        </draw:connector>
        <draw:connector draw:style-name="gr4" draw:text-style-name="P1" draw:layer="layout" draw:type="line" svg:x1="33.4cm" svg:y1="26.636cm" svg:x2="34.7cm" svg:y2="25.636cm" draw:start-shape="id116" draw:start-glue-point="1" draw:end-shape="id118" draw:end-glue-point="3" svg:d="M33400 26636l1300-1000" svg:viewBox="0 0 1301 1001">
          <text:p/>
        </draw:connector>
        <draw:connector draw:style-name="gr3" draw:text-style-name="P3" draw:layer="layout" draw:type="line" svg:x1="28cm" svg:y1="25.086cm" svg:x2="29.5cm" svg:y2="25.636cm" draw:start-shape="id115" draw:start-glue-point="2" draw:end-shape="id117" draw:end-glue-point="3" svg:d="M28000 25086l1500 550" svg:viewBox="0 0 1501 551">
          <text:p text:style-name="P1"><text:span text:style-name="T2">a+d</text:span></text:p>
        </draw:connector>
        <draw:connector draw:style-name="gr4" draw:text-style-name="P1" draw:layer="layout" draw:type="line" svg:x1="33.4cm" svg:y1="26.636cm" svg:x2="34.4cm" svg:y2="13.886cm" draw:start-shape="id116" draw:start-glue-point="1" draw:end-shape="id100" draw:end-glue-point="2" svg:d="M33400 26636l1000-12750" svg:viewBox="0 0 1001 12751">
          <text:p/>
        </draw:connector>
        <draw:custom-shape draw:style-name="gr2" draw:text-style-name="P2" xml:id="id119" draw:id="id119" draw:layer="layout" svg:width="1cm" svg:height="0.9cm" svg:x="62.05cm" svg:y="46.384cm">
          <text:p text:style-name="P1"><text:span text:style-name="T1">NOT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2.55cm" svg:y1="46.384cm" svg:x2="62.522cm" svg:y2="44.836cm" draw:start-shape="id119" draw:start-glue-point="0" svg:d="M62550 46384l-28-1548" svg:viewBox="0 0 29 1549">
          <text:p text:style-name="P1"><text:span text:style-name="T2">/res3</text:span></text:p>
        </draw:connector>
        <draw:custom-shape draw:style-name="gr2" draw:text-style-name="P2" xml:id="id120" draw:id="id120" draw:layer="layout" svg:width="1cm" svg:height="0.9cm" svg:x="36.4cm" svg:y="12.986cm">
          <text:p text:style-name="P1"><text:span text:style-name="T1">6-NAND</text:span></text:p>
          <text:p text:style-name="P1"><text:span text:style-name="T1">441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5.7cm" svg:y1="17.636cm" svg:x2="36.9cm" svg:y2="13.886cm" draw:start-shape="id103" draw:start-glue-point="1" draw:end-shape="id120" draw:end-glue-point="2" svg:d="M35700 17636l1200-3750" svg:viewBox="0 0 1201 3751">
          <text:p/>
        </draw:connector>
        <draw:connector draw:style-name="gr4" draw:text-style-name="P1" draw:layer="layout" draw:type="line" svg:x1="35.7cm" svg:y1="15.936cm" svg:x2="36.9cm" svg:y2="13.886cm" draw:start-shape="id111" draw:start-glue-point="1" draw:end-shape="id120" draw:end-glue-point="2" svg:d="M35700 15936l1200-2050" svg:viewBox="0 0 1201 2051">
          <text:p/>
        </draw:connector>
        <draw:connector draw:style-name="gr4" draw:text-style-name="P1" draw:layer="layout" draw:type="line" svg:x1="35.7cm" svg:y1="19.636cm" svg:x2="36.9cm" svg:y2="13.886cm" draw:start-shape="id98" draw:start-glue-point="1" draw:end-shape="id120" draw:end-glue-point="2" svg:d="M35700 19636l1200-5750" svg:viewBox="0 0 1201 5751">
          <text:p/>
        </draw:connector>
        <draw:connector draw:style-name="gr3" draw:text-style-name="P3" draw:layer="layout" draw:type="line" svg:x1="33.4cm" svg:y1="26.636cm" svg:x2="35.248cm" svg:y2="26.575cm" draw:start-shape="id116" draw:start-glue-point="1" svg:d="M33400 26636l1848-61" svg:viewBox="0 0 1849 62">
          <text:p text:style-name="P1"><text:span text:style-name="T2">ac4_q_5</text:span></text:p>
        </draw:connector>
        <draw:connector draw:style-name="gr3" draw:text-style-name="P3" draw:layer="layout" draw:type="line" svg:x1="33.4cm" svg:y1="24.636cm" svg:x2="35.248cm" svg:y2="24.576cm" draw:start-shape="id112" svg:d="M33400 24636l1848-60" svg:viewBox="0 0 1849 61">
          <text:p text:style-name="P1"><text:span text:style-name="T2">ac4_q_4</text:span></text:p>
        </draw:connector>
        <draw:connector draw:style-name="gr3" draw:text-style-name="P3" draw:layer="layout" draw:type="line" svg:x1="33.4cm" svg:y1="22.636cm" svg:x2="35.248cm" svg:y2="22.576cm" draw:start-shape="id105" svg:d="M33400 22636l1848-60" svg:viewBox="0 0 1849 61">
          <text:p text:style-name="P1"><text:span text:style-name="T2">ac4_q_3</text:span></text:p>
        </draw:connector>
        <draw:connector draw:style-name="gr4" draw:text-style-name="P1" draw:layer="layout" draw:type="line" svg:x1="35.7cm" svg:y1="23.636cm" svg:x2="36.9cm" svg:y2="13.886cm" draw:start-shape="id114" draw:start-glue-point="1" draw:end-shape="id120" draw:end-glue-point="2" svg:d="M35700 23636l1200-9750" svg:viewBox="0 0 1201 9751">
          <text:p/>
        </draw:connector>
        <draw:connector draw:style-name="gr3" draw:text-style-name="P3" draw:layer="layout" draw:type="line" svg:x1="33.4cm" svg:y1="20.636cm" svg:x2="35.248cm" svg:y2="20.576cm" draw:start-shape="id96" svg:d="M33400 20636l1848-60" svg:viewBox="0 0 1849 61">
          <text:p text:style-name="P1"><text:span text:style-name="T2">ac4_q_2</text:span></text:p>
        </draw:connector>
        <draw:connector draw:style-name="gr4" draw:text-style-name="P1" draw:layer="layout" draw:type="line" svg:x1="35.7cm" svg:y1="21.636cm" svg:x2="36.9cm" svg:y2="13.886cm" draw:start-shape="id107" draw:start-glue-point="1" draw:end-shape="id120" draw:end-glue-point="2" svg:d="M35700 21636l1200-7750" svg:viewBox="0 0 1201 7751">
          <text:p/>
        </draw:connector>
        <draw:connector draw:style-name="gr4" draw:text-style-name="P1" draw:layer="layout" draw:type="line" svg:x1="35.7cm" svg:y1="25.636cm" svg:x2="36.9cm" svg:y2="13.886cm" draw:start-shape="id118" draw:start-glue-point="1" draw:end-shape="id120" draw:end-glue-point="2" svg:d="M35700 25636l1200-11750" svg:viewBox="0 0 1201 11751">
          <text:p/>
        </draw:connector>
        <draw:connector draw:style-name="gr3" draw:text-style-name="P3" draw:layer="layout" draw:type="line" svg:x1="33.4cm" svg:y1="18.636cm" svg:x2="35.248cm" svg:y2="18.576cm" draw:start-shape="id101" svg:d="M33400 18636l1848-60" svg:viewBox="0 0 1849 61">
          <text:p text:style-name="P1"><text:span text:style-name="T2">ac4_q_1</text:span></text:p>
        </draw:connector>
        <draw:connector draw:style-name="gr3" draw:text-style-name="P3" draw:layer="layout" draw:type="line" svg:x1="33.4cm" svg:y1="16.636cm" svg:x2="35.248cm" svg:y2="16.576cm" draw:start-shape="id110" svg:d="M33400 16636l1848-60" svg:viewBox="0 0 1849 61">
          <text:p text:style-name="P1"><text:span text:style-name="T2">ac4_q_0</text:span></text:p>
        </draw:connector>
        <draw:connector draw:style-name="gr3" draw:text-style-name="P3" draw:layer="layout" draw:type="line" svg:x1="29.6cm" svg:y1="36.517cm" svg:x2="29.638cm" svg:y2="35.013cm" draw:start-shape="id95" draw:start-glue-point="0" svg:d="M29600 36517l38-1504" svg:viewBox="0 0 39 1505">
          <text:p text:style-name="P1"><text:span text:style-name="T2">clk24</text:span></text:p>
        </draw:connector>
        <draw:custom-shape draw:style-name="gr1" draw:text-style-name="P2" xml:id="id121" draw:id="id121" draw:layer="layout" svg:width="2.1cm" svg:height="0.9cm" svg:x="35.8cm" svg:y="10.586cm">
          <text:p text:style-name="P1"><text:span text:style-name="T1">DFFR (clk24,/res3)</text:span></text:p>
          <text:p text:style-name="P1"><text:span text:style-name="T1">451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2.1cm" svg:height="0.9cm" svg:x="20.7cm" svg:y="14.573cm">
          <text:p text:style-name="P1"><text:span text:style-name="T1">DFFR (clk24,/res3)</text:span></text:p>
          <text:p text:style-name="P1"><text:span text:style-name="T1">4614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6.9cm" svg:y1="12.986cm" svg:x2="36.85cm" svg:y2="11.486cm" draw:start-shape="id120" draw:start-glue-point="0" draw:end-shape="id121" draw:end-glue-point="2" svg:d="M36900 12986l-50-1500" svg:viewBox="0 0 51 1501">
          <text:p/>
        </draw:connector>
        <draw:custom-shape draw:style-name="gr2" draw:text-style-name="P2" xml:id="id122" draw:id="id122" draw:layer="layout" svg:width="1cm" svg:height="0.9cm" svg:x="35.7cm" svg:y="36.54cm">
          <text:p text:style-name="P1"><text:span text:style-name="T1">NOT</text:span></text:p>
          <text:p text:style-name="P1"><text:span text:style-name="T1">44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6.209cm" svg:y1="38.811cm" svg:x2="36.2cm" svg:y2="37.44cm" draw:end-shape="id122" draw:end-glue-point="2" svg:d="M36209 38811l-9-1371" svg:viewBox="0 0 10 1372">
          <text:p text:style-name="P1"><text:span text:style-name="T2">ac4_q_n0</text:span></text:p>
        </draw:connector>
        <draw:connector draw:style-name="gr7" draw:text-style-name="P1" draw:layer="layout" draw:type="line" svg:x1="36.2cm" svg:y1="36.54cm" svg:x2="37.3cm" svg:y2="35.011cm" draw:start-shape="id122" draw:start-glue-point="0" draw:end-shape="id16" draw:end-glue-point="2" svg:d="M36200 36540l1100-1529" svg:viewBox="0 0 1101 1530">
          <text:p/>
        </draw:connector>
        <draw:connector draw:style-name="gr7" draw:text-style-name="P1" draw:layer="layout" draw:type="line" svg:x1="21.8cm" svg:y1="18.573cm" svg:x2="21.75cm" svg:y2="15.473cm" draw:start-shape="id64" draw:start-glue-point="0" draw:end-shape="id123" draw:end-glue-point="2" svg:d="M21800 18573l-50-3100" svg:viewBox="0 0 51 3101">
          <text:p/>
        </draw:connector>
        <draw:connector draw:style-name="gr8" draw:text-style-name="P3" draw:layer="layout" draw:type="line" svg:x1="97.817cm" svg:y1="47.856cm" svg:x2="98.95cm" svg:y2="46.4cm" draw:end-shape="id60" draw:end-glue-point="2" svg:d="M97817 47856l1133-1456" svg:viewBox="0 0 1134 1457">
          <text:p text:style-name="P1"><text:span text:style-name="T2">ac4_q_nfull</text:span></text:p>
        </draw:connector>
        <draw:connector draw:style-name="gr8" draw:text-style-name="P3" draw:layer="layout" draw:type="line" svg:x1="94.76cm" svg:y1="47.889cm" svg:x2="96.05cm" svg:y2="46.6cm" draw:end-shape="id57" draw:end-glue-point="2" svg:d="M94760 47889l1290-1289" svg:viewBox="0 0 1291 1290">
          <text:p text:style-name="P1"><text:span text:style-name="T2">ac4_q_nfull/b</text:span></text:p>
        </draw:connector>
        <draw:custom-shape draw:style-name="gr2" draw:text-style-name="P2" xml:id="id124" draw:id="id124" draw:layer="layout" svg:width="1cm" svg:height="0.9cm" svg:x="96.6cm" svg:y="49.5cm">
          <text:p text:style-name="P1"><text:span text:style-name="T1">3-OR</text:span></text:p>
          <text:p text:style-name="P1"><text:span text:style-name="T1">47110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7.1cm" svg:y1="52.287cm" svg:x2="97.1cm" svg:y2="50.4cm" draw:end-shape="id124" draw:end-glue-point="2" svg:d="M97100 52287v-1887" svg:viewBox="0 0 1 1888">
          <text:p text:style-name="P1"><text:span text:style-name="T2">ac4_q_nfull</text:span></text:p>
        </draw:connector>
        <draw:connector draw:style-name="gr7" draw:text-style-name="P1" draw:layer="layout" draw:type="line" svg:x1="98.95cm" svg:y1="45.5cm" svg:x2="98.95cm" svg:y2="44.2cm" draw:start-shape="id60" draw:start-glue-point="0" draw:end-shape="id56" draw:end-glue-point="2" svg:d="M98950 45500v-1300" svg:viewBox="0 0 1 1301">
          <text:p/>
        </draw:connector>
        <draw:connector draw:style-name="gr8" draw:text-style-name="P3" draw:layer="layout" draw:type="line" svg:x1="19.578cm" svg:y1="18.6cm" svg:x2="20.671cm" svg:y2="16.94cm" draw:start-shape="id50" draw:start-glue-point="0" svg:d="M19578 18600l1093-1660" svg:viewBox="0 0 1094 1661">
          <text:p text:style-name="P1"><text:span text:style-name="T2">lc_n0</text:span></text:p>
        </draw:connector>
        <draw:connector draw:style-name="gr8" draw:text-style-name="P3" draw:layer="layout" draw:type="line" svg:x1="19.65cm" svg:y1="21.3cm" svg:x2="20.909cm" svg:y2="20.009cm" draw:start-shape="id54" draw:start-glue-point="0" svg:d="M19650 21300l1259-1291" svg:viewBox="0 0 1260 1292">
          <text:p text:style-name="P1"><text:span text:style-name="T2">qsc_n0_s</text:span></text:p>
        </draw:connector>
        <draw:custom-shape draw:style-name="gr1" draw:text-style-name="P2" xml:id="id151" draw:id="id151" draw:layer="layout" svg:width="2.1cm" svg:height="0.9cm" svg:x="20.7cm" svg:y="9cm">
          <text:p text:style-name="P1"><text:span text:style-name="T1">DFFR (clk27,/res3)</text:span></text:p>
          <text:p text:style-name="P1"><text:span text:style-name="T1">-69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9" draw:id="id149" draw:layer="layout" svg:width="2.1cm" svg:height="0.9cm" svg:x="18.5cm" svg:y="9cm">
          <text:p text:style-name="P1"><text:span text:style-name="T1">DFFR (clk27,/res3)</text:span></text:p>
          <text:p text:style-name="P1"><text:span text:style-name="T1">-69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6" draw:id="id166" draw:layer="layout" svg:width="2.1cm" svg:height="0.9cm" svg:x="35.8cm" svg:y="7.786cm">
          <text:p text:style-name="P1"><text:span text:style-name="T1">DFFR (clk22,/res3)</text:span></text:p>
          <text:p text:style-name="P1"><text:span text:style-name="T1">47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5" draw:id="id125" draw:layer="layout" svg:width="1cm" svg:height="0.9cm" svg:x="59.7cm" svg:y="44.57cm">
          <text:p text:style-name="P1"><text:span text:style-name="T1">NAND</text:span></text:p>
          <text:p text:style-name="P1"><text:span text:style-name="T1">43112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0.2cm" svg:y1="44.57cm" svg:x2="60.2cm" svg:y2="43.77cm" draw:start-shape="id125" draw:start-glue-point="0" draw:end-shape="id73" draw:end-glue-point="2" svg:d="M60200 44570v-800" svg:viewBox="0 0 1 801">
          <text:p/>
        </draw:connector>
        <draw:custom-shape draw:style-name="gr2" draw:text-style-name="P2" xml:id="id126" draw:id="id126" draw:layer="layout" svg:width="1cm" svg:height="0.9cm" svg:x="61cm" svg:y="46.37cm">
          <text:p text:style-name="P1"><text:span text:style-name="T1">NOT</text:span></text:p>
          <text:p text:style-name="P1"><text:span text:style-name="T1">43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5cm" svg:y1="46.37cm" svg:x2="61.484cm" svg:y2="45.024cm" draw:start-shape="id126" draw:start-glue-point="0" svg:d="M61500 46370l-16-1346" svg:viewBox="0 0 17 1347">
          <text:p text:style-name="P1"><text:span text:style-name="T2">/res3</text:span></text:p>
        </draw:connector>
        <draw:connector draw:style-name="gr7" draw:text-style-name="P1" draw:layer="layout" draw:type="line" svg:x1="61.5cm" svg:y1="46.37cm" svg:x2="60.2cm" svg:y2="45.47cm" draw:start-shape="id126" draw:start-glue-point="0" draw:end-shape="id125" draw:end-glue-point="2" svg:d="M61500 46370l-1300-900" svg:viewBox="0 0 1301 901">
          <text:p/>
        </draw:connector>
        <draw:custom-shape draw:style-name="gr1" draw:text-style-name="P2" xml:id="id235" draw:id="id235" draw:layer="layout" svg:width="2.1cm" svg:height="0.9cm" svg:x="98.184cm" svg:y="15.551cm">
          <text:p text:style-name="P1"><text:span text:style-name="T1">DFFR (clk38,/res3)</text:span></text:p>
          <text:p text:style-name="P1"><text:span text:style-name="T1">43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5" draw:id="id145" draw:layer="layout" svg:width="2.1cm" svg:height="0.9cm" svg:x="20.7cm" svg:y="11.773cm">
          <text:p text:style-name="P1"><text:span text:style-name="T1">DFFR (clk22,/res3)</text:span></text:p>
          <text:p text:style-name="P1"><text:span text:style-name="T1">-69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2" draw:id="id142" draw:layer="layout" svg:width="2.1cm" svg:height="0.9cm" svg:x="18.5cm" svg:y="11.773cm">
          <text:p text:style-name="P1"><text:span text:style-name="T1">DFFR (clk22,/res3)</text:span></text:p>
          <text:p text:style-name="P1"><text:span text:style-name="T1">-69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7" draw:id="id177" draw:layer="layout" svg:width="2.1cm" svg:height="0.9cm" svg:x="95.2cm" svg:y="26.236cm">
          <text:p text:style-name="P1"><text:span text:style-name="T1">DFFR (clk29,/res3)</text:span></text:p>
          <text:p text:style-name="P1"><text:span text:style-name="T1">-69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4" draw:id="id174" draw:layer="layout" svg:width="2.1cm" svg:height="0.9cm" svg:x="100.8cm" svg:y="26.236cm">
          <text:p text:style-name="P1"><text:span text:style-name="T1">DFFR (mclk,/res3)</text:span></text:p>
          <text:p text:style-name="P1"><text:span text:style-name="T1">-69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2" draw:id="id172" draw:layer="layout" svg:width="2.1cm" svg:height="0.9cm" svg:x="83.8cm" svg:y="26.236cm">
          <text:p text:style-name="P1"><text:span text:style-name="T1">DFFR (clk29,/res3)</text:span></text:p>
          <text:p text:style-name="P1"><text:span text:style-name="T1">-698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9" draw:id="id169" draw:layer="layout" svg:width="2.1cm" svg:height="0.9cm" svg:x="89.4cm" svg:y="26.236cm">
          <text:p text:style-name="P1"><text:span text:style-name="T1">DFFR (clk29,/res3)</text:span></text:p>
          <text:p text:style-name="P1"><text:span text:style-name="T1">-70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2.1cm" svg:height="0.9cm" svg:x="94.9cm" svg:y="20.893cm">
          <text:p text:style-name="P1"><text:span text:style-name="T1">DFFR (clk26,/res3)</text:span></text:p>
          <text:p text:style-name="P1"><text:span text:style-name="T1">-70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9" draw:id="id159" draw:layer="layout" svg:width="2.1cm" svg:height="0.9cm" svg:x="100.5cm" svg:y="20.893cm">
          <text:p text:style-name="P1"><text:span text:style-name="T1">DFFR (clk26,/res3)</text:span></text:p>
          <text:p text:style-name="P1"><text:span text:style-name="T1">-70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5" draw:id="id195" draw:layer="layout" svg:width="2.1cm" svg:height="0.9cm" svg:x="104.6cm" svg:y="20.893cm">
          <text:p text:style-name="P1"><text:span text:style-name="T1">DFFR (clk26,/res3)</text:span></text:p>
          <text:p text:style-name="P1"><text:span text:style-name="T1">-70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2.1cm" svg:height="0.9cm" svg:x="96.75cm" svg:y="58.9cm">
          <text:p text:style-name="P1"><text:span text:style-name="T1">DFFR (mclk,/res3)</text:span></text:p>
          <text:p text:style-name="P1"><text:span text:style-name="T1">-70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7" draw:id="id127" draw:layer="layout" svg:width="1cm" svg:height="0.9cm" svg:x="55.4cm" svg:y="31.8cm">
          <text:p text:style-name="P1"><text:span text:style-name="T1">OR (mclk)</text:span></text:p>
          <text:p text:style-name="P1"><text:span text:style-name="T1">-705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9cm" svg:y1="31.8cm" svg:x2="55.908cm" svg:y2="29.966cm" draw:start-shape="id127" draw:start-glue-point="0" svg:d="M55900 31800l8-1834" svg:viewBox="0 0 9 1835">
          <text:p text:style-name="P1"><text:span text:style-name="T2">clk26</text:span></text:p>
        </draw:connector>
        <draw:custom-shape draw:style-name="gr2" draw:text-style-name="P2" xml:id="id128" draw:id="id128" draw:layer="layout" svg:width="1cm" svg:height="0.9cm" svg:x="49.086cm" svg:y="36.582cm">
          <text:p text:style-name="P1"><text:span text:style-name="T1">OR (mclk)</text:span></text:p>
          <text:p text:style-name="P1"><text:span text:style-name="T1">-706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586cm" svg:y1="36.582cm" svg:x2="49.549cm" svg:y2="35.113cm" draw:start-shape="id128" draw:start-glue-point="0" svg:d="M49586 36582l-37-1469" svg:viewBox="0 0 38 1470">
          <text:p text:style-name="P1"><text:span text:style-name="T2">clk27</text:span></text:p>
        </draw:connector>
        <draw:custom-shape draw:style-name="gr2" draw:text-style-name="P2" xml:id="id129" draw:id="id129" draw:layer="layout" svg:width="1cm" svg:height="0.9cm" svg:x="23.1cm" svg:y="36.456cm">
          <text:p text:style-name="P1"><text:span text:style-name="T1">OR (mclk)</text:span></text:p>
          <text:p text:style-name="P1"><text:span text:style-name="T1">-707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6cm" svg:y1="36.456cm" svg:x2="23.607cm" svg:y2="35.054cm" draw:start-shape="id129" draw:start-glue-point="0" svg:d="M23600 36456l7-1402" svg:viewBox="0 0 8 1403">
          <text:p text:style-name="P1"><text:span text:style-name="T2">clk22</text:span></text:p>
        </draw:connector>
        <draw:connector draw:style-name="gr3" draw:text-style-name="P3" draw:layer="layout" draw:type="line" svg:x1="26.949cm" svg:y1="36.434cm" svg:x2="26.947cm" svg:y2="35.141cm" draw:start-shape="id82" draw:start-glue-point="0" svg:d="M26949 36434l-2-1293" svg:viewBox="0 0 3 1294">
          <text:p text:style-name="P1"><text:span text:style-name="T2">clk29</text:span></text:p>
        </draw:connector>
        <draw:custom-shape draw:style-name="gr2" draw:text-style-name="P2" xml:id="id130" draw:id="id130" draw:layer="layout" svg:width="1cm" svg:height="0.9cm" svg:x="105.6cm" svg:y="26.238cm">
          <text:p text:style-name="P1"><text:span text:style-name="T1">OR (ground, mclk)</text:span></text:p>
          <text:p text:style-name="P1"><text:span text:style-name="T1">-708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6.1cm" svg:y1="26.238cm" svg:x2="106.108cm" svg:y2="24.827cm" draw:start-shape="id130" draw:start-glue-point="0" svg:d="M106100 26238l8-1411" svg:viewBox="0 0 9 1412">
          <text:p text:style-name="P1"><text:span text:style-name="T2">mclk</text:span></text:p>
        </draw:connector>
        <draw:custom-shape draw:style-name="gr1" draw:text-style-name="P2" xml:id="id338" draw:id="id338" draw:layer="layout" svg:width="2.1cm" svg:height="0.9cm" svg:x="87.65cm" svg:y="49.4cm">
          <text:p text:style-name="P1"><text:span text:style-name="T1">DFFR (mclk)</text:span></text:p>
          <text:p text:style-name="P1"><text:span text:style-name="T1">-70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1" draw:id="id131" draw:layer="layout" svg:width="1cm" svg:height="0.9cm" svg:x="33.5cm" svg:y="34.847cm">
          <text:p text:style-name="P1"><text:span text:style-name="T1">AND</text:span></text:p>
          <text:p text:style-name="P1"><text:span text:style-name="T1">4615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4cm" svg:y1="36.54cm" svg:x2="34cm" svg:y2="35.747cm" draw:start-shape="id93" draw:start-glue-point="0" draw:end-shape="id131" draw:end-glue-point="2" svg:d="M34000 36540v-793" svg:viewBox="0 0 1 794">
          <text:p/>
        </draw:connector>
        <draw:connector draw:style-name="gr4" draw:text-style-name="P1" draw:layer="layout" draw:type="line" svg:x1="34cm" svg:y1="34.847cm" svg:x2="34cm" svg:y2="34.047cm" draw:start-shape="id131" draw:start-glue-point="0" draw:end-shape="id13" draw:end-glue-point="2" svg:d="M34000 34847v-800" svg:viewBox="0 0 1 801">
          <text:p/>
        </draw:connector>
        <draw:connector draw:style-name="gr4" draw:text-style-name="P1" draw:layer="layout" draw:type="line" svg:x1="34cm" svg:y1="36.54cm" svg:x2="36.2cm" svg:y2="35.011cm" draw:start-shape="id93" draw:start-glue-point="0" draw:end-shape="id75" draw:end-glue-point="2" svg:d="M34000 36540l2200-1529" svg:viewBox="0 0 2201 1530">
          <text:p/>
        </draw:connector>
        <draw:custom-shape draw:style-name="gr2" draw:text-style-name="P2" xml:id="id132" draw:id="id132" draw:layer="layout" svg:width="1cm" svg:height="0.9cm" svg:x="35.7cm" svg:y="39.613cm">
          <text:p text:style-name="P1"><text:span text:style-name="T1">NAND</text:span></text:p>
          <text:p text:style-name="P1"><text:span text:style-name="T1">4614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6.2cm" svg:y1="39.613cm" svg:x2="34cm" svg:y2="35.747cm" draw:start-shape="id132" draw:start-glue-point="0" draw:end-shape="id131" draw:end-glue-point="2" svg:d="M36200 39613l-2200-3866" svg:viewBox="0 0 2201 3867">
          <text:p/>
        </draw:connector>
        <draw:connector draw:style-name="gr3" draw:text-style-name="P3" draw:layer="layout" draw:type="line" svg:x1="36.05cm" svg:y1="41.754cm" svg:x2="36.2cm" svg:y2="40.513cm" draw:end-shape="id132" draw:end-glue-point="2" svg:d="M36050 41754l150-1241" svg:viewBox="0 0 151 1242">
          <text:p text:style-name="P1"><text:span text:style-name="T2">ch1_2</text:span></text:p>
        </draw:connector>
        <draw:connector draw:style-name="gr3" draw:text-style-name="P3" draw:layer="layout" draw:type="line" svg:x1="38.829cm" svg:y1="39.349cm" svg:x2="38.4cm" svg:y2="37.411cm" draw:end-shape="id14" draw:end-glue-point="2" svg:d="M38829 39349l-429-1938" svg:viewBox="0 0 430 1939">
          <text:p text:style-name="P1"><text:span text:style-name="T2">ch1_2</text:span></text:p>
        </draw:connector>
        <draw:custom-shape draw:style-name="gr2" draw:text-style-name="P2" xml:id="id133" draw:id="id133" draw:layer="layout" svg:width="1cm" svg:height="0.9cm" svg:x="48cm" svg:y="38.401cm">
          <text:p text:style-name="P1"><text:span text:style-name="T1">NAND</text:span></text:p>
          <text:p text:style-name="P1"><text:span text:style-name="T1">-71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385cm" svg:y1="40.574cm" svg:x2="48.5cm" svg:y2="39.301cm" draw:end-shape="id133" draw:end-glue-point="2" svg:d="M48385 40574l115-1273" svg:viewBox="0 0 116 1274">
          <text:p text:style-name="P1"><text:span text:style-name="T2">ch1_2</text:span></text:p>
        </draw:connector>
        <draw:connector draw:style-name="gr4" draw:text-style-name="P1" draw:layer="layout" draw:type="line" svg:x1="94.9cm" svg:y1="21.343cm" svg:x2="94.4cm" svg:y2="21.343cm" draw:start-shape="id134" draw:end-shape="id135" draw:end-glue-point="1" svg:d="M94900 21343h-500" svg:viewBox="0 0 501 1">
          <text:p/>
        </draw:connector>
        <draw:custom-shape draw:style-name="gr2" draw:text-style-name="P2" xml:id="id135" draw:id="id135" draw:layer="layout" svg:width="1cm" svg:height="0.9cm" svg:x="93.4cm" svg:y="20.893cm">
          <text:p text:style-name="P1"><text:span text:style-name="T1">NOT</text:span></text:p>
          <text:p text:style-name="P1"><text:span text:style-name="T1">-71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3.4cm" svg:y1="21.343cm" svg:x2="92.9cm" svg:y2="21.343cm" draw:start-shape="id135" draw:start-glue-point="3" draw:end-shape="id136" draw:end-glue-point="1" svg:d="M93400 21343h-500" svg:viewBox="0 0 501 1">
          <text:p/>
        </draw:connector>
        <draw:connector draw:style-name="gr4" draw:text-style-name="P1" draw:layer="layout" draw:type="line" svg:x1="91.9cm" svg:y1="21.343cm" svg:x2="91.4cm" svg:y2="21.343cm" draw:start-shape="id136" draw:start-glue-point="3" draw:end-shape="id137" draw:end-glue-point="1" svg:d="M91900 21343h-500" svg:viewBox="0 0 501 1">
          <text:p/>
        </draw:connector>
        <draw:connector draw:style-name="gr4" draw:text-style-name="P1" draw:layer="layout" draw:type="line" svg:x1="20.078cm" svg:y1="19.05cm" svg:x2="21.3cm" svg:y2="19.023cm" draw:start-shape="id50" draw:start-glue-point="1" draw:end-shape="id64" draw:end-glue-point="3" svg:d="M20078 19050l1222-27" svg:viewBox="0 0 1223 28">
          <text:p/>
        </draw:connector>
        <draw:connector draw:style-name="gr4" draw:text-style-name="P1" draw:layer="layout" draw:type="line" svg:x1="20.7cm" svg:y1="21.75cm" svg:x2="21.3cm" svg:y2="21.723cm" draw:start-shape="id54" draw:end-shape="id63" draw:end-glue-point="3" svg:d="M20700 21750l600-27" svg:viewBox="0 0 601 28">
          <text:p/>
        </draw:connector>
        <draw:connector draw:style-name="gr3" draw:text-style-name="P3" draw:layer="layout" draw:type="line" svg:x1="21.2cm" svg:y1="7.5cm" svg:x2="21.174cm" svg:y2="6cm" draw:start-shape="id138" draw:start-glue-point="0" svg:d="M21200 7500l-26-1500" svg:viewBox="0 0 27 1501">
          <text:p text:style-name="P1"><text:span text:style-name="T2">ndirect_s</text:span></text:p>
        </draw:connector>
        <draw:connector draw:style-name="gr3" draw:text-style-name="P3" draw:layer="layout" draw:type="line" svg:x1="19.6cm" svg:y1="7.479cm" svg:x2="19.606cm" svg:y2="6.007cm" draw:start-shape="id139" draw:start-glue-point="0" svg:d="M19600 7479l6-1472" svg:viewBox="0 0 7 1473">
          <text:p text:style-name="P1"><text:span text:style-name="T2">lc_0_s</text:span></text:p>
        </draw:connector>
        <draw:custom-shape draw:style-name="gr2" draw:text-style-name="P2" xml:id="id140" draw:id="id140" draw:layer="layout" svg:width="1cm" svg:height="0.9cm" svg:x="19.6cm" svg:y="13.173cm">
          <text:p text:style-name="P1"><text:span text:style-name="T1">NOT</text:span></text:p>
          <text:p text:style-name="P1"><text:span text:style-name="T1">-71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1" draw:id="id141" draw:layer="layout" svg:width="1cm" svg:height="0.9cm" svg:x="18.5cm" svg:y="13.173cm">
          <text:p text:style-name="P1"><text:span text:style-name="T1">NOT</text:span></text:p>
          <text:p text:style-name="P1"><text:span text:style-name="T1">-71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14.573cm" svg:x2="20.1cm" svg:y2="14.073cm" draw:start-shape="id52" draw:start-glue-point="0" draw:end-shape="id140" draw:end-glue-point="2" svg:d="M19550 14573l550-500" svg:viewBox="0 0 551 501">
          <text:p/>
        </draw:connector>
        <draw:connector draw:style-name="gr4" draw:text-style-name="P1" draw:layer="layout" draw:type="line" svg:x1="20.1cm" svg:y1="13.173cm" svg:x2="19cm" svg:y2="14.073cm" draw:start-shape="id140" draw:start-glue-point="0" draw:end-shape="id141" draw:end-glue-point="2" svg:d="M20100 13173l-1100 900" svg:viewBox="0 0 1101 901">
          <text:p/>
        </draw:connector>
        <draw:connector draw:style-name="gr4" draw:text-style-name="P1" draw:layer="layout" draw:type="line" svg:x1="19cm" svg:y1="13.173cm" svg:x2="19.55cm" svg:y2="12.673cm" draw:start-shape="id141" draw:start-glue-point="0" draw:end-shape="id142" draw:end-glue-point="2" svg:d="M19000 13173l550-500" svg:viewBox="0 0 551 501">
          <text:p/>
        </draw:connector>
        <draw:custom-shape draw:style-name="gr2" draw:text-style-name="P2" xml:id="id143" draw:id="id143" draw:layer="layout" svg:width="1cm" svg:height="0.9cm" svg:x="21.8cm" svg:y="13.173cm">
          <text:p text:style-name="P1"><text:span text:style-name="T1">NOT</text:span></text:p>
          <text:p text:style-name="P1"><text:span text:style-name="T1">-71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4" draw:id="id144" draw:layer="layout" svg:width="1cm" svg:height="0.9cm" svg:x="20.7cm" svg:y="13.173cm">
          <text:p text:style-name="P1"><text:span text:style-name="T1">NOT</text:span></text:p>
          <text:p text:style-name="P1"><text:span text:style-name="T1">-71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75cm" svg:y1="14.573cm" svg:x2="22.3cm" svg:y2="14.073cm" draw:start-shape="id123" draw:start-glue-point="0" draw:end-shape="id143" draw:end-glue-point="2" svg:d="M21750 14573l550-500" svg:viewBox="0 0 551 501">
          <text:p/>
        </draw:connector>
        <draw:connector draw:style-name="gr4" draw:text-style-name="P1" draw:layer="layout" draw:type="line" svg:x1="22.3cm" svg:y1="13.173cm" svg:x2="21.2cm" svg:y2="14.073cm" draw:start-shape="id143" draw:start-glue-point="0" draw:end-shape="id144" draw:end-glue-point="2" svg:d="M22300 13173l-1100 900" svg:viewBox="0 0 1101 901">
          <text:p/>
        </draw:connector>
        <draw:connector draw:style-name="gr4" draw:text-style-name="P1" draw:layer="layout" draw:type="line" svg:x1="21.2cm" svg:y1="13.173cm" svg:x2="21.75cm" svg:y2="12.673cm" draw:start-shape="id144" draw:start-glue-point="0" draw:end-shape="id145" draw:end-glue-point="2" svg:d="M21200 13173l550-500" svg:viewBox="0 0 551 501">
          <text:p/>
        </draw:connector>
        <draw:custom-shape draw:style-name="gr2" draw:text-style-name="P2" xml:id="id147" draw:id="id147" draw:layer="layout" svg:width="1cm" svg:height="0.9cm" svg:x="19.6cm" svg:y="10.4cm">
          <text:p text:style-name="P1"><text:span text:style-name="T1">NOT</text:span></text:p>
          <text:p text:style-name="P1"><text:span text:style-name="T1">-71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1cm" svg:height="0.9cm" svg:x="18.5cm" svg:y="10.4cm">
          <text:p text:style-name="P1"><text:span text:style-name="T1">NOT</text:span></text:p>
          <text:p text:style-name="P1"><text:span text:style-name="T1">-720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75cm" svg:y1="11.773cm" svg:x2="22.3cm" svg:y2="11.3cm" draw:start-shape="id145" draw:start-glue-point="0" draw:end-shape="id146" draw:end-glue-point="2" svg:d="M21750 11773l550-473" svg:viewBox="0 0 551 474">
          <text:p/>
        </draw:connector>
        <draw:connector draw:style-name="gr4" draw:text-style-name="P1" draw:layer="layout" draw:type="line" svg:x1="20.1cm" svg:y1="10.4cm" svg:x2="19cm" svg:y2="11.3cm" draw:start-shape="id147" draw:start-glue-point="0" draw:end-shape="id148" draw:end-glue-point="2" svg:d="M20100 10400l-1100 900" svg:viewBox="0 0 1101 901">
          <text:p/>
        </draw:connector>
        <draw:connector draw:style-name="gr4" draw:text-style-name="P1" draw:layer="layout" draw:type="line" svg:x1="19cm" svg:y1="10.4cm" svg:x2="19.55cm" svg:y2="9.9cm" draw:start-shape="id148" draw:start-glue-point="0" draw:end-shape="id149" draw:end-glue-point="2" svg:d="M19000 10400l550-500" svg:viewBox="0 0 551 501">
          <text:p/>
        </draw:connector>
        <draw:connector draw:style-name="gr4" draw:text-style-name="P1" draw:layer="layout" draw:type="line" svg:x1="19.55cm" svg:y1="9cm" svg:x2="19.6cm" svg:y2="8.379cm" draw:start-shape="id149" draw:start-glue-point="0" draw:end-shape="id139" draw:end-glue-point="2" svg:d="M19550 9000l50-621" svg:viewBox="0 0 51 622">
          <text:p/>
        </draw:connector>
        <draw:custom-shape draw:style-name="gr2" draw:text-style-name="P2" xml:id="id146" draw:id="id146" draw:layer="layout" svg:width="1cm" svg:height="0.9cm" svg:x="21.8cm" svg:y="10.4cm">
          <text:p text:style-name="P1"><text:span text:style-name="T1">NOT</text:span></text:p>
          <text:p text:style-name="P1"><text:span text:style-name="T1">-721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0" draw:id="id150" draw:layer="layout" svg:width="1cm" svg:height="0.9cm" svg:x="20.7cm" svg:y="10.4cm">
          <text:p text:style-name="P1"><text:span text:style-name="T1">NOT</text:span></text:p>
          <text:p text:style-name="P1"><text:span text:style-name="T1">-722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11.773cm" svg:x2="20.1cm" svg:y2="11.3cm" draw:start-shape="id142" draw:start-glue-point="0" draw:end-shape="id147" draw:end-glue-point="2" svg:d="M19550 11773l550-473" svg:viewBox="0 0 551 474">
          <text:p/>
        </draw:connector>
        <draw:connector draw:style-name="gr4" draw:text-style-name="P1" draw:layer="layout" draw:type="line" svg:x1="22.3cm" svg:y1="10.4cm" svg:x2="21.2cm" svg:y2="11.3cm" draw:start-shape="id146" draw:start-glue-point="0" draw:end-shape="id150" draw:end-glue-point="2" svg:d="M22300 10400l-1100 900" svg:viewBox="0 0 1101 901">
          <text:p/>
        </draw:connector>
        <draw:connector draw:style-name="gr4" draw:text-style-name="P1" draw:layer="layout" draw:type="line" svg:x1="21.2cm" svg:y1="10.4cm" svg:x2="21.75cm" svg:y2="9.9cm" draw:start-shape="id150" draw:start-glue-point="0" draw:end-shape="id151" draw:end-glue-point="2" svg:d="M21200 10400l550-500" svg:viewBox="0 0 551 501">
          <text:p/>
        </draw:connector>
        <draw:custom-shape draw:style-name="gr2" draw:text-style-name="P2" xml:id="id152" draw:id="id152" draw:layer="layout" svg:width="1cm" svg:height="0.9cm" svg:x="21.8cm" svg:y="7.5cm">
          <text:p text:style-name="P1"><text:span text:style-name="T1">NOT</text:span></text:p>
          <text:p text:style-name="P1"><text:span text:style-name="T1">-72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75cm" svg:y1="9cm" svg:x2="22.3cm" svg:y2="8.4cm" draw:start-shape="id151" draw:start-glue-point="0" draw:end-shape="id152" draw:end-glue-point="2" svg:d="M21750 9000l550-600" svg:viewBox="0 0 551 601">
          <text:p/>
        </draw:connector>
        <draw:custom-shape draw:style-name="gr2" draw:text-style-name="P2" xml:id="id138" draw:id="id138" draw:layer="layout" svg:width="1cm" svg:height="0.9cm" svg:x="20.7cm" svg:y="7.5cm">
          <text:p text:style-name="P1"><text:span text:style-name="T1">NOT</text:span></text:p>
          <text:p text:style-name="P1"><text:span text:style-name="T1">-724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3cm" svg:y1="7.5cm" svg:x2="21.2cm" svg:y2="8.4cm" draw:start-shape="id152" draw:start-glue-point="0" draw:end-shape="id138" draw:end-glue-point="2" svg:d="M22300 7500l-1100 900" svg:viewBox="0 0 1101 901">
          <text:p/>
        </draw:connector>
        <draw:connector draw:style-name="gr3" draw:text-style-name="P3" draw:layer="layout" draw:type="line" svg:x1="45.179cm" svg:y1="36.73cm" svg:x2="45.2cm" svg:y2="35.611cm" draw:end-shape="id17" draw:end-glue-point="2" svg:d="M45179 36730l21-1119" svg:viewBox="0 0 22 1120">
          <text:p text:style-name="P1"><text:span text:style-name="T2">ac4_q_n0</text:span></text:p>
        </draw:connector>
        <draw:connector draw:style-name="gr4" draw:text-style-name="P1" draw:layer="layout" draw:type="line" svg:x1="23.6cm" svg:y1="38.513cm" svg:x2="23.6cm" svg:y2="37.356cm" draw:start-shape="id153" draw:start-glue-point="0" draw:end-shape="id129" draw:end-glue-point="2" svg:d="M23600 38513v-1157" svg:viewBox="0 0 1 1158">
          <text:p/>
        </draw:connector>
        <draw:connector draw:style-name="gr4" draw:text-style-name="P1" draw:layer="layout" draw:type="line" svg:x1="23.6cm" svg:y1="38.513cm" svg:x2="24.7cm" svg:y2="37.356cm" draw:start-shape="id153" draw:start-glue-point="0" draw:end-shape="id80" draw:end-glue-point="2" svg:d="M23600 38513l1100-1157" svg:viewBox="0 0 1101 1158">
          <text:p/>
        </draw:connector>
        <draw:custom-shape draw:style-name="gr2" draw:text-style-name="P2" xml:id="id154" draw:id="id154" draw:layer="layout" svg:width="1cm" svg:height="0.9cm" svg:x="49.085cm" svg:y="38.401cm">
          <text:p text:style-name="P1"><text:span text:style-name="T1">NAND</text:span></text:p>
          <text:p text:style-name="P1"><text:span text:style-name="T1">-72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9.585cm" svg:y1="38.401cm" svg:x2="49.586cm" svg:y2="37.482cm" draw:start-shape="id154" draw:start-glue-point="0" draw:end-shape="id128" draw:end-glue-point="2" svg:d="M49585 38401l1-919" svg:viewBox="0 0 2 920">
          <text:p/>
        </draw:connector>
        <draw:connector draw:style-name="gr4" draw:text-style-name="P1" draw:layer="layout" draw:type="line" svg:x1="49.585cm" svg:y1="38.401cm" svg:x2="47.4cm" svg:y2="35.613cm" draw:start-shape="id154" draw:start-glue-point="0" draw:end-shape="id155" draw:end-glue-point="2" svg:d="M49585 38401l-2185-2788" svg:viewBox="0 0 2186 2789">
          <text:p/>
        </draw:connector>
        <draw:custom-shape draw:style-name="gr2" draw:text-style-name="P2" xml:id="id155" draw:id="id155" draw:layer="layout" svg:width="1cm" svg:height="0.9cm" svg:x="46.9cm" svg:y="34.713cm">
          <text:p text:style-name="P1"><text:span text:style-name="T1">AND</text:span></text:p>
          <text:p text:style-name="P1"><text:span text:style-name="T1">-7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56" draw:id="id156" draw:layer="layout" svg:width="1cm" svg:height="0.9cm" svg:x="46.9cm" svg:y="32.611cm">
          <text:p text:style-name="P1"><text:span text:style-name="T1">AND</text:span></text:p>
          <text:p text:style-name="P1"><text:span text:style-name="T1">-7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draw:type="line" svg:x1="47.4cm" svg:y1="34.713cm" svg:x2="47.4cm" svg:y2="33.511cm" draw:start-shape="id155" draw:start-glue-point="0" draw:end-shape="id156" draw:end-glue-point="2" svg:d="M47400 34713v-1202" svg:viewBox="0 0 1 1203">
          <text:p/>
        </draw:connector>
        <draw:connector draw:style-name="gr4" draw:text-style-name="P1" draw:layer="layout" draw:type="line" svg:x1="47.4cm" svg:y1="32.611cm" svg:x2="47.4cm" svg:y2="31.611cm" draw:start-shape="id156" draw:start-glue-point="0" draw:end-shape="id26" draw:end-glue-point="2" svg:d="M47400 32611v-1000" svg:viewBox="0 0 1 1001">
          <text:p/>
        </draw:connector>
        <draw:connector draw:style-name="gr4" draw:text-style-name="P1" draw:layer="layout" draw:type="line" svg:x1="47.4cm" svg:y1="34.713cm" svg:x2="46.3cm" svg:y2="33.511cm" draw:start-shape="id155" draw:start-glue-point="0" draw:end-shape="id78" draw:end-glue-point="2" svg:d="M47400 34713l-1100-1202" svg:viewBox="0 0 1101 1203">
          <text:p/>
        </draw:connector>
        <draw:connector draw:style-name="gr4" draw:text-style-name="P1" draw:layer="layout" draw:type="line" svg:x1="101.95cm" svg:y1="55.72cm" svg:x2="99.3cm" svg:y2="55.216cm" draw:start-shape="id157" draw:start-glue-point="0" draw:end-shape="id58" draw:end-glue-point="2" svg:d="M101950 55720l-2650-504" svg:viewBox="0 0 2651 505">
          <text:p/>
        </draw:connector>
        <draw:connector draw:style-name="gr4" draw:text-style-name="P1" draw:layer="layout" draw:type="line" svg:x1="101.95cm" svg:y1="55.72cm" svg:x2="102.35cm" svg:y2="52.885cm" draw:start-shape="id157" draw:start-glue-point="0" draw:end-shape="id61" draw:end-glue-point="2" svg:d="M101950 55720l400-2835" svg:viewBox="0 0 401 2836">
          <text:p/>
        </draw:connector>
        <draw:connector draw:style-name="gr4" draw:text-style-name="P1" draw:layer="layout" draw:type="line" svg:x1="101.95cm" svg:y1="55.72cm" svg:x2="97.1cm" svg:y2="50.4cm" draw:start-shape="id157" draw:start-glue-point="0" draw:end-shape="id124" draw:end-glue-point="2" svg:d="M101950 55720l-4850-5320" svg:viewBox="0 0 4851 5321">
          <text:p/>
        </draw:connector>
        <draw:connector draw:style-name="gr3" draw:text-style-name="P3" draw:layer="layout" draw:type="line" svg:x1="101.95cm" svg:y1="55.72cm" svg:x2="96.05cm" svg:y2="46.6cm" draw:start-shape="id157" draw:start-glue-point="0" draw:end-shape="id57" draw:end-glue-point="2" svg:d="M101950 55720l-5900-9120" svg:viewBox="0 0 5901 9121">
          <text:p text:style-name="P1"><text:span text:style-name="T2">c</text:span></text:p>
        </draw:connector>
        <draw:connector draw:style-name="gr4" draw:text-style-name="P1" draw:layer="layout" draw:type="line" svg:x1="97.1cm" svg:y1="49.5cm" svg:x2="98.95cm" svg:y2="44.2cm" draw:start-shape="id124" draw:start-glue-point="0" draw:end-shape="id56" draw:end-glue-point="2" svg:d="M97100 49500l1850-5300" svg:viewBox="0 0 1851 5301">
          <text:p/>
        </draw:connector>
        <draw:connector draw:style-name="gr3" draw:text-style-name="P3" draw:layer="layout" draw:type="line" svg:x1="10.68cm" svg:y1="34.8cm" svg:x2="12.149cm" svg:y2="33.446cm" draw:start-shape="id12" draw:start-glue-point="0" svg:d="M10680 34800l1469-1354" svg:viewBox="0 0 1470 1355">
          <text:p text:style-name="P1"><text:span text:style-name="T2">nFE00</text:span></text:p>
        </draw:connector>
        <draw:connector draw:style-name="gr3" draw:text-style-name="P3" draw:layer="layout" draw:type="line" svg:x1="10.75cm" svg:y1="30.9cm" svg:x2="10.746cm" svg:y2="29.133cm" draw:start-shape="id62" draw:start-glue-point="0" svg:d="M10750 30900l-4-1767" svg:viewBox="0 0 5 1768">
          <text:p text:style-name="P1"><text:span text:style-name="T2">padding_s</text:span></text:p>
        </draw:connector>
        <draw:connector draw:style-name="gr4" draw:text-style-name="P1" draw:layer="layout" draw:type="line" svg:x1="31.823cm" svg:y1="40.149cm" svg:x2="31.823cm" svg:y2="39.513cm" draw:start-shape="id81" draw:start-glue-point="0" draw:end-shape="id85" draw:end-glue-point="2" svg:d="M31823 40149v-636" svg:viewBox="0 0 1 637">
          <text:p/>
        </draw:connector>
        <draw:custom-shape draw:style-name="gr2" draw:text-style-name="P2" xml:id="id158" draw:id="id158" draw:layer="layout" svg:width="1cm" svg:height="0.9cm" svg:x="93.65cm" svg:y="57.1cm">
          <text:p text:style-name="P1"><text:span text:style-name="T1">AND</text:span></text:p>
          <text:p text:style-name="P1"><text:span text:style-name="T1">47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5cm" svg:y1="53.4cm" svg:x2="94.15cm" svg:y2="57.1cm" draw:start-shape="id59" draw:start-glue-point="2" draw:end-shape="id158" draw:end-glue-point="0" svg:d="M96500 53400l-2350 3700" svg:viewBox="0 0 2351 3701">
          <text:p/>
        </draw:connector>
        <draw:connector draw:style-name="gr4" draw:text-style-name="P1" draw:layer="layout" draw:type="line" svg:x1="100.5cm" svg:y1="21.343cm" svg:x2="100cm" svg:y2="21.343cm" draw:start-shape="id159" draw:start-glue-point="3" draw:end-shape="id160" draw:end-glue-point="1" svg:d="M100500 21343h-500" svg:viewBox="0 0 501 1">
          <text:p/>
        </draw:connector>
        <draw:custom-shape draw:style-name="gr2" draw:text-style-name="P2" xml:id="id161" draw:id="id161" draw:layer="layout" svg:width="1cm" svg:height="0.9cm" svg:x="97.5cm" svg:y="20.893cm">
          <text:p text:style-name="P1"><text:span text:style-name="T1">NOT</text:span></text:p>
          <text:p text:style-name="P1"><text:span text:style-name="T1">-73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0" draw:id="id160" draw:layer="layout" svg:width="1cm" svg:height="0.9cm" svg:x="99cm" svg:y="20.893cm">
          <text:p text:style-name="P1"><text:span text:style-name="T1">NOT</text:span></text:p>
          <text:p text:style-name="P1"><text:span text:style-name="T1">-73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cm" svg:y1="21.343cm" svg:x2="98.5cm" svg:y2="21.343cm" draw:start-shape="id160" draw:start-glue-point="3" draw:end-shape="id161" draw:end-glue-point="1" svg:d="M99000 21343h-500" svg:viewBox="0 0 501 1">
          <text:p/>
        </draw:connector>
        <draw:connector draw:style-name="gr4" draw:text-style-name="P1" draw:layer="layout" draw:type="line" svg:x1="97.5cm" svg:y1="21.343cm" svg:x2="97cm" svg:y2="21.343cm" draw:start-shape="id161" draw:start-glue-point="3" draw:end-shape="id134" draw:end-glue-point="1" svg:d="M97500 21343h-500" svg:viewBox="0 0 501 1">
          <text:p/>
        </draw:connector>
        <draw:custom-shape draw:style-name="gr2" draw:text-style-name="P2" xml:id="id162" draw:id="id162" draw:layer="layout" svg:width="1cm" svg:height="0.9cm" svg:x="105.67cm" svg:y="12.512cm">
          <text:p text:style-name="P1"><text:span text:style-name="T1">NAND</text:span></text:p>
          <text:p text:style-name="P1"><text:span text:style-name="T1">441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5.821cm" svg:y1="14.588cm" svg:x2="106.17cm" svg:y2="13.412cm" draw:end-shape="id162" draw:end-glue-point="2" svg:d="M105821 14588l349-1176" svg:viewBox="0 0 350 1177">
          <text:p text:style-name="P1"><text:span text:style-name="T2">ch1_1</text:span></text:p>
        </draw:connector>
        <draw:connector draw:style-name="gr3" draw:text-style-name="P3" draw:layer="layout" draw:type="line" svg:x1="83.499cm" svg:y1="19.6cm" svg:x2="83.1cm" svg:y2="17.742cm" draw:end-shape="id83" draw:end-glue-point="2" svg:d="M83499 19600l-399-1858" svg:viewBox="0 0 400 1859">
          <text:p text:style-name="P1"><text:span text:style-name="T2">ch1_1</text:span></text:p>
        </draw:connector>
        <draw:custom-shape draw:style-name="gr2" draw:text-style-name="P2" xml:id="id163" draw:id="id163" draw:layer="layout" svg:width="1cm" svg:height="0.9cm" svg:x="33.494cm" svg:y="43.011cm">
          <text:p text:style-name="P1"><text:span text:style-name="T1">NAND</text:span></text:p>
          <text:p text:style-name="P1"><text:span text:style-name="T1">461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4cm" svg:y1="44.907cm" svg:x2="33.994cm" svg:y2="43.911cm" draw:end-shape="id163" draw:end-glue-point="2" svg:d="M33400 44907l594-996" svg:viewBox="0 0 595 997">
          <text:p text:style-name="P1"><text:span text:style-name="T2">ch1_1</text:span></text:p>
        </draw:connector>
        <draw:custom-shape draw:style-name="gr2" draw:text-style-name="P2" xml:id="id164" draw:id="id164" draw:layer="layout" svg:width="1cm" svg:height="0.9cm" svg:x="46.9cm" svg:y="38.401cm">
          <text:p text:style-name="P1"><text:span text:style-name="T1">NAND</text:span></text:p>
          <text:p text:style-name="P1"><text:span text:style-name="T1">-734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254cm" svg:y1="40.631cm" svg:x2="47.4cm" svg:y2="39.301cm" draw:end-shape="id164" draw:end-glue-point="2" svg:d="M47254 40631l146-1330" svg:viewBox="0 0 147 1331">
          <text:p text:style-name="P1"><text:span text:style-name="T2">ch1_1</text:span></text:p>
        </draw:connector>
        <draw:custom-shape draw:style-name="gr2" draw:text-style-name="P2" xml:id="id165" draw:id="id165" draw:layer="layout" svg:width="1cm" svg:height="0.9cm" svg:x="42.497cm" svg:y="32.585cm">
          <text:p text:style-name="P1"><text:span text:style-name="T1">OR (mclk)</text:span></text:p>
          <text:p text:style-name="P1"><text:span text:style-name="T1">4517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997cm" svg:y1="34.411cm" svg:x2="42.997cm" svg:y2="33.485cm" draw:start-shape="id28" draw:start-glue-point="0" draw:end-shape="id165" draw:end-glue-point="2" svg:d="M42997 34411v-926" svg:viewBox="0 0 1 927">
          <text:p/>
        </draw:connector>
        <draw:connector draw:style-name="gr3" draw:text-style-name="P3" draw:layer="layout" draw:type="line" svg:x1="42.997cm" svg:y1="32.585cm" svg:x2="42.965cm" svg:y2="31.213cm" draw:start-shape="id165" draw:start-glue-point="0" svg:d="M42997 32585l-32-1372" svg:viewBox="0 0 33 1373">
          <text:p text:style-name="P1"><text:span text:style-name="T2">clk31</text:span></text:p>
        </draw:connector>
        <draw:connector draw:style-name="gr3" draw:text-style-name="P3" draw:layer="layout" draw:type="line" svg:x1="36.85cm" svg:y1="7.786cm" svg:x2="36.875cm" svg:y2="6cm" draw:start-shape="id166" draw:start-glue-point="0" svg:d="M36850 7786l25-1786" svg:viewBox="0 0 26 1787">
          <text:p text:style-name="P1"><text:span text:style-name="T2">ac4_q_n0_s</text:span></text:p>
        </draw:connector>
        <draw:custom-shape draw:style-name="gr2" draw:text-style-name="P2" xml:id="id167" draw:id="id167" draw:layer="layout" svg:width="1cm" svg:height="0.9cm" svg:x="36.3cm" svg:y="9.186cm">
          <text:p text:style-name="P1"><text:span text:style-name="T1">BUF</text:span></text:p>
          <text:p text:style-name="P1"><text:span text:style-name="T1">47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6.8cm" svg:y1="9.186cm" svg:x2="36.85cm" svg:y2="8.686cm" draw:start-shape="id167" draw:start-glue-point="0" draw:end-shape="id166" draw:end-glue-point="2" svg:d="M36800 9186l50-500" svg:viewBox="0 0 51 501">
          <text:p/>
        </draw:connector>
        <draw:connector draw:style-name="gr4" draw:text-style-name="P1" draw:layer="layout" draw:type="line" svg:x1="36.85cm" svg:y1="10.586cm" svg:x2="36.8cm" svg:y2="10.086cm" draw:start-shape="id121" draw:start-glue-point="0" draw:end-shape="id167" draw:end-glue-point="2" svg:d="M36850 10586l-50-500" svg:viewBox="0 0 51 501">
          <text:p/>
        </draw:connector>
        <draw:connector draw:style-name="gr3" draw:text-style-name="P3" draw:layer="layout" draw:type="line" svg:x1="34.4cm" svg:y1="12.986cm" svg:x2="34.382cm" svg:y2="11.346cm" draw:start-shape="id100" draw:start-glue-point="0" svg:d="M34400 12986l-18-1640" svg:viewBox="0 0 19 1641">
          <text:p text:style-name="P1"><text:span text:style-name="T2">ac4_q_nfull</text:span></text:p>
        </draw:connector>
        <draw:connector draw:style-name="gr3" draw:text-style-name="P3" draw:layer="layout" draw:type="line" svg:x1="36.9cm" svg:y1="12.986cm" svg:x2="38.588cm" svg:y2="11.584cm" draw:start-shape="id120" draw:start-glue-point="0" svg:d="M36900 12986l1688-1402" svg:viewBox="0 0 1689 1403">
          <text:p text:style-name="P1"><text:span text:style-name="T2">ac4_q_n0</text:span></text:p>
        </draw:connector>
        <draw:custom-shape draw:style-name="gr2" draw:text-style-name="P2" xml:id="id168" draw:id="id168" draw:layer="layout" svg:width="1cm" svg:height="0.9cm" svg:x="27.9cm" svg:y="39.204cm">
          <text:p text:style-name="P1"><text:span text:style-name="T1">OR (mclk)</text:span></text:p>
          <text:p text:style-name="P1"><text:span text:style-name="T1">4313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8.4cm" svg:y1="41.055cm" svg:x2="28.4cm" svg:y2="40.104cm" draw:start-shape="id65" draw:start-glue-point="0" draw:end-shape="id168" draw:end-glue-point="2" svg:d="M28400 41055v-951" svg:viewBox="0 0 1 952">
          <text:p/>
        </draw:connector>
        <draw:connector draw:style-name="gr3" draw:text-style-name="P3" draw:layer="layout" draw:type="line" svg:x1="28.4cm" svg:y1="39.204cm" svg:x2="28.409cm" svg:y2="37.413cm" draw:start-shape="id168" draw:start-glue-point="0" svg:d="M28400 39204l9-1791" svg:viewBox="0 0 10 1792">
          <text:p text:style-name="P1"><text:span text:style-name="T2">clk32</text:span></text:p>
        </draw:connector>
        <draw:connector draw:style-name="gr4" draw:text-style-name="P1" draw:layer="layout" draw:type="line" svg:x1="33.994cm" svg:y1="43.011cm" svg:x2="28.4cm" svg:y2="41.955cm" draw:start-shape="id163" draw:start-glue-point="0" draw:end-shape="id65" draw:end-glue-point="2" svg:d="M33994 43011l-5594-1056" svg:viewBox="0 0 5595 1057">
          <text:p/>
        </draw:connector>
        <draw:connector draw:style-name="gr4" draw:text-style-name="P1" draw:layer="layout" draw:type="line" svg:x1="33.994cm" svg:y1="43.011cm" svg:x2="34cm" svg:y2="37.44cm" draw:start-shape="id163" draw:start-glue-point="0" draw:end-shape="id93" draw:end-glue-point="2" svg:d="M33994 43011l6-5571" svg:viewBox="0 0 7 5572">
          <text:p/>
        </draw:connector>
        <draw:connector draw:style-name="gr3" draw:text-style-name="P3" draw:layer="layout" draw:type="line" svg:x1="49.099cm" svg:y1="41.182cm" svg:x2="48.5cm" svg:y2="39.301cm" draw:end-shape="id133" draw:end-glue-point="2" svg:d="M49099 41182l-599-1881" svg:viewBox="0 0 600 1882">
          <text:p text:style-name="P1"><text:span text:style-name="T2">ch0_2</text:span></text:p>
        </draw:connector>
        <draw:connector draw:style-name="gr3" draw:text-style-name="P3" draw:layer="layout" draw:type="line" svg:x1="50.1cm" svg:y1="40.99cm" svg:x2="49.585cm" svg:y2="39.301cm" draw:end-shape="id154" draw:end-glue-point="2" svg:d="M50100 40990l-515-1689" svg:viewBox="0 0 516 1690">
          <text:p text:style-name="P1"><text:span text:style-name="T2">ch0_2</text:span></text:p>
        </draw:connector>
        <draw:connector draw:style-name="gr3" draw:text-style-name="P3" draw:layer="layout" draw:type="line" svg:x1="47.836cm" svg:y1="41.213cm" svg:x2="47.4cm" svg:y2="39.301cm" draw:end-shape="id164" draw:end-glue-point="2" svg:d="M47836 41213l-436-1912" svg:viewBox="0 0 437 1913">
          <text:p text:style-name="P1"><text:span text:style-name="T2">ch0_2</text:span></text:p>
        </draw:connector>
        <draw:connector draw:style-name="gr3" draw:text-style-name="P3" draw:layer="layout" draw:type="line" svg:x1="44.68cm" svg:y1="41.139cm" svg:x2="44.1cm" svg:y2="39.392cm" draw:end-shape="id27" draw:end-glue-point="2" svg:d="M44680 41139l-580-1747" svg:viewBox="0 0 581 1748">
          <text:p text:style-name="P1"><text:span text:style-name="T2">ch0_2</text:span></text:p>
        </draw:connector>
        <draw:connector draw:style-name="gr4" draw:text-style-name="P1" draw:layer="layout" draw:type="line" svg:x1="89.4cm" svg:y1="26.686cm" svg:x2="88.9cm" svg:y2="26.686cm" draw:start-shape="id169" draw:end-shape="id170" draw:end-glue-point="1" svg:d="M89400 26686h-500" svg:viewBox="0 0 501 1">
          <text:p/>
        </draw:connector>
        <draw:custom-shape draw:style-name="gr2" draw:text-style-name="P2" xml:id="id170" draw:id="id170" draw:layer="layout" svg:width="1cm" svg:height="0.9cm" svg:x="87.9cm" svg:y="26.236cm">
          <text:p text:style-name="P1"><text:span text:style-name="T1">NOT</text:span></text:p>
          <text:p text:style-name="P1"><text:span text:style-name="T1">-73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7.9cm" svg:y1="26.686cm" svg:x2="87.4cm" svg:y2="26.686cm" draw:start-shape="id170" draw:start-glue-point="3" draw:end-shape="id171" draw:end-glue-point="1" svg:d="M87900 26686h-500" svg:viewBox="0 0 501 1">
          <text:p/>
        </draw:connector>
        <draw:connector draw:style-name="gr4" draw:text-style-name="P1" draw:layer="layout" draw:type="line" svg:x1="86.4cm" svg:y1="26.686cm" svg:x2="85.9cm" svg:y2="26.686cm" draw:start-shape="id171" draw:start-glue-point="3" draw:end-shape="id172" draw:end-glue-point="1" svg:d="M86400 26686h-500" svg:viewBox="0 0 501 1">
          <text:p/>
        </draw:connector>
        <draw:custom-shape draw:style-name="gr2" draw:text-style-name="P2" xml:id="id173" draw:id="id173" draw:layer="layout" svg:width="1cm" svg:height="0.9cm" svg:x="54.7cm" svg:y="38.06cm">
          <text:p text:style-name="P1"><text:span text:style-name="T1">AND</text:span></text:p>
          <text:p text:style-name="P1"><text:span text:style-name="T1">-737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676cm" svg:y1="40.17cm" svg:x2="55.2cm" svg:y2="38.96cm" draw:end-shape="id173" draw:end-glue-point="2" svg:d="M54676 40170l524-1210" svg:viewBox="0 0 525 1211">
          <text:p text:style-name="P1"><text:span text:style-name="T2">/ch0_2</text:span></text:p>
        </draw:connector>
        <draw:connector draw:style-name="gr4" draw:text-style-name="P1" draw:layer="layout" draw:type="line" svg:x1="100.8cm" svg:y1="26.686cm" svg:x2="100.3cm" svg:y2="26.686cm" draw:start-shape="id174" draw:start-glue-point="3" draw:end-shape="id175" draw:end-glue-point="1" svg:d="M100800 26686h-500" svg:viewBox="0 0 501 1">
          <text:p/>
        </draw:connector>
        <draw:connector draw:style-name="gr4" draw:text-style-name="P1" draw:layer="layout" draw:type="line" svg:x1="101.85cm" svg:y1="27.136cm" svg:x2="101.8cm" svg:y2="28.436cm" draw:start-shape="id174" draw:start-glue-point="2" draw:end-shape="id176" draw:end-glue-point="0" svg:d="M101850 27136l-50 1300" svg:viewBox="0 0 51 1301">
          <text:p/>
        </draw:connector>
        <draw:connector draw:style-name="gr4" draw:text-style-name="P1" draw:layer="layout" draw:type="line" svg:x1="95.2cm" svg:y1="26.686cm" svg:x2="94.6cm" svg:y2="26.686cm" draw:start-shape="id177" draw:start-glue-point="3" draw:end-shape="id178" draw:end-glue-point="1" svg:d="M95200 26686h-600" svg:viewBox="0 0 601 1">
          <text:p/>
        </draw:connector>
        <draw:custom-shape draw:style-name="gr2" draw:text-style-name="P2" xml:id="id179" draw:id="id179" draw:layer="layout" svg:width="1cm" svg:height="0.9cm" svg:x="92.1cm" svg:y="26.236cm">
          <text:p text:style-name="P1"><text:span text:style-name="T1">NOT</text:span></text:p>
          <text:p text:style-name="P1"><text:span text:style-name="T1">-74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8" draw:id="id178" draw:layer="layout" svg:width="1cm" svg:height="0.9cm" svg:x="93.6cm" svg:y="26.236cm">
          <text:p text:style-name="P1"><text:span text:style-name="T1">NOT</text:span></text:p>
          <text:p text:style-name="P1"><text:span text:style-name="T1">-74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3.6cm" svg:y1="26.686cm" svg:x2="93.1cm" svg:y2="26.686cm" draw:start-shape="id178" draw:start-glue-point="3" draw:end-shape="id179" draw:end-glue-point="1" svg:d="M93600 26686h-500" svg:viewBox="0 0 501 1">
          <text:p/>
        </draw:connector>
        <draw:connector draw:style-name="gr4" draw:text-style-name="P1" draw:layer="layout" draw:type="line" svg:x1="92.1cm" svg:y1="26.686cm" svg:x2="91.5cm" svg:y2="26.686cm" draw:start-shape="id179" draw:start-glue-point="3" draw:end-shape="id169" draw:end-glue-point="1" svg:d="M92100 26686h-600" svg:viewBox="0 0 601 1">
          <text:p/>
        </draw:connector>
        <draw:custom-shape draw:style-name="gr2" draw:text-style-name="P2" xml:id="id180" draw:id="id180" draw:layer="layout" svg:width="1cm" svg:height="0.9cm" svg:x="53.6cm" svg:y="38.06cm">
          <text:p text:style-name="P1"><text:span text:style-name="T1">AND</text:span></text:p>
          <text:p text:style-name="P1"><text:span text:style-name="T1">-74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351cm" svg:y1="40.9cm" svg:x2="54.1cm" svg:y2="38.96cm" draw:end-shape="id180" draw:end-glue-point="2" svg:d="M54351 40900l-251-1940" svg:viewBox="0 0 252 1941">
          <text:p text:style-name="P1"><text:span text:style-name="T2">/ch0_1</text:span></text:p>
        </draw:connector>
        <draw:connector draw:style-name="gr3" draw:text-style-name="P3" draw:layer="layout" draw:type="line" svg:x1="24.374cm" svg:y1="41.113cm" svg:x2="23.6cm" svg:y2="39.413cm" draw:end-shape="id153" draw:end-glue-point="2" svg:d="M24374 41113l-774-1700" svg:viewBox="0 0 775 1701">
          <text:p text:style-name="P1"><text:span text:style-name="T2">ch0_1</text:span></text:p>
        </draw:connector>
        <draw:connector draw:style-name="gr3" draw:text-style-name="P3" draw:layer="layout" draw:type="line" svg:x1="34.778cm" svg:y1="41.791cm" svg:x2="35.1cm" svg:y2="40.513cm" draw:end-shape="id181" draw:end-glue-point="2" svg:d="M34778 41791l322-1278" svg:viewBox="0 0 323 1279">
          <text:p text:style-name="P1"><text:span text:style-name="T2">ch0_1</text:span></text:p>
        </draw:connector>
        <draw:connector draw:style-name="gr3" draw:text-style-name="P3" draw:layer="layout" draw:type="line" svg:x1="34.67cm" svg:y1="45.251cm" svg:x2="33.994cm" svg:y2="43.911cm" draw:end-shape="id163" draw:end-glue-point="2" svg:d="M34670 45251l-676-1340" svg:viewBox="0 0 677 1341">
          <text:p text:style-name="P1"><text:span text:style-name="T2">ch0_1</text:span></text:p>
        </draw:connector>
        <draw:connector draw:style-name="gr3" draw:text-style-name="P3" draw:layer="layout" draw:type="line" svg:x1="36.806cm" svg:y1="42.274cm" svg:x2="36.2cm" svg:y2="40.513cm" draw:end-shape="id132" draw:end-glue-point="2" svg:d="M36806 42274l-606-1761" svg:viewBox="0 0 607 1762">
          <text:p text:style-name="P1"><text:span text:style-name="T2">ch0_1</text:span></text:p>
        </draw:connector>
        <draw:custom-shape draw:style-name="gr2" draw:text-style-name="P2" xml:id="id182" draw:id="id182" draw:layer="layout" svg:width="1cm" svg:height="0.9cm" svg:x="97.8cm" svg:y="26.236cm">
          <text:p text:style-name="P1"><text:span text:style-name="T1">NOT</text:span></text:p>
          <text:p text:style-name="P1"><text:span text:style-name="T1">-744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3cm" svg:y1="26.686cm" svg:x2="98.8cm" svg:y2="26.686cm" draw:start-shape="id175" draw:start-glue-point="3" draw:end-shape="id182" draw:end-glue-point="1" svg:d="M99300 26686h-500" svg:viewBox="0 0 501 1">
          <text:p/>
        </draw:connector>
        <draw:connector draw:style-name="gr4" draw:text-style-name="P1" draw:layer="layout" draw:type="line" svg:x1="97.8cm" svg:y1="26.686cm" svg:x2="97.3cm" svg:y2="26.686cm" draw:start-shape="id182" draw:start-glue-point="3" draw:end-shape="id177" draw:end-glue-point="1" svg:d="M97800 26686h-500" svg:viewBox="0 0 501 1">
          <text:p/>
        </draw:connector>
        <draw:connector draw:style-name="gr3" draw:text-style-name="P3" draw:layer="layout" draw:type="line" svg:x1="53.524cm" svg:y1="40.073cm" svg:x2="54.1cm" svg:y2="38.96cm" draw:end-shape="id180" draw:end-glue-point="2" svg:d="M53524 40073l576-1113" svg:viewBox="0 0 577 1114">
          <text:p text:style-name="P1"><text:span text:style-name="T2">/ch0_0</text:span></text:p>
        </draw:connector>
        <draw:custom-shape draw:style-name="gr2" draw:text-style-name="P2" xml:id="id183" draw:id="id183" draw:layer="layout" svg:width="1cm" svg:height="0.9cm" svg:x="99.3cm" svg:y="28.436cm">
          <text:p text:style-name="P1"><text:span text:style-name="T1">AND</text:span></text:p>
          <text:p text:style-name="P1"><text:span text:style-name="T1">-74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8cm" svg:y1="27.136cm" svg:x2="99.8cm" svg:y2="28.436cm" draw:start-shape="id175" draw:start-glue-point="2" draw:end-shape="id183" draw:end-glue-point="0" svg:d="M99800 27136v1300" svg:viewBox="0 0 1 1301">
          <text:p/>
        </draw:connector>
        <draw:custom-shape draw:style-name="gr2" draw:text-style-name="P2" xml:id="id184" draw:id="id184" draw:layer="layout" svg:width="1cm" svg:height="0.9cm" svg:x="103.7cm" svg:y="26.236cm">
          <text:p text:style-name="P1"><text:span text:style-name="T1">OR</text:span></text:p>
          <text:p text:style-name="P1"><text:span text:style-name="T1">-74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7cm" svg:y1="26.686cm" svg:x2="102.9cm" svg:y2="26.686cm" draw:start-shape="id184" draw:start-glue-point="3" draw:end-shape="id174" svg:d="M103700 26686h-800" svg:viewBox="0 0 801 1">
          <text:p/>
        </draw:connector>
        <draw:connector draw:style-name="gr4" draw:text-style-name="P1" draw:layer="layout" draw:type="line" svg:x1="101.8cm" svg:y1="28.436cm" svg:x2="104.2cm" svg:y2="27.136cm" draw:start-shape="id176" draw:start-glue-point="0" draw:end-shape="id184" draw:end-glue-point="2" svg:d="M101800 28436l2400-1300" svg:viewBox="0 0 2401 1301">
          <text:p/>
        </draw:connector>
        <draw:connector draw:style-name="gr4" draw:text-style-name="P1" draw:layer="layout" draw:type="line" svg:x1="99.8cm" svg:y1="28.436cm" svg:x2="104.2cm" svg:y2="27.136cm" draw:start-shape="id183" draw:start-glue-point="0" draw:end-shape="id184" draw:end-glue-point="2" svg:d="M99800 28436l4400-1300" svg:viewBox="0 0 4401 1301">
          <text:p/>
        </draw:connector>
        <draw:custom-shape draw:style-name="gr2" draw:text-style-name="P2" xml:id="id185" draw:id="id185" draw:layer="layout" svg:width="1cm" svg:height="0.9cm" svg:x="82.25cm" svg:y="26.236cm">
          <text:p text:style-name="P1"><text:span text:style-name="T1">NOT</text:span></text:p>
          <text:p text:style-name="P1"><text:span text:style-name="T1">-747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3.8cm" svg:y1="26.686cm" svg:x2="83.25cm" svg:y2="26.686cm" draw:start-shape="id172" draw:start-glue-point="3" draw:end-shape="id185" svg:d="M83800 26686h-550" svg:viewBox="0 0 551 1">
          <text:p/>
        </draw:connector>
        <draw:connector draw:style-name="gr3" draw:text-style-name="P3" draw:layer="layout" draw:type="line" svg:x1="55.455cm" svg:y1="40.879cm" svg:x2="55.2cm" svg:y2="38.96cm" draw:end-shape="id173" draw:end-glue-point="2" svg:d="M55455 40879l-255-1919" svg:viewBox="0 0 256 1920">
          <text:p text:style-name="P1"><text:span text:style-name="T2">/ch0_3</text:span></text:p>
        </draw:connector>
        <draw:connector draw:style-name="gr3" draw:text-style-name="P3" draw:layer="layout" draw:type="line" svg:x1="35.013cm" svg:y1="54.81cm" svg:x2="35.211cm" svg:y2="53.517cm" draw:end-shape="id186" draw:end-glue-point="2" svg:d="M35013 54810l198-1293" svg:viewBox="0 0 199 1294">
          <text:p text:style-name="P1"><text:span text:style-name="T2">ch0_3</text:span></text:p>
        </draw:connector>
        <draw:custom-shape draw:style-name="gr2" draw:text-style-name="P2" xml:id="id187" draw:id="id187" draw:layer="layout" svg:width="1cm" svg:height="0.9cm" svg:x="54.2cm" svg:y="35.9cm">
          <text:p text:style-name="P1"><text:span text:style-name="T1">NAND</text:span></text:p>
          <text:p text:style-name="P1"><text:span text:style-name="T1">-74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2cm" svg:y1="38.06cm" svg:x2="54.7cm" svg:y2="36.8cm" draw:start-shape="id173" draw:start-glue-point="0" draw:end-shape="id187" draw:end-glue-point="2" svg:d="M55200 38060l-500-1260" svg:viewBox="0 0 501 1261">
          <text:p/>
        </draw:connector>
        <draw:connector draw:style-name="gr4" draw:text-style-name="P1" draw:layer="layout" draw:type="line" svg:x1="54.1cm" svg:y1="38.06cm" svg:x2="54.7cm" svg:y2="36.8cm" draw:start-shape="id180" draw:start-glue-point="0" draw:end-shape="id187" draw:end-glue-point="2" svg:d="M54100 38060l600-1260" svg:viewBox="0 0 601 1261">
          <text:p/>
        </draw:connector>
        <draw:custom-shape draw:style-name="gr2" draw:text-style-name="P2" xml:id="id188" draw:id="id188" draw:layer="layout" svg:width="1cm" svg:height="0.9cm" svg:x="88.2cm" svg:y="56.462cm">
          <text:p text:style-name="P1"><text:span text:style-name="T1">NAND</text:span></text:p>
          <text:p text:style-name="P1"><text:span text:style-name="T1">461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275cm" svg:y1="59.2cm" svg:x2="88.7cm" svg:y2="57.362cm" draw:end-shape="id188" draw:end-glue-point="2" svg:d="M89275 59200l-575-1838" svg:viewBox="0 0 576 1839">
          <text:p text:style-name="P1"><text:span text:style-name="T2">ch0_3</text:span></text:p>
        </draw:connector>
        <draw:connector draw:style-name="gr3" draw:text-style-name="P3" draw:layer="layout" draw:type="line" svg:x1="106.8cm" svg:y1="15.038cm" svg:x2="106.17cm" svg:y2="13.412cm" draw:end-shape="id162" draw:end-glue-point="2" svg:d="M106800 15038l-630-1626" svg:viewBox="0 0 631 1627">
          <text:p text:style-name="P1"><text:span text:style-name="T2">ch0_3</text:span></text:p>
        </draw:connector>
        <draw:connector draw:style-name="gr4" draw:text-style-name="P1" draw:layer="layout" draw:type="line" svg:x1="106.17cm" svg:y1="12.512cm" svg:x2="104.197cm" svg:y2="11.479cm" draw:start-shape="id162" draw:start-glue-point="0" draw:end-shape="id189" draw:end-glue-point="2" svg:d="M106170 12512l-1973-1033" svg:viewBox="0 0 1974 1034">
          <text:p/>
        </draw:connector>
        <draw:connector draw:style-name="gr4" draw:text-style-name="P1" draw:layer="layout" draw:type="line" svg:x1="106.17cm" svg:y1="12.512cm" svg:x2="106.17cm" svg:y2="11.509cm" draw:start-shape="id162" draw:start-glue-point="0" draw:end-shape="id190" draw:end-glue-point="2" svg:d="M106170 12512v-1003" svg:viewBox="0 0 1 1004">
          <text:p/>
        </draw:connector>
        <draw:custom-shape draw:style-name="gr2" draw:text-style-name="P2" xml:id="id191" draw:id="id191" draw:layer="layout" svg:width="1cm" svg:height="0.9cm" svg:x="97.5cm" svg:y="22.693cm">
          <text:p text:style-name="P1"><text:span text:style-name="T1">NOT</text:span></text:p>
          <text:p text:style-name="P1"><text:span text:style-name="T1">-75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0.35cm" svg:y1="21.793cm" svg:x2="97.5cm" svg:y2="23.143cm" draw:start-shape="id137" draw:start-glue-point="2" draw:end-shape="id191" draw:end-glue-point="3" svg:d="M90350 21793l7150 1350" svg:viewBox="0 0 7151 1351">
          <text:p/>
        </draw:connector>
        <draw:custom-shape draw:style-name="gr2" draw:text-style-name="P2" xml:id="id192" draw:id="id192" draw:layer="layout" svg:width="1cm" svg:height="0.9cm" svg:x="25.47cm" svg:y="38.244cm">
          <text:p text:style-name="P1"><text:span text:style-name="T1">NOT</text:span></text:p>
          <text:p text:style-name="P1"><text:span text:style-name="T1">-75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966cm" svg:y1="40.773cm" svg:x2="25.97cm" svg:y2="39.144cm" draw:end-shape="id192" draw:end-glue-point="2" svg:d="M25966 40773l4-1629" svg:viewBox="0 0 5 1630">
          <text:p text:style-name="P1"><text:span text:style-name="T2">ch1_3</text:span></text:p>
        </draw:connector>
        <draw:connector draw:style-name="gr3" draw:text-style-name="P3" draw:layer="layout" draw:type="line" svg:x1="23.184cm" svg:y1="40.69cm" svg:x2="23.6cm" svg:y2="39.413cm" draw:end-shape="id153" draw:end-glue-point="2" svg:d="M23184 40690l416-1277" svg:viewBox="0 0 417 1278">
          <text:p text:style-name="P1"><text:span text:style-name="T2">ch1_3</text:span></text:p>
        </draw:connector>
        <draw:connector draw:style-name="gr3" draw:text-style-name="P3" draw:layer="layout" draw:type="line" svg:x1="49.041cm" svg:y1="40.54cm" svg:x2="49.585cm" svg:y2="39.301cm" draw:end-shape="id154" draw:end-glue-point="2" svg:d="M49041 40540l544-1239" svg:viewBox="0 0 545 1240">
          <text:p text:style-name="P1"><text:span text:style-name="T2">ch1_3</text:span></text:p>
        </draw:connector>
        <draw:connector draw:style-name="gr3" draw:text-style-name="P3" draw:layer="layout" draw:type="line" svg:x1="30.777cm" svg:y1="40.447cm" svg:x2="31.823cm" svg:y2="39.513cm" draw:end-shape="id85" draw:end-glue-point="2" svg:d="M30777 40447l1046-934" svg:viewBox="0 0 1047 935">
          <text:p text:style-name="P1"><text:span text:style-name="T2">ch1_3</text:span></text:p>
        </draw:connector>
        <draw:connector draw:style-name="gr3" draw:text-style-name="P3" draw:layer="layout" draw:type="line" svg:x1="102.5cm" svg:y1="58.3cm" svg:x2="101.95cm" svg:y2="56.62cm" draw:end-shape="id193" draw:end-glue-point="3" svg:d="M102500 58300l-550-1680" svg:viewBox="0 0 551 1681">
          <text:p text:style-name="P1"><text:span text:style-name="T2">ch1_3</text:span></text:p>
        </draw:connector>
        <draw:connector draw:style-name="gr3" draw:text-style-name="P3" draw:layer="layout" draw:type="line" svg:x1="35.595cm" svg:y1="55.418cm" svg:x2="35.211cm" svg:y2="53.517cm" draw:end-shape="id186" draw:end-glue-point="2" svg:d="M35595 55418l-384-1901" svg:viewBox="0 0 385 1902">
          <text:p text:style-name="P1"><text:span text:style-name="T2">ch1_3</text:span></text:p>
        </draw:connector>
        <draw:custom-shape draw:style-name="gr2" draw:text-style-name="P2" xml:id="id194" draw:id="id194" draw:layer="layout" svg:width="1cm" svg:height="0.9cm" svg:x="103.1cm" svg:y="20.893cm">
          <text:p text:style-name="P1"><text:span text:style-name="T1">NOT</text:span></text:p>
          <text:p text:style-name="P1"><text:span text:style-name="T1">-75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1cm" svg:y1="21.343cm" svg:x2="102.6cm" svg:y2="21.343cm" draw:start-shape="id194" draw:start-glue-point="3" draw:end-shape="id159" svg:d="M103100 21343h-500" svg:viewBox="0 0 501 1">
          <text:p/>
        </draw:connector>
        <draw:connector draw:style-name="gr4" draw:text-style-name="P1" draw:layer="layout" draw:type="line" svg:x1="104.6cm" svg:y1="21.343cm" svg:x2="104.1cm" svg:y2="21.343cm" draw:start-shape="id195" draw:start-glue-point="3" draw:end-shape="id194" draw:end-glue-point="1" svg:d="M104600 21343h-500" svg:viewBox="0 0 501 1">
          <text:p/>
        </draw:connector>
        <draw:custom-shape draw:style-name="gr2" draw:text-style-name="P2" xml:id="id196" draw:id="id196" draw:layer="layout" svg:width="1cm" svg:height="0.9cm" svg:x="105.7cm" svg:y="19.434cm">
          <text:p text:style-name="P1"><text:span text:style-name="T1">NOT</text:span></text:p>
          <text:p text:style-name="P1"><text:span text:style-name="T1">-75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65cm" svg:y1="20.893cm" svg:x2="106.2cm" svg:y2="20.334cm" draw:start-shape="id195" draw:start-glue-point="0" draw:end-shape="id196" draw:end-glue-point="2" svg:d="M105650 20893l550-559" svg:viewBox="0 0 551 560">
          <text:p/>
        </draw:connector>
        <draw:connector draw:style-name="gr3" draw:text-style-name="P3" draw:layer="layout" draw:type="line" svg:x1="43.67cm" svg:y1="40.647cm" svg:x2="44.1cm" svg:y2="39.392cm" draw:end-shape="id27" draw:end-glue-point="2" svg:d="M43670 40647l430-1255" svg:viewBox="0 0 431 1256">
          <text:p text:style-name="P1"><text:span text:style-name="T2">/ch1_0</text:span></text:p>
        </draw:connector>
        <draw:connector draw:style-name="gr3" draw:text-style-name="P3" draw:layer="layout" draw:type="line" svg:x1="88.256cm" svg:y1="58.571cm" svg:x2="88.7cm" svg:y2="57.362cm" draw:end-shape="id188" draw:end-glue-point="2" svg:d="M88256 58571l444-1209" svg:viewBox="0 0 445 1210">
          <text:p text:style-name="P1"><text:span text:style-name="T2">/ch1_0</text:span></text:p>
        </draw:connector>
        <draw:connector draw:style-name="gr3" draw:text-style-name="P3" draw:layer="layout" draw:type="line" svg:x1="35.598cm" svg:y1="42.373cm" svg:x2="35.1cm" svg:y2="40.513cm" draw:end-shape="id181" draw:end-glue-point="2" svg:d="M35598 42373l-498-1860" svg:viewBox="0 0 499 1861">
          <text:p text:style-name="P1"><text:span text:style-name="T2">/ch1_0</text:span></text:p>
        </draw:connector>
        <draw:connector draw:style-name="gr4" draw:text-style-name="P1" draw:layer="layout" draw:type="line" svg:x1="98.5cm" svg:y1="23.143cm" svg:x2="105.65cm" svg:y2="21.793cm" draw:start-shape="id191" draw:start-glue-point="1" draw:end-shape="id195" draw:end-glue-point="2" svg:d="M98500 23143l7150-1350" svg:viewBox="0 0 7151 1351">
          <text:p/>
        </draw:connector>
        <draw:connector draw:style-name="gr4" draw:text-style-name="P1" draw:layer="layout" draw:type="line" svg:x1="25.97cm" svg:y1="38.244cm" svg:x2="26.949cm" svg:y2="37.334cm" draw:start-shape="id192" draw:start-glue-point="0" draw:end-shape="id82" draw:end-glue-point="2" svg:d="M25970 38244l979-910" svg:viewBox="0 0 980 911">
          <text:p/>
        </draw:connector>
        <draw:custom-shape draw:style-name="gr2" draw:text-style-name="P2" xml:id="id197" draw:id="id197" draw:layer="layout" svg:width="1cm" svg:height="0.9cm" svg:x="55.4cm" svg:y="33.7cm">
          <text:p text:style-name="P1"><text:span text:style-name="T1">NOT</text:span></text:p>
          <text:p text:style-name="P1"><text:span text:style-name="T1">-75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9cm" svg:y1="33.7cm" svg:x2="55.9cm" svg:y2="32.7cm" draw:start-shape="id197" draw:start-glue-point="0" draw:end-shape="id127" draw:end-glue-point="2" svg:d="M55900 33700v-1000" svg:viewBox="0 0 1 1001">
          <text:p/>
        </draw:connector>
        <draw:connector draw:style-name="gr4" draw:text-style-name="P1" draw:layer="layout" draw:type="line" svg:x1="54.7cm" svg:y1="35.9cm" svg:x2="55.9cm" svg:y2="34.6cm" draw:start-shape="id187" draw:start-glue-point="0" draw:end-shape="id197" draw:end-glue-point="2" svg:d="M54700 35900l1200-1300" svg:viewBox="0 0 1201 1301">
          <text:p/>
        </draw:connector>
        <draw:custom-shape draw:style-name="gr6" draw:text-style-name="P2" xml:id="id198" draw:id="id198" draw:layer="layout" svg:width="1cm" svg:height="0.9cm" svg:x="54.3cm" svg:y="33.7cm">
          <text:p text:style-name="P1"><text:span text:style-name="T1">NAND</text:span></text:p>
          <text:p text:style-name="P1"><text:span text:style-name="T1">-77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9" draw:id="id199" draw:layer="layout" svg:width="1cm" svg:height="0.9cm" svg:x="53.2cm" svg:y="33.7cm">
          <text:p text:style-name="P1"><text:span text:style-name="T1">NOT</text:span></text:p>
          <text:p text:style-name="P1"><text:span text:style-name="T1">-77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4.7cm" svg:y1="35.9cm" svg:x2="54.8cm" svg:y2="34.6cm" draw:start-shape="id187" draw:start-glue-point="0" draw:end-shape="id198" draw:end-glue-point="2" svg:d="M54700 35900l100-1300" svg:viewBox="0 0 101 1301">
          <text:p/>
        </draw:connector>
        <draw:connector draw:style-name="gr4" draw:text-style-name="P1" draw:layer="layout" draw:type="line" svg:x1="54.7cm" svg:y1="35.9cm" svg:x2="53.7cm" svg:y2="34.6cm" draw:start-shape="id187" draw:start-glue-point="0" draw:end-shape="id199" draw:end-glue-point="2" svg:d="M54700 35900l-1000-1300" svg:viewBox="0 0 1001 1301">
          <text:p/>
        </draw:connector>
        <draw:connector draw:style-name="gr4" draw:text-style-name="P1" draw:layer="layout" draw:type="line" svg:x1="97.8cm" svg:y1="59.8cm" svg:x2="94.65cm" svg:y2="61.05cm" draw:start-shape="id200" draw:start-glue-point="2" draw:end-shape="id201" draw:end-glue-point="1" svg:d="M97800 59800l-3150 1250" svg:viewBox="0 0 3151 1251">
          <text:p/>
        </draw:connector>
        <draw:custom-shape draw:style-name="gr2" draw:text-style-name="P2" xml:id="id201" draw:id="id201" draw:layer="layout" svg:width="1cm" svg:height="0.9cm" svg:x="93.65cm" svg:y="60.6cm">
          <text:p text:style-name="P1"><text:span text:style-name="T1">AND</text:span></text:p>
          <text:p text:style-name="P1"><text:span text:style-name="T1">-75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7.8cm" svg:y1="58.9cm" svg:x2="102.35cm" svg:y2="52.885cm" draw:start-shape="id200" draw:start-glue-point="0" draw:end-shape="id61" draw:end-glue-point="2" svg:d="M97800 58900l4550-6015" svg:viewBox="0 0 4551 6016">
          <text:p/>
        </draw:connector>
        <draw:custom-shape draw:style-name="gr2" draw:text-style-name="P2" xml:id="id202" draw:id="id202" draw:layer="layout" svg:width="1cm" svg:height="0.9cm" svg:x="93.65cm" svg:y="55.3cm">
          <text:p text:style-name="P1"><text:span text:style-name="T1">NOT</text:span></text:p>
          <text:p text:style-name="P1"><text:span text:style-name="T1">47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7.8cm" svg:y1="58.9cm" svg:x2="94.65cm" svg:y2="55.75cm" draw:start-shape="id200" draw:start-glue-point="0" draw:end-shape="id202" draw:end-glue-point="1" svg:d="M97800 58900l-3150-3150" svg:viewBox="0 0 3151 3151">
          <text:p/>
        </draw:connector>
        <draw:connector draw:style-name="gr4" draw:text-style-name="P1" draw:layer="layout" draw:type="line" svg:x1="94.15cm" svg:y1="56.2cm" svg:x2="94.15cm" svg:y2="57.1cm" draw:start-shape="id202" draw:start-glue-point="2" draw:end-shape="id158" draw:end-glue-point="0" svg:d="M94150 56200v900" svg:viewBox="0 0 1 901">
          <text:p/>
        </draw:connector>
        <draw:connector draw:style-name="gr4" draw:text-style-name="P1" draw:layer="layout" draw:type="line" svg:x1="94.15cm" svg:y1="55.3cm" svg:x2="97.1cm" svg:y2="50.4cm" draw:start-shape="id202" draw:start-glue-point="0" draw:end-shape="id124" draw:end-glue-point="2" svg:d="M94150 55300l2950-4900" svg:viewBox="0 0 2951 4901">
          <text:p/>
        </draw:connector>
        <draw:custom-shape draw:style-name="gr2" draw:text-style-name="P2" xml:id="id203" draw:id="id203" draw:layer="layout" svg:width="1cm" svg:height="0.9cm" svg:x="103.697cm" svg:y="8.579cm">
          <text:p text:style-name="P1"><text:span text:style-name="T1">NOR (mclk)</text:span></text:p>
          <text:p text:style-name="P1"><text:span text:style-name="T1">34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197cm" svg:y1="10.579cm" svg:x2="104.197cm" svg:y2="9.479cm" draw:start-shape="id189" draw:start-glue-point="0" draw:end-shape="id203" draw:end-glue-point="2" svg:d="M104197 10579v-1100" svg:viewBox="0 0 1 1101">
          <text:p/>
        </draw:connector>
        <draw:connector draw:style-name="gr3" draw:text-style-name="P3" draw:layer="layout" draw:type="line" svg:x1="104.197cm" svg:y1="8.579cm" svg:x2="104.212cm" svg:y2="6.933cm" draw:start-shape="id203" draw:start-glue-point="0" svg:d="M104197 8579l15-1646" svg:viewBox="0 0 16 1647">
          <text:p text:style-name="P1"><text:span text:style-name="T2">unit05_ie1</text:span></text:p>
        </draw:connector>
        <draw:custom-shape draw:style-name="gr2" draw:text-style-name="P2" xml:id="id204" draw:id="id204" draw:layer="layout" svg:width="1cm" svg:height="0.9cm" svg:x="105.67cm" svg:y="8.609cm">
          <text:p text:style-name="P1"><text:span text:style-name="T1">NOR (mclk)</text:span></text:p>
          <text:p text:style-name="P1"><text:span text:style-name="T1">341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6.17cm" svg:y1="8.609cm" svg:x2="106.161cm" svg:y2="7.548cm" draw:start-shape="id204" draw:start-glue-point="0" svg:d="M106170 8609l-9-1061" svg:viewBox="0 0 10 1062">
          <text:p text:style-name="P1"><text:span text:style-name="T2">unit05_ie2</text:span></text:p>
        </draw:connector>
        <draw:connector draw:style-name="gr4" draw:text-style-name="P1" draw:layer="layout" draw:type="line" svg:x1="106.17cm" svg:y1="10.609cm" svg:x2="106.17cm" svg:y2="9.509cm" draw:start-shape="id190" draw:start-glue-point="0" draw:end-shape="id204" draw:end-glue-point="2" svg:d="M106170 10609v-1100" svg:viewBox="0 0 1 1101">
          <text:p/>
        </draw:connector>
        <draw:custom-shape draw:style-name="gr2" draw:text-style-name="P2" xml:id="id205" draw:id="id205" draw:layer="layout" svg:width="1cm" svg:height="0.9cm" svg:x="103.67cm" svg:y="12.491cm">
          <text:p text:style-name="P1"><text:span text:style-name="T1">NOT</text:span></text:p>
          <text:p text:style-name="P1"><text:span text:style-name="T1">349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17cm" svg:y1="14.41cm" svg:x2="104.17cm" svg:y2="13.391cm" draw:start-shape="id66" draw:start-glue-point="0" draw:end-shape="id205" draw:end-glue-point="2" svg:d="M104170 14410v-1019" svg:viewBox="0 0 1 1020">
          <text:p/>
        </draw:connector>
        <draw:connector draw:style-name="gr4" draw:text-style-name="P1" draw:layer="layout" draw:type="line" svg:x1="104.17cm" svg:y1="14.41cm" svg:x2="106.17cm" svg:y2="11.509cm" draw:start-shape="id66" draw:start-glue-point="0" draw:end-shape="id190" draw:end-glue-point="2" svg:d="M104170 14410l2000-2901" svg:viewBox="0 0 2001 2902">
          <text:p/>
        </draw:connector>
        <draw:connector draw:style-name="gr4" draw:text-style-name="P1" draw:layer="layout" draw:type="line" svg:x1="104.17cm" svg:y1="12.491cm" svg:x2="104.197cm" svg:y2="11.479cm" draw:start-shape="id205" draw:start-glue-point="0" draw:end-shape="id189" draw:end-glue-point="2" svg:d="M104170 12491l27-1012" svg:viewBox="0 0 28 1013">
          <text:p/>
        </draw:connector>
        <draw:connector draw:style-name="gr3" draw:text-style-name="P3" draw:layer="layout" draw:type="line" svg:x1="101.85cm" svg:y1="26.236cm" svg:x2="101.848cm" svg:y2="24.935cm" draw:start-shape="id174" draw:start-glue-point="0" svg:d="M101850 26236l-2-1301" svg:viewBox="0 0 3 1302">
          <text:p text:style-name="P1"><text:span text:style-name="T2">ch0_0</text:span></text:p>
        </draw:connector>
        <draw:connector draw:style-name="gr3" draw:text-style-name="P3" draw:layer="layout" draw:type="line" svg:x1="96.25cm" svg:y1="26.236cm" svg:x2="96.2cm" svg:y2="24.936cm" draw:start-shape="id177" draw:start-glue-point="0" svg:d="M96250 26236l-50-1300" svg:viewBox="0 0 51 1301">
          <text:p text:style-name="P1"><text:span text:style-name="T2">ch0_1</text:span></text:p>
        </draw:connector>
        <draw:connector draw:style-name="gr3" draw:text-style-name="P3" draw:layer="layout" draw:type="line" svg:x1="90.45cm" svg:y1="26.236cm" svg:x2="90.498cm" svg:y2="24.962cm" draw:start-shape="id169" draw:start-glue-point="0" svg:d="M90450 26236l48-1274" svg:viewBox="0 0 49 1275">
          <text:p text:style-name="P1"><text:span text:style-name="T2">ch0_2</text:span></text:p>
        </draw:connector>
        <draw:connector draw:style-name="gr3" draw:text-style-name="P3" draw:layer="layout" draw:type="line" svg:x1="84.85cm" svg:y1="26.236cm" svg:x2="84.9cm" svg:y2="24.835cm" draw:start-shape="id172" draw:start-glue-point="0" svg:d="M84850 26236l50-1401" svg:viewBox="0 0 51 1402">
          <text:p text:style-name="P1"><text:span text:style-name="T2">ch0_3</text:span></text:p>
        </draw:connector>
        <draw:connector draw:style-name="gr3" draw:text-style-name="P3" draw:layer="layout" draw:type="line" svg:x1="105.65cm" svg:y1="20.893cm" svg:x2="104.858cm" svg:y2="19.629cm" draw:start-shape="id195" draw:start-glue-point="0" svg:d="M105650 20893l-792-1264" svg:viewBox="0 0 793 1265">
          <text:p text:style-name="P1"><text:span text:style-name="T2">ch1_0</text:span></text:p>
        </draw:connector>
        <draw:connector draw:style-name="gr3" draw:text-style-name="P3" draw:layer="layout" draw:type="line" svg:x1="101.55cm" svg:y1="20.893cm" svg:x2="101.562cm" svg:y2="19.592cm" draw:start-shape="id159" draw:start-glue-point="0" svg:d="M101550 20893l12-1301" svg:viewBox="0 0 13 1302">
          <text:p text:style-name="P1"><text:span text:style-name="T2">ch1_1</text:span></text:p>
        </draw:connector>
        <draw:connector draw:style-name="gr3" draw:text-style-name="P3" draw:layer="layout" draw:type="line" svg:x1="95.95cm" svg:y1="20.893cm" svg:x2="95.926cm" svg:y2="19.619cm" draw:start-shape="id134" draw:start-glue-point="0" svg:d="M95950 20893l-24-1274" svg:viewBox="0 0 25 1275">
          <text:p text:style-name="P1"><text:span text:style-name="T2">ch1_2</text:span></text:p>
        </draw:connector>
        <draw:connector draw:style-name="gr3" draw:text-style-name="P3" draw:layer="layout" draw:type="line" svg:x1="90.35cm" svg:y1="20.893cm" svg:x2="90.317cm" svg:y2="19.434cm" draw:start-shape="id137" draw:start-glue-point="0" svg:d="M90350 20893l-33-1459" svg:viewBox="0 0 34 1460">
          <text:p text:style-name="P1"><text:span text:style-name="T2">ch1_3</text:span></text:p>
        </draw:connector>
        <draw:custom-shape draw:style-name="gr6" draw:text-style-name="P2" xml:id="id206" draw:id="id206" draw:layer="layout" svg:width="1cm" svg:height="0.9cm" svg:x="92.684cm" svg:y="8.912cm">
          <text:p text:style-name="P1"><text:span text:style-name="T1">IMUX</text:span></text:p>
          <text:p text:style-name="P1"><text:span text:style-name="T1">35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3.184cm" svg:y1="11.9cm" svg:x2="93.184cm" svg:y2="9.812cm" draw:start-shape="id67" draw:start-glue-point="0" draw:end-shape="id206" draw:end-glue-point="2" svg:d="M93184 11900v-2088" svg:viewBox="0 0 1 2089">
          <text:p text:style-name="P1"><text:span text:style-name="T2">b</text:span></text:p>
        </draw:connector>
        <draw:connector draw:style-name="gr3" draw:text-style-name="P3" draw:layer="layout" draw:type="line" svg:x1="93.184cm" svg:y1="8.912cm" svg:x2="93.162cm" svg:y2="7.404cm" draw:start-shape="id206" draw:start-glue-point="0" svg:d="M93184 8912l-22-1508" svg:viewBox="0 0 23 1509">
          <text:p text:style-name="P1"><text:span text:style-name="T2">unit05_a0</text:span></text:p>
        </draw:connector>
        <draw:custom-shape draw:style-name="gr6" draw:text-style-name="P2" xml:id="id207" draw:id="id207" draw:layer="layout" svg:width="1cm" svg:height="0.9cm" svg:x="93.884cm" svg:y="8.912cm">
          <text:p text:style-name="P1"><text:span text:style-name="T1">IMUX</text:span></text:p>
          <text:p text:style-name="P1"><text:span text:style-name="T1">358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4.384cm" svg:y1="11.9cm" svg:x2="94.384cm" svg:y2="9.812cm" draw:start-shape="id68" draw:start-glue-point="0" draw:end-shape="id207" draw:end-glue-point="2" svg:d="M94384 11900v-2088" svg:viewBox="0 0 1 2089">
          <text:p text:style-name="P1"><text:span text:style-name="T2">b</text:span></text:p>
        </draw:connector>
        <draw:connector draw:style-name="gr3" draw:text-style-name="P3" draw:layer="layout" draw:type="line" svg:x1="94.384cm" svg:y1="8.912cm" svg:x2="94.358cm" svg:y2="6.8cm" draw:start-shape="id207" draw:start-glue-point="0" svg:d="M94384 8912l-26-2112" svg:viewBox="0 0 27 2113">
          <text:p text:style-name="P1"><text:span text:style-name="T2">unit05_a1</text:span></text:p>
        </draw:connector>
        <draw:custom-shape draw:style-name="gr6" draw:text-style-name="P2" xml:id="id208" draw:id="id208" draw:layer="layout" svg:width="1cm" svg:height="0.9cm" svg:x="95.084cm" svg:y="8.912cm">
          <text:p text:style-name="P1"><text:span text:style-name="T1">IMUX</text:span></text:p>
          <text:p text:style-name="P1"><text:span text:style-name="T1">368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5.584cm" svg:y1="11.9cm" svg:x2="95.584cm" svg:y2="9.812cm" draw:start-shape="id69" draw:start-glue-point="0" draw:end-shape="id208" draw:end-glue-point="2" svg:d="M95584 11900v-2088" svg:viewBox="0 0 1 2089">
          <text:p text:style-name="P1"><text:span text:style-name="T2">b</text:span></text:p>
        </draw:connector>
        <draw:connector draw:style-name="gr3" draw:text-style-name="P3" draw:layer="layout" draw:type="line" svg:x1="95.584cm" svg:y1="8.912cm" svg:x2="95.562cm" svg:y2="7.407cm" draw:start-shape="id208" draw:start-glue-point="0" svg:d="M95584 8912l-22-1505" svg:viewBox="0 0 23 1506">
          <text:p text:style-name="P1"><text:span text:style-name="T2">unit05_a2</text:span></text:p>
        </draw:connector>
        <draw:custom-shape draw:style-name="gr6" draw:text-style-name="P2" xml:id="id209" draw:id="id209" draw:layer="layout" svg:width="1cm" svg:height="0.9cm" svg:x="96.284cm" svg:y="8.912cm">
          <text:p text:style-name="P1"><text:span text:style-name="T1">IMUX</text:span></text:p>
          <text:p text:style-name="P1"><text:span text:style-name="T1">377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784cm" svg:y1="11.9cm" svg:x2="96.784cm" svg:y2="9.812cm" draw:start-shape="id70" draw:start-glue-point="0" draw:end-shape="id209" draw:end-glue-point="2" svg:d="M96784 11900v-2088" svg:viewBox="0 0 1 2089">
          <text:p text:style-name="P1"><text:span text:style-name="T2">b</text:span></text:p>
        </draw:connector>
        <draw:connector draw:style-name="gr3" draw:text-style-name="P3" draw:layer="layout" draw:type="line" svg:x1="96.784cm" svg:y1="8.912cm" svg:x2="96.781cm" svg:y2="6.959cm" draw:start-shape="id209" draw:start-glue-point="0" svg:d="M96784 8912l-3-1953" svg:viewBox="0 0 4 1954">
          <text:p text:style-name="P1"><text:span text:style-name="T2">unit05_a3</text:span></text:p>
        </draw:connector>
        <draw:custom-shape draw:style-name="gr6" draw:text-style-name="P2" xml:id="id210" draw:id="id210" draw:layer="layout" svg:width="1cm" svg:height="0.9cm" svg:x="97.458cm" svg:y="8.912cm">
          <text:p text:style-name="P1"><text:span text:style-name="T1">IMUX</text:span></text:p>
          <text:p text:style-name="P1"><text:span text:style-name="T1">368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984cm" svg:y1="11.9cm" svg:x2="97.958cm" svg:y2="9.812cm" draw:start-shape="id71" draw:start-glue-point="0" draw:end-shape="id210" draw:end-glue-point="2" svg:d="M97984 11900l-26-2088" svg:viewBox="0 0 27 2089">
          <text:p text:style-name="P1"><text:span text:style-name="T2">b</text:span></text:p>
        </draw:connector>
        <draw:connector draw:style-name="gr3" draw:text-style-name="P3" draw:layer="layout" draw:type="line" svg:x1="97.958cm" svg:y1="8.912cm" svg:x2="97.962cm" svg:y2="7.356cm" draw:start-shape="id210" draw:start-glue-point="0" svg:d="M97958 8912l4-1556" svg:viewBox="0 0 5 1557">
          <text:p text:style-name="P1"><text:span text:style-name="T2">unit05_a4</text:span></text:p>
        </draw:connector>
        <draw:custom-shape draw:style-name="gr2" draw:text-style-name="P2" xml:id="id211" draw:id="id211" draw:layer="layout" svg:width="1cm" svg:height="0.9cm" svg:x="98.684cm" svg:y="13.8cm">
          <text:p text:style-name="P1"><text:span text:style-name="T1">NOT</text:span></text:p>
          <text:p text:style-name="P1"><text:span text:style-name="T1">4210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12" draw:id="id212" draw:layer="layout" svg:width="1cm" svg:height="0.9cm" svg:x="98.684cm" svg:y="8.912cm">
          <text:p text:style-name="P1"><text:span text:style-name="T1">IMUX</text:span></text:p>
          <text:p text:style-name="P1"><text:span text:style-name="T1">358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184cm" svg:y1="13.8cm" svg:x2="99.184cm" svg:y2="9.812cm" draw:start-shape="id211" draw:start-glue-point="0" draw:end-shape="id212" draw:end-glue-point="2" svg:d="M99184 13800v-3988" svg:viewBox="0 0 1 3989">
          <text:p text:style-name="P1"><text:span text:style-name="T2">b</text:span></text:p>
        </draw:connector>
        <draw:connector draw:style-name="gr3" draw:text-style-name="P3" draw:layer="layout" draw:type="line" svg:x1="99.184cm" svg:y1="8.912cm" svg:x2="99.177cm" svg:y2="6.879cm" draw:start-shape="id212" draw:start-glue-point="0" svg:d="M99184 8912l-7-2033" svg:viewBox="0 0 8 2034">
          <text:p text:style-name="P1"><text:span text:style-name="T2">unit05_a5</text:span></text:p>
        </draw:connector>
        <draw:connector draw:style-name="gr3" draw:text-style-name="P3" draw:layer="layout" draw:type="line" svg:x1="92.896cm" svg:y1="11.207cm" svg:x2="93.184cm" svg:y2="9.812cm" draw:end-shape="id206" draw:end-glue-point="2" svg:d="M92896 11207l288-1395" svg:viewBox="0 0 289 1396">
          <text:p text:style-name="P1"><text:span text:style-name="T2">unit05_a_sel/a</text:span></text:p>
        </draw:connector>
        <draw:connector draw:style-name="gr3" draw:text-style-name="P3" draw:layer="layout" draw:type="line" svg:x1="98.981cm" svg:y1="10.757cm" svg:x2="99.184cm" svg:y2="9.812cm" draw:end-shape="id212" draw:end-glue-point="2" svg:d="M98981 10757l203-945" svg:viewBox="0 0 204 946">
          <text:p text:style-name="P1"><text:span text:style-name="T2">unit05_a_sel/a</text:span></text:p>
        </draw:connector>
        <draw:connector draw:style-name="gr3" draw:text-style-name="P3" draw:layer="layout" draw:type="line" svg:x1="94.166cm" svg:y1="10.572cm" svg:x2="94.384cm" svg:y2="9.812cm" draw:end-shape="id207" draw:end-glue-point="2" svg:d="M94166 10572l218-760" svg:viewBox="0 0 219 761">
          <text:p text:style-name="P1"><text:span text:style-name="T2">unit05_a_sel/a</text:span></text:p>
        </draw:connector>
        <draw:connector draw:style-name="gr3" draw:text-style-name="P3" draw:layer="layout" draw:type="line" svg:x1="95.356cm" svg:y1="11.26cm" svg:x2="95.584cm" svg:y2="9.812cm" draw:end-shape="id208" draw:end-glue-point="2" svg:d="M95356 11260l228-1448" svg:viewBox="0 0 229 1449">
          <text:p text:style-name="P1"><text:span text:style-name="T2">unit05_a_sel/a</text:span></text:p>
        </draw:connector>
        <draw:connector draw:style-name="gr3" draw:text-style-name="P3" draw:layer="layout" draw:type="line" svg:x1="97.711cm" svg:y1="11.286cm" svg:x2="97.958cm" svg:y2="9.812cm" draw:end-shape="id210" draw:end-glue-point="2" svg:d="M97711 11286l247-1474" svg:viewBox="0 0 248 1475">
          <text:p text:style-name="P1"><text:span text:style-name="T2">unit05_a_sel/a</text:span></text:p>
        </draw:connector>
        <draw:connector draw:style-name="gr3" draw:text-style-name="P3" draw:layer="layout" draw:type="line" svg:x1="96.494cm" svg:y1="10.81cm" svg:x2="96.784cm" svg:y2="9.812cm" draw:end-shape="id209" draw:end-glue-point="2" svg:d="M96494 10810l290-998" svg:viewBox="0 0 291 999">
          <text:p text:style-name="P1"><text:span text:style-name="T2">unit05_a_sel/a</text:span></text:p>
        </draw:connector>
        <draw:custom-shape draw:style-name="gr1" draw:text-style-name="P2" xml:id="id383" draw:id="id383" draw:layer="layout" svg:width="2.1cm" svg:height="0.9cm" svg:x="59.096cm" svg:y="54.006cm">
          <text:p text:style-name="P1"><text:span text:style-name="T1">DFF (clk39)</text:span></text:p>
          <text:p text:style-name="P1"><text:span text:style-name="T1">441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3" draw:id="id213" draw:layer="layout" svg:width="1cm" svg:height="0.9cm" svg:x="63.8cm" svg:y="61.6cm">
          <text:p text:style-name="P1"><text:span text:style-name="T1">NOT</text:span></text:p>
          <text:p text:style-name="P1"><text:span text:style-name="T1">45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4.294cm" svg:y1="63.95cm" svg:x2="64.3cm" svg:y2="62.5cm" draw:end-shape="id213" draw:end-glue-point="2" svg:d="M64294 63950l6-1450" svg:viewBox="0 0 7 1451">
          <text:p text:style-name="P1"><text:span text:style-name="T2">c3</text:span></text:p>
        </draw:connector>
        <draw:custom-shape draw:style-name="gr2" draw:text-style-name="P2" xml:id="id214" draw:id="id214" draw:layer="layout" svg:width="1cm" svg:height="0.9cm" svg:x="79cm" svg:y="63.4cm">
          <text:p text:style-name="P1"><text:span text:style-name="T1">NAND</text:span></text:p>
          <text:p text:style-name="P1"><text:span text:style-name="T1">45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428cm" svg:y1="65.852cm" svg:x2="79.5cm" svg:y2="64.3cm" draw:end-shape="id214" draw:end-glue-point="2" svg:d="M79428 65852l72-1552" svg:viewBox="0 0 73 1553">
          <text:p text:style-name="P1"><text:span text:style-name="T2">c3</text:span></text:p>
        </draw:connector>
        <draw:custom-shape draw:style-name="gr2" draw:text-style-name="P2" xml:id="id215" draw:id="id215" draw:layer="layout" svg:width="1cm" svg:height="0.9cm" svg:x="63.8cm" svg:y="59.691cm">
          <text:p text:style-name="P1"><text:span text:style-name="T1">NAND</text:span></text:p>
          <text:p text:style-name="P1"><text:span text:style-name="T1">45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4.3cm" svg:y1="61.6cm" svg:x2="64.3cm" svg:y2="60.591cm" draw:start-shape="id213" draw:start-glue-point="0" draw:end-shape="id215" draw:end-glue-point="2" svg:d="M64300 61600v-1009" svg:viewBox="0 0 1 1010">
          <text:p/>
        </draw:connector>
        <draw:custom-shape draw:style-name="gr2" draw:text-style-name="P2" xml:id="id216" draw:id="id216" draw:layer="layout" svg:width="1cm" svg:height="0.9cm" svg:x="58.9cm" svg:y="57.754cm">
          <text:p text:style-name="P1"><text:span text:style-name="T1">IMUX</text:span></text:p>
          <text:p text:style-name="P1"><text:span text:style-name="T1">451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444cm" svg:y1="60.591cm" svg:x2="59.4cm" svg:y2="58.654cm" draw:end-shape="id216" draw:end-glue-point="2" svg:d="M59444 60591l-44-1937" svg:viewBox="0 0 45 1938">
          <text:p text:style-name="P1"><text:span text:style-name="T2">c3/b</text:span></text:p>
        </draw:connector>
        <draw:custom-shape draw:style-name="gr2" draw:text-style-name="P2" xml:id="id217" draw:id="id217" draw:layer="layout" svg:width="1cm" svg:height="0.9cm" svg:x="59.795cm" svg:y="59.854cm">
          <text:p text:style-name="P1"><text:span text:style-name="T1">3-NAND</text:span></text:p>
          <text:p text:style-name="P1"><text:span text:style-name="T1">45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47cm" svg:y1="61.94cm" svg:x2="60.295cm" svg:y2="60.754cm" draw:end-shape="id217" draw:end-glue-point="2" svg:d="M59470 61940l825-1186" svg:viewBox="0 0 826 1187">
          <text:p text:style-name="P1"><text:span text:style-name="T2">c3</text:span></text:p>
        </draw:connector>
        <draw:custom-shape draw:style-name="gr1" draw:text-style-name="P2" xml:id="id218" draw:id="id218" draw:layer="layout" svg:width="2.1cm" svg:height="0.9cm" svg:x="7.611cm" svg:y="55.275cm">
          <text:p text:style-name="P1"><text:span text:style-name="T1">DFFR (clk35,/res3)</text:span></text:p>
          <text:p text:style-name="P1"><text:span text:style-name="T1">389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2.532cm" svg:y1="14.849cm" svg:x2="93.184cm" svg:y2="12.8cm" draw:end-shape="id67" draw:end-glue-point="2" svg:d="M92532 14849l652-2049" svg:viewBox="0 0 653 2050">
          <text:p text:style-name="P1"><text:span text:style-name="T2">ac5_1/b</text:span></text:p>
        </draw:connector>
        <draw:custom-shape draw:style-name="gr2" draw:text-style-name="P2" xml:id="id219" draw:id="id219" draw:layer="layout" svg:width="1cm" svg:height="0.9cm" svg:x="5.911cm" svg:y="54.175cm">
          <text:p text:style-name="P1"><text:span text:style-name="T1">NAND&amp;XOR</text:span></text:p>
          <text:p text:style-name="P1"><text:span text:style-name="T1">389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61cm" svg:y1="55.275cm" svg:x2="6.911cm" svg:y2="54.625cm" draw:start-shape="id218" draw:start-glue-point="0" draw:end-shape="id219" draw:end-glue-point="1" svg:d="M8661 55275l-1750-650" svg:viewBox="0 0 1751 651">
          <text:p text:style-name="P1"><text:span text:style-name="T2">b+c</text:span></text:p>
        </draw:connector>
        <draw:custom-shape draw:style-name="gr2" draw:text-style-name="P2" xml:id="id220" draw:id="id220" draw:layer="layout" svg:width="1cm" svg:height="0.9cm" svg:x="4.211cm" svg:y="55.275cm">
          <text:p text:style-name="P1"><text:span text:style-name="T1">AND</text:span></text:p>
          <text:p text:style-name="P1"><text:span text:style-name="T1">39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611cm" svg:y1="55.725cm" svg:x2="5.211cm" svg:y2="55.725cm" draw:start-shape="id218" draw:start-glue-point="3" draw:end-shape="id220" svg:d="M7611 55725h-2400" svg:viewBox="0 0 2401 1">
          <text:p/>
        </draw:connector>
        <draw:custom-shape draw:style-name="gr2" draw:text-style-name="P2" xml:id="id221" draw:id="id221" draw:layer="layout" svg:width="1cm" svg:height="0.9cm" svg:x="12.811cm" svg:y="58.378cm">
          <text:p text:style-name="P1"><text:span text:style-name="T1">6-NAND</text:span></text:p>
          <text:p text:style-name="P1"><text:span text:style-name="T1">3910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711cm" svg:y1="55.725cm" svg:x2="12.811cm" svg:y2="58.828cm" draw:start-shape="id218" draw:start-glue-point="1" draw:end-shape="id221" draw:end-glue-point="3" svg:d="M9711 55725l3100 3103" svg:viewBox="0 0 3101 3104">
          <text:p/>
        </draw:connector>
        <draw:custom-shape draw:style-name="gr1" draw:text-style-name="P2" xml:id="id222" draw:id="id222" draw:layer="layout" svg:width="2.1cm" svg:height="0.9cm" svg:x="7.611cm" svg:y="57.475cm">
          <text:p text:style-name="P1"><text:span text:style-name="T1">DFFR (clk35,/res3)</text:span></text:p>
          <text:p text:style-name="P1"><text:span text:style-name="T1">39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3.776cm" svg:y1="14.717cm" svg:x2="94.384cm" svg:y2="12.8cm" draw:end-shape="id68" draw:end-glue-point="2" svg:d="M93776 14717l608-1917" svg:viewBox="0 0 609 1918">
          <text:p text:style-name="P1"><text:span text:style-name="T2">ac5_2/b</text:span></text:p>
        </draw:connector>
        <draw:custom-shape draw:style-name="gr2" draw:text-style-name="P2" xml:id="id223" draw:id="id223" draw:layer="layout" svg:width="1cm" svg:height="0.9cm" svg:x="5.912cm" svg:y="56.376cm">
          <text:p text:style-name="P1"><text:span text:style-name="T1">NAND&amp;XOR</text:span></text:p>
          <text:p text:style-name="P1"><text:span text:style-name="T1">391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61cm" svg:y1="57.475cm" svg:x2="6.912cm" svg:y2="56.826cm" draw:start-shape="id222" draw:start-glue-point="0" draw:end-shape="id223" draw:end-glue-point="1" svg:d="M8661 57475l-1749-649" svg:viewBox="0 0 1750 650">
          <text:p text:style-name="P1"><text:span text:style-name="T2">b+c</text:span></text:p>
        </draw:connector>
        <draw:custom-shape draw:style-name="gr2" draw:text-style-name="P2" xml:id="id224" draw:id="id224" draw:layer="layout" svg:width="1cm" svg:height="0.9cm" svg:x="4.212cm" svg:y="57.476cm">
          <text:p text:style-name="P1"><text:span text:style-name="T1">AND</text:span></text:p>
          <text:p text:style-name="P1"><text:span text:style-name="T1">399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611cm" svg:y1="57.925cm" svg:x2="5.212cm" svg:y2="57.926cm" draw:start-shape="id222" draw:end-shape="id224" svg:d="M7611 57925l-2399 1" svg:viewBox="0 0 2400 2">
          <text:p/>
        </draw:connector>
        <draw:connector draw:style-name="gr4" draw:text-style-name="P1" draw:layer="layout" draw:type="line" svg:x1="6.412cm" svg:y1="57.276cm" svg:x2="7.611cm" svg:y2="57.925cm" draw:start-shape="id223" draw:start-glue-point="2" draw:end-shape="id222" draw:end-glue-point="3" svg:d="M6412 57276l1199 649" svg:viewBox="0 0 1200 650">
          <text:p/>
        </draw:connector>
        <draw:connector draw:style-name="gr3" draw:text-style-name="P3" draw:layer="layout" draw:type="line" svg:x1="4.711cm" svg:y1="56.175cm" svg:x2="5.912cm" svg:y2="56.826cm" draw:start-shape="id220" draw:start-glue-point="2" draw:end-shape="id223" draw:end-glue-point="3" svg:d="M4711 56175l1201 651" svg:viewBox="0 0 1202 652">
          <text:p text:style-name="P1"><text:span text:style-name="T2">a+d</text:span></text:p>
        </draw:connector>
        <draw:connector draw:style-name="gr4" draw:text-style-name="P1" draw:layer="layout" draw:type="line" svg:x1="4.711cm" svg:y1="56.175cm" svg:x2="4.712cm" svg:y2="57.476cm" draw:start-shape="id220" draw:start-glue-point="2" draw:end-shape="id224" draw:end-glue-point="0" svg:d="M4711 56175l1 1301" svg:viewBox="0 0 2 1302">
          <text:p/>
        </draw:connector>
        <draw:connector draw:style-name="gr4" draw:text-style-name="P1" draw:layer="layout" draw:type="line" svg:x1="9.711cm" svg:y1="57.925cm" svg:x2="12.811cm" svg:y2="58.828cm" draw:start-shape="id222" draw:start-glue-point="1" draw:end-shape="id221" draw:end-glue-point="3" svg:d="M9711 57925l3100 903" svg:viewBox="0 0 3101 904">
          <text:p/>
        </draw:connector>
        <draw:connector draw:style-name="gr4" draw:text-style-name="P1" draw:layer="layout" draw:type="line" svg:x1="6.411cm" svg:y1="55.075cm" svg:x2="7.611cm" svg:y2="55.725cm" draw:start-shape="id219" draw:start-glue-point="2" draw:end-shape="id218" draw:end-glue-point="3" svg:d="M6411 55075l1200 650" svg:viewBox="0 0 1201 651">
          <text:p/>
        </draw:connector>
        <draw:custom-shape draw:style-name="gr1" draw:text-style-name="P2" xml:id="id225" draw:id="id225" draw:layer="layout" svg:width="2.1cm" svg:height="0.9cm" svg:x="7.613cm" svg:y="59.677cm">
          <text:p text:style-name="P1"><text:span text:style-name="T1">DFFR (clk35,/res3)</text:span></text:p>
          <text:p text:style-name="P1"><text:span text:style-name="T1">37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6" draw:id="id226" draw:layer="layout" svg:width="1cm" svg:height="0.9cm" svg:x="5.914cm" svg:y="58.578cm">
          <text:p text:style-name="P1"><text:span text:style-name="T1">NAND&amp;XOR</text:span></text:p>
          <text:p text:style-name="P1"><text:span text:style-name="T1">37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63cm" svg:y1="59.677cm" svg:x2="6.914cm" svg:y2="59.028cm" draw:start-shape="id225" draw:start-glue-point="0" draw:end-shape="id226" draw:end-glue-point="1" svg:d="M8663 59677l-1749-649" svg:viewBox="0 0 1750 650">
          <text:p text:style-name="P1"><text:span text:style-name="T2">b+c</text:span></text:p>
        </draw:connector>
        <draw:custom-shape draw:style-name="gr2" draw:text-style-name="P2" xml:id="id227" draw:id="id227" draw:layer="layout" svg:width="1cm" svg:height="0.9cm" svg:x="4.214cm" svg:y="59.678cm">
          <text:p text:style-name="P1"><text:span text:style-name="T1">AND</text:span></text:p>
          <text:p text:style-name="P1"><text:span text:style-name="T1">377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613cm" svg:y1="60.127cm" svg:x2="5.214cm" svg:y2="60.128cm" draw:start-shape="id225" draw:end-shape="id227" svg:d="M7613 60127l-2399 1" svg:viewBox="0 0 2400 2">
          <text:p/>
        </draw:connector>
        <draw:connector draw:style-name="gr4" draw:text-style-name="P1" draw:layer="layout" draw:type="line" svg:x1="6.414cm" svg:y1="59.478cm" svg:x2="7.613cm" svg:y2="60.127cm" draw:start-shape="id226" draw:start-glue-point="2" draw:end-shape="id225" draw:end-glue-point="3" svg:d="M6414 59478l1199 649" svg:viewBox="0 0 1200 650">
          <text:p/>
        </draw:connector>
        <draw:connector draw:style-name="gr3" draw:text-style-name="P3" draw:layer="layout" draw:type="line" svg:x1="4.712cm" svg:y1="58.376cm" svg:x2="5.914cm" svg:y2="59.028cm" draw:start-shape="id224" draw:start-glue-point="2" draw:end-shape="id226" draw:end-glue-point="3" svg:d="M4712 58376l1202 652" svg:viewBox="0 0 1203 653">
          <text:p text:style-name="P1"><text:span text:style-name="T2">a+d</text:span></text:p>
        </draw:connector>
        <draw:connector draw:style-name="gr4" draw:text-style-name="P1" draw:layer="layout" draw:type="line" svg:x1="4.712cm" svg:y1="58.376cm" svg:x2="4.714cm" svg:y2="59.678cm" draw:start-shape="id224" draw:start-glue-point="2" draw:end-shape="id227" draw:end-glue-point="0" svg:d="M4712 58376l2 1302" svg:viewBox="0 0 3 1303">
          <text:p/>
        </draw:connector>
        <draw:connector draw:style-name="gr4" draw:text-style-name="P1" draw:layer="layout" draw:type="line" svg:x1="9.713cm" svg:y1="60.127cm" svg:x2="12.811cm" svg:y2="58.828cm" draw:start-shape="id225" draw:start-glue-point="1" draw:end-shape="id221" draw:end-glue-point="3" svg:d="M9713 60127l3098-1299" svg:viewBox="0 0 3099 1300">
          <text:p/>
        </draw:connector>
        <draw:connector draw:style-name="gr3" draw:text-style-name="P3" draw:layer="layout" draw:type="line" svg:x1="95.02cm" svg:y1="14.663cm" svg:x2="95.584cm" svg:y2="12.8cm" draw:end-shape="id69" draw:end-glue-point="2" svg:d="M95020 14663l564-1863" svg:viewBox="0 0 565 1864">
          <text:p text:style-name="P1"><text:span text:style-name="T2">ac5_3/b</text:span></text:p>
        </draw:connector>
        <draw:custom-shape draw:style-name="gr1" draw:text-style-name="P2" xml:id="id228" draw:id="id228" draw:layer="layout" svg:width="2.1cm" svg:height="0.9cm" svg:x="7.612cm" svg:y="61.9cm">
          <text:p text:style-name="P1"><text:span text:style-name="T1">DFFR (clk35,/res3)</text:span></text:p>
          <text:p text:style-name="P1"><text:span text:style-name="T1">399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9" draw:id="id229" draw:layer="layout" svg:width="1cm" svg:height="0.9cm" svg:x="5.913cm" svg:y="60.801cm">
          <text:p text:style-name="P1"><text:span text:style-name="T1">NAND&amp;XOR</text:span></text:p>
          <text:p text:style-name="P1"><text:span text:style-name="T1">38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62cm" svg:y1="61.9cm" svg:x2="6.913cm" svg:y2="61.251cm" draw:start-shape="id228" draw:start-glue-point="0" draw:end-shape="id229" draw:end-glue-point="1" svg:d="M8662 61900l-1749-649" svg:viewBox="0 0 1750 650">
          <text:p text:style-name="P1"><text:span text:style-name="T2">b+c</text:span></text:p>
        </draw:connector>
        <draw:custom-shape draw:style-name="gr2" draw:text-style-name="P2" xml:id="id230" draw:id="id230" draw:layer="layout" svg:width="1cm" svg:height="0.9cm" svg:x="4.213cm" svg:y="61.901cm">
          <text:p text:style-name="P1"><text:span text:style-name="T1">AND</text:span></text:p>
          <text:p text:style-name="P1"><text:span text:style-name="T1">388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612cm" svg:y1="62.35cm" svg:x2="5.213cm" svg:y2="62.351cm" draw:start-shape="id228" draw:end-shape="id230" svg:d="M7612 62350l-2399 1" svg:viewBox="0 0 2400 2">
          <text:p/>
        </draw:connector>
        <draw:connector draw:style-name="gr4" draw:text-style-name="P1" draw:layer="layout" draw:type="line" svg:x1="6.413cm" svg:y1="61.701cm" svg:x2="7.612cm" svg:y2="62.35cm" draw:start-shape="id229" draw:start-glue-point="2" draw:end-shape="id228" draw:end-glue-point="3" svg:d="M6413 61701l1199 649" svg:viewBox="0 0 1200 650">
          <text:p/>
        </draw:connector>
        <draw:connector draw:style-name="gr3" draw:text-style-name="P3" draw:layer="layout" draw:type="line" svg:x1="4.714cm" svg:y1="60.578cm" svg:x2="5.913cm" svg:y2="61.251cm" draw:start-shape="id227" draw:start-glue-point="2" draw:end-shape="id229" draw:end-glue-point="3" svg:d="M4714 60578l1199 673" svg:viewBox="0 0 1200 674">
          <text:p text:style-name="P1"><text:span text:style-name="T2">a+d</text:span></text:p>
        </draw:connector>
        <draw:connector draw:style-name="gr4" draw:text-style-name="P1" draw:layer="layout" draw:type="line" svg:x1="4.714cm" svg:y1="60.578cm" svg:x2="4.713cm" svg:y2="61.901cm" draw:start-shape="id227" draw:start-glue-point="2" draw:end-shape="id230" draw:end-glue-point="0" svg:d="M4714 60578l-1 1323" svg:viewBox="0 0 2 1324">
          <text:p/>
        </draw:connector>
        <draw:connector draw:style-name="gr3" draw:text-style-name="P3" draw:layer="layout" draw:type="line" svg:x1="96.078cm" svg:y1="14.69cm" svg:x2="96.784cm" svg:y2="12.8cm" draw:end-shape="id70" draw:end-glue-point="2" svg:d="M96078 14690l706-1890" svg:viewBox="0 0 707 1891">
          <text:p text:style-name="P1"><text:span text:style-name="T2">ac5_4/b</text:span></text:p>
        </draw:connector>
        <draw:connector draw:style-name="gr4" draw:text-style-name="P1" draw:layer="layout" draw:type="line" svg:x1="9.712cm" svg:y1="62.35cm" svg:x2="12.811cm" svg:y2="58.828cm" draw:start-shape="id228" draw:start-glue-point="1" draw:end-shape="id221" draw:end-glue-point="3" svg:d="M9712 62350l3099-3522" svg:viewBox="0 0 3100 3523">
          <text:p/>
        </draw:connector>
        <draw:custom-shape draw:style-name="gr1" draw:text-style-name="P2" xml:id="id231" draw:id="id231" draw:layer="layout" svg:width="2.1cm" svg:height="0.9cm" svg:x="7.61cm" svg:y="64.1cm">
          <text:p text:style-name="P1"><text:span text:style-name="T1">DFFR (clk35,/res3)</text:span></text:p>
          <text:p text:style-name="P1"><text:span text:style-name="T1">38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2" draw:id="id232" draw:layer="layout" svg:width="1cm" svg:height="0.9cm" svg:x="5.911cm" svg:y="63.001cm">
          <text:p text:style-name="P1"><text:span text:style-name="T1">NAND&amp;XOR</text:span></text:p>
          <text:p text:style-name="P1"><text:span text:style-name="T1">388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6cm" svg:y1="64.1cm" svg:x2="6.911cm" svg:y2="63.451cm" draw:start-shape="id231" draw:start-glue-point="0" draw:end-shape="id232" draw:end-glue-point="1" svg:d="M8660 64100l-1749-649" svg:viewBox="0 0 1750 650">
          <text:p text:style-name="P1"><text:span text:style-name="T2">b+c</text:span></text:p>
        </draw:connector>
        <draw:connector draw:style-name="gr4" draw:text-style-name="P1" draw:layer="layout" draw:type="line" svg:x1="6.411cm" svg:y1="63.901cm" svg:x2="7.61cm" svg:y2="64.55cm" draw:start-shape="id232" draw:start-glue-point="2" draw:end-shape="id231" draw:end-glue-point="3" svg:d="M6411 63901l1199 649" svg:viewBox="0 0 1200 650">
          <text:p/>
        </draw:connector>
        <draw:connector draw:style-name="gr3" draw:text-style-name="P3" draw:layer="layout" draw:type="line" svg:x1="4.713cm" svg:y1="62.801cm" svg:x2="5.911cm" svg:y2="63.451cm" draw:start-shape="id230" draw:start-glue-point="2" draw:end-shape="id232" draw:end-glue-point="3" svg:d="M4713 62801l1198 650" svg:viewBox="0 0 1199 651">
          <text:p text:style-name="P1"><text:span text:style-name="T2">a+d</text:span></text:p>
        </draw:connector>
        <draw:connector draw:style-name="gr3" draw:text-style-name="P3" draw:layer="layout" draw:type="line" svg:x1="97.322cm" svg:y1="14.584cm" svg:x2="97.984cm" svg:y2="12.8cm" draw:end-shape="id71" draw:end-glue-point="2" svg:d="M97322 14584l662-1784" svg:viewBox="0 0 663 1785">
          <text:p text:style-name="P1"><text:span text:style-name="T2">ac5_5/b</text:span></text:p>
        </draw:connector>
        <draw:connector draw:style-name="gr4" draw:text-style-name="P1" draw:layer="layout" draw:type="line" svg:x1="9.71cm" svg:y1="64.55cm" svg:x2="12.811cm" svg:y2="58.828cm" draw:start-shape="id231" draw:start-glue-point="1" draw:end-shape="id221" draw:end-glue-point="3" svg:d="M9710 64550l3101-5722" svg:viewBox="0 0 3102 5723">
          <text:p/>
        </draw:connector>
        <draw:custom-shape draw:style-name="gr1" draw:text-style-name="P2" xml:id="id233" draw:id="id233" draw:layer="layout" svg:width="2.1cm" svg:height="0.9cm" svg:x="7.612cm" svg:y="52.976cm">
          <text:p text:style-name="P1"><text:span text:style-name="T1">DFFR (clk35,/res3)</text:span></text:p>
          <text:p text:style-name="P1"><text:span text:style-name="T1">377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612cm" svg:y1="53.426cm" svg:x2="4.711cm" svg:y2="55.275cm" draw:start-shape="id233" draw:start-glue-point="3" draw:end-shape="id220" draw:end-glue-point="0" svg:d="M7612 53426l-2901 1849" svg:viewBox="0 0 2902 1850">
          <text:p/>
        </draw:connector>
        <draw:connector draw:style-name="gr3" draw:text-style-name="P3" draw:layer="layout" draw:type="line" svg:x1="7.612cm" svg:y1="53.426cm" svg:x2="6.911cm" svg:y2="54.625cm" draw:start-shape="id233" draw:start-glue-point="3" draw:end-shape="id219" draw:end-glue-point="1" svg:d="M7612 53426l-701 1199" svg:viewBox="0 0 702 1200">
          <text:p text:style-name="P1"><text:span text:style-name="T2">a+d</text:span></text:p>
        </draw:connector>
        <draw:connector draw:style-name="gr3" draw:text-style-name="P3" draw:layer="layout" draw:type="line" svg:x1="103.582cm" svg:y1="17.139cm" svg:x2="104.17cm" svg:y2="15.31cm" draw:end-shape="id66" draw:end-glue-point="2" svg:d="M103582 17139l588-1829" svg:viewBox="0 0 589 1830">
          <text:p text:style-name="P1"><text:span text:style-name="T2">ac5_0/b</text:span></text:p>
        </draw:connector>
        <draw:custom-shape draw:style-name="gr2" draw:text-style-name="P2" xml:id="id234" draw:id="id234" draw:layer="layout" svg:width="1cm" svg:height="0.9cm" svg:x="5.911cm" svg:y="51.776cm">
          <text:p text:style-name="P1"><text:span text:style-name="T1">NOT</text:span></text:p>
          <text:p text:style-name="P1"><text:span text:style-name="T1">377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411cm" svg:y1="52.676cm" svg:x2="7.612cm" svg:y2="53.426cm" draw:start-shape="id234" draw:start-glue-point="2" draw:end-shape="id233" draw:end-glue-point="3" svg:d="M6411 52676l1201 750" svg:viewBox="0 0 1202 751">
          <text:p/>
        </draw:connector>
        <draw:connector draw:style-name="gr4" draw:text-style-name="P1" draw:layer="layout" draw:type="line" svg:x1="8.662cm" svg:y1="52.976cm" svg:x2="6.911cm" svg:y2="52.226cm" draw:start-shape="id233" draw:start-glue-point="0" draw:end-shape="id234" draw:end-glue-point="1" svg:d="M8662 52976l-1751-750" svg:viewBox="0 0 1752 751">
          <text:p/>
        </draw:connector>
        <draw:connector draw:style-name="gr4" draw:text-style-name="P1" draw:layer="layout" draw:type="line" svg:x1="9.712cm" svg:y1="53.426cm" svg:x2="12.811cm" svg:y2="58.828cm" draw:start-shape="id233" draw:start-glue-point="1" draw:end-shape="id221" draw:end-glue-point="3" svg:d="M9712 53426l3099 5402" svg:viewBox="0 0 3100 5403">
          <text:p/>
        </draw:connector>
        <draw:connector draw:style-name="gr4" draw:text-style-name="P1" draw:layer="layout" draw:type="line" svg:x1="99.234cm" svg:y1="15.551cm" svg:x2="99.184cm" svg:y2="14.7cm" draw:start-shape="id235" draw:start-glue-point="0" svg:d="M99234 15551l-50-851" svg:viewBox="0 0 51 852">
          <text:p/>
        </draw:connector>
        <draw:custom-shape draw:style-name="gr2" draw:text-style-name="P2" xml:id="id236" draw:id="id236" draw:layer="layout" svg:width="1cm" svg:height="0.9cm" svg:x="100.684cm" svg:y="13.9cm">
          <text:p text:style-name="P1"><text:span text:style-name="T1">NOT</text:span></text:p>
          <text:p text:style-name="P1"><text:span text:style-name="T1">431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234cm" svg:y1="15.551cm" svg:x2="100.684cm" svg:y2="14.35cm" draw:start-shape="id235" draw:start-glue-point="0" draw:end-shape="id236" draw:end-glue-point="3" svg:d="M99234 15551l1450-1201" svg:viewBox="0 0 1451 1202">
          <text:p/>
        </draw:connector>
        <draw:connector draw:style-name="gr4" draw:text-style-name="P1" draw:layer="layout" draw:type="line" svg:x1="101.184cm" svg:y1="14.8cm" svg:x2="100.284cm" svg:y2="16.001cm" draw:start-shape="id236" draw:start-glue-point="2" draw:end-shape="id235" draw:end-glue-point="1" svg:d="M101184 14800l-900 1201" svg:viewBox="0 0 901 1202">
          <text:p/>
        </draw:connector>
        <draw:custom-shape draw:style-name="gr1" draw:text-style-name="P2" xml:id="id271" draw:id="id271" draw:layer="layout" svg:width="2.1cm" svg:height="0.9cm" svg:x="16.711cm" svg:y="47.799cm">
          <text:p text:style-name="P1"><text:span text:style-name="T1">DFFR (clk34,/res3)</text:span></text:p>
          <text:p text:style-name="P1"><text:span text:style-name="T1">421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7" draw:id="id237" draw:layer="layout" svg:width="1cm" svg:height="0.9cm" svg:x="16.611cm" svg:y="51.046cm">
          <text:p text:style-name="P1"><text:span text:style-name="T1">XOR</text:span></text:p>
          <text:p text:style-name="P1"><text:span text:style-name="T1">421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362cm" svg:y1="53.615cm" svg:x2="17.111cm" svg:y2="51.946cm" draw:end-shape="id237" draw:end-glue-point="2" svg:d="M17362 53615l-251-1669" svg:viewBox="0 0 252 1670">
          <text:p text:style-name="P1"><text:span text:style-name="T2">zz1</text:span></text:p>
        </draw:connector>
        <draw:custom-shape draw:style-name="gr2" draw:text-style-name="P2" xml:id="id238" draw:id="id238" draw:layer="layout" svg:width="1cm" svg:height="0.9cm" svg:x="20.111cm" svg:y="53.315cm">
          <text:p text:style-name="P1"><text:span text:style-name="T1">NAND</text:span></text:p>
          <text:p text:style-name="P1"><text:span text:style-name="T1">41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826cm" svg:y1="55.985cm" svg:x2="20.611cm" svg:y2="54.215cm" draw:end-shape="id238" draw:end-glue-point="2" svg:d="M20826 55985l-215-1770" svg:viewBox="0 0 216 1771">
          <text:p text:style-name="P1"><text:span text:style-name="T2">zz1</text:span></text:p>
        </draw:connector>
        <draw:custom-shape draw:style-name="gr2" draw:text-style-name="P2" xml:id="id239" draw:id="id239" draw:layer="layout" svg:width="1cm" svg:height="0.9cm" svg:x="33.011cm" svg:y="63.152cm">
          <text:p text:style-name="P1"><text:span text:style-name="T1">XNOR</text:span></text:p>
          <text:p text:style-name="P1"><text:span text:style-name="T1">39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39cm" svg:y1="65.35cm" svg:x2="33.511cm" svg:y2="64.052cm" draw:end-shape="id239" draw:end-glue-point="2" svg:d="M33390 65350l121-1298" svg:viewBox="0 0 122 1299">
          <text:p text:style-name="P1"><text:span text:style-name="T2">zz1</text:span></text:p>
        </draw:connector>
        <draw:connector draw:style-name="gr3" draw:text-style-name="P3" draw:layer="layout" draw:type="line" svg:x1="92.727cm" svg:y1="15.593cm" svg:x2="93.184cm" svg:y2="12.8cm" draw:end-shape="id67" draw:end-glue-point="2" svg:d="M92727 15593l457-2793" svg:viewBox="0 0 458 2794">
          <text:p text:style-name="P1"><text:span text:style-name="T2">zz1/c</text:span></text:p>
        </draw:connector>
        <draw:custom-shape draw:style-name="gr1" draw:text-style-name="P2" xml:id="id241" draw:id="id241" draw:layer="layout" svg:width="2.1cm" svg:height="0.9cm" svg:x="19.011cm" svg:y="47.799cm">
          <text:p text:style-name="P1"><text:span text:style-name="T1">DFFR (clk34,/res3)</text:span></text:p>
          <text:p text:style-name="P1"><text:span text:style-name="T1">408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3.988cm" svg:y1="15.405cm" svg:x2="94.384cm" svg:y2="12.8cm" draw:end-shape="id68" draw:end-glue-point="2" svg:d="M93988 15405l396-2605" svg:viewBox="0 0 397 2606">
          <text:p text:style-name="P1"><text:span text:style-name="T2">zz2/c</text:span></text:p>
        </draw:connector>
        <draw:custom-shape draw:style-name="gr2" draw:text-style-name="P2" xml:id="id240" draw:id="id240" draw:layer="layout" svg:width="1cm" svg:height="0.9cm" svg:x="19.611cm" svg:y="49.415cm">
          <text:p text:style-name="P1"><text:span text:style-name="T1">XOR</text:span></text:p>
          <text:p text:style-name="P1"><text:span text:style-name="T1">408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319cm" svg:y1="51.279cm" svg:x2="20.111cm" svg:y2="50.315cm" draw:end-shape="id240" draw:end-glue-point="2" svg:d="M19319 51279l792-964" svg:viewBox="0 0 793 965">
          <text:p text:style-name="P1"><text:span text:style-name="T2">zz2</text:span></text:p>
        </draw:connector>
        <draw:connector draw:style-name="gr4" draw:text-style-name="P1" draw:layer="layout" draw:type="line" svg:x1="20.111cm" svg:y1="49.415cm" svg:x2="20.061cm" svg:y2="48.699cm" draw:start-shape="id240" draw:start-glue-point="0" draw:end-shape="id241" draw:end-glue-point="2" svg:d="M20111 49415l-50-716" svg:viewBox="0 0 51 717">
          <text:p/>
        </draw:connector>
        <draw:custom-shape draw:style-name="gr2" draw:text-style-name="P2" xml:id="id242" draw:id="id242" draw:layer="layout" svg:width="1cm" svg:height="0.9cm" svg:x="33.42cm" svg:y="57.9cm">
          <text:p text:style-name="P1"><text:span text:style-name="T1">22-AOI</text:span></text:p>
          <text:p text:style-name="P1"><text:span text:style-name="T1">40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9cm" svg:y1="59.718cm" svg:x2="33.92cm" svg:y2="58.8cm" draw:end-shape="id242" draw:end-glue-point="2" svg:d="M35900 59718l-1980-918" svg:viewBox="0 0 1981 919">
          <text:p text:style-name="P1"><text:span text:style-name="T2">zz2/c</text:span></text:p>
        </draw:connector>
        <draw:custom-shape draw:style-name="gr1" draw:text-style-name="P2" xml:id="id247" draw:id="id247" draw:layer="layout" svg:width="2.1cm" svg:height="0.9cm" svg:x="21.311cm" svg:y="47.799cm">
          <text:p text:style-name="P1"><text:span text:style-name="T1">DFFR (clk33,/res3)</text:span></text:p>
          <text:p text:style-name="P1"><text:span text:style-name="T1">431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5.311cm" svg:y1="15.351cm" svg:x2="95.584cm" svg:y2="12.8cm" draw:end-shape="id69" draw:end-glue-point="2" svg:d="M95311 15351l273-2551" svg:viewBox="0 0 274 2552">
          <text:p text:style-name="P1"><text:span text:style-name="T2">zz3/c</text:span></text:p>
        </draw:connector>
        <draw:custom-shape draw:style-name="gr2" draw:text-style-name="P2" xml:id="id243" draw:id="id243" draw:layer="layout" svg:width="1cm" svg:height="0.9cm" svg:x="31.711cm" svg:y="63.2cm">
          <text:p text:style-name="P1"><text:span text:style-name="T1">NAND</text:span></text:p>
          <text:p text:style-name="P1"><text:span text:style-name="T1">39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433cm" svg:y1="65.721cm" svg:x2="32.211cm" svg:y2="64.1cm" draw:end-shape="id243" draw:end-glue-point="2" svg:d="M32433 65721l-222-1621" svg:viewBox="0 0 223 1622">
          <text:p text:style-name="P1"><text:span text:style-name="T2">zz3</text:span></text:p>
        </draw:connector>
        <draw:custom-shape draw:style-name="gr2" draw:text-style-name="P2" xml:id="id244" draw:id="id244" draw:layer="layout" svg:width="1cm" svg:height="0.9cm" svg:x="17.91cm" svg:y="58.18cm">
          <text:p text:style-name="P1"><text:span text:style-name="T1">3-AND</text:span></text:p>
          <text:p text:style-name="P1"><text:span text:style-name="T1">40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85cm" svg:y1="60.177cm" svg:x2="18.41cm" svg:y2="59.08cm" draw:end-shape="id244" draw:end-glue-point="2" svg:d="M17850 60177l560-1097" svg:viewBox="0 0 561 1098">
          <text:p text:style-name="P1"><text:span text:style-name="T2">zz3</text:span></text:p>
        </draw:connector>
        <draw:custom-shape draw:style-name="gr2" draw:text-style-name="P2" xml:id="id245" draw:id="id245" draw:layer="layout" svg:width="1cm" svg:height="0.9cm" svg:x="33.411cm" svg:y="55.177cm">
          <text:p text:style-name="P1"><text:span text:style-name="T1">3-OR</text:span></text:p>
          <text:p text:style-name="P1"><text:span text:style-name="T1">408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425cm" svg:y1="57.174cm" svg:x2="33.911cm" svg:y2="56.077cm" draw:end-shape="id245" draw:end-glue-point="2" svg:d="M33425 57174l486-1097" svg:viewBox="0 0 487 1098">
          <text:p text:style-name="P1"><text:span text:style-name="T2">zz3</text:span></text:p>
        </draw:connector>
        <draw:connector draw:style-name="gr3" draw:text-style-name="P3" draw:layer="layout" draw:type="line" svg:x1="22.414cm" svg:y1="51.48cm" svg:x2="22.411cm" svg:y2="50.315cm" draw:end-shape="id246" draw:end-glue-point="2" svg:d="M22414 51480l-3-1165" svg:viewBox="0 0 4 1166">
          <text:p text:style-name="P1"><text:span text:style-name="T2">zz3</text:span></text:p>
        </draw:connector>
        <draw:connector draw:style-name="gr4" draw:text-style-name="P1" draw:layer="layout" draw:type="line" svg:x1="22.411cm" svg:y1="49.415cm" svg:x2="22.361cm" svg:y2="48.699cm" draw:start-shape="id246" draw:start-glue-point="0" draw:end-shape="id247" draw:end-glue-point="2" svg:d="M22411 49415l-50-716" svg:viewBox="0 0 51 717">
          <text:p/>
        </draw:connector>
        <draw:custom-shape draw:style-name="gr2" draw:text-style-name="P2" xml:id="id248" draw:id="id248" draw:layer="layout" svg:width="1cm" svg:height="0.9cm" svg:x="27.111cm" svg:y="53.2cm">
          <text:p text:style-name="P1"><text:span text:style-name="T1">NAND</text:span></text:p>
          <text:p text:style-name="P1"><text:span text:style-name="T1">42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366cm" svg:y1="55.373cm" svg:x2="27.611cm" svg:y2="54.1cm" draw:end-shape="id248" draw:end-glue-point="2" svg:d="M27366 55373l245-1273" svg:viewBox="0 0 246 1274">
          <text:p text:style-name="P1"><text:span text:style-name="T2">zz3</text:span></text:p>
        </draw:connector>
        <draw:custom-shape draw:style-name="gr2" draw:text-style-name="P2" xml:id="id249" draw:id="id249" draw:layer="layout" svg:width="1cm" svg:height="0.9cm" svg:x="23.611cm" svg:y="51.115cm">
          <text:p text:style-name="P1"><text:span text:style-name="T1">XOR</text:span></text:p>
          <text:p text:style-name="P1"><text:span text:style-name="T1">43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663cm" svg:y1="53.393cm" svg:x2="24.111cm" svg:y2="52.015cm" draw:end-shape="id249" draw:end-glue-point="2" svg:d="M23663 53393l448-1378" svg:viewBox="0 0 449 1379">
          <text:p text:style-name="P1"><text:span text:style-name="T2">zz3</text:span></text:p>
        </draw:connector>
        <draw:custom-shape draw:style-name="gr1" draw:text-style-name="P2" xml:id="id251" draw:id="id251" draw:layer="layout" svg:width="2.1cm" svg:height="0.9cm" svg:x="23.611cm" svg:y="47.799cm">
          <text:p text:style-name="P1"><text:span text:style-name="T1">DFFR (clk33,/res3)</text:span></text:p>
          <text:p text:style-name="P1"><text:span text:style-name="T1">43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343cm" svg:y1="15.245cm" svg:x2="96.784cm" svg:y2="12.8cm" draw:end-shape="id70" draw:end-glue-point="2" svg:d="M96343 15245l441-2445" svg:viewBox="0 0 442 2446">
          <text:p text:style-name="P1"><text:span text:style-name="T2">zz4/c</text:span></text:p>
        </draw:connector>
        <draw:connector draw:style-name="gr3" draw:text-style-name="P3" draw:layer="layout" draw:type="line" svg:x1="33.874cm" svg:y1="57.6cm" svg:x2="33.911cm" svg:y2="56.077cm" draw:end-shape="id245" draw:end-glue-point="2" svg:d="M33874 57600l37-1523" svg:viewBox="0 0 38 1524">
          <text:p text:style-name="P1"><text:span text:style-name="T2">zz4</text:span></text:p>
        </draw:connector>
        <draw:connector draw:style-name="gr3" draw:text-style-name="P3" draw:layer="layout" draw:type="line" svg:x1="18.433cm" svg:y1="60.573cm" svg:x2="18.41cm" svg:y2="59.08cm" draw:end-shape="id244" draw:end-glue-point="2" svg:d="M18433 60573l-23-1493" svg:viewBox="0 0 24 1494">
          <text:p text:style-name="P1"><text:span text:style-name="T2">zz4</text:span></text:p>
        </draw:connector>
        <draw:connector draw:style-name="gr3" draw:text-style-name="P3" draw:layer="layout" draw:type="line" svg:x1="33.972cm" svg:y1="65.8cm" svg:x2="33.511cm" svg:y2="64.052cm" draw:end-shape="id239" draw:end-glue-point="2" svg:d="M33972 65800l-461-1748" svg:viewBox="0 0 462 1749">
          <text:p text:style-name="P1"><text:span text:style-name="T2">zz4</text:span></text:p>
        </draw:connector>
        <draw:connector draw:style-name="gr3" draw:text-style-name="P3" draw:layer="layout" draw:type="line" svg:x1="27.895cm" svg:y1="55.822cm" svg:x2="27.611cm" svg:y2="54.1cm" draw:end-shape="id248" draw:end-glue-point="2" svg:d="M27895 55822l-284-1722" svg:viewBox="0 0 285 1723">
          <text:p text:style-name="P1"><text:span text:style-name="T2">zz4</text:span></text:p>
        </draw:connector>
        <draw:connector draw:style-name="gr3" draw:text-style-name="P3" draw:layer="layout" draw:type="line" svg:x1="24.669cm" svg:y1="53.631cm" svg:x2="24.111cm" svg:y2="52.015cm" draw:end-shape="id249" draw:end-glue-point="2" svg:d="M24669 53631l-558-1616" svg:viewBox="0 0 559 1617">
          <text:p text:style-name="P1"><text:span text:style-name="T2">zz4</text:span></text:p>
        </draw:connector>
        <draw:custom-shape draw:style-name="gr2" draw:text-style-name="P2" xml:id="id250" draw:id="id250" draw:layer="layout" svg:width="1cm" svg:height="0.9cm" svg:x="24.211cm" svg:y="49.415cm">
          <text:p text:style-name="P1"><text:span text:style-name="T1">XOR</text:span></text:p>
          <text:p text:style-name="P1"><text:span text:style-name="T1">43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711cm" svg:y1="49.415cm" svg:x2="24.661cm" svg:y2="48.699cm" draw:start-shape="id250" draw:start-glue-point="0" draw:end-shape="id251" draw:end-glue-point="2" svg:d="M24711 49415l-50-716" svg:viewBox="0 0 51 717">
          <text:p/>
        </draw:connector>
        <draw:custom-shape draw:style-name="gr1" draw:text-style-name="P2" xml:id="id253" draw:id="id253" draw:layer="layout" svg:width="2.1cm" svg:height="0.9cm" svg:x="25.911cm" svg:y="47.799cm">
          <text:p text:style-name="P1"><text:span text:style-name="T1">DFFR (clk33,/res3)</text:span></text:p>
          <text:p text:style-name="P1"><text:span text:style-name="T1">44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417cm" svg:y1="57.174cm" svg:x2="33.911cm" svg:y2="56.077cm" draw:end-shape="id245" draw:end-glue-point="2" svg:d="M34417 57174l-506-1097" svg:viewBox="0 0 507 1098">
          <text:p text:style-name="P1"><text:span text:style-name="T2">zz5</text:span></text:p>
        </draw:connector>
        <draw:connector draw:style-name="gr3" draw:text-style-name="P3" draw:layer="layout" draw:type="line" svg:x1="19.159cm" svg:y1="60.135cm" svg:x2="18.41cm" svg:y2="59.08cm" draw:end-shape="id244" draw:end-glue-point="2" svg:d="M19159 60135l-749-1055" svg:viewBox="0 0 750 1056">
          <text:p text:style-name="P1"><text:span text:style-name="T2">zz5</text:span></text:p>
        </draw:connector>
        <draw:connector draw:style-name="gr3" draw:text-style-name="P3" draw:layer="layout" draw:type="line" svg:x1="35.688cm" svg:y1="60.327cm" svg:x2="33.92cm" svg:y2="58.8cm" draw:end-shape="id242" draw:end-glue-point="2" svg:d="M35688 60327l-1768-1527" svg:viewBox="0 0 1769 1528">
          <text:p text:style-name="P1"><text:span text:style-name="T2">zz5/d</text:span></text:p>
        </draw:connector>
        <draw:custom-shape draw:style-name="gr2" draw:text-style-name="P2" xml:id="id252" draw:id="id252" draw:layer="layout" svg:width="1cm" svg:height="0.9cm" svg:x="26.511cm" svg:y="49.415cm">
          <text:p text:style-name="P1"><text:span text:style-name="T1">XOR</text:span></text:p>
          <text:p text:style-name="P1"><text:span text:style-name="T1">441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14cm" svg:y1="51.347cm" svg:x2="27.011cm" svg:y2="50.315cm" draw:end-shape="id252" draw:end-glue-point="2" svg:d="M26140 51347l871-1032" svg:viewBox="0 0 872 1033">
          <text:p text:style-name="P1"><text:span text:style-name="T2">zz5</text:span></text:p>
        </draw:connector>
        <draw:connector draw:style-name="gr4" draw:text-style-name="P1" draw:layer="layout" draw:type="line" svg:x1="27.011cm" svg:y1="49.415cm" svg:x2="26.961cm" svg:y2="48.699cm" draw:start-shape="id252" draw:start-glue-point="0" draw:end-shape="id253" draw:end-glue-point="2" svg:d="M27011 49415l-50-716" svg:viewBox="0 0 51 717">
          <text:p/>
        </draw:connector>
        <draw:custom-shape draw:style-name="gr2" draw:text-style-name="P2" xml:id="id254" draw:id="id254" draw:layer="layout" svg:width="1cm" svg:height="0.9cm" svg:x="17.91cm" svg:y="56.28cm">
          <text:p text:style-name="P1"><text:span text:style-name="T1">NAND</text:span></text:p>
          <text:p text:style-name="P1"><text:span text:style-name="T1">42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8.41cm" svg:y1="58.18cm" svg:x2="18.41cm" svg:y2="57.18cm" draw:start-shape="id244" draw:start-glue-point="0" draw:end-shape="id254" draw:end-glue-point="2" svg:d="M18410 58180v-1000" svg:viewBox="0 0 1 1001">
          <text:p/>
        </draw:connector>
        <draw:connector draw:style-name="gr4" draw:text-style-name="P1" draw:layer="layout" draw:type="line" svg:x1="33.911cm" svg:y1="55.177cm" svg:x2="33.911cm" svg:y2="53.5cm" draw:start-shape="id245" draw:start-glue-point="0" draw:end-shape="id255" draw:end-glue-point="2" svg:d="M33911 55177v-1677" svg:viewBox="0 0 1 1678">
          <text:p/>
        </draw:connector>
        <draw:custom-shape draw:style-name="gr2" draw:text-style-name="P2" xml:id="id256" draw:id="id256" draw:layer="layout" svg:width="1cm" svg:height="0.9cm" svg:x="27.411cm" svg:y="61.955cm">
          <text:p text:style-name="P1"><text:span text:style-name="T1">XOR</text:span></text:p>
          <text:p text:style-name="P1"><text:span text:style-name="T1">429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7" draw:id="id257" draw:layer="layout" svg:width="1cm" svg:height="0.9cm" svg:x="24.921cm" svg:y="53.222cm">
          <text:p text:style-name="P1"><text:span text:style-name="T1">XNOR</text:span></text:p>
          <text:p text:style-name="P1"><text:span text:style-name="T1">42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7.911cm" svg:y1="61.955cm" svg:x2="25.421cm" svg:y2="54.122cm" draw:start-shape="id256" draw:start-glue-point="0" draw:end-shape="id257" draw:end-glue-point="2" svg:d="M27911 61955l-2490-7833" svg:viewBox="0 0 2491 7834">
          <text:p/>
        </draw:connector>
        <draw:connector draw:style-name="gr4" draw:text-style-name="P1" draw:layer="layout" draw:type="line" svg:x1="27.911cm" svg:y1="61.955cm" svg:x2="25.454cm" svg:y2="57cm" draw:start-shape="id256" draw:start-glue-point="0" draw:end-shape="id258" draw:end-glue-point="2" svg:d="M27911 61955l-2457-4955" svg:viewBox="0 0 2458 4956">
          <text:p/>
        </draw:connector>
        <draw:connector draw:style-name="gr4" draw:text-style-name="P1" draw:layer="layout" draw:type="line" svg:x1="27.911cm" svg:y1="61.955cm" svg:x2="33.911cm" svg:y2="53.5cm" draw:start-shape="id256" draw:start-glue-point="0" draw:end-shape="id255" draw:end-glue-point="2" svg:d="M27911 61955l6000-8455" svg:viewBox="0 0 6001 8456">
          <text:p/>
        </draw:connector>
        <draw:custom-shape draw:style-name="gr2" draw:text-style-name="P2" xml:id="id259" draw:id="id259" draw:layer="layout" svg:width="1cm" svg:height="0.9cm" svg:x="29.911cm" svg:y="53.2cm">
          <text:p text:style-name="P1"><text:span text:style-name="T1">NAND</text:span></text:p>
          <text:p text:style-name="P1"><text:span text:style-name="T1">41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7.911cm" svg:y1="61.955cm" svg:x2="30.411cm" svg:y2="54.1cm" draw:start-shape="id256" draw:start-glue-point="0" draw:end-shape="id259" draw:end-glue-point="2" svg:d="M27911 61955l2500-7855" svg:viewBox="0 0 2501 7856">
          <text:p/>
        </draw:connector>
        <draw:connector draw:style-name="gr4" draw:text-style-name="P1" draw:layer="layout" draw:type="line" svg:x1="27.911cm" svg:y1="61.955cm" svg:x2="32.111cm" svg:y2="55.5cm" draw:start-shape="id256" draw:start-glue-point="0" draw:end-shape="id260" draw:end-glue-point="2" svg:d="M27911 61955l4200-6455" svg:viewBox="0 0 4201 6456">
          <text:p/>
        </draw:connector>
        <draw:connector draw:style-name="gr3" draw:text-style-name="P3" draw:layer="layout" draw:type="line" svg:x1="28.266cm" svg:y1="64.481cm" svg:x2="27.911cm" svg:y2="62.855cm" draw:end-shape="id256" draw:end-glue-point="2" svg:d="M28266 64481l-355-1626" svg:viewBox="0 0 356 1627">
          <text:p text:style-name="P1"><text:span text:style-name="T2">/zz3</text:span></text:p>
        </draw:connector>
        <draw:connector draw:style-name="gr3" draw:text-style-name="P3" draw:layer="layout" draw:type="line" svg:x1="26.005cm" svg:y1="55.22cm" svg:x2="26.511cm" svg:y2="54.115cm" draw:end-shape="id261" draw:end-glue-point="2" svg:d="M26005 55220l506-1105" svg:viewBox="0 0 507 1106">
          <text:p text:style-name="P1"><text:span text:style-name="T2">/zz3</text:span></text:p>
        </draw:connector>
        <draw:connector draw:style-name="gr4" draw:text-style-name="P1" draw:layer="layout" draw:type="line" svg:x1="27.911cm" svg:y1="61.955cm" svg:x2="18.41cm" svg:y2="57.18cm" draw:start-shape="id256" draw:start-glue-point="0" draw:end-shape="id254" draw:end-glue-point="2" svg:d="M27911 61955l-9501-4775" svg:viewBox="0 0 9502 4776">
          <text:p/>
        </draw:connector>
        <draw:custom-shape draw:style-name="gr2" draw:text-style-name="P2" xml:id="id262" draw:id="id262" draw:layer="layout" svg:width="1cm" svg:height="0.9cm" svg:x="19.611cm" svg:y="51.415cm">
          <text:p text:style-name="P1"><text:span text:style-name="T1">IMUX</text:span></text:p>
          <text:p text:style-name="P1"><text:span text:style-name="T1">41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0.111cm" svg:y1="51.415cm" svg:x2="20.111cm" svg:y2="50.315cm" draw:start-shape="id262" draw:start-glue-point="0" draw:end-shape="id240" draw:end-glue-point="2" svg:d="M20111 51415v-1100" svg:viewBox="0 0 1 1101">
          <text:p/>
        </draw:connector>
        <draw:custom-shape draw:style-name="gr2" draw:text-style-name="P2" xml:id="id263" draw:id="id263" draw:layer="layout" svg:width="1cm" svg:height="0.9cm" svg:x="19.011cm" svg:y="53.3cm">
          <text:p text:style-name="P1"><text:span text:style-name="T1">NAND</text:span></text:p>
          <text:p text:style-name="P1"><text:span text:style-name="T1">41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511cm" svg:y1="53.3cm" svg:x2="20.111cm" svg:y2="52.315cm" draw:start-shape="id263" draw:start-glue-point="0" svg:d="M19511 53300l600-985" svg:viewBox="0 0 601 986">
          <text:p text:style-name="P1"><text:span text:style-name="T2">c</text:span></text:p>
        </draw:connector>
        <draw:connector draw:style-name="gr3" draw:text-style-name="P3" draw:layer="layout" draw:type="line" svg:x1="19.708cm" svg:y1="55.961cm" svg:x2="19.511cm" svg:y2="54.2cm" draw:end-shape="id263" draw:end-glue-point="2" svg:d="M19708 55961l-197-1761" svg:viewBox="0 0 198 1762">
          <text:p text:style-name="P1"><text:span text:style-name="T2">/zz1</text:span></text:p>
        </draw:connector>
        <draw:connector draw:style-name="gr3" draw:text-style-name="P3" draw:layer="layout" draw:type="line" svg:x1="29.995cm" svg:y1="57.174cm" svg:x2="30.46cm" svg:y2="55.985cm" draw:end-shape="id264" draw:end-glue-point="2" svg:d="M29995 57174l465-1189" svg:viewBox="0 0 466 1190">
          <text:p text:style-name="P1"><text:span text:style-name="T2">/zz0</text:span></text:p>
        </draw:connector>
        <draw:connector draw:style-name="gr4" draw:text-style-name="P1" draw:layer="layout" draw:type="line" svg:x1="30.46cm" svg:y1="55.085cm" svg:x2="30.411cm" svg:y2="54.1cm" draw:start-shape="id264" draw:start-glue-point="0" draw:end-shape="id259" draw:end-glue-point="2" svg:d="M30460 55085l-49-985" svg:viewBox="0 0 50 986">
          <text:p/>
        </draw:connector>
        <draw:custom-shape draw:style-name="gr2" draw:text-style-name="P2" xml:id="id265" draw:id="id265" draw:layer="layout" svg:width="1cm" svg:height="0.9cm" svg:x="34.011cm" svg:y="60.448cm">
          <text:p text:style-name="P1"><text:span text:style-name="T1">22-OAI</text:span></text:p>
          <text:p text:style-name="P1"><text:span text:style-name="T1">40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5.683cm" svg:y1="62.449cm" svg:x2="34.511cm" svg:y2="61.348cm" draw:end-shape="id265" draw:end-glue-point="2" svg:d="M35683 62449l-1172-1101" svg:viewBox="0 0 1173 1102">
          <text:p text:style-name="P1"><text:span text:style-name="T2">/zz1/c</text:span></text:p>
        </draw:connector>
        <draw:connector draw:style-name="gr3" draw:text-style-name="P3" draw:layer="layout" draw:type="line" svg:x1="35.636cm" svg:y1="63.158cm" svg:x2="34.511cm" svg:y2="61.348cm" draw:end-shape="id265" draw:end-glue-point="2" svg:d="M35636 63158l-1125-1810" svg:viewBox="0 0 1126 1811">
          <text:p text:style-name="P1"><text:span text:style-name="T2">/zz4/d</text:span></text:p>
        </draw:connector>
        <draw:connector draw:style-name="gr3" draw:text-style-name="P3" draw:layer="layout" draw:type="line" svg:x1="24.901cm" svg:y1="60.179cm" svg:x2="25.454cm" svg:y2="59.1cm" draw:end-shape="id266" draw:end-glue-point="2" svg:d="M24901 60179l553-1079" svg:viewBox="0 0 554 1080">
          <text:p text:style-name="P1"><text:span text:style-name="T2">/zz0</text:span></text:p>
        </draw:connector>
        <draw:connector draw:style-name="gr3" draw:text-style-name="P3" draw:layer="layout" draw:type="line" svg:x1="25.492cm" svg:y1="60.533cm" svg:x2="25.454cm" svg:y2="59.1cm" draw:end-shape="id266" draw:end-glue-point="2" svg:d="M25492 60533l-38-1433" svg:viewBox="0 0 39 1434">
          <text:p text:style-name="P1"><text:span text:style-name="T2">/zz1</text:span></text:p>
        </draw:connector>
        <draw:connector draw:style-name="gr3" draw:text-style-name="P3" draw:layer="layout" draw:type="line" svg:x1="30.514cm" svg:y1="57.6cm" svg:x2="30.46cm" svg:y2="55.985cm" draw:end-shape="id264" draw:end-glue-point="2" svg:d="M30514 57600l-54-1615" svg:viewBox="0 0 55 1616">
          <text:p text:style-name="P1"><text:span text:style-name="T2">/zz1</text:span></text:p>
        </draw:connector>
        <draw:connector draw:style-name="gr3" draw:text-style-name="P3" draw:layer="layout" draw:type="line" svg:x1="33.096cm" svg:y1="62.523cm" svg:x2="33.411cm" svg:y2="61.372cm" draw:end-shape="id267" draw:end-glue-point="2" svg:d="M33096 62523l315-1151" svg:viewBox="0 0 316 1152">
          <text:p text:style-name="P1"><text:span text:style-name="T2">/zz2</text:span></text:p>
        </draw:connector>
        <draw:connector draw:style-name="gr3" draw:text-style-name="P3" draw:layer="layout" draw:type="line" svg:x1="33.411cm" svg:y1="60.472cm" svg:x2="33.92cm" svg:y2="58.8cm" draw:start-shape="id267" draw:start-glue-point="0" draw:end-shape="id242" draw:end-glue-point="2" svg:d="M33411 60472l509-1672" svg:viewBox="0 0 510 1673">
          <text:p text:style-name="P1"><text:span text:style-name="T2">a</text:span></text:p>
        </draw:connector>
        <draw:connector draw:style-name="gr4" draw:text-style-name="P1" draw:layer="layout" draw:type="line" svg:x1="33.411cm" svg:y1="60.472cm" svg:x2="32.811cm" svg:y2="58.8cm" draw:start-shape="id267" draw:start-glue-point="0" draw:end-shape="id268" draw:end-glue-point="2" svg:d="M33411 60472l-600-1672" svg:viewBox="0 0 601 1673">
          <text:p/>
        </draw:connector>
        <draw:connector draw:style-name="gr3" draw:text-style-name="P3" draw:layer="layout" draw:type="line" svg:x1="20.611cm" svg:y1="53.315cm" svg:x2="20.111cm" svg:y2="52.315cm" draw:start-shape="id238" draw:start-glue-point="0" draw:end-shape="id269" draw:end-glue-point="3" svg:d="M20611 53315l-500-1000" svg:viewBox="0 0 501 1001">
          <text:p text:style-name="P1"><text:span text:style-name="T2">b</text:span></text:p>
        </draw:connector>
        <draw:custom-shape draw:style-name="gr2" draw:text-style-name="P2" xml:id="id270" draw:id="id270" draw:layer="layout" svg:width="1cm" svg:height="0.9cm" svg:x="17.311cm" svg:y="49.415cm">
          <text:p text:style-name="P1"><text:span text:style-name="T1">XOR</text:span></text:p>
          <text:p text:style-name="P1"><text:span text:style-name="T1">42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811cm" svg:y1="49.415cm" svg:x2="17.761cm" svg:y2="48.699cm" draw:start-shape="id270" draw:start-glue-point="0" draw:end-shape="id271" draw:end-glue-point="2" svg:d="M17811 49415l-50-716" svg:viewBox="0 0 51 717">
          <text:p/>
        </draw:connector>
        <draw:custom-shape draw:style-name="gr2" draw:text-style-name="P2" xml:id="id272" draw:id="id272" draw:layer="layout" svg:width="1cm" svg:height="0.9cm" svg:x="17.911cm" svg:y="53.3cm">
          <text:p text:style-name="P1"><text:span text:style-name="T1">XNOR</text:span></text:p>
          <text:p text:style-name="P1"><text:span text:style-name="T1">42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8.411cm" svg:y1="53.3cm" svg:x2="17.811cm" svg:y2="50.315cm" draw:start-shape="id272" draw:start-glue-point="0" draw:end-shape="id270" draw:end-glue-point="2" svg:d="M18411 53300l-600-2985" svg:viewBox="0 0 601 2986">
          <text:p/>
        </draw:connector>
        <draw:connector draw:style-name="gr3" draw:text-style-name="P3" xml:id="id269" draw:id="id269" draw:layer="layout" draw:type="line" svg:x1="18.411cm" svg:y1="53.3cm" svg:x2="20.111cm" svg:y2="52.315cm" draw:start-shape="id272" draw:start-glue-point="0" svg:d="M18411 53300l1700-985" svg:viewBox="0 0 1701 986">
          <text:p text:style-name="P1"><text:span text:style-name="T2">a</text:span></text:p>
        </draw:connector>
        <draw:connector draw:style-name="gr4" draw:text-style-name="P1" draw:layer="layout" draw:type="line" svg:x1="17.111cm" svg:y1="51.046cm" svg:x2="17.811cm" svg:y2="50.315cm" draw:start-shape="id237" draw:start-glue-point="0" draw:end-shape="id270" draw:end-glue-point="2" svg:d="M17111 51046l700-731" svg:viewBox="0 0 701 732">
          <text:p/>
        </draw:connector>
        <draw:custom-shape draw:style-name="gr1" draw:text-style-name="P2" xml:id="id274" draw:id="id274" draw:layer="layout" svg:width="2.1cm" svg:height="0.9cm" svg:x="14.411cm" svg:y="47.799cm">
          <text:p text:style-name="P1"><text:span text:style-name="T1">DFFR (clk34,/res3)</text:span></text:p>
          <text:p text:style-name="P1"><text:span text:style-name="T1">43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674cm" svg:y1="53.218cm" svg:x2="17.111cm" svg:y2="51.946cm" draw:end-shape="id237" draw:end-glue-point="2" svg:d="M16674 53218l437-1272" svg:viewBox="0 0 438 1273">
          <text:p text:style-name="P1"><text:span text:style-name="T2">zz0</text:span></text:p>
        </draw:connector>
        <draw:connector draw:style-name="gr3" draw:text-style-name="P3" draw:layer="layout" draw:type="line" svg:x1="15.483cm" svg:y1="51.676cm" svg:x2="15.511cm" svg:y2="50.315cm" draw:end-shape="id273" draw:end-glue-point="2" svg:d="M15483 51676l28-1361" svg:viewBox="0 0 29 1362">
          <text:p text:style-name="P1"><text:span text:style-name="T2">zz0</text:span></text:p>
        </draw:connector>
        <draw:connector draw:style-name="gr4" draw:text-style-name="P1" draw:layer="layout" draw:type="line" svg:x1="15.511cm" svg:y1="49.415cm" svg:x2="15.461cm" svg:y2="48.699cm" draw:start-shape="id273" draw:start-glue-point="0" draw:end-shape="id274" draw:end-glue-point="2" svg:d="M15511 49415l-50-716" svg:viewBox="0 0 51 717">
          <text:p/>
        </draw:connector>
        <draw:connector draw:style-name="gr3" draw:text-style-name="P3" draw:layer="layout" draw:type="line" svg:x1="20.35cm" svg:y1="55.403cm" svg:x2="20.611cm" svg:y2="54.215cm" draw:end-shape="id238" draw:end-glue-point="2" svg:d="M20350 55403l261-1188" svg:viewBox="0 0 262 1189">
          <text:p text:style-name="P1"><text:span text:style-name="T2">zz0</text:span></text:p>
        </draw:connector>
        <draw:connector draw:style-name="gr3" draw:text-style-name="P3" draw:layer="layout" draw:type="line" svg:x1="15.461cm" svg:y1="47.799cm" svg:x2="15.47cm" svg:y2="46.215cm" draw:start-shape="id274" draw:start-glue-point="0" svg:d="M15461 47799l9-1584" svg:viewBox="0 0 10 1585">
          <text:p text:style-name="P1"><text:span text:style-name="T2">zz0</text:span></text:p>
        </draw:connector>
        <draw:connector draw:style-name="gr3" draw:text-style-name="P3" draw:layer="layout" draw:type="line" svg:x1="17.761cm" svg:y1="47.799cm" svg:x2="17.811cm" svg:y2="46.215cm" draw:start-shape="id271" draw:start-glue-point="0" svg:d="M17761 47799l50-1584" svg:viewBox="0 0 51 1585">
          <text:p text:style-name="P1"><text:span text:style-name="T2">zz1</text:span></text:p>
        </draw:connector>
        <draw:connector draw:style-name="gr3" draw:text-style-name="P3" draw:layer="layout" draw:type="line" svg:x1="20.061cm" svg:y1="47.799cm" svg:x2="20.111cm" svg:y2="46.215cm" draw:start-shape="id241" draw:start-glue-point="0" svg:d="M20061 47799l50-1584" svg:viewBox="0 0 51 1585">
          <text:p text:style-name="P1"><text:span text:style-name="T2">zz2</text:span></text:p>
        </draw:connector>
        <draw:connector draw:style-name="gr3" draw:text-style-name="P3" draw:layer="layout" draw:type="line" svg:x1="26.961cm" svg:y1="47.799cm" svg:x2="26.911cm" svg:y2="46.215cm" draw:start-shape="id253" draw:start-glue-point="0" svg:d="M26961 47799l-50-1584" svg:viewBox="0 0 51 1585">
          <text:p text:style-name="P1"><text:span text:style-name="T2">zz5</text:span></text:p>
        </draw:connector>
        <draw:connector draw:style-name="gr3" draw:text-style-name="P3" draw:layer="layout" draw:type="line" svg:x1="24.661cm" svg:y1="47.799cm" svg:x2="24.611cm" svg:y2="46.215cm" draw:start-shape="id251" draw:start-glue-point="0" svg:d="M24661 47799l-50-1584" svg:viewBox="0 0 51 1585">
          <text:p text:style-name="P1"><text:span text:style-name="T2">zz4</text:span></text:p>
        </draw:connector>
        <draw:connector draw:style-name="gr3" draw:text-style-name="P3" draw:layer="layout" draw:type="line" svg:x1="31.904cm" svg:y1="65.244cm" svg:x2="32.211cm" svg:y2="64.1cm" draw:end-shape="id243" draw:end-glue-point="2" svg:d="M31904 65244l307-1144" svg:viewBox="0 0 308 1145">
          <text:p text:style-name="P1"><text:span text:style-name="T2">zz0</text:span></text:p>
        </draw:connector>
        <draw:connector draw:style-name="gr3" draw:text-style-name="P3" draw:layer="layout" draw:type="line" svg:x1="22.361cm" svg:y1="47.799cm" svg:x2="22.411cm" svg:y2="46.215cm" draw:start-shape="id247" draw:start-glue-point="0" svg:d="M22361 47799l50-1584" svg:viewBox="0 0 51 1585">
          <text:p text:style-name="P1"><text:span text:style-name="T2">zz3</text:span></text:p>
        </draw:connector>
        <draw:connector draw:style-name="gr3" draw:text-style-name="P3" draw:layer="layout" draw:type="line" svg:x1="103.768cm" svg:y1="17.8cm" svg:x2="104.17cm" svg:y2="15.31cm" draw:end-shape="id66" draw:end-glue-point="2" svg:d="M103768 17800l402-2490" svg:viewBox="0 0 403 2491">
          <text:p text:style-name="P1"><text:span text:style-name="T2">zz0/c</text:span></text:p>
        </draw:connector>
        <draw:connector draw:style-name="gr3" draw:text-style-name="P3" draw:layer="layout" draw:type="line" svg:x1="27.651cm" svg:y1="64.079cm" svg:x2="27.911cm" svg:y2="62.855cm" draw:end-shape="id256" draw:end-glue-point="2" svg:d="M27651 64079l260-1224" svg:viewBox="0 0 261 1225">
          <text:p text:style-name="P1"><text:span text:style-name="T2">/zz0</text:span></text:p>
        </draw:connector>
        <draw:connector draw:style-name="gr3" draw:text-style-name="P3" draw:layer="layout" draw:type="line" svg:x1="19.073cm" svg:y1="55.379cm" svg:x2="19.511cm" svg:y2="54.2cm" draw:end-shape="id263" draw:end-glue-point="2" svg:d="M19073 55379l438-1179" svg:viewBox="0 0 439 1180">
          <text:p text:style-name="P1"><text:span text:style-name="T2">/zz0</text:span></text:p>
        </draw:connector>
        <draw:connector draw:style-name="gr3" draw:text-style-name="P3" draw:layer="layout" draw:type="line" svg:x1="31.011cm" svg:y1="57.151cm" svg:x2="30.46cm" svg:y2="55.985cm" draw:end-shape="id264" draw:end-glue-point="2" svg:d="M31011 57151l-551-1166" svg:viewBox="0 0 552 1167">
          <text:p text:style-name="P1"><text:span text:style-name="T2">/zz2</text:span></text:p>
        </draw:connector>
        <draw:connector draw:style-name="gr3" draw:text-style-name="P3" draw:layer="layout" draw:type="line" svg:x1="26.011cm" svg:y1="60.179cm" svg:x2="25.454cm" svg:y2="59.1cm" draw:end-shape="id266" draw:end-glue-point="2" svg:d="M26011 60179l-557-1079" svg:viewBox="0 0 558 1080">
          <text:p text:style-name="P1"><text:span text:style-name="T2">/zz2</text:span></text:p>
        </draw:connector>
        <draw:connector draw:style-name="gr4" draw:text-style-name="P1" draw:layer="layout" draw:type="line" svg:x1="27.911cm" svg:y1="61.955cm" svg:x2="18.411cm" svg:y2="54.2cm" draw:start-shape="id256" draw:start-glue-point="0" draw:end-shape="id272" draw:end-glue-point="2" svg:d="M27911 61955l-9500-7755" svg:viewBox="0 0 9501 7756">
          <text:p/>
        </draw:connector>
        <draw:custom-shape draw:style-name="gr2" draw:text-style-name="P2" xml:id="id275" draw:id="id275" draw:layer="layout" svg:width="1cm" svg:height="0.9cm" svg:x="31.611cm" svg:y="50.6cm">
          <text:p text:style-name="P1"><text:span text:style-name="T1">IMUX</text:span></text:p>
          <text:p text:style-name="P1"><text:span text:style-name="T1">41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8.41cm" svg:y1="56.28cm" svg:x2="32.111cm" svg:y2="51.5cm" draw:start-shape="id254" draw:start-glue-point="0" draw:end-shape="id275" draw:end-glue-point="2" svg:d="M18410 56280l13701-4780" svg:viewBox="0 0 13702 4781">
          <text:p text:style-name="P1"><text:span text:style-name="T2">c</text:span></text:p>
        </draw:connector>
        <draw:connector draw:style-name="gr4" draw:text-style-name="P1" draw:layer="layout" draw:type="line" svg:x1="18.41cm" svg:y1="56.28cm" svg:x2="18.411cm" svg:y2="54.2cm" draw:start-shape="id254" draw:start-glue-point="0" draw:end-shape="id272" draw:end-glue-point="2" svg:d="M18410 56280l1-2080" svg:viewBox="0 0 2 2081">
          <text:p/>
        </draw:connector>
        <draw:connector draw:style-name="gr3" draw:text-style-name="P3" draw:layer="layout" draw:type="line" svg:x1="97.587cm" svg:y1="15.166cm" svg:x2="97.984cm" svg:y2="12.8cm" draw:end-shape="id71" draw:end-glue-point="2" svg:d="M97587 15166l397-2366" svg:viewBox="0 0 398 2367">
          <text:p text:style-name="P1"><text:span text:style-name="T2">zz5/c</text:span></text:p>
        </draw:connector>
        <draw:connector draw:style-name="gr4" draw:text-style-name="P1" draw:layer="layout" draw:type="line" svg:x1="25.454cm" svg:y1="58.2cm" svg:x2="25.454cm" svg:y2="57cm" draw:start-shape="id266" draw:start-glue-point="0" draw:end-shape="id258" draw:end-glue-point="2" svg:d="M25454 58200v-1200" svg:viewBox="0 0 1 1201">
          <text:p/>
        </draw:connector>
        <draw:connector draw:style-name="gr4" draw:text-style-name="P1" draw:layer="layout" draw:type="line" svg:x1="24.111cm" svg:y1="51.115cm" svg:x2="24.711cm" svg:y2="50.315cm" draw:start-shape="id249" draw:start-glue-point="0" draw:end-shape="id250" draw:end-glue-point="2" svg:d="M24111 51115l600-800" svg:viewBox="0 0 601 801">
          <text:p/>
        </draw:connector>
        <draw:connector draw:style-name="gr4" draw:text-style-name="P1" draw:layer="layout" draw:type="line" svg:x1="25.421cm" svg:y1="53.222cm" svg:x2="24.711cm" svg:y2="50.315cm" draw:start-shape="id257" draw:start-glue-point="0" draw:end-shape="id250" draw:end-glue-point="2" svg:d="M25421 53222l-710-2907" svg:viewBox="0 0 711 2908">
          <text:p/>
        </draw:connector>
        <draw:connector draw:style-name="gr4" draw:text-style-name="P1" draw:layer="layout" draw:type="line" svg:x1="25.454cm" svg:y1="56.1cm" svg:x2="25.421cm" svg:y2="54.122cm" draw:start-shape="id258" draw:start-glue-point="0" draw:end-shape="id257" draw:end-glue-point="2" svg:d="M25454 56100l-33-1978" svg:viewBox="0 0 34 1979">
          <text:p/>
        </draw:connector>
        <draw:connector draw:style-name="gr3" draw:text-style-name="P3" draw:layer="layout" draw:type="line" svg:x1="25.454cm" svg:y1="56.1cm" svg:x2="29.311cm" svg:y2="54.1cm" draw:start-shape="id258" draw:start-glue-point="0" draw:end-shape="id276" draw:end-glue-point="2" svg:d="M25454 56100l3857-2000" svg:viewBox="0 0 3858 2001">
          <text:p text:style-name="P1"><text:span text:style-name="T2">a</text:span></text:p>
        </draw:connector>
        <draw:custom-shape draw:style-name="gr2" draw:text-style-name="P2" xml:id="id277" draw:id="id277" draw:layer="layout" svg:width="1cm" svg:height="0.9cm" svg:x="26.611cm" svg:y="51.1cm">
          <text:p text:style-name="P1"><text:span text:style-name="T1">IMUX</text:span></text:p>
          <text:p text:style-name="P1"><text:span text:style-name="T1">42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7.111cm" svg:y1="51.1cm" svg:x2="27.011cm" svg:y2="50.315cm" draw:start-shape="id277" draw:start-glue-point="0" draw:end-shape="id252" draw:end-glue-point="2" svg:d="M27111 51100l-100-785" svg:viewBox="0 0 101 786">
          <text:p/>
        </draw:connector>
        <draw:connector draw:style-name="gr3" draw:text-style-name="P3" draw:layer="layout" draw:type="line" svg:x1="25.421cm" svg:y1="53.222cm" svg:x2="27.111cm" svg:y2="52cm" draw:start-shape="id257" draw:start-glue-point="0" draw:end-shape="id277" draw:end-glue-point="2" svg:d="M25421 53222l1690-1222" svg:viewBox="0 0 1691 1223">
          <text:p text:style-name="P1"><text:span text:style-name="T2">a</text:span></text:p>
        </draw:connector>
        <draw:connector draw:style-name="gr3" draw:text-style-name="P3" draw:layer="layout" draw:type="line" svg:x1="27.611cm" svg:y1="53.2cm" svg:x2="27.111cm" svg:y2="52cm" draw:start-shape="id248" draw:start-glue-point="0" draw:end-shape="id277" draw:end-glue-point="2" svg:d="M27611 53200l-500-1200" svg:viewBox="0 0 501 1201">
          <text:p text:style-name="P1"><text:span text:style-name="T2">b</text:span></text:p>
        </draw:connector>
        <draw:connector draw:style-name="gr3" draw:text-style-name="P3" draw:layer="layout" draw:type="line" svg:x1="26.511cm" svg:y1="53.215cm" svg:x2="27.111cm" svg:y2="52cm" draw:start-shape="id261" draw:start-glue-point="0" draw:end-shape="id277" draw:end-glue-point="2" svg:d="M26511 53215l600-1215" svg:viewBox="0 0 601 1216">
          <text:p text:style-name="P1"><text:span text:style-name="T2">c</text:span></text:p>
        </draw:connector>
        <draw:connector draw:style-name="gr3" draw:text-style-name="P3" draw:layer="layout" draw:type="line" svg:x1="26.571cm" svg:y1="55.647cm" svg:x2="26.511cm" svg:y2="54.115cm" draw:end-shape="id261" draw:end-glue-point="2" svg:d="M26571 55647l-60-1532" svg:viewBox="0 0 61 1533">
          <text:p text:style-name="P1"><text:span text:style-name="T2">/zz4</text:span></text:p>
        </draw:connector>
        <draw:connector draw:style-name="gr3" draw:text-style-name="P3" draw:layer="layout" draw:type="line" svg:x1="29.29cm" svg:y1="55.776cm" svg:x2="29.311cm" svg:y2="54.1cm" draw:end-shape="id276" draw:end-glue-point="2" svg:d="M29290 55776l21-1676" svg:viewBox="0 0 22 1677">
          <text:p text:style-name="P1"><text:span text:style-name="T2">/zz4/c</text:span></text:p>
        </draw:connector>
        <draw:connector draw:style-name="gr3" draw:text-style-name="P3" draw:layer="layout" draw:type="line" svg:x1="29.786cm" svg:y1="55.21cm" svg:x2="29.311cm" svg:y2="54.1cm" draw:end-shape="id276" draw:end-glue-point="2" svg:d="M29786 55210l-475-1110" svg:viewBox="0 0 476 1111">
          <text:p text:style-name="P1"><text:span text:style-name="T2">/zz5/b</text:span></text:p>
        </draw:connector>
        <draw:connector draw:style-name="gr3" draw:text-style-name="P3" draw:layer="layout" draw:type="line" svg:x1="33.77cm" svg:y1="62.8cm" svg:x2="33.411cm" svg:y2="61.372cm" draw:end-shape="id267" draw:end-glue-point="2" svg:d="M33770 62800l-359-1428" svg:viewBox="0 0 360 1429">
          <text:p text:style-name="P1"><text:span text:style-name="T2">/zz5</text:span></text:p>
        </draw:connector>
        <draw:custom-shape draw:style-name="gr2" draw:text-style-name="P2" xml:id="id278" draw:id="id278" draw:layer="layout" svg:width="1cm" svg:height="0.9cm" svg:x="29.911cm" svg:y="50.615cm">
          <text:p text:style-name="P1"><text:span text:style-name="T1">IMUX</text:span></text:p>
          <text:p text:style-name="P1"><text:span text:style-name="T1">41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9.311cm" svg:y1="53.2cm" svg:x2="30.411cm" svg:y2="51.515cm" draw:start-shape="id276" draw:start-glue-point="0" draw:end-shape="id278" draw:end-glue-point="2" svg:d="M29311 53200l1100-1685" svg:viewBox="0 0 1101 1686">
          <text:p text:style-name="P1"><text:span text:style-name="T2">c</text:span></text:p>
        </draw:connector>
        <draw:custom-shape draw:style-name="gr2" draw:text-style-name="P2" xml:id="id279" draw:id="id279" draw:layer="layout" svg:width="1cm" svg:height="0.9cm" svg:x="31.711cm" svg:y="60.5cm">
          <text:p text:style-name="P1"><text:span text:style-name="T1">XOR</text:span></text:p>
          <text:p text:style-name="P1"><text:span text:style-name="T1">39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511cm" svg:y1="63.152cm" svg:x2="32.211cm" svg:y2="61.4cm" draw:start-shape="id239" draw:start-glue-point="0" draw:end-shape="id279" draw:end-glue-point="2" svg:d="M33511 63152l-1300-1752" svg:viewBox="0 0 1301 1753">
          <text:p/>
        </draw:connector>
        <draw:connector draw:style-name="gr4" draw:text-style-name="P1" draw:layer="layout" draw:type="line" svg:x1="32.211cm" svg:y1="63.2cm" svg:x2="32.211cm" svg:y2="61.4cm" draw:start-shape="id243" draw:start-glue-point="0" draw:end-shape="id279" draw:end-glue-point="2" svg:d="M32211 63200v-1800" svg:viewBox="0 0 1 1801">
          <text:p/>
        </draw:connector>
        <draw:connector draw:style-name="gr3" draw:text-style-name="P3" draw:layer="layout" draw:type="line" svg:x1="32.211cm" svg:y1="63.2cm" svg:x2="34.511cm" svg:y2="61.348cm" draw:start-shape="id243" draw:start-glue-point="0" draw:end-shape="id265" draw:end-glue-point="2" svg:d="M32211 63200l2300-1852" svg:viewBox="0 0 2301 1853">
          <text:p text:style-name="P1"><text:span text:style-name="T2">b</text:span></text:p>
        </draw:connector>
        <draw:connector draw:style-name="gr4" draw:text-style-name="P1" draw:layer="layout" draw:type="line" svg:x1="32.211cm" svg:y1="60.5cm" svg:x2="32.111cm" svg:y2="55.5cm" draw:start-shape="id279" draw:start-glue-point="0" draw:end-shape="id260" draw:end-glue-point="2" svg:d="M32211 60500l-100-5000" svg:viewBox="0 0 101 5001">
          <text:p/>
        </draw:connector>
        <draw:connector draw:style-name="gr3" draw:text-style-name="P3" draw:layer="layout" draw:type="line" svg:x1="33.911cm" svg:y1="52.6cm" svg:x2="32.111cm" svg:y2="51.5cm" draw:start-shape="id255" draw:start-glue-point="0" draw:end-shape="id275" draw:end-glue-point="2" svg:d="M33911 52600l-1800-1100" svg:viewBox="0 0 1801 1101">
          <text:p text:style-name="P1"><text:span text:style-name="T2">b</text:span></text:p>
        </draw:connector>
        <draw:connector draw:style-name="gr3" draw:text-style-name="P3" draw:layer="layout" draw:type="line" svg:x1="32.111cm" svg:y1="52.6cm" svg:x2="30.411cm" svg:y2="51.515cm" draw:start-shape="id280" draw:start-glue-point="0" draw:end-shape="id278" draw:end-glue-point="2" svg:d="M32111 52600l-1700-1085" svg:viewBox="0 0 1701 1086">
          <text:p text:style-name="P1"><text:span text:style-name="T2">a</text:span></text:p>
        </draw:connector>
        <draw:connector draw:style-name="gr3" draw:text-style-name="P3" draw:layer="layout" draw:type="line" svg:x1="32.111cm" svg:y1="52.6cm" svg:x2="32.111cm" svg:y2="51.5cm" draw:start-shape="id280" draw:start-glue-point="0" draw:end-shape="id275" draw:end-glue-point="2" svg:d="M32111 52600v-1100" svg:viewBox="0 0 1 1101">
          <text:p text:style-name="P1"><text:span text:style-name="T2">a</text:span></text:p>
        </draw:connector>
        <draw:custom-shape draw:style-name="gr2" draw:text-style-name="P2" xml:id="id281" draw:id="id281" draw:layer="layout" svg:width="1cm" svg:height="0.9cm" svg:x="31.611cm" svg:y="48.6cm">
          <text:p text:style-name="P1"><text:span text:style-name="T1">3-OR (mclk)</text:span></text:p>
          <text:p text:style-name="P1"><text:span text:style-name="T1">41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2.111cm" svg:y1="50.6cm" svg:x2="32.111cm" svg:y2="49.5cm" draw:start-shape="id275" draw:start-glue-point="0" draw:end-shape="id281" draw:end-glue-point="2" svg:d="M32111 50600v-1100" svg:viewBox="0 0 1 1101">
          <text:p/>
        </draw:connector>
        <draw:custom-shape draw:style-name="gr2" draw:text-style-name="P2" xml:id="id280" draw:id="id280" draw:layer="layout" svg:width="1cm" svg:height="0.9cm" svg:x="31.611cm" svg:y="52.6cm">
          <text:p text:style-name="P1"><text:span text:style-name="T1">NAND</text:span></text:p>
          <text:p text:style-name="P1"><text:span text:style-name="T1">40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411cm" svg:y1="53.2cm" svg:x2="30.411cm" svg:y2="51.515cm" draw:start-shape="id259" draw:start-glue-point="0" draw:end-shape="id278" draw:end-glue-point="2" svg:d="M30411 53200v-1685" svg:viewBox="0 0 1 1686">
          <text:p text:style-name="P1"><text:span text:style-name="T2">b</text:span></text:p>
        </draw:connector>
        <draw:custom-shape draw:style-name="gr2" draw:text-style-name="P2" xml:id="id282" draw:id="id282" draw:layer="layout" svg:width="1cm" svg:height="0.9cm" svg:x="29.911cm" svg:y="48.6cm">
          <text:p text:style-name="P1"><text:span text:style-name="T1">3-OR (mclk)</text:span></text:p>
          <text:p text:style-name="P1"><text:span text:style-name="T1">41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0.411cm" svg:y1="50.615cm" svg:x2="30.411cm" svg:y2="49.5cm" draw:start-shape="id278" draw:start-glue-point="0" draw:end-shape="id282" draw:end-glue-point="2" svg:d="M30411 50615v-1115" svg:viewBox="0 0 1 1116">
          <text:p/>
        </draw:connector>
        <draw:connector draw:style-name="gr4" draw:text-style-name="P1" draw:layer="layout" draw:type="line" svg:x1="32.111cm" svg:y1="54.6cm" svg:x2="32.111cm" svg:y2="53.5cm" draw:start-shape="id260" draw:start-glue-point="0" draw:end-shape="id280" draw:end-glue-point="2" svg:d="M32111 54600v-1100" svg:viewBox="0 0 1 1101">
          <text:p/>
        </draw:connector>
        <draw:connector draw:style-name="gr4" draw:text-style-name="P1" draw:layer="layout" draw:type="line" svg:x1="33.92cm" svg:y1="57.9cm" svg:x2="32.111cm" svg:y2="53.5cm" draw:start-shape="id242" draw:start-glue-point="0" draw:end-shape="id280" draw:end-glue-point="2" svg:d="M33920 57900l-1809-4400" svg:viewBox="0 0 1810 4401">
          <text:p/>
        </draw:connector>
        <draw:connector draw:style-name="gr3" draw:text-style-name="P3" draw:layer="layout" draw:type="line" svg:x1="33.511cm" svg:y1="63.152cm" svg:x2="34.511cm" svg:y2="61.348cm" draw:start-shape="id239" draw:start-glue-point="0" draw:end-shape="id265" draw:end-glue-point="2" svg:d="M33511 63152l1000-1804" svg:viewBox="0 0 1001 1805">
          <text:p text:style-name="P1"><text:span text:style-name="T2">a</text:span></text:p>
        </draw:connector>
        <draw:connector draw:style-name="gr3" draw:text-style-name="P3" draw:layer="layout" draw:type="line" svg:x1="34.511cm" svg:y1="60.448cm" svg:x2="33.92cm" svg:y2="58.8cm" draw:start-shape="id265" draw:start-glue-point="0" draw:end-shape="id242" draw:end-glue-point="2" svg:d="M34511 60448l-591-1648" svg:viewBox="0 0 592 1649">
          <text:p text:style-name="P1"><text:span text:style-name="T2">b</text:span></text:p>
        </draw:connector>
        <draw:connector draw:style-name="gr4" draw:text-style-name="P1" draw:layer="layout" draw:type="line" svg:x1="34.511cm" svg:y1="60.448cm" svg:x2="32.811cm" svg:y2="58.8cm" draw:start-shape="id265" draw:start-glue-point="0" draw:end-shape="id268" draw:end-glue-point="2" svg:d="M34511 60448l-1700-1648" svg:viewBox="0 0 1701 1649">
          <text:p/>
        </draw:connector>
        <draw:custom-shape draw:style-name="gr2" draw:text-style-name="P2" xml:id="id283" draw:id="id283" draw:layer="layout" svg:width="1cm" svg:height="0.9cm" svg:x="21.511cm" svg:y="63.2cm">
          <text:p text:style-name="P1"><text:span text:style-name="T1">NOT</text:span></text:p>
          <text:p text:style-name="P1"><text:span text:style-name="T1">42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1.971cm" svg:y1="65.323cm" svg:x2="22.011cm" svg:y2="64.1cm" draw:end-shape="id283" draw:end-glue-point="2" svg:d="M21971 65323l40-1223" svg:viewBox="0 0 41 1224">
          <text:p text:style-name="P1"><text:span text:style-name="T2">zz3</text:span></text:p>
        </draw:connector>
        <draw:connector draw:style-name="gr3" draw:text-style-name="P3" draw:layer="layout" draw:type="line" svg:x1="22.011cm" svg:y1="63.2cm" svg:x2="22.019cm" svg:y2="61.826cm" draw:start-shape="id283" draw:start-glue-point="0" svg:d="M22011 63200l8-1374" svg:viewBox="0 0 9 1375">
          <text:p text:style-name="P1"><text:span text:style-name="T2">/zz3</text:span></text:p>
        </draw:connector>
        <draw:custom-shape draw:style-name="gr2" draw:text-style-name="P2" xml:id="id284" draw:id="id284" draw:layer="layout" svg:width="1cm" svg:height="0.9cm" svg:x="19.311cm" svg:y="63.214cm">
          <text:p text:style-name="P1"><text:span text:style-name="T1">NOT</text:span></text:p>
          <text:p text:style-name="P1"><text:span text:style-name="T1">41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808cm" svg:y1="65.296cm" svg:x2="19.811cm" svg:y2="64.114cm" draw:end-shape="id284" draw:end-glue-point="2" svg:d="M19808 65296l3-1182" svg:viewBox="0 0 4 1183">
          <text:p text:style-name="P1"><text:span text:style-name="T2">zz1</text:span></text:p>
        </draw:connector>
        <draw:connector draw:style-name="gr3" draw:text-style-name="P3" draw:layer="layout" draw:type="line" svg:x1="19.811cm" svg:y1="63.214cm" svg:x2="19.844cm" svg:y2="61.8cm" draw:start-shape="id284" draw:start-glue-point="0" svg:d="M19811 63214l33-1414" svg:viewBox="0 0 34 1415">
          <text:p text:style-name="P1"><text:span text:style-name="T2">/zz1</text:span></text:p>
        </draw:connector>
        <draw:custom-shape draw:style-name="gr2" draw:text-style-name="P2" xml:id="id285" draw:id="id285" draw:layer="layout" svg:width="1cm" svg:height="0.9cm" svg:x="20.411cm" svg:y="63.214cm">
          <text:p text:style-name="P1"><text:span text:style-name="T1">NOT</text:span></text:p>
          <text:p text:style-name="P1"><text:span text:style-name="T1">41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861cm" svg:y1="65.299cm" svg:x2="20.911cm" svg:y2="64.114cm" draw:end-shape="id285" draw:end-glue-point="2" svg:d="M20861 65299l50-1185" svg:viewBox="0 0 51 1186">
          <text:p text:style-name="P1"><text:span text:style-name="T2">zz2</text:span></text:p>
        </draw:connector>
        <draw:connector draw:style-name="gr3" draw:text-style-name="P3" draw:layer="layout" draw:type="line" svg:x1="20.911cm" svg:y1="63.214cm" svg:x2="20.944cm" svg:y2="61.827cm" draw:start-shape="id285" draw:start-glue-point="0" svg:d="M20911 63214l33-1387" svg:viewBox="0 0 34 1388">
          <text:p text:style-name="P1"><text:span text:style-name="T2">/zz2</text:span></text:p>
        </draw:connector>
        <draw:custom-shape draw:style-name="gr2" draw:text-style-name="P2" xml:id="id286" draw:id="id286" draw:layer="layout" svg:width="1cm" svg:height="0.9cm" svg:x="18.211cm" svg:y="63.214cm">
          <text:p text:style-name="P1"><text:span text:style-name="T1">NOT</text:span></text:p>
          <text:p text:style-name="P1"><text:span text:style-name="T1">42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683cm" svg:y1="65.4cm" svg:x2="18.711cm" svg:y2="64.114cm" draw:end-shape="id286" draw:end-glue-point="2" svg:d="M18683 65400l28-1286" svg:viewBox="0 0 29 1287">
          <text:p text:style-name="P1"><text:span text:style-name="T2">zz0</text:span></text:p>
        </draw:connector>
        <draw:connector draw:style-name="gr3" draw:text-style-name="P3" draw:layer="layout" draw:type="line" svg:x1="18.711cm" svg:y1="63.214cm" svg:x2="18.754cm" svg:y2="61.801cm" draw:start-shape="id286" draw:start-glue-point="0" svg:d="M18711 63214l43-1413" svg:viewBox="0 0 44 1414">
          <text:p text:style-name="P1"><text:span text:style-name="T2">/zz0</text:span></text:p>
        </draw:connector>
        <draw:custom-shape draw:style-name="gr2" draw:text-style-name="P2" xml:id="id287" draw:id="id287" draw:layer="layout" svg:width="1cm" svg:height="0.9cm" svg:x="22.611cm" svg:y="63.214cm">
          <text:p text:style-name="P1"><text:span text:style-name="T1">NOT</text:span></text:p>
          <text:p text:style-name="P1"><text:span text:style-name="T1">40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103cm" svg:y1="65.4cm" svg:x2="23.111cm" svg:y2="64.114cm" draw:end-shape="id287" draw:end-glue-point="2" svg:d="M23103 65400l8-1286" svg:viewBox="0 0 9 1287">
          <text:p text:style-name="P1"><text:span text:style-name="T2">zz4</text:span></text:p>
        </draw:connector>
        <draw:connector draw:style-name="gr3" draw:text-style-name="P3" draw:layer="layout" draw:type="line" svg:x1="23.111cm" svg:y1="63.214cm" svg:x2="23.144cm" svg:y2="61.827cm" draw:start-shape="id287" draw:start-glue-point="0" svg:d="M23111 63214l33-1387" svg:viewBox="0 0 34 1388">
          <text:p text:style-name="P1"><text:span text:style-name="T2">/zz4</text:span></text:p>
        </draw:connector>
        <draw:custom-shape draw:style-name="gr2" draw:text-style-name="P2" xml:id="id288" draw:id="id288" draw:layer="layout" svg:width="1cm" svg:height="0.9cm" svg:x="23.711cm" svg:y="63.214cm">
          <text:p text:style-name="P1"><text:span text:style-name="T1">NOT</text:span></text:p>
          <text:p text:style-name="P1"><text:span text:style-name="T1">419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169cm" svg:y1="65.299cm" svg:x2="24.211cm" svg:y2="64.114cm" draw:end-shape="id288" draw:end-glue-point="2" svg:d="M24169 65299l42-1185" svg:viewBox="0 0 43 1186">
          <text:p text:style-name="P1"><text:span text:style-name="T2">zz5</text:span></text:p>
        </draw:connector>
        <draw:connector draw:style-name="gr3" draw:text-style-name="P3" draw:layer="layout" draw:type="line" svg:x1="24.211cm" svg:y1="63.214cm" svg:x2="24.26cm" svg:y2="61.828cm" draw:start-shape="id288" draw:start-glue-point="0" svg:d="M24211 63214l49-1386" svg:viewBox="0 0 50 1387">
          <text:p text:style-name="P1"><text:span text:style-name="T2">/zz5</text:span></text:p>
        </draw:connector>
        <draw:connector draw:style-name="gr4" draw:text-style-name="P1" draw:layer="layout" draw:type="line" svg:x1="32.811cm" svg:y1="57.9cm" svg:x2="32.111cm" svg:y2="55.5cm" draw:start-shape="id268" draw:start-glue-point="0" draw:end-shape="id260" draw:end-glue-point="2" svg:d="M32811 57900l-700-2400" svg:viewBox="0 0 701 2401">
          <text:p/>
        </draw:connector>
        <draw:connector draw:style-name="gr3" draw:text-style-name="P3" draw:layer="layout" draw:type="line" svg:x1="32.111cm" svg:y1="48.6cm" svg:x2="32.092cm" svg:y2="46.858cm" draw:start-shape="id281" draw:start-glue-point="0" svg:d="M32111 48600l-19-1742" svg:viewBox="0 0 20 1743">
          <text:p text:style-name="P1"><text:span text:style-name="T2">clk33</text:span></text:p>
        </draw:connector>
        <draw:connector draw:style-name="gr3" draw:text-style-name="P3" draw:layer="layout" draw:type="line" svg:x1="30.411cm" svg:y1="48.6cm" svg:x2="30.386cm" svg:y2="46.859cm" draw:start-shape="id282" draw:start-glue-point="0" svg:d="M30411 48600l-25-1741" svg:viewBox="0 0 26 1742">
          <text:p text:style-name="P1"><text:span text:style-name="T2">clk34</text:span></text:p>
        </draw:connector>
        <draw:custom-shape draw:style-name="gr2" draw:text-style-name="P2" xml:id="id289" draw:id="id289" draw:layer="layout" svg:width="1cm" svg:height="0.9cm" svg:x="33.511cm" svg:y="48.6cm">
          <text:p text:style-name="P1"><text:span text:style-name="T1">OR (mclk)</text:span></text:p>
          <text:p text:style-name="P1"><text:span text:style-name="T1">40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4.011cm" svg:y1="48.6cm" svg:x2="33.986cm" svg:y2="46.859cm" draw:start-shape="id289" draw:start-glue-point="0" svg:d="M34011 48600l-25-1741" svg:viewBox="0 0 26 1742">
          <text:p text:style-name="P1"><text:span text:style-name="T2">clk35</text:span></text:p>
        </draw:connector>
        <draw:connector draw:style-name="gr4" draw:text-style-name="P1" draw:layer="layout" draw:type="line" svg:x1="35.211cm" svg:y1="52.617cm" svg:x2="30.411cm" svg:y2="49.5cm" draw:start-shape="id186" draw:start-glue-point="0" draw:end-shape="id282" draw:end-glue-point="2" svg:d="M35211 52617l-4800-3117" svg:viewBox="0 0 4801 3118">
          <text:p/>
        </draw:connector>
        <draw:connector draw:style-name="gr4" draw:text-style-name="P1" draw:layer="layout" draw:type="line" svg:x1="35.211cm" svg:y1="52.617cm" svg:x2="32.111cm" svg:y2="49.5cm" draw:start-shape="id186" draw:start-glue-point="0" draw:end-shape="id281" draw:end-glue-point="2" svg:d="M35211 52617l-3100-3117" svg:viewBox="0 0 3101 3118">
          <text:p/>
        </draw:connector>
        <draw:connector draw:style-name="gr4" draw:text-style-name="P1" draw:layer="layout" draw:type="line" svg:x1="35.211cm" svg:y1="52.617cm" svg:x2="34.011cm" svg:y2="49.5cm" draw:start-shape="id186" draw:start-glue-point="0" draw:end-shape="id289" draw:end-glue-point="2" svg:d="M35211 52617l-1200-3117" svg:viewBox="0 0 1201 3118">
          <text:p/>
        </draw:connector>
        <draw:custom-shape draw:style-name="gr2" draw:text-style-name="P2" xml:id="id290" draw:id="id290" draw:layer="layout" svg:width="1cm" svg:height="0.9cm" svg:x="64.25cm" svg:y="46.395cm">
          <text:p text:style-name="P1"><text:span text:style-name="T1">NOT</text:span></text:p>
          <text:p text:style-name="P1"><text:span text:style-name="T1">42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75cm" svg:y1="46.395cm" svg:x2="64.758cm" svg:y2="44.984cm" draw:start-shape="id290" draw:start-glue-point="0" svg:d="M64750 46395l8-1411" svg:viewBox="0 0 9 1412">
          <text:p text:style-name="P1"><text:span text:style-name="T2">/res3</text:span></text:p>
        </draw:connector>
        <draw:custom-shape draw:style-name="gr2" draw:text-style-name="P2" xml:id="id291" draw:id="id291" draw:layer="layout" svg:width="1cm" svg:height="0.9cm" svg:x="65.35cm" svg:y="46.395cm">
          <text:p text:style-name="P1"><text:span text:style-name="T1">NOT</text:span></text:p>
          <text:p text:style-name="P1"><text:span text:style-name="T1">40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.85cm" svg:y1="46.395cm" svg:x2="65.858cm" svg:y2="44.984cm" draw:start-shape="id291" draw:start-glue-point="0" svg:d="M65850 46395l8-1411" svg:viewBox="0 0 9 1412">
          <text:p text:style-name="P1"><text:span text:style-name="T2">/res3</text:span></text:p>
        </draw:connector>
        <draw:connector draw:style-name="gr3" draw:text-style-name="P3" draw:layer="layout" draw:type="line" svg:x1="64.781cm" svg:y1="48.816cm" svg:x2="64.75cm" svg:y2="47.295cm" draw:end-shape="id290" draw:end-glue-point="2" svg:d="M64781 48816l-31-1521" svg:viewBox="0 0 32 1522">
          <text:p text:style-name="P1"><text:span text:style-name="T2">c7</text:span></text:p>
        </draw:connector>
        <draw:connector draw:style-name="gr3" draw:text-style-name="P3" draw:layer="layout" draw:type="line" svg:x1="61.5cm" svg:y1="48.948cm" svg:x2="61.5cm" svg:y2="47.27cm" draw:end-shape="id126" draw:end-glue-point="2" svg:d="M61500 48948v-1678" svg:viewBox="0 0 1 1679">
          <text:p text:style-name="P1"><text:span text:style-name="T2">c7</text:span></text:p>
        </draw:connector>
        <draw:connector draw:style-name="gr3" draw:text-style-name="P3" draw:layer="layout" draw:type="line" svg:x1="65.866cm" svg:y1="48.657cm" svg:x2="65.85cm" svg:y2="47.295cm" draw:end-shape="id291" draw:end-glue-point="2" svg:d="M65866 48657l-16-1362" svg:viewBox="0 0 17 1363">
          <text:p text:style-name="P1"><text:span text:style-name="T2">c7</text:span></text:p>
        </draw:connector>
        <draw:custom-shape draw:style-name="gr2" draw:text-style-name="P2" xml:id="id292" draw:id="id292" draw:layer="layout" svg:width="1cm" svg:height="0.9cm" svg:x="63.15cm" svg:y="46.384cm">
          <text:p text:style-name="P1"><text:span text:style-name="T1">NOT</text:span></text:p>
          <text:p text:style-name="P1"><text:span text:style-name="T1">39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696cm" svg:y1="48.895cm" svg:x2="63.65cm" svg:y2="47.284cm" draw:end-shape="id292" draw:end-glue-point="2" svg:d="M63696 48895l-46-1611" svg:viewBox="0 0 47 1612">
          <text:p text:style-name="P1"><text:span text:style-name="T2">c7</text:span></text:p>
        </draw:connector>
        <draw:connector draw:style-name="gr3" draw:text-style-name="P3" draw:layer="layout" draw:type="line" svg:x1="62.611cm" svg:y1="49cm" svg:x2="62.55cm" svg:y2="47.284cm" draw:end-shape="id119" draw:end-glue-point="2" svg:d="M62611 49000l-61-1716" svg:viewBox="0 0 62 1717">
          <text:p text:style-name="P1"><text:span text:style-name="T2">c7</text:span></text:p>
        </draw:connector>
        <draw:custom-shape draw:style-name="gr2" draw:text-style-name="P2" xml:id="id293" draw:id="id293" draw:layer="layout" svg:width="1cm" svg:height="0.9cm" svg:x="73.2cm" svg:y="58.2cm">
          <text:p text:style-name="P1"><text:span text:style-name="T1">NAND</text:span></text:p>
          <text:p text:style-name="P1"><text:span text:style-name="T1">45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4.158cm" svg:y1="60.612cm" svg:x2="73.7cm" svg:y2="59.1cm" draw:end-shape="id293" draw:end-glue-point="2" svg:d="M74158 60612l-458-1512" svg:viewBox="0 0 459 1513">
          <text:p text:style-name="P1"><text:span text:style-name="T2">c7</text:span></text:p>
        </draw:connector>
        <draw:custom-shape draw:style-name="gr1" draw:text-style-name="P2" xml:id="id348" draw:id="id348" draw:layer="layout" svg:width="2.1cm" svg:height="0.9cm" svg:x="72.7cm" svg:y="54.014cm">
          <text:p text:style-name="P1"><text:span text:style-name="T1">DFF (clk39)</text:span></text:p>
          <text:p text:style-name="P1"><text:span text:style-name="T1">44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712cm" svg:y1="53.426cm" svg:x2="11.817cm" svg:y2="53.416cm" draw:start-shape="id233" draw:start-glue-point="1" svg:d="M9712 53426l2105-10" svg:viewBox="0 0 2106 11">
          <text:p text:style-name="P1"><text:span text:style-name="T2">ac5_0</text:span></text:p>
        </draw:connector>
        <draw:connector draw:style-name="gr3" draw:text-style-name="P3" draw:layer="layout" draw:type="line" svg:x1="9.711cm" svg:y1="55.725cm" svg:x2="11.818cm" svg:y2="55.662cm" draw:start-shape="id218" draw:start-glue-point="1" svg:d="M9711 55725l2107-63" svg:viewBox="0 0 2108 64">
          <text:p text:style-name="P1"><text:span text:style-name="T2">ac5_1</text:span></text:p>
        </draw:connector>
        <draw:connector draw:style-name="gr3" draw:text-style-name="P3" draw:layer="layout" draw:type="line" svg:x1="9.711cm" svg:y1="57.925cm" svg:x2="11.818cm" svg:y2="57.889cm" draw:start-shape="id222" svg:d="M9711 57925l2107-36" svg:viewBox="0 0 2108 37">
          <text:p text:style-name="P1"><text:span text:style-name="T2">ac5_2</text:span></text:p>
        </draw:connector>
        <draw:connector draw:style-name="gr3" draw:text-style-name="P3" draw:layer="layout" draw:type="line" svg:x1="9.713cm" svg:y1="60.127cm" svg:x2="11.819cm" svg:y2="60.022cm" draw:start-shape="id225" svg:d="M9713 60127l2106-105" svg:viewBox="0 0 2107 106">
          <text:p text:style-name="P1"><text:span text:style-name="T2">ac5_3</text:span></text:p>
        </draw:connector>
        <draw:custom-shape draw:style-name="gr2" draw:text-style-name="P2" xml:id="id294" draw:id="id294" draw:layer="layout" svg:width="1cm" svg:height="0.9cm" svg:x="87.086cm" svg:y="53.968cm">
          <text:p text:style-name="P1"><text:span text:style-name="T1">OR (mclk)</text:span></text:p>
          <text:p text:style-name="P1"><text:span text:style-name="T1">4513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8.7cm" svg:y1="56.462cm" svg:x2="87.586cm" svg:y2="54.868cm" draw:start-shape="id188" draw:start-glue-point="0" draw:end-shape="id294" draw:end-glue-point="2" svg:d="M88700 56462l-1114-1594" svg:viewBox="0 0 1115 1595">
          <text:p/>
        </draw:connector>
        <draw:connector draw:style-name="gr4" draw:text-style-name="P1" draw:layer="layout" draw:type="line" svg:x1="88.7cm" svg:y1="56.462cm" svg:x2="88.686cm" svg:y2="54.906cm" draw:start-shape="id188" draw:start-glue-point="0" draw:end-shape="id295" draw:end-glue-point="2" svg:d="M88700 56462l-14-1556" svg:viewBox="0 0 15 1557">
          <text:p/>
        </draw:connector>
        <draw:connector draw:style-name="gr3" draw:text-style-name="P3" draw:layer="layout" draw:type="line" svg:x1="87.586cm" svg:y1="53.968cm" svg:x2="87.612cm" svg:y2="52.3cm" draw:start-shape="id294" draw:start-glue-point="0" svg:d="M87586 53968l26-1668" svg:viewBox="0 0 27 1669">
          <text:p text:style-name="P1"><text:span text:style-name="T2">clk36</text:span></text:p>
        </draw:connector>
        <draw:custom-shape draw:style-name="gr2" draw:text-style-name="P2" xml:id="id295" draw:id="id295" draw:layer="layout" svg:width="1cm" svg:height="0.9cm" svg:x="88.186cm" svg:y="54.006cm">
          <text:p text:style-name="P1"><text:span text:style-name="T1">NOR</text:span></text:p>
          <text:p text:style-name="P1"><text:span text:style-name="T1">45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6" draw:id="id296" draw:layer="layout" svg:width="1cm" svg:height="0.9cm" svg:x="101.9cm" svg:y="50.287cm">
          <text:p text:style-name="P1"><text:span text:style-name="T1">OR (mclk)</text:span></text:p>
          <text:p text:style-name="P1"><text:span text:style-name="T1">451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.35cm" svg:y1="51.985cm" svg:x2="102.4cm" svg:y2="51.187cm" draw:start-shape="id61" draw:start-glue-point="0" draw:end-shape="id296" draw:end-glue-point="2" svg:d="M102350 51985l50-798" svg:viewBox="0 0 51 799">
          <text:p/>
        </draw:connector>
        <draw:connector draw:style-name="gr3" draw:text-style-name="P3" draw:layer="layout" draw:type="line" svg:x1="9.712cm" svg:y1="62.35cm" svg:x2="11.845cm" svg:y2="62.359cm" draw:start-shape="id228" svg:d="M9712 62350l2133 9" svg:viewBox="0 0 2134 10">
          <text:p text:style-name="P1"><text:span text:style-name="T2">ac5_4</text:span></text:p>
        </draw:connector>
        <draw:connector draw:style-name="gr3" draw:text-style-name="P3" draw:layer="layout" draw:type="line" svg:x1="9.71cm" svg:y1="64.55cm" svg:x2="11.846cm" svg:y2="64.506cm" draw:start-shape="id231" svg:d="M9710 64550l2136-44" svg:viewBox="0 0 2137 45">
          <text:p text:style-name="P1"><text:span text:style-name="T2">ac5_5</text:span></text:p>
        </draw:connector>
        <draw:connector draw:style-name="gr4" draw:text-style-name="P1" draw:layer="layout" draw:type="line" svg:x1="70.691cm" svg:y1="14.6cm" svg:x2="69.5cm" svg:y2="14cm" draw:start-shape="id87" draw:start-glue-point="0" draw:end-shape="id297" draw:end-glue-point="2" svg:d="M70691 14600l-1191-600" svg:viewBox="0 0 1192 601">
          <text:p/>
        </draw:connector>
        <draw:custom-shape draw:style-name="gr2" draw:text-style-name="P2" xml:id="id297" draw:id="id297" draw:layer="layout" svg:width="1cm" svg:height="0.9cm" svg:x="69cm" svg:y="13.1cm">
          <text:p text:style-name="P1"><text:span text:style-name="T1">NOT</text:span></text:p>
          <text:p text:style-name="P1"><text:span text:style-name="T1">339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691cm" svg:y1="14.6cm" svg:x2="70.695cm" svg:y2="13.223cm" draw:start-shape="id87" draw:start-glue-point="0" svg:d="M70691 14600l4-1377" svg:viewBox="0 0 5 1378">
          <text:p text:style-name="P1"><text:span text:style-name="T2">unit04_oe1</text:span></text:p>
        </draw:connector>
        <draw:custom-shape draw:style-name="gr2" draw:text-style-name="P2" xml:id="id298" draw:id="id298" draw:layer="layout" svg:width="1cm" svg:height="0.9cm" svg:x="81.7cm" svg:y="9cm">
          <text:p text:style-name="P1"><text:span text:style-name="T1">AND</text:span></text:p>
          <text:p text:style-name="P1"><text:span text:style-name="T1">43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0.691cm" svg:y1="14.6cm" svg:x2="82.2cm" svg:y2="9.9cm" draw:start-shape="id87" draw:start-glue-point="0" draw:end-shape="id298" draw:end-glue-point="2" svg:d="M70691 14600l11509-4700" svg:viewBox="0 0 11510 4701">
          <text:p/>
        </draw:connector>
        <draw:custom-shape draw:style-name="gr6" draw:text-style-name="P2" xml:id="id299" draw:id="id299" draw:layer="layout" svg:width="1cm" svg:height="0.9cm" svg:x="72.9cm" svg:y="7.3cm">
          <text:p text:style-name="P1"><text:span text:style-name="T1">IMUX</text:span></text:p>
          <text:p text:style-name="P1"><text:span text:style-name="T1">378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791cm" svg:y1="14.6cm" svg:x2="73.4cm" svg:y2="8.2cm" draw:start-shape="id90" draw:start-glue-point="0" draw:end-shape="id299" draw:end-glue-point="2" svg:d="M71791 14600l1609-6400" svg:viewBox="0 0 1610 6401">
          <text:p text:style-name="P1"><text:span text:style-name="T2">c</text:span></text:p>
        </draw:connector>
        <draw:custom-shape draw:style-name="gr6" draw:text-style-name="P2" xml:id="id300" draw:id="id300" draw:layer="layout" svg:width="1cm" svg:height="0.9cm" svg:x="81.7cm" svg:y="10.7cm">
          <text:p text:style-name="P1"><text:span text:style-name="T1">XNOR</text:span></text:p>
          <text:p text:style-name="P1"><text:span text:style-name="T1">4310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1.791cm" svg:y1="14.6cm" svg:x2="82.2cm" svg:y2="11.6cm" draw:start-shape="id90" draw:start-glue-point="0" draw:end-shape="id300" draw:end-glue-point="2" svg:d="M71791 14600l10409-3000" svg:viewBox="0 0 10410 3001">
          <text:p/>
        </draw:connector>
        <draw:connector draw:style-name="gr4" draw:text-style-name="P1" draw:layer="layout" draw:type="line" svg:x1="82.2cm" svg:y1="10.7cm" svg:x2="82.2cm" svg:y2="9.9cm" draw:start-shape="id300" draw:start-glue-point="0" draw:end-shape="id298" draw:end-glue-point="2" svg:d="M82200 10700v-800" svg:viewBox="0 0 1 801">
          <text:p/>
        </draw:connector>
        <draw:custom-shape draw:style-name="gr6" draw:text-style-name="P2" xml:id="id301" draw:id="id301" draw:layer="layout" svg:width="1cm" svg:height="0.9cm" svg:x="74cm" svg:y="7.3cm">
          <text:p text:style-name="P1"><text:span text:style-name="T1">IMUX</text:span></text:p>
          <text:p text:style-name="P1"><text:span text:style-name="T1">378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891cm" svg:y1="14.6cm" svg:x2="74.5cm" svg:y2="8.2cm" draw:start-shape="id84" draw:start-glue-point="0" draw:end-shape="id301" draw:end-glue-point="2" svg:d="M72891 14600l1609-6400" svg:viewBox="0 0 1610 6401">
          <text:p text:style-name="P1"><text:span text:style-name="T2">c</text:span></text:p>
        </draw:connector>
        <draw:custom-shape draw:style-name="gr6" draw:text-style-name="P2" xml:id="id302" draw:id="id302" draw:layer="layout" svg:width="1cm" svg:height="0.9cm" svg:x="82.8cm" svg:y="10.7cm">
          <text:p text:style-name="P1"><text:span text:style-name="T1">XNOR</text:span></text:p>
          <text:p text:style-name="P1"><text:span text:style-name="T1">389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891cm" svg:y1="14.6cm" svg:x2="83.3cm" svg:y2="11.6cm" draw:start-shape="id84" draw:start-glue-point="0" draw:end-shape="id302" draw:end-glue-point="2" svg:d="M72891 14600l10409-3000" svg:viewBox="0 0 10410 3001">
          <text:p/>
        </draw:connector>
        <draw:custom-shape draw:style-name="gr6" draw:text-style-name="P2" xml:id="id303" draw:id="id303" draw:layer="layout" svg:width="1cm" svg:height="0.9cm" svg:x="75.1cm" svg:y="7.3cm">
          <text:p text:style-name="P1"><text:span text:style-name="T1">IMUX</text:span></text:p>
          <text:p text:style-name="P1"><text:span text:style-name="T1">38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991cm" svg:y1="14.6cm" svg:x2="75.6cm" svg:y2="8.2cm" draw:start-shape="id86" draw:start-glue-point="0" draw:end-shape="id303" draw:end-glue-point="2" svg:d="M73991 14600l1609-6400" svg:viewBox="0 0 1610 6401">
          <text:p text:style-name="P1"><text:span text:style-name="T2">c</text:span></text:p>
        </draw:connector>
        <draw:custom-shape draw:style-name="gr6" draw:text-style-name="P2" xml:id="id304" draw:id="id304" draw:layer="layout" svg:width="1cm" svg:height="0.9cm" svg:x="83.9cm" svg:y="10.7cm">
          <text:p text:style-name="P1"><text:span text:style-name="T1">XNOR</text:span></text:p>
          <text:p text:style-name="P1"><text:span text:style-name="T1">391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3.991cm" svg:y1="14.6cm" svg:x2="84.4cm" svg:y2="11.6cm" draw:start-shape="id86" draw:start-glue-point="0" draw:end-shape="id304" draw:end-glue-point="2" svg:d="M73991 14600l10409-3000" svg:viewBox="0 0 10410 3001">
          <text:p/>
        </draw:connector>
        <draw:custom-shape draw:style-name="gr6" draw:text-style-name="P2" xml:id="id305" draw:id="id305" draw:layer="layout" svg:width="1cm" svg:height="0.9cm" svg:x="76.2cm" svg:y="7.3cm">
          <text:p text:style-name="P1"><text:span text:style-name="T1">IMUX</text:span></text:p>
          <text:p text:style-name="P1"><text:span text:style-name="T1">37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5.091cm" svg:y1="14.6cm" svg:x2="76.7cm" svg:y2="8.2cm" draw:start-shape="id88" draw:start-glue-point="0" draw:end-shape="id305" draw:end-glue-point="2" svg:d="M75091 14600l1609-6400" svg:viewBox="0 0 1610 6401">
          <text:p text:style-name="P1"><text:span text:style-name="T2">c</text:span></text:p>
        </draw:connector>
        <draw:custom-shape draw:style-name="gr6" draw:text-style-name="P2" xml:id="id306" draw:id="id306" draw:layer="layout" svg:width="1cm" svg:height="0.9cm" svg:x="85cm" svg:y="10.7cm">
          <text:p text:style-name="P1"><text:span text:style-name="T1">XNOR</text:span></text:p>
          <text:p text:style-name="P1"><text:span text:style-name="T1">408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5.091cm" svg:y1="14.6cm" svg:x2="85.5cm" svg:y2="11.6cm" draw:start-shape="id88" draw:start-glue-point="0" draw:end-shape="id306" draw:end-glue-point="2" svg:d="M75091 14600l10409-3000" svg:viewBox="0 0 10410 3001">
          <text:p/>
        </draw:connector>
        <draw:custom-shape draw:style-name="gr6" draw:text-style-name="P2" xml:id="id307" draw:id="id307" draw:layer="layout" svg:width="1cm" svg:height="0.9cm" svg:x="75.7cm" svg:y="18.6cm">
          <text:p text:style-name="P1"><text:span text:style-name="T1">AND</text:span></text:p>
          <text:p text:style-name="P1"><text:span text:style-name="T1">-765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6.2cm" svg:y1="18.6cm" svg:x2="76.2cm" svg:y2="15.5cm" draw:start-shape="id307" draw:start-glue-point="0" draw:end-shape="id89" draw:end-glue-point="2" svg:d="M76200 18600v-3100" svg:viewBox="0 0 1 3101">
          <text:p text:style-name="P1"><text:span text:style-name="T2">b</text:span></text:p>
        </draw:connector>
        <draw:connector draw:style-name="gr3" draw:text-style-name="P3" draw:layer="layout" draw:type="line" svg:x1="73.4cm" svg:y1="7.3cm" svg:x2="73.381cm" svg:y2="5.533cm" draw:start-shape="id299" draw:start-glue-point="0" svg:d="M73400 7300l-19-1767" svg:viewBox="0 0 20 1768">
          <text:p text:style-name="P1"><text:span text:style-name="T2">unit04_a0</text:span></text:p>
        </draw:connector>
        <draw:connector draw:style-name="gr3" draw:text-style-name="P3" draw:layer="layout" draw:type="line" svg:x1="74.5cm" svg:y1="7.3cm" svg:x2="74.475cm" svg:y2="5.072cm" draw:start-shape="id301" draw:start-glue-point="0" svg:d="M74500 7300l-25-2228" svg:viewBox="0 0 26 2229">
          <text:p text:style-name="P1"><text:span text:style-name="T2">unit04_a1</text:span></text:p>
        </draw:connector>
        <draw:connector draw:style-name="gr3" draw:text-style-name="P3" draw:layer="layout" draw:type="line" svg:x1="75.6cm" svg:y1="7.3cm" svg:x2="75.632cm" svg:y2="5.498cm" draw:start-shape="id303" draw:start-glue-point="0" svg:d="M75600 7300l32-1802" svg:viewBox="0 0 33 1803">
          <text:p text:style-name="P1"><text:span text:style-name="T2">unit04_a2</text:span></text:p>
        </draw:connector>
        <draw:connector draw:style-name="gr3" draw:text-style-name="P3" draw:layer="layout" draw:type="line" svg:x1="76.7cm" svg:y1="7.3cm" svg:x2="76.719cm" svg:y2="5.12cm" draw:start-shape="id305" draw:start-glue-point="0" svg:d="M76700 7300l19-2180" svg:viewBox="0 0 20 2181">
          <text:p text:style-name="P1"><text:span text:style-name="T2">unit04_a3</text:span></text:p>
        </draw:connector>
        <draw:custom-shape draw:style-name="gr6" draw:text-style-name="P2" xml:id="id308" draw:id="id308" draw:layer="layout" svg:width="1cm" svg:height="0.9cm" svg:x="77.3cm" svg:y="7.3cm">
          <text:p text:style-name="P1"><text:span text:style-name="T1">IMUX</text:span></text:p>
          <text:p text:style-name="P1"><text:span text:style-name="T1">408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7.8cm" svg:y1="7.3cm" svg:x2="77.832cm" svg:y2="5.534cm" draw:start-shape="id308" draw:start-glue-point="0" svg:d="M77800 7300l32-1766" svg:viewBox="0 0 33 1767">
          <text:p text:style-name="P1"><text:span text:style-name="T2">unit04_a4</text:span></text:p>
        </draw:connector>
        <draw:connector draw:style-name="gr3" draw:text-style-name="P3" draw:layer="layout" draw:type="line" svg:x1="78.9cm" svg:y1="7.3cm" svg:x2="78.892cm" svg:y2="5.12cm" draw:start-shape="id91" draw:start-glue-point="0" svg:d="M78900 7300l-8-2180" svg:viewBox="0 0 9 2181">
          <text:p text:style-name="P1"><text:span text:style-name="T2">unit04_a5</text:span></text:p>
        </draw:connector>
        <draw:connector draw:style-name="gr3" draw:text-style-name="P3" draw:layer="layout" draw:type="line" svg:x1="69.5cm" svg:y1="13.1cm" svg:x2="69.49cm" svg:y2="11.829cm" draw:start-shape="id297" draw:start-glue-point="0" svg:d="M69500 13100l-10-1271" svg:viewBox="0 0 11 1272">
          <text:p text:style-name="P1"><text:span text:style-name="T2">unit04_oe2</text:span></text:p>
        </draw:connector>
        <draw:connector draw:style-name="gr3" draw:text-style-name="P3" draw:layer="layout" draw:type="line" svg:x1="76.2cm" svg:y1="14.6cm" svg:x2="77.8cm" svg:y2="8.2cm" draw:start-shape="id89" draw:start-glue-point="0" draw:end-shape="id308" draw:end-glue-point="2" svg:d="M76200 14600l1600-6400" svg:viewBox="0 0 1601 6401">
          <text:p text:style-name="P1"><text:span text:style-name="T2">c</text:span></text:p>
        </draw:connector>
        <draw:custom-shape draw:style-name="gr6" draw:text-style-name="P2" xml:id="id310" draw:id="id310" draw:layer="layout" svg:width="1cm" svg:height="0.9cm" svg:x="86.1cm" svg:y="10.7cm">
          <text:p text:style-name="P1"><text:span text:style-name="T1">XNOR</text:span></text:p>
          <text:p text:style-name="P1"><text:span text:style-name="T1">41112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309" draw:id="id309" draw:layer="layout" draw:type="line" svg:x1="76.2cm" svg:y1="14.6cm" svg:x2="76.2cm" svg:y2="14.6cm" draw:start-shape="id89" draw:start-glue-point="0" draw:end-shape="id89" draw:end-glue-point="0" svg:d="M76200 14600z" svg:viewBox="0 0 1 1">
          <text:p/>
        </draw:connector>
        <draw:connector draw:style-name="gr4" draw:text-style-name="P1" draw:layer="layout" draw:type="line" svg:x1="76.2cm" svg:y1="14.6cm" svg:x2="86.6cm" svg:y2="11.6cm" draw:start-shape="id309" draw:start-glue-point="0" draw:end-shape="id310" draw:end-glue-point="2" svg:d="M76200 14600l10400-3000" svg:viewBox="0 0 10401 3001">
          <text:p/>
        </draw:connector>
        <draw:custom-shape draw:style-name="gr2" draw:text-style-name="P2" xml:id="id311" draw:id="id311" draw:layer="layout" svg:width="1cm" svg:height="0.9cm" svg:x="85.6cm" svg:y="9cm">
          <text:p text:style-name="P1"><text:span text:style-name="T1">AND</text:span></text:p>
          <text:p text:style-name="P1"><text:span text:style-name="T1">41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6.6cm" svg:y1="10.7cm" svg:x2="86.1cm" svg:y2="9.9cm" draw:start-shape="id310" draw:start-glue-point="0" draw:end-shape="id311" draw:end-glue-point="2" svg:d="M86600 10700l-500-800" svg:viewBox="0 0 501 801">
          <text:p/>
        </draw:connector>
        <draw:connector draw:style-name="gr4" draw:text-style-name="P1" draw:layer="layout" draw:type="line" svg:x1="85.5cm" svg:y1="10.7cm" svg:x2="86.1cm" svg:y2="9.9cm" draw:start-shape="id306" draw:start-glue-point="0" draw:end-shape="id311" draw:end-glue-point="2" svg:d="M85500 10700l600-800" svg:viewBox="0 0 601 801">
          <text:p/>
        </draw:connector>
        <draw:custom-shape draw:style-name="gr2" draw:text-style-name="P2" xml:id="id312" draw:id="id312" draw:layer="layout" svg:width="1cm" svg:height="0.9cm" svg:x="83.4cm" svg:y="9cm">
          <text:p text:style-name="P1"><text:span text:style-name="T1">AND</text:span></text:p>
          <text:p text:style-name="P1"><text:span text:style-name="T1">391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4.4cm" svg:y1="10.7cm" svg:x2="83.9cm" svg:y2="9.9cm" draw:start-shape="id304" draw:start-glue-point="0" draw:end-shape="id312" draw:end-glue-point="2" svg:d="M84400 10700l-500-800" svg:viewBox="0 0 501 801">
          <text:p/>
        </draw:connector>
        <draw:connector draw:style-name="gr4" draw:text-style-name="P1" draw:layer="layout" draw:type="line" svg:x1="83.3cm" svg:y1="10.7cm" svg:x2="83.9cm" svg:y2="9.9cm" draw:start-shape="id302" draw:start-glue-point="0" draw:end-shape="id312" draw:end-glue-point="2" svg:d="M83300 10700l600-800" svg:viewBox="0 0 601 801">
          <text:p/>
        </draw:connector>
        <draw:connector draw:style-name="gr4" draw:text-style-name="P1" draw:layer="layout" draw:type="line" svg:x1="83.9cm" svg:y1="9cm" svg:x2="83.9cm" svg:y2="8cm" draw:start-shape="id312" draw:start-glue-point="0" draw:end-shape="id313" draw:end-glue-point="2" svg:d="M83900 9000v-1000" svg:viewBox="0 0 1 1001">
          <text:p/>
        </draw:connector>
        <draw:custom-shape draw:style-name="gr6" draw:text-style-name="P2" xml:id="id313" draw:id="id313" draw:layer="layout" svg:width="1cm" svg:height="0.9cm" svg:x="83.4cm" svg:y="7.1cm">
          <text:p text:style-name="P1"><text:span text:style-name="T1">NAND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4" draw:id="id314" draw:layer="layout" svg:width="1cm" svg:height="0.9cm" svg:x="85.6cm" svg:y="7.1cm">
          <text:p text:style-name="P1"><text:span text:style-name="T1">NAND</text:span></text:p>
          <text:p text:style-name="P1"><text:span text:style-name="T1">42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3.9cm" svg:y1="9cm" svg:x2="86.1cm" svg:y2="8cm" draw:start-shape="id312" draw:start-glue-point="0" draw:end-shape="id314" draw:end-glue-point="2" svg:d="M83900 9000l2200-1000" svg:viewBox="0 0 2201 1001">
          <text:p/>
        </draw:connector>
        <draw:connector draw:style-name="gr4" draw:text-style-name="P1" draw:layer="layout" draw:type="line" svg:x1="86.1cm" svg:y1="9cm" svg:x2="83.9cm" svg:y2="8cm" draw:start-shape="id311" draw:start-glue-point="0" draw:end-shape="id313" draw:end-glue-point="2" svg:d="M86100 9000l-2200-1000" svg:viewBox="0 0 2201 1001">
          <text:p/>
        </draw:connector>
        <draw:connector draw:style-name="gr4" draw:text-style-name="P1" draw:layer="layout" draw:type="line" svg:x1="86.1cm" svg:y1="9cm" svg:x2="86.1cm" svg:y2="8cm" draw:start-shape="id311" draw:start-glue-point="0" draw:end-shape="id314" draw:end-glue-point="2" svg:d="M86100 9000v-1000" svg:viewBox="0 0 1 1001">
          <text:p/>
        </draw:connector>
        <draw:custom-shape draw:style-name="gr6" draw:text-style-name="P2" xml:id="id315" draw:id="id315" draw:layer="layout" svg:width="1cm" svg:height="0.9cm" svg:x="81.4cm" svg:y="4.8cm">
          <text:p text:style-name="P1"><text:span text:style-name="T1">NAND</text:span></text:p>
          <text:p text:style-name="P1"><text:span text:style-name="T1">-766-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6" draw:id="id316" draw:layer="layout" svg:width="1cm" svg:height="0.9cm" svg:x="82.5cm" svg:y="4.8cm">
          <text:p text:style-name="P1"><text:span text:style-name="T1">NAND</text:span></text:p>
          <text:p text:style-name="P1"><text:span text:style-name="T1">-767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2.2cm" svg:y1="9cm" svg:x2="81.9cm" svg:y2="5.7cm" draw:start-shape="id298" draw:start-glue-point="0" draw:end-shape="id315" draw:end-glue-point="2" svg:d="M82200 9000l-300-3300" svg:viewBox="0 0 301 3301">
          <text:p/>
        </draw:connector>
        <draw:connector draw:style-name="gr4" draw:text-style-name="P1" draw:layer="layout" draw:type="line" svg:x1="82.2cm" svg:y1="9cm" svg:x2="83cm" svg:y2="5.7cm" draw:start-shape="id298" draw:start-glue-point="0" draw:end-shape="id316" draw:end-glue-point="2" svg:d="M82200 9000l800-3300" svg:viewBox="0 0 801 3301">
          <text:p/>
        </draw:connector>
        <draw:connector draw:style-name="gr3" draw:text-style-name="P3" draw:layer="layout" draw:type="line" svg:x1="70.907cm" svg:y1="17.404cm" svg:x2="70.691cm" svg:y2="15.5cm" draw:end-shape="id87" draw:end-glue-point="2" svg:d="M70907 17404l-216-1904" svg:viewBox="0 0 217 1905">
          <text:p text:style-name="P1"><text:span text:style-name="T2">ac4_0/c</text:span></text:p>
        </draw:connector>
        <draw:custom-shape draw:style-name="gr1" draw:text-style-name="P2" xml:id="id317" draw:id="id317" draw:layer="layout" svg:width="2.1cm" svg:height="0.9cm" svg:x="42.8cm" svg:y="17.475cm">
          <text:p text:style-name="P1"><text:span text:style-name="T1">DFFR (clk37,/res3)</text:span></text:p>
          <text:p text:style-name="P1"><text:span text:style-name="T1">40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8" draw:id="id318" draw:layer="layout" svg:width="1cm" svg:height="0.9cm" svg:x="41.1cm" svg:y="16.375cm">
          <text:p text:style-name="P1"><text:span text:style-name="T1">NAND&amp;XOR</text:span></text:p>
          <text:p text:style-name="P1"><text:span text:style-name="T1">40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5cm" svg:y1="17.475cm" svg:x2="42.1cm" svg:y2="16.825cm" draw:start-shape="id317" draw:start-glue-point="0" draw:end-shape="id318" draw:end-glue-point="1" svg:d="M43850 17475l-1750-650" svg:viewBox="0 0 1751 651">
          <text:p text:style-name="P1"><text:span text:style-name="T2">b+c</text:span></text:p>
        </draw:connector>
        <draw:custom-shape draw:style-name="gr2" draw:text-style-name="P2" xml:id="id319" draw:id="id319" draw:layer="layout" svg:width="1cm" svg:height="0.9cm" svg:x="39.4cm" svg:y="17.475cm">
          <text:p text:style-name="P1"><text:span text:style-name="T1">AND</text:span></text:p>
          <text:p text:style-name="P1"><text:span text:style-name="T1">409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cm" svg:y1="17.925cm" svg:x2="40.4cm" svg:y2="17.925cm" draw:start-shape="id317" draw:start-glue-point="3" draw:end-shape="id319" svg:d="M42800 17925h-2400" svg:viewBox="0 0 2401 1">
          <text:p/>
        </draw:connector>
        <draw:custom-shape draw:style-name="gr2" draw:text-style-name="P2" xml:id="id320" draw:id="id320" draw:layer="layout" svg:width="1cm" svg:height="0.9cm" svg:x="48cm" svg:y="20.578cm">
          <text:p text:style-name="P1"><text:span text:style-name="T1">6-NAND</text:span></text:p>
          <text:p text:style-name="P1"><text:span text:style-name="T1">411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4.9cm" svg:y1="17.925cm" svg:x2="48cm" svg:y2="21.028cm" draw:start-shape="id317" draw:start-glue-point="1" draw:end-shape="id320" draw:end-glue-point="3" svg:d="M44900 17925l3100 3103" svg:viewBox="0 0 3101 3104">
          <text:p/>
        </draw:connector>
        <draw:custom-shape draw:style-name="gr1" draw:text-style-name="P2" xml:id="id321" draw:id="id321" draw:layer="layout" svg:width="2.1cm" svg:height="0.9cm" svg:x="42.8cm" svg:y="19.675cm">
          <text:p text:style-name="P1"><text:span text:style-name="T1">DFFR (clk37,/res3)</text:span></text:p>
          <text:p text:style-name="P1"><text:span text:style-name="T1">391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2" draw:id="id322" draw:layer="layout" svg:width="1cm" svg:height="0.9cm" svg:x="41.101cm" svg:y="18.576cm">
          <text:p text:style-name="P1"><text:span text:style-name="T1">NAND&amp;XOR</text:span></text:p>
          <text:p text:style-name="P1"><text:span text:style-name="T1">39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5cm" svg:y1="19.675cm" svg:x2="42.101cm" svg:y2="19.026cm" draw:start-shape="id321" draw:start-glue-point="0" draw:end-shape="id322" draw:end-glue-point="1" svg:d="M43850 19675l-1749-649" svg:viewBox="0 0 1750 650">
          <text:p text:style-name="P1"><text:span text:style-name="T2">b+c</text:span></text:p>
        </draw:connector>
        <draw:custom-shape draw:style-name="gr2" draw:text-style-name="P2" xml:id="id323" draw:id="id323" draw:layer="layout" svg:width="1cm" svg:height="0.9cm" svg:x="39.401cm" svg:y="19.676cm">
          <text:p text:style-name="P1"><text:span text:style-name="T1">AND</text:span></text:p>
          <text:p text:style-name="P1"><text:span text:style-name="T1">40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cm" svg:y1="20.125cm" svg:x2="40.401cm" svg:y2="20.126cm" draw:start-shape="id321" draw:end-shape="id323" svg:d="M42800 20125l-2399 1" svg:viewBox="0 0 2400 2">
          <text:p/>
        </draw:connector>
        <draw:connector draw:style-name="gr4" draw:text-style-name="P1" draw:layer="layout" draw:type="line" svg:x1="41.601cm" svg:y1="19.476cm" svg:x2="42.8cm" svg:y2="20.125cm" draw:start-shape="id322" draw:start-glue-point="2" draw:end-shape="id321" draw:end-glue-point="3" svg:d="M41601 19476l1199 649" svg:viewBox="0 0 1200 650">
          <text:p/>
        </draw:connector>
        <draw:connector draw:style-name="gr3" draw:text-style-name="P3" draw:layer="layout" draw:type="line" svg:x1="39.9cm" svg:y1="18.375cm" svg:x2="41.101cm" svg:y2="19.026cm" draw:start-shape="id319" draw:start-glue-point="2" draw:end-shape="id322" draw:end-glue-point="3" svg:d="M39900 18375l1201 651" svg:viewBox="0 0 1202 652">
          <text:p text:style-name="P1"><text:span text:style-name="T2">a+d</text:span></text:p>
        </draw:connector>
        <draw:connector draw:style-name="gr4" draw:text-style-name="P1" draw:layer="layout" draw:type="line" svg:x1="39.9cm" svg:y1="18.375cm" svg:x2="39.901cm" svg:y2="19.676cm" draw:start-shape="id319" draw:start-glue-point="2" draw:end-shape="id323" draw:end-glue-point="0" svg:d="M39900 18375l1 1301" svg:viewBox="0 0 2 1302">
          <text:p/>
        </draw:connector>
        <draw:connector draw:style-name="gr4" draw:text-style-name="P1" draw:layer="layout" draw:type="line" svg:x1="44.9cm" svg:y1="20.125cm" svg:x2="48cm" svg:y2="21.028cm" draw:start-shape="id321" draw:start-glue-point="1" draw:end-shape="id320" draw:end-glue-point="3" svg:d="M44900 20125l3100 903" svg:viewBox="0 0 3101 904">
          <text:p/>
        </draw:connector>
        <draw:connector draw:style-name="gr4" draw:text-style-name="P1" draw:layer="layout" draw:type="line" svg:x1="41.6cm" svg:y1="17.275cm" svg:x2="42.8cm" svg:y2="17.925cm" draw:start-shape="id318" draw:start-glue-point="2" draw:end-shape="id317" draw:end-glue-point="3" svg:d="M41600 17275l1200 650" svg:viewBox="0 0 1201 651">
          <text:p/>
        </draw:connector>
        <draw:custom-shape draw:style-name="gr1" draw:text-style-name="P2" xml:id="id324" draw:id="id324" draw:layer="layout" svg:width="2.1cm" svg:height="0.9cm" svg:x="42.802cm" svg:y="21.877cm">
          <text:p text:style-name="P1"><text:span text:style-name="T1">DFFR (clk37,/res3)</text:span></text:p>
          <text:p text:style-name="P1"><text:span text:style-name="T1">411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5" draw:id="id325" draw:layer="layout" svg:width="1cm" svg:height="0.9cm" svg:x="41.103cm" svg:y="20.778cm">
          <text:p text:style-name="P1"><text:span text:style-name="T1">NAND&amp;XOR</text:span></text:p>
          <text:p text:style-name="P1"><text:span text:style-name="T1">40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52cm" svg:y1="21.877cm" svg:x2="42.103cm" svg:y2="21.228cm" draw:start-shape="id324" draw:start-glue-point="0" draw:end-shape="id325" draw:end-glue-point="1" svg:d="M43852 21877l-1749-649" svg:viewBox="0 0 1750 650">
          <text:p text:style-name="P1"><text:span text:style-name="T2">b+c</text:span></text:p>
        </draw:connector>
        <draw:custom-shape draw:style-name="gr2" draw:text-style-name="P2" xml:id="id326" draw:id="id326" draw:layer="layout" svg:width="1cm" svg:height="0.9cm" svg:x="39.403cm" svg:y="21.878cm">
          <text:p text:style-name="P1"><text:span text:style-name="T1">AND</text:span></text:p>
          <text:p text:style-name="P1"><text:span text:style-name="T1">41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02cm" svg:y1="22.327cm" svg:x2="40.403cm" svg:y2="22.328cm" draw:start-shape="id324" draw:end-shape="id326" svg:d="M42802 22327l-2399 1" svg:viewBox="0 0 2400 2">
          <text:p/>
        </draw:connector>
        <draw:connector draw:style-name="gr4" draw:text-style-name="P1" draw:layer="layout" draw:type="line" svg:x1="41.603cm" svg:y1="21.678cm" svg:x2="42.802cm" svg:y2="22.327cm" draw:start-shape="id325" draw:start-glue-point="2" draw:end-shape="id324" draw:end-glue-point="3" svg:d="M41603 21678l1199 649" svg:viewBox="0 0 1200 650">
          <text:p/>
        </draw:connector>
        <draw:connector draw:style-name="gr3" draw:text-style-name="P3" draw:layer="layout" draw:type="line" svg:x1="39.901cm" svg:y1="20.576cm" svg:x2="41.103cm" svg:y2="21.228cm" draw:start-shape="id323" draw:start-glue-point="2" draw:end-shape="id325" draw:end-glue-point="3" svg:d="M39901 20576l1202 652" svg:viewBox="0 0 1203 653">
          <text:p text:style-name="P1"><text:span text:style-name="T2">a+d</text:span></text:p>
        </draw:connector>
        <draw:connector draw:style-name="gr4" draw:text-style-name="P1" draw:layer="layout" draw:type="line" svg:x1="39.901cm" svg:y1="20.576cm" svg:x2="39.903cm" svg:y2="21.878cm" draw:start-shape="id323" draw:start-glue-point="2" draw:end-shape="id326" draw:end-glue-point="0" svg:d="M39901 20576l2 1302" svg:viewBox="0 0 3 1303">
          <text:p/>
        </draw:connector>
        <draw:connector draw:style-name="gr4" draw:text-style-name="P1" draw:layer="layout" draw:type="line" svg:x1="44.902cm" svg:y1="22.327cm" svg:x2="48cm" svg:y2="21.028cm" draw:start-shape="id324" draw:start-glue-point="1" draw:end-shape="id320" draw:end-glue-point="3" svg:d="M44902 22327l3098-1299" svg:viewBox="0 0 3099 1300">
          <text:p/>
        </draw:connector>
        <draw:custom-shape draw:style-name="gr1" draw:text-style-name="P2" xml:id="id327" draw:id="id327" draw:layer="layout" svg:width="2.1cm" svg:height="0.9cm" svg:x="42.801cm" svg:y="24.1cm">
          <text:p text:style-name="P1"><text:span text:style-name="T1">DFFR (clk37,/res3)</text:span></text:p>
          <text:p text:style-name="P1"><text:span text:style-name="T1">41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8" draw:id="id328" draw:layer="layout" svg:width="1cm" svg:height="0.9cm" svg:x="41.102cm" svg:y="23.001cm">
          <text:p text:style-name="P1"><text:span text:style-name="T1">NAND&amp;XOR</text:span></text:p>
          <text:p text:style-name="P1"><text:span text:style-name="T1">411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51cm" svg:y1="24.1cm" svg:x2="42.102cm" svg:y2="23.451cm" draw:start-shape="id327" draw:start-glue-point="0" draw:end-shape="id328" draw:end-glue-point="1" svg:d="M43851 24100l-1749-649" svg:viewBox="0 0 1750 650">
          <text:p text:style-name="P1"><text:span text:style-name="T2">b+c</text:span></text:p>
        </draw:connector>
        <draw:custom-shape draw:style-name="gr2" draw:text-style-name="P2" xml:id="id329" draw:id="id329" draw:layer="layout" svg:width="1cm" svg:height="0.9cm" svg:x="39.402cm" svg:y="24.101cm">
          <text:p text:style-name="P1"><text:span text:style-name="T1">AND</text:span></text:p>
          <text:p text:style-name="P1"><text:span text:style-name="T1">42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01cm" svg:y1="24.55cm" svg:x2="40.402cm" svg:y2="24.551cm" draw:start-shape="id327" draw:end-shape="id329" svg:d="M42801 24550l-2399 1" svg:viewBox="0 0 2400 2">
          <text:p/>
        </draw:connector>
        <draw:connector draw:style-name="gr4" draw:text-style-name="P1" draw:layer="layout" draw:type="line" svg:x1="41.602cm" svg:y1="23.901cm" svg:x2="42.801cm" svg:y2="24.55cm" draw:start-shape="id328" draw:start-glue-point="2" draw:end-shape="id327" draw:end-glue-point="3" svg:d="M41602 23901l1199 649" svg:viewBox="0 0 1200 650">
          <text:p/>
        </draw:connector>
        <draw:connector draw:style-name="gr3" draw:text-style-name="P3" draw:layer="layout" draw:type="line" svg:x1="39.903cm" svg:y1="22.778cm" svg:x2="41.102cm" svg:y2="23.451cm" draw:start-shape="id326" draw:start-glue-point="2" draw:end-shape="id328" draw:end-glue-point="3" svg:d="M39903 22778l1199 673" svg:viewBox="0 0 1200 674">
          <text:p text:style-name="P1"><text:span text:style-name="T2">a+d</text:span></text:p>
        </draw:connector>
        <draw:connector draw:style-name="gr4" draw:text-style-name="P1" draw:layer="layout" draw:type="line" svg:x1="39.903cm" svg:y1="22.778cm" svg:x2="39.902cm" svg:y2="24.101cm" draw:start-shape="id326" draw:start-glue-point="2" draw:end-shape="id329" draw:end-glue-point="0" svg:d="M39903 22778l-1 1323" svg:viewBox="0 0 2 1324">
          <text:p/>
        </draw:connector>
        <draw:connector draw:style-name="gr4" draw:text-style-name="P1" draw:layer="layout" draw:type="line" svg:x1="44.901cm" svg:y1="24.55cm" svg:x2="48cm" svg:y2="21.028cm" draw:start-shape="id327" draw:start-glue-point="1" draw:end-shape="id320" draw:end-glue-point="3" svg:d="M44901 24550l3099-3522" svg:viewBox="0 0 3100 3523">
          <text:p/>
        </draw:connector>
        <draw:custom-shape draw:style-name="gr1" draw:text-style-name="P2" xml:id="id330" draw:id="id330" draw:layer="layout" svg:width="2.1cm" svg:height="0.9cm" svg:x="42.799cm" svg:y="26.3cm">
          <text:p text:style-name="P1"><text:span text:style-name="T1">DFFR (clk37,/res3)</text:span></text:p>
          <text:p text:style-name="P1"><text:span text:style-name="T1">421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1" draw:id="id331" draw:layer="layout" svg:width="1cm" svg:height="0.9cm" svg:x="41.1cm" svg:y="25.201cm">
          <text:p text:style-name="P1"><text:span text:style-name="T1">NAND&amp;XOR</text:span></text:p>
          <text:p text:style-name="P1"><text:span text:style-name="T1">42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849cm" svg:y1="26.3cm" svg:x2="42.1cm" svg:y2="25.651cm" draw:start-shape="id330" draw:start-glue-point="0" draw:end-shape="id331" draw:end-glue-point="1" svg:d="M43849 26300l-1749-649" svg:viewBox="0 0 1750 650">
          <text:p text:style-name="P1"><text:span text:style-name="T2">b+c</text:span></text:p>
        </draw:connector>
        <draw:connector draw:style-name="gr4" draw:text-style-name="P1" draw:layer="layout" draw:type="line" svg:x1="41.6cm" svg:y1="26.101cm" svg:x2="42.799cm" svg:y2="26.75cm" draw:start-shape="id331" draw:start-glue-point="2" draw:end-shape="id330" draw:end-glue-point="3" svg:d="M41600 26101l1199 649" svg:viewBox="0 0 1200 650">
          <text:p/>
        </draw:connector>
        <draw:connector draw:style-name="gr3" draw:text-style-name="P3" draw:layer="layout" draw:type="line" svg:x1="39.902cm" svg:y1="25.001cm" svg:x2="41.1cm" svg:y2="25.651cm" draw:start-shape="id329" draw:start-glue-point="2" draw:end-shape="id331" draw:end-glue-point="3" svg:d="M39902 25001l1198 650" svg:viewBox="0 0 1199 651">
          <text:p text:style-name="P1"><text:span text:style-name="T2">a+d</text:span></text:p>
        </draw:connector>
        <draw:connector draw:style-name="gr4" draw:text-style-name="P1" draw:layer="layout" draw:type="line" svg:x1="44.899cm" svg:y1="26.75cm" svg:x2="48cm" svg:y2="21.028cm" draw:start-shape="id330" draw:start-glue-point="1" draw:end-shape="id320" draw:end-glue-point="3" svg:d="M44899 26750l3101-5722" svg:viewBox="0 0 3102 5723">
          <text:p/>
        </draw:connector>
        <draw:custom-shape draw:style-name="gr1" draw:text-style-name="P2" xml:id="id332" draw:id="id332" draw:layer="layout" svg:width="2.1cm" svg:height="0.9cm" svg:x="42.801cm" svg:y="15.176cm">
          <text:p text:style-name="P1"><text:span text:style-name="T1">DFFR (clk37,/res3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2.801cm" svg:y1="15.626cm" svg:x2="39.9cm" svg:y2="17.475cm" draw:start-shape="id332" draw:start-glue-point="3" draw:end-shape="id319" draw:end-glue-point="0" svg:d="M42801 15626l-2901 1849" svg:viewBox="0 0 2902 1850">
          <text:p/>
        </draw:connector>
        <draw:connector draw:style-name="gr3" draw:text-style-name="P3" draw:layer="layout" draw:type="line" svg:x1="42.801cm" svg:y1="15.626cm" svg:x2="42.1cm" svg:y2="16.825cm" draw:start-shape="id332" draw:start-glue-point="3" draw:end-shape="id318" draw:end-glue-point="1" svg:d="M42801 15626l-701 1199" svg:viewBox="0 0 702 1200">
          <text:p text:style-name="P1"><text:span text:style-name="T2">a+d</text:span></text:p>
        </draw:connector>
        <draw:custom-shape draw:style-name="gr2" draw:text-style-name="P2" xml:id="id333" draw:id="id333" draw:layer="layout" svg:width="1cm" svg:height="0.9cm" svg:x="41.1cm" svg:y="13.976cm">
          <text:p text:style-name="P1"><text:span text:style-name="T1">NOT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1.6cm" svg:y1="14.876cm" svg:x2="42.801cm" svg:y2="15.626cm" draw:start-shape="id333" draw:start-glue-point="2" draw:end-shape="id332" draw:end-glue-point="3" svg:d="M41600 14876l1201 750" svg:viewBox="0 0 1202 751">
          <text:p/>
        </draw:connector>
        <draw:connector draw:style-name="gr4" draw:text-style-name="P1" draw:layer="layout" draw:type="line" svg:x1="43.851cm" svg:y1="15.176cm" svg:x2="42.1cm" svg:y2="14.426cm" draw:start-shape="id332" draw:start-glue-point="0" draw:end-shape="id333" draw:end-glue-point="1" svg:d="M43851 15176l-1751-750" svg:viewBox="0 0 1752 751">
          <text:p/>
        </draw:connector>
        <draw:connector draw:style-name="gr4" draw:text-style-name="P1" draw:layer="layout" draw:type="line" svg:x1="44.901cm" svg:y1="15.626cm" svg:x2="48cm" svg:y2="21.028cm" draw:start-shape="id332" draw:start-glue-point="1" draw:end-shape="id320" draw:end-glue-point="3" svg:d="M44901 15626l3099 5402" svg:viewBox="0 0 3100 5403">
          <text:p/>
        </draw:connector>
        <draw:connector draw:style-name="gr3" draw:text-style-name="P3" draw:layer="layout" draw:type="line" svg:x1="44.901cm" svg:y1="15.626cm" svg:x2="47.006cm" svg:y2="15.616cm" draw:start-shape="id332" draw:start-glue-point="1" svg:d="M44901 15626l2105-10" svg:viewBox="0 0 2106 11">
          <text:p text:style-name="P1"><text:span text:style-name="T2">ac4_0</text:span></text:p>
        </draw:connector>
        <draw:connector draw:style-name="gr3" draw:text-style-name="P3" draw:layer="layout" draw:type="line" svg:x1="44.9cm" svg:y1="17.925cm" svg:x2="47.007cm" svg:y2="17.862cm" draw:start-shape="id317" draw:start-glue-point="1" svg:d="M44900 17925l2107-63" svg:viewBox="0 0 2108 64">
          <text:p text:style-name="P1"><text:span text:style-name="T2">ac4_1</text:span></text:p>
        </draw:connector>
        <draw:connector draw:style-name="gr3" draw:text-style-name="P3" draw:layer="layout" draw:type="line" svg:x1="44.9cm" svg:y1="20.125cm" svg:x2="47.007cm" svg:y2="20.089cm" draw:start-shape="id321" svg:d="M44900 20125l2107-36" svg:viewBox="0 0 2108 37">
          <text:p text:style-name="P1"><text:span text:style-name="T2">ac4_2</text:span></text:p>
        </draw:connector>
        <draw:connector draw:style-name="gr3" draw:text-style-name="P3" draw:layer="layout" draw:type="line" svg:x1="44.902cm" svg:y1="22.327cm" svg:x2="47.008cm" svg:y2="22.222cm" draw:start-shape="id324" svg:d="M44902 22327l2106-105" svg:viewBox="0 0 2107 106">
          <text:p text:style-name="P1"><text:span text:style-name="T2">ac4_3</text:span></text:p>
        </draw:connector>
        <draw:connector draw:style-name="gr3" draw:text-style-name="P3" draw:layer="layout" draw:type="line" svg:x1="44.901cm" svg:y1="24.55cm" svg:x2="47.034cm" svg:y2="24.559cm" draw:start-shape="id327" svg:d="M44901 24550l2133 9" svg:viewBox="0 0 2134 10">
          <text:p text:style-name="P1"><text:span text:style-name="T2">ac4_4</text:span></text:p>
        </draw:connector>
        <draw:connector draw:style-name="gr3" draw:text-style-name="P3" draw:layer="layout" draw:type="line" svg:x1="44.899cm" svg:y1="26.75cm" svg:x2="47.035cm" svg:y2="26.706cm" draw:start-shape="id330" svg:d="M44899 26750l2136-44" svg:viewBox="0 0 2137 45">
          <text:p text:style-name="P1"><text:span text:style-name="T2">ac4_5</text:span></text:p>
        </draw:connector>
        <draw:connector draw:style-name="gr3" draw:text-style-name="P3" draw:layer="layout" draw:type="line" svg:x1="72.1cm" svg:y1="17.404cm" svg:x2="71.791cm" svg:y2="15.5cm" draw:end-shape="id90" draw:end-glue-point="2" svg:d="M72100 17404l-309-1904" svg:viewBox="0 0 310 1905">
          <text:p text:style-name="P1"><text:span text:style-name="T2">ac4_1/c</text:span></text:p>
        </draw:connector>
        <draw:connector draw:style-name="gr3" draw:text-style-name="P3" draw:layer="layout" draw:type="line" svg:x1="73.3cm" svg:y1="17.404cm" svg:x2="72.891cm" svg:y2="15.5cm" draw:end-shape="id84" draw:end-glue-point="2" svg:d="M73300 17404l-409-1904" svg:viewBox="0 0 410 1905">
          <text:p text:style-name="P1"><text:span text:style-name="T2">ac4_2/c</text:span></text:p>
        </draw:connector>
        <draw:connector draw:style-name="gr3" draw:text-style-name="P3" draw:layer="layout" draw:type="line" svg:x1="74.4cm" svg:y1="17.404cm" svg:x2="73.991cm" svg:y2="15.5cm" draw:end-shape="id86" draw:end-glue-point="2" svg:d="M74400 17404l-409-1904" svg:viewBox="0 0 410 1905">
          <text:p text:style-name="P1"><text:span text:style-name="T2">ac4_3/c</text:span></text:p>
        </draw:connector>
        <draw:connector draw:style-name="gr3" draw:text-style-name="P3" draw:layer="layout" draw:type="line" svg:x1="75.501cm" svg:y1="17.404cm" svg:x2="75.091cm" svg:y2="15.5cm" draw:end-shape="id88" draw:end-glue-point="2" svg:d="M75501 17404l-410-1904" svg:viewBox="0 0 411 1905">
          <text:p text:style-name="P1"><text:span text:style-name="T2">ac4_4/c</text:span></text:p>
        </draw:connector>
        <draw:connector draw:style-name="gr3" draw:text-style-name="P3" draw:layer="layout" draw:type="line" svg:x1="76.76cm" svg:y1="17.186cm" svg:x2="76.2cm" svg:y2="15.5cm" draw:end-shape="id89" draw:end-glue-point="2" svg:d="M76760 17186l-560-1686" svg:viewBox="0 0 561 1687">
          <text:p text:style-name="P1"><text:span text:style-name="T2">ac4_5/c</text:span></text:p>
        </draw:connector>
        <draw:connector draw:style-name="gr3" draw:text-style-name="P3" draw:layer="layout" draw:type="line" svg:x1="102.4cm" svg:y1="50.287cm" svg:x2="102.398cm" svg:y2="48.7cm" draw:start-shape="id296" draw:start-glue-point="0" svg:d="M102400 50287l-2-1587" svg:viewBox="0 0 3 1588">
          <text:p text:style-name="P1"><text:span text:style-name="T2">clk37</text:span></text:p>
        </draw:connector>
        <draw:connector draw:style-name="gr3" draw:text-style-name="P3" draw:layer="layout" draw:type="line" svg:x1="63.65cm" svg:y1="46.384cm" svg:x2="63.622cm" svg:y2="44.836cm" draw:start-shape="id292" draw:start-glue-point="0" svg:d="M63650 46384l-28-1548" svg:viewBox="0 0 29 1549">
          <text:p text:style-name="P1"><text:span text:style-name="T2">/res3</text:span></text:p>
        </draw:connector>
        <draw:connector draw:style-name="gr4" draw:text-style-name="P1" draw:layer="layout" draw:type="line" svg:x1="35.1cm" svg:y1="39.613cm" svg:x2="34cm" svg:y2="37.44cm" draw:start-shape="id181" draw:start-glue-point="0" draw:end-shape="id93" draw:end-glue-point="2" svg:d="M35100 39613l-1100-2173" svg:viewBox="0 0 1101 2174">
          <text:p/>
        </draw:connector>
        <draw:connector draw:style-name="gr4" draw:text-style-name="P1" draw:layer="layout" draw:type="line" svg:x1="48.5cm" svg:y1="38.401cm" svg:x2="47.4cm" svg:y2="35.613cm" draw:start-shape="id133" draw:start-glue-point="0" svg:d="M48500 38401l-1100-2788" svg:viewBox="0 0 1101 2789">
          <text:p/>
        </draw:connector>
        <draw:connector draw:style-name="gr3" draw:text-style-name="P3" draw:layer="layout" draw:type="line" svg:x1="48.5cm" svg:y1="38.401cm" svg:x2="48.434cm" svg:y2="37.02cm" draw:start-shape="id133" draw:start-glue-point="0" svg:d="M48500 38401l-66-1381" svg:viewBox="0 0 67 1382">
          <text:p text:style-name="P1"><text:span text:style-name="T2">u4</text:span></text:p>
        </draw:connector>
        <draw:connector draw:style-name="gr4" draw:text-style-name="P1" draw:layer="layout" draw:type="line" svg:x1="47.4cm" svg:y1="38.401cm" svg:x2="46.3cm" svg:y2="35.613cm" draw:start-shape="id164" draw:start-glue-point="0" draw:end-shape="id334" draw:end-glue-point="2" svg:d="M47400 38401l-1100-2788" svg:viewBox="0 0 1101 2789">
          <text:p/>
        </draw:connector>
        <draw:connector draw:style-name="gr3" draw:text-style-name="P3" draw:layer="layout" draw:type="line" svg:x1="47.4cm" svg:y1="38.401cm" svg:x2="47.349cm" svg:y2="37.047cm" draw:start-shape="id164" draw:start-glue-point="0" svg:d="M47400 38401l-51-1354" svg:viewBox="0 0 52 1355">
          <text:p text:style-name="P1"><text:span text:style-name="T2">u5</text:span></text:p>
        </draw:connector>
        <draw:connector draw:style-name="gr4" draw:text-style-name="P1" draw:layer="layout" draw:type="line" svg:x1="46.3cm" svg:y1="34.713cm" svg:x2="46.3cm" svg:y2="33.511cm" draw:start-shape="id334" draw:start-glue-point="0" draw:end-shape="id78" draw:end-glue-point="2" svg:d="M46300 34713v-1202" svg:viewBox="0 0 1 1203">
          <text:p/>
        </draw:connector>
        <draw:connector draw:style-name="gr4" draw:text-style-name="P1" draw:layer="layout" draw:type="line" svg:x1="46.3cm" svg:y1="34.713cm" svg:x2="47.4cm" svg:y2="33.511cm" draw:start-shape="id334" draw:start-glue-point="0" draw:end-shape="id156" draw:end-glue-point="2" svg:d="M46300 34713l1100-1202" svg:viewBox="0 0 1101 1203">
          <text:p/>
        </draw:connector>
        <draw:custom-shape draw:style-name="gr2" draw:text-style-name="P2" xml:id="id335" draw:id="id335" draw:layer="layout" svg:width="1cm" svg:height="0.9cm" svg:x="95.55cm" svg:y="43.8cm">
          <text:p text:style-name="P1"><text:span text:style-name="T1">NOT</text:span></text:p>
          <text:p text:style-name="P1"><text:span text:style-name="T1">-76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6.05cm" svg:y1="43.8cm" svg:x2="101.8cm" svg:y2="29.336cm" draw:start-shape="id335" draw:start-glue-point="0" draw:end-shape="id176" draw:end-glue-point="2" svg:d="M96050 43800l5750-14464" svg:viewBox="0 0 5751 14465">
          <text:p/>
        </draw:connector>
        <draw:connector draw:style-name="gr4" draw:text-style-name="P1" draw:layer="layout" draw:type="line" svg:x1="96.05cm" svg:y1="45.7cm" svg:x2="96.05cm" svg:y2="44.7cm" draw:start-shape="id57" draw:start-glue-point="0" draw:end-shape="id335" draw:end-glue-point="2" svg:d="M96050 45700v-1000" svg:viewBox="0 0 1 1001">
          <text:p/>
        </draw:connector>
        <draw:connector draw:style-name="gr3" draw:text-style-name="P3" draw:layer="layout" draw:type="line" svg:x1="99.34cm" svg:y1="56.836cm" svg:x2="99.3cm" svg:y2="55.216cm" draw:end-shape="id58" draw:end-glue-point="2" svg:d="M99340 56836l-40-1620" svg:viewBox="0 0 41 1621">
          <text:p text:style-name="P1"><text:span text:style-name="T2">ac4_d_nfull</text:span></text:p>
        </draw:connector>
        <draw:connector draw:style-name="gr3" draw:text-style-name="P3" draw:layer="layout" draw:type="line" svg:x1="49cm" svg:y1="21.028cm" svg:x2="51.256cm" svg:y2="21.027cm" draw:start-shape="id320" draw:start-glue-point="1" svg:d="M49000 21028l2256-1" svg:viewBox="0 0 2257 2">
          <text:p text:style-name="P1"><text:span text:style-name="T2">ac4!full</text:span></text:p>
        </draw:connector>
        <draw:custom-shape draw:style-name="gr2" draw:text-style-name="P2" xml:id="id336" draw:id="id336" draw:layer="layout" svg:width="1cm" svg:height="0.9cm" svg:x="93.65cm" svg:y="58.9cm">
          <text:p text:style-name="P1"><text:span text:style-name="T1">OR</text:span></text:p>
          <text:p text:style-name="P1"><text:span text:style-name="T1">-76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4.15cm" svg:y1="58cm" svg:x2="94.15cm" svg:y2="58.9cm" draw:start-shape="id158" draw:start-glue-point="2" draw:end-shape="id336" draw:end-glue-point="0" svg:d="M94150 58000v900" svg:viewBox="0 0 1 901">
          <text:p/>
        </draw:connector>
        <draw:connector draw:style-name="gr4" draw:text-style-name="P1" draw:layer="layout" draw:type="line" svg:x1="94.15cm" svg:y1="60.6cm" svg:x2="94.15cm" svg:y2="59.8cm" draw:start-shape="id201" draw:start-glue-point="0" draw:end-shape="id336" draw:end-glue-point="2" svg:d="M94150 60600v-800" svg:viewBox="0 0 1 801">
          <text:p/>
        </draw:connector>
        <draw:connector draw:style-name="gr4" draw:text-style-name="P1" draw:layer="layout" draw:type="line" svg:x1="94.65cm" svg:y1="59.35cm" svg:x2="96.75cm" svg:y2="59.35cm" draw:start-shape="id336" draw:start-glue-point="1" draw:end-shape="id200" svg:d="M94650 59350h2100" svg:viewBox="0 0 2101 1">
          <text:p/>
        </draw:connector>
        <draw:custom-shape draw:style-name="gr2" draw:text-style-name="P2" xml:id="id337" draw:id="id337" draw:layer="layout" svg:width="1cm" svg:height="0.9cm" svg:x="93.65cm" svg:y="62.3cm">
          <text:p text:style-name="P1"><text:span text:style-name="T1">NOT</text:span></text:p>
          <text:p text:style-name="P1"><text:span text:style-name="T1">-77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15cm" svg:y1="62.3cm" svg:x2="94.15cm" svg:y2="61.5cm" draw:start-shape="id337" draw:start-glue-point="0" draw:end-shape="id201" draw:end-glue-point="2" svg:d="M94150 62300v-800" svg:viewBox="0 0 1 801">
          <text:p/>
        </draw:connector>
        <draw:custom-shape draw:style-name="gr2" draw:text-style-name="P2" xml:id="id407" draw:id="id407" draw:layer="layout" svg:width="1cm" svg:height="0.9cm" svg:x="77.3cm" svg:y="51.6cm">
          <text:p text:style-name="P1"><text:span text:style-name="T1">NOT</text:span></text:p>
          <text:p text:style-name="P1"><text:span text:style-name="T1">-77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4.165cm" svg:y1="64.664cm" svg:x2="94.15cm" svg:y2="63.2cm" draw:end-shape="id337" draw:end-glue-point="2" svg:d="M94165 64664l-15-1464" svg:viewBox="0 0 16 1465">
          <text:p text:style-name="P1"><text:span text:style-name="T2">/c8</text:span></text:p>
        </draw:connector>
        <draw:connector draw:style-name="gr3" draw:text-style-name="P3" draw:layer="layout" draw:type="line" svg:x1="99.854cm" svg:y1="30.824cm" svg:x2="99.8cm" svg:y2="29.336cm" draw:end-shape="id183" draw:end-glue-point="2" svg:d="M99854 30824l-54-1488" svg:viewBox="0 0 55 1489">
          <text:p text:style-name="P1"><text:span text:style-name="T2">/c8</text:span></text:p>
        </draw:connector>
        <draw:custom-shape draw:style-name="gr1" draw:text-style-name="P2" xml:id="id344" draw:id="id344" draw:layer="layout" svg:width="2.1cm" svg:height="0.9cm" svg:x="75.9cm" svg:y="54cm">
          <text:p text:style-name="P1"><text:span text:style-name="T1">DFF (clk39)</text:span></text:p>
          <text:p text:style-name="P1"><text:span text:style-name="T1">-772-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87.815cm" svg:y1="51.885cm" svg:x2="88.7cm" svg:y2="50.3cm" draw:end-shape="id338" draw:end-glue-point="2" svg:d="M87815 51885l885-1585" svg:viewBox="0 0 886 1586">
          <text:p text:style-name="P1"><text:span text:style-name="T2">c8/ /res</text:span></text:p>
        </draw:connector>
        <draw:custom-shape draw:style-name="gr2" draw:text-style-name="P2" xml:id="id339" draw:id="id339" draw:layer="layout" svg:width="1cm" svg:height="0.9cm" svg:x="75cm" svg:y="61.1cm">
          <text:p text:style-name="P1"><text:span text:style-name="T1">AND</text:span></text:p>
          <text:p text:style-name="P1"><text:span text:style-name="T1">47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75.105cm" svg:y1="63.444cm" svg:x2="75.5cm" svg:y2="62cm" draw:end-shape="id339" draw:end-glue-point="2" svg:d="M75105 63444l395-1444" svg:viewBox="0 0 396 1445">
          <text:p text:style-name="P1"><text:span text:style-name="T2">c8</text:span></text:p>
        </draw:connector>
        <draw:connector draw:style-name="gr3" draw:text-style-name="P3" draw:layer="layout" draw:type="line" svg:x1="13.811cm" svg:y1="58.828cm" svg:x2="16.111cm" svg:y2="58.8cm" draw:start-shape="id221" draw:start-glue-point="1" svg:d="M13811 58828l2300-28" svg:viewBox="0 0 2301 29">
          <text:p text:style-name="P1"><text:span text:style-name="T2">ac5_d_nfull</text:span></text:p>
        </draw:connector>
        <draw:connector draw:style-name="gr3" draw:text-style-name="P3" draw:layer="layout" draw:type="line" svg:x1="89.8cm" svg:y1="56.515cm" svg:x2="88.686cm" svg:y2="54.906cm" draw:end-shape="id295" draw:end-glue-point="2" svg:d="M89800 56515l-1114-1609" svg:viewBox="0 0 1115 1610">
          <text:p text:style-name="P1"><text:span text:style-name="T2">ac5_d_nfull</text:span></text:p>
        </draw:connector>
        <draw:custom-shape draw:style-name="gr2" draw:text-style-name="P2" xml:id="id340" draw:id="id340" draw:layer="layout" svg:width="1cm" svg:height="0.9cm" svg:x="88.186cm" svg:y="52.2cm">
          <text:p text:style-name="P1"><text:span text:style-name="T1">BUF</text:span></text:p>
          <text:p text:style-name="P1"><text:span text:style-name="T1">451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8.686cm" svg:y1="54.006cm" svg:x2="88.686cm" svg:y2="53.1cm" draw:start-shape="id295" draw:start-glue-point="0" draw:end-shape="id340" draw:end-glue-point="2" svg:d="M88686 54006v-906" svg:viewBox="0 0 1 907">
          <text:p/>
        </draw:connector>
        <draw:connector draw:style-name="gr4" draw:text-style-name="P1" draw:layer="layout" draw:type="line" svg:x1="88.686cm" svg:y1="52.2cm" svg:x2="88.7cm" svg:y2="50.3cm" draw:start-shape="id340" draw:start-glue-point="0" draw:end-shape="id338" draw:end-glue-point="2" svg:d="M88686 52200l14-1900" svg:viewBox="0 0 15 1901">
          <text:p/>
        </draw:connector>
        <draw:connector draw:style-name="gr3" draw:text-style-name="P3" draw:layer="layout" draw:type="line" svg:x1="106.2cm" svg:y1="19.434cm" svg:x2="106.234cm" svg:y2="18.2cm" draw:start-shape="id196" draw:start-glue-point="0" svg:d="M106200 19434l34-1234" svg:viewBox="0 0 35 1235">
          <text:p text:style-name="P1"><text:span text:style-name="T2">/ch1_0</text:span></text:p>
        </draw:connector>
        <draw:connector draw:style-name="gr4" draw:text-style-name="P1" draw:layer="layout" draw:type="line" svg:x1="89.75cm" svg:y1="49.85cm" svg:x2="90.65cm" svg:y2="49.85cm" draw:start-shape="id338" draw:start-glue-point="1" draw:end-shape="id341" draw:end-glue-point="3" svg:d="M89750 49850h900" svg:viewBox="0 0 901 1">
          <text:p/>
        </draw:connector>
        <draw:custom-shape draw:style-name="gr2" draw:text-style-name="P2" xml:id="id341" draw:id="id341" draw:layer="layout" svg:width="1cm" svg:height="0.9cm" svg:x="90.65cm" svg:y="49.4cm">
          <text:p text:style-name="P1"><text:span text:style-name="T1">NOT</text:span></text:p>
          <text:p text:style-name="P1"><text:span text:style-name="T1">-77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1.15cm" svg:y1="49.4cm" svg:x2="91.136cm" svg:y2="47.439cm" draw:start-shape="id341" draw:start-glue-point="0" svg:d="M91150 49400l-14-1961" svg:viewBox="0 0 15 1962">
          <text:p text:style-name="P1"><text:span text:style-name="T2">clk38</text:span></text:p>
        </draw:connector>
        <draw:connector draw:style-name="gr3" draw:text-style-name="P3" draw:layer="layout" draw:type="line" svg:x1="60.177cm" svg:y1="47.281cm" svg:x2="60.2cm" svg:y2="45.47cm" draw:end-shape="id125" draw:end-glue-point="2" svg:d="M60177 47281l23-1811" svg:viewBox="0 0 24 1812">
          <text:p text:style-name="P1"><text:span text:style-name="T2">clk38</text:span></text:p>
        </draw:connector>
        <draw:custom-shape draw:style-name="gr6" draw:text-style-name="P2" xml:id="id342" draw:id="id342" draw:layer="layout" svg:width="1cm" svg:height="0.9cm" svg:x="92.85cm" svg:y="49.4cm">
          <text:p text:style-name="P1"><text:span text:style-name="T1">NOT</text:span></text:p>
          <text:p text:style-name="P1"><text:span text:style-name="T1">47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1.65cm" svg:y1="49.85cm" svg:x2="92.85cm" svg:y2="49.85cm" draw:start-shape="id341" draw:start-glue-point="1" draw:end-shape="id342" draw:end-glue-point="3" svg:d="M91650 49850h1200" svg:viewBox="0 0 1201 1">
          <text:p/>
        </draw:connector>
        <draw:custom-shape draw:style-name="gr2" draw:text-style-name="P2" xml:id="id343" draw:id="id343" draw:layer="layout" svg:width="1cm" svg:height="0.9cm" svg:x="76.4cm" svg:y="56.2cm">
          <text:p text:style-name="P1"><text:span text:style-name="T1">NAND</text:span></text:p>
          <text:p text:style-name="P1"><text:span text:style-name="T1">47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6.9cm" svg:y1="56.2cm" svg:x2="76.95cm" svg:y2="54.9cm" draw:start-shape="id343" draw:start-glue-point="0" draw:end-shape="id344" draw:end-glue-point="2" svg:d="M76900 56200l50-1300" svg:viewBox="0 0 51 1301">
          <text:p/>
        </draw:connector>
        <draw:connector draw:style-name="gr4" draw:text-style-name="P1" draw:layer="layout" draw:type="line" svg:x1="44.1cm" svg:y1="38.492cm" svg:x2="46.3cm" svg:y2="35.613cm" draw:start-shape="id27" draw:start-glue-point="0" draw:end-shape="id334" draw:end-glue-point="2" svg:d="M44100 38492l2200-2879" svg:viewBox="0 0 2201 2880">
          <text:p/>
        </draw:connector>
        <draw:connector draw:style-name="gr3" draw:text-style-name="P3" draw:layer="layout" draw:type="line" svg:x1="99.8cm" svg:y1="26.236cm" svg:x2="99.843cm" svg:y2="24.795cm" draw:start-shape="id175" draw:start-glue-point="0" svg:d="M99800 26236l43-1441" svg:viewBox="0 0 44 1442">
          <text:p text:style-name="P1"><text:span text:style-name="T2">/ch0_0</text:span></text:p>
        </draw:connector>
        <draw:connector draw:style-name="gr3" draw:text-style-name="P3" draw:layer="layout" draw:type="line" svg:x1="94.1cm" svg:y1="26.236cm" svg:x2="94.15cm" svg:y2="24.7cm" draw:start-shape="id178" draw:start-glue-point="0" svg:d="M94100 26236l50-1536" svg:viewBox="0 0 51 1537">
          <text:p text:style-name="P1"><text:span text:style-name="T2">/ch0_1</text:span></text:p>
        </draw:connector>
        <draw:connector draw:style-name="gr3" draw:text-style-name="P3" draw:layer="layout" draw:type="line" svg:x1="88.4cm" svg:y1="26.236cm" svg:x2="88.409cm" svg:y2="24.795cm" draw:start-shape="id170" draw:start-glue-point="0" svg:d="M88400 26236l9-1441" svg:viewBox="0 0 10 1442">
          <text:p text:style-name="P1"><text:span text:style-name="T2">/ch0_2</text:span></text:p>
        </draw:connector>
        <draw:connector draw:style-name="gr3" draw:text-style-name="P3" draw:layer="layout" draw:type="line" svg:x1="82.75cm" svg:y1="26.236cm" svg:x2="82.8cm" svg:y2="24.835cm" draw:start-shape="id185" svg:d="M82750 26236l50-1401" svg:viewBox="0 0 51 1402">
          <text:p text:style-name="P1"><text:span text:style-name="T2">/ch0_3</text:span></text:p>
        </draw:connector>
        <draw:custom-shape draw:style-name="gr6" draw:text-style-name="P2" xml:id="id345" draw:id="id345" draw:layer="layout" svg:width="1cm" svg:height="0.9cm" svg:x="53.2cm" svg:y="31.8cm">
          <text:p text:style-name="P1"><text:span text:style-name="T1">NAND</text:span></text:p>
          <text:p text:style-name="P1"><text:span text:style-name="T1">-77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3.7cm" svg:y1="33.7cm" svg:x2="53.7cm" svg:y2="32.7cm" draw:start-shape="id199" draw:start-glue-point="0" draw:end-shape="id345" draw:end-glue-point="2" svg:d="M53700 33700v-1000" svg:viewBox="0 0 1 1001">
          <text:p/>
        </draw:connector>
        <draw:custom-shape draw:style-name="gr6" draw:text-style-name="P2" xml:id="id346" draw:id="id346" draw:layer="layout" svg:width="1cm" svg:height="0.9cm" svg:x="54.3cm" svg:y="31.8cm">
          <text:p text:style-name="P1"><text:span text:style-name="T1">NAND</text:span></text:p>
          <text:p text:style-name="P1"><text:span text:style-name="T1">-780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4.8cm" svg:y1="33.7cm" svg:x2="54.8cm" svg:y2="32.7cm" draw:start-shape="id198" draw:start-glue-point="0" draw:end-shape="id346" draw:end-glue-point="2" svg:d="M54800 33700v-1000" svg:viewBox="0 0 1 1001">
          <text:p/>
        </draw:connector>
        <draw:custom-shape draw:style-name="gr2" draw:text-style-name="P2" xml:id="id362" draw:id="id362" draw:layer="layout" svg:width="1cm" svg:height="0.9cm" svg:x="65.9cm" svg:y="52.354cm">
          <text:p text:style-name="P1"><text:span text:style-name="T1">NOT</text:span></text:p>
          <text:p text:style-name="P1"><text:span text:style-name="T1">45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3.1cm" svg:y1="60.665cm" svg:x2="73.7cm" svg:y2="59.1cm" draw:end-shape="id293" draw:end-glue-point="2" svg:d="M73100 60665l600-1565" svg:viewBox="0 0 601 1566">
          <text:p text:style-name="P1"><text:span text:style-name="T2">/c5</text:span></text:p>
        </draw:connector>
        <draw:connector draw:style-name="gr3" draw:text-style-name="P3" draw:layer="layout" draw:type="line" svg:x1="61.232cm" svg:y1="62.022cm" svg:x2="60.295cm" svg:y2="60.754cm" draw:end-shape="id217" draw:end-glue-point="2" svg:d="M61232 62022l-937-1268" svg:viewBox="0 0 938 1269">
          <text:p text:style-name="P1"><text:span text:style-name="T2">/c5</text:span></text:p>
        </draw:connector>
        <draw:custom-shape draw:style-name="gr2" draw:text-style-name="P2" xml:id="id347" draw:id="id347" draw:layer="layout" svg:width="1cm" svg:height="0.9cm" svg:x="73.2cm" svg:y="56.1cm">
          <text:p text:style-name="P1"><text:span text:style-name="T1">3-NAND</text:span></text:p>
          <text:p text:style-name="P1"><text:span text:style-name="T1">45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3.7cm" svg:y1="56.1cm" svg:x2="73.75cm" svg:y2="54.914cm" draw:start-shape="id347" draw:start-glue-point="0" draw:end-shape="id348" svg:d="M73700 56100l50-1186" svg:viewBox="0 0 51 1187">
          <text:p/>
        </draw:connector>
        <draw:connector draw:style-name="gr4" draw:text-style-name="P1" draw:layer="layout" draw:type="line" svg:x1="73.7cm" svg:y1="58.2cm" svg:x2="73.7cm" svg:y2="57cm" draw:start-shape="id293" draw:start-glue-point="0" draw:end-shape="id347" draw:end-glue-point="2" svg:d="M73700 58200v-1200" svg:viewBox="0 0 1 1201">
          <text:p/>
        </draw:connector>
        <draw:connector draw:style-name="gr3" draw:text-style-name="P3" draw:layer="layout" draw:type="line" svg:x1="60.295cm" svg:y1="59.854cm" svg:x2="59.4cm" svg:y2="58.654cm" draw:start-shape="id217" draw:start-glue-point="0" draw:end-shape="id216" draw:end-glue-point="2" svg:d="M60295 59854l-895-1200" svg:viewBox="0 0 896 1201">
          <text:p text:style-name="P1"><text:span text:style-name="T2">c</text:span></text:p>
        </draw:connector>
        <draw:custom-shape draw:style-name="gr2" draw:text-style-name="P2" xml:id="id358" draw:id="id358" draw:layer="layout" svg:width="1cm" svg:height="0.9cm" svg:x="63.3cm" svg:y="52.291cm">
          <text:p text:style-name="P1"><text:span text:style-name="T1">NOT</text:span></text:p>
          <text:p text:style-name="P1"><text:span text:style-name="T1">461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6.059cm" svg:y1="63.474cm" svg:x2="75.5cm" svg:y2="62cm" draw:end-shape="id339" draw:end-glue-point="2" svg:d="M76059 63474l-559-1474" svg:viewBox="0 0 560 1475">
          <text:p text:style-name="P1"><text:span text:style-name="T2">/c4</text:span></text:p>
        </draw:connector>
        <draw:custom-shape draw:style-name="gr2" draw:text-style-name="P2" xml:id="id349" draw:id="id349" draw:layer="layout" svg:width="1cm" svg:height="0.9cm" svg:x="80.2cm" svg:y="61.002cm">
          <text:p text:style-name="P1"><text:span text:style-name="T1">AND</text:span></text:p>
          <text:p text:style-name="P1"><text:span text:style-name="T1">46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1.492cm" svg:y1="63.5cm" svg:x2="80.7cm" svg:y2="61.902cm" draw:end-shape="id349" draw:end-glue-point="2" svg:d="M81492 63500l-792-1598" svg:viewBox="0 0 793 1599">
          <text:p text:style-name="P1"><text:span text:style-name="T2">/c4</text:span></text:p>
        </draw:connector>
        <draw:connector draw:style-name="gr3" draw:text-style-name="P3" draw:layer="layout" draw:type="line" svg:x1="60.332cm" svg:y1="62.657cm" svg:x2="60.295cm" svg:y2="60.754cm" draw:end-shape="id217" draw:end-glue-point="2" svg:d="M60332 62657l-37-1903" svg:viewBox="0 0 38 1904">
          <text:p text:style-name="P1"><text:span text:style-name="T2">/c4</text:span></text:p>
        </draw:connector>
        <draw:custom-shape draw:style-name="gr2" draw:text-style-name="P2" xml:id="id350" draw:id="id350" draw:layer="layout" svg:width="1cm" svg:height="0.9cm" svg:x="76.3cm" svg:y="59.2cm">
          <text:p text:style-name="P1"><text:span text:style-name="T1">3-NAND</text:span></text:p>
          <text:p text:style-name="P1"><text:span text:style-name="T1">4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5.5cm" svg:y1="61.1cm" svg:x2="76.8cm" svg:y2="60.1cm" draw:start-shape="id339" draw:start-glue-point="0" draw:end-shape="id350" draw:end-glue-point="2" svg:d="M75500 61100l1300-1000" svg:viewBox="0 0 1301 1001">
          <text:p/>
        </draw:connector>
        <draw:custom-shape draw:style-name="gr2" draw:text-style-name="P2" xml:id="id352" draw:id="id352" draw:layer="layout" svg:width="1cm" svg:height="0.9cm" svg:x="78.3cm" svg:y="61.1cm">
          <text:p text:style-name="P1"><text:span text:style-name="T1">AND</text:span></text:p>
          <text:p text:style-name="P1"><text:span text:style-name="T1">46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51" draw:id="id351" draw:layer="layout" svg:width="1cm" svg:height="0.9cm" svg:x="77.8cm" svg:y="63.4cm">
          <text:p text:style-name="P1"><text:span text:style-name="T1">NAND</text:span></text:p>
          <text:p text:style-name="P1"><text:span text:style-name="T1">4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8.3cm" svg:y1="63.4cm" svg:x2="80.7cm" svg:y2="61.902cm" draw:start-shape="id351" draw:start-glue-point="0" draw:end-shape="id349" draw:end-glue-point="2" svg:d="M78300 63400l2400-1498" svg:viewBox="0 0 2401 1499">
          <text:p/>
        </draw:connector>
        <draw:connector draw:style-name="gr4" draw:text-style-name="P1" draw:layer="layout" draw:type="line" svg:x1="78.3cm" svg:y1="63.4cm" svg:x2="78.8cm" svg:y2="62cm" draw:start-shape="id351" draw:start-glue-point="0" draw:end-shape="id352" draw:end-glue-point="2" svg:d="M78300 63400l500-1400" svg:viewBox="0 0 501 1401">
          <text:p/>
        </draw:connector>
        <draw:custom-shape draw:style-name="gr2" draw:text-style-name="P2" xml:id="id353" draw:id="id353" draw:layer="layout" svg:width="1cm" svg:height="0.9cm" svg:x="79.624cm" svg:y="57.9cm">
          <text:p text:style-name="P1"><text:span text:style-name="T1">3-NAND</text:span></text:p>
          <text:p text:style-name="P1"><text:span text:style-name="T1">47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0.7cm" svg:y1="61.002cm" svg:x2="80.124cm" svg:y2="58.8cm" draw:start-shape="id349" draw:start-glue-point="0" draw:end-shape="id353" draw:end-glue-point="2" svg:d="M80700 61002l-576-2202" svg:viewBox="0 0 577 2203">
          <text:p/>
        </draw:connector>
        <draw:custom-shape draw:style-name="gr2" draw:text-style-name="P2" xml:id="id354" draw:id="id354" draw:layer="layout" svg:width="1cm" svg:height="0.9cm" svg:x="79.624cm" svg:y="55.8cm">
          <text:p text:style-name="P1"><text:span text:style-name="T1">AND</text:span></text:p>
          <text:p text:style-name="P1"><text:span text:style-name="T1">47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0.124cm" svg:y1="57.9cm" svg:x2="80.124cm" svg:y2="56.7cm" draw:start-shape="id353" draw:start-glue-point="0" draw:end-shape="id354" draw:end-glue-point="2" svg:d="M80124 57900v-1200" svg:viewBox="0 0 1 1201">
          <text:p/>
        </draw:connector>
        <draw:connector draw:style-name="gr4" draw:text-style-name="P1" draw:layer="layout" draw:type="line" svg:x1="79.5cm" svg:y1="63.4cm" svg:x2="78.8cm" svg:y2="62cm" draw:start-shape="id214" draw:start-glue-point="0" draw:end-shape="id352" draw:end-glue-point="2" svg:d="M79500 63400l-700-1400" svg:viewBox="0 0 701 1401">
          <text:p/>
        </draw:connector>
        <draw:custom-shape draw:style-name="gr2" draw:text-style-name="P2" xml:id="id355" draw:id="id355" draw:layer="layout" svg:width="1cm" svg:height="0.9cm" svg:x="79.1cm" svg:y="59.6cm">
          <text:p text:style-name="P1"><text:span text:style-name="T1">AND</text:span></text:p>
          <text:p text:style-name="P1"><text:span text:style-name="T1">46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9.5cm" svg:y1="63.4cm" svg:x2="79.6cm" svg:y2="60.5cm" draw:start-shape="id214" draw:start-glue-point="0" draw:end-shape="id355" draw:end-glue-point="2" svg:d="M79500 63400l100-2900" svg:viewBox="0 0 101 2901">
          <text:p/>
        </draw:connector>
        <draw:connector draw:style-name="gr4" draw:text-style-name="P1" draw:layer="layout" draw:type="line" svg:x1="78.8cm" svg:y1="61.1cm" svg:x2="76.8cm" svg:y2="60.1cm" draw:start-shape="id352" draw:start-glue-point="0" draw:end-shape="id350" draw:end-glue-point="2" svg:d="M78800 61100l-2000-1000" svg:viewBox="0 0 2001 1001">
          <text:p/>
        </draw:connector>
        <draw:connector draw:style-name="gr4" draw:text-style-name="P1" draw:layer="layout" draw:type="line" svg:x1="79.6cm" svg:y1="59.6cm" svg:x2="80.124cm" svg:y2="58.8cm" draw:start-shape="id355" draw:start-glue-point="0" draw:end-shape="id353" draw:end-glue-point="2" svg:d="M79600 59600l524-800" svg:viewBox="0 0 525 801">
          <text:p/>
        </draw:connector>
        <draw:custom-shape draw:style-name="gr2" draw:text-style-name="P2" xml:id="id356" draw:id="id356" draw:layer="layout" svg:width="1cm" svg:height="0.9cm" svg:x="76.3cm" svg:y="61.1cm">
          <text:p text:style-name="P1"><text:span text:style-name="T1">NAND</text:span></text:p>
          <text:p text:style-name="P1"><text:span text:style-name="T1">4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6.8cm" svg:y1="61.1cm" svg:x2="79.6cm" svg:y2="60.5cm" draw:start-shape="id356" draw:start-glue-point="0" draw:end-shape="id355" draw:end-glue-point="2" svg:d="M76800 61100l2800-600" svg:viewBox="0 0 2801 601">
          <text:p/>
        </draw:connector>
        <draw:connector draw:style-name="gr4" draw:text-style-name="P1" draw:layer="layout" draw:type="line" svg:x1="76.8cm" svg:y1="61.1cm" svg:x2="76.8cm" svg:y2="60.1cm" draw:start-shape="id356" draw:start-glue-point="0" draw:end-shape="id350" draw:end-glue-point="2" svg:d="M76800 61100v-1000" svg:viewBox="0 0 1 1001">
          <text:p/>
        </draw:connector>
        <draw:connector draw:style-name="gr4" draw:text-style-name="P1" draw:layer="layout" draw:type="line" svg:x1="76.8cm" svg:y1="59.2cm" svg:x2="76.9cm" svg:y2="57.1cm" draw:start-shape="id350" draw:start-glue-point="0" draw:end-shape="id343" draw:end-glue-point="2" svg:d="M76800 59200l100-2100" svg:viewBox="0 0 101 2101">
          <text:p/>
        </draw:connector>
        <draw:custom-shape draw:style-name="gr1" draw:text-style-name="P2" xml:id="id357" draw:id="id357" draw:layer="layout" svg:width="2.1cm" svg:height="0.9cm" svg:x="62.7cm" svg:y="54.091cm">
          <text:p text:style-name="P1"><text:span text:style-name="T1">DFF (clk39)</text:span></text:p>
          <text:p text:style-name="P1"><text:span text:style-name="T1">4611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3.75cm" svg:y1="54.091cm" svg:x2="63.8cm" svg:y2="53.191cm" draw:start-shape="id357" draw:start-glue-point="0" draw:end-shape="id358" draw:end-glue-point="2" svg:d="M63750 54091l50-900" svg:viewBox="0 0 51 901">
          <text:p/>
        </draw:connector>
        <draw:custom-shape draw:style-name="gr2" draw:text-style-name="P2" xml:id="id359" draw:id="id359" draw:layer="layout" svg:width="1cm" svg:height="0.9cm" svg:x="63.3cm" svg:y="55.991cm">
          <text:p text:style-name="P1"><text:span text:style-name="T1">AND</text:span></text:p>
          <text:p text:style-name="P1"><text:span text:style-name="T1">46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3.8cm" svg:y1="55.991cm" svg:x2="63.75cm" svg:y2="54.991cm" draw:start-shape="id359" draw:start-glue-point="0" draw:end-shape="id357" svg:d="M63800 55991l-50-1000" svg:viewBox="0 0 51 1001">
          <text:p/>
        </draw:connector>
        <draw:custom-shape draw:style-name="gr2" draw:text-style-name="P2" xml:id="id360" draw:id="id360" draw:layer="layout" svg:width="1cm" svg:height="0.9cm" svg:x="63.3cm" svg:y="57.991cm">
          <text:p text:style-name="P1"><text:span text:style-name="T1">NAND</text:span></text:p>
          <text:p text:style-name="P1"><text:span text:style-name="T1">46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3.8cm" svg:y1="57.991cm" svg:x2="63.8cm" svg:y2="56.891cm" draw:start-shape="id360" draw:start-glue-point="0" draw:end-shape="id359" draw:end-glue-point="2" svg:d="M63800 57991v-1100" svg:viewBox="0 0 1 1101">
          <text:p/>
        </draw:connector>
        <draw:custom-shape draw:style-name="gr1" draw:text-style-name="P2" xml:id="id361" draw:id="id361" draw:layer="layout" svg:width="2.1cm" svg:height="0.9cm" svg:x="66.1cm" svg:y="54.054cm">
          <text:p text:style-name="P1"><text:span text:style-name="T1">DFF (clk39)</text:span></text:p>
          <text:p text:style-name="P1"><text:span text:style-name="T1">459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7.682cm" svg:y1="63.024cm" svg:x2="76.8cm" svg:y2="62cm" draw:end-shape="id356" draw:end-glue-point="2" svg:d="M77682 63024l-882-1024" svg:viewBox="0 0 883 1025">
          <text:p text:style-name="P1"><text:span text:style-name="T2">c5</text:span></text:p>
        </draw:connector>
        <draw:connector draw:style-name="gr4" draw:text-style-name="P1" draw:layer="layout" draw:type="line" svg:x1="67.15cm" svg:y1="54.054cm" svg:x2="66.4cm" svg:y2="53.254cm" draw:start-shape="id361" draw:start-glue-point="0" draw:end-shape="id362" draw:end-glue-point="2" svg:d="M67150 54054l-750-800" svg:viewBox="0 0 751 801">
          <text:p/>
        </draw:connector>
        <draw:custom-shape draw:style-name="gr2" draw:text-style-name="P2" xml:id="id363" draw:id="id363" draw:layer="layout" svg:width="1cm" svg:height="0.9cm" svg:x="69.865cm" svg:y="60.3cm">
          <text:p text:style-name="P1"><text:span text:style-name="T1">IMUX</text:span></text:p>
          <text:p text:style-name="P1"><text:span text:style-name="T1">45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1.597cm" svg:y1="62.627cm" svg:x2="70.365cm" svg:y2="61.2cm" draw:end-shape="id363" draw:end-glue-point="2" svg:d="M71597 62627l-1232-1427" svg:viewBox="0 0 1233 1428">
          <text:p text:style-name="P1"><text:span text:style-name="T2">c5/a</text:span></text:p>
        </draw:connector>
        <draw:custom-shape draw:style-name="gr2" draw:text-style-name="P2" xml:id="id364" draw:id="id364" draw:layer="layout" svg:width="1cm" svg:height="0.9cm" svg:x="66.7cm" svg:y="59.7cm">
          <text:p text:style-name="P1"><text:span text:style-name="T1">NAND</text:span></text:p>
          <text:p text:style-name="P1"><text:span text:style-name="T1">45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7.152cm" svg:y1="62.045cm" svg:x2="67.2cm" svg:y2="60.6cm" draw:end-shape="id364" draw:end-glue-point="2" svg:d="M67152 62045l48-1445" svg:viewBox="0 0 49 1446">
          <text:p text:style-name="P1"><text:span text:style-name="T2">c5</text:span></text:p>
        </draw:connector>
        <draw:custom-shape draw:style-name="gr2" draw:text-style-name="P2" xml:id="id365" draw:id="id365" draw:layer="layout" svg:width="1cm" svg:height="0.9cm" svg:x="71.7cm" svg:y="58.2cm">
          <text:p text:style-name="P1"><text:span text:style-name="T1">NAND</text:span></text:p>
          <text:p text:style-name="P1"><text:span text:style-name="T1">45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2.2cm" svg:y1="58.2cm" svg:x2="73.7cm" svg:y2="57cm" draw:start-shape="id365" draw:start-glue-point="0" draw:end-shape="id347" draw:end-glue-point="2" svg:d="M72200 58200l1500-1200" svg:viewBox="0 0 1501 1201">
          <text:p/>
        </draw:connector>
        <draw:custom-shape draw:style-name="gr2" draw:text-style-name="P2" xml:id="id366" draw:id="id366" draw:layer="layout" svg:width="1cm" svg:height="0.9cm" svg:x="76.3cm" svg:y="62.9cm">
          <text:p text:style-name="P1"><text:span text:style-name="T1">NOT</text:span></text:p>
          <text:p text:style-name="P1"><text:span text:style-name="T1">46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6.8cm" svg:y1="62.9cm" svg:x2="76.8cm" svg:y2="62cm" draw:start-shape="id366" draw:start-glue-point="0" draw:end-shape="id356" draw:end-glue-point="2" svg:d="M76800 62900v-900" svg:viewBox="0 0 1 901">
          <text:p/>
        </draw:connector>
        <draw:connector draw:style-name="gr3" draw:text-style-name="P3" draw:layer="layout" draw:type="line" svg:x1="64.877cm" svg:y1="57.978cm" svg:x2="63.8cm" svg:y2="56.891cm" draw:end-shape="id359" draw:end-glue-point="2" svg:d="M64877 57978l-1077-1087" svg:viewBox="0 0 1078 1088">
          <text:p text:style-name="P1"><text:span text:style-name="T2">u6</text:span></text:p>
        </draw:connector>
        <draw:connector draw:style-name="gr3" draw:text-style-name="P3" draw:layer="layout" draw:type="line" svg:x1="75.01cm" svg:y1="58.182cm" svg:x2="73.7cm" svg:y2="57cm" draw:end-shape="id347" draw:end-glue-point="2" svg:d="M75010 58182l-1310-1182" svg:viewBox="0 0 1311 1183">
          <text:p text:style-name="P1"><text:span text:style-name="T2">u6</text:span></text:p>
        </draw:connector>
        <draw:custom-shape draw:style-name="gr2" draw:text-style-name="P2" xml:id="id367" draw:id="id367" draw:layer="layout" svg:width="1cm" svg:height="0.9cm" svg:x="59.696cm" svg:y="55.904cm">
          <text:p text:style-name="P1"><text:span text:style-name="T1">AND</text:span></text:p>
          <text:p text:style-name="P1"><text:span text:style-name="T1">45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1.323cm" svg:y1="58.263cm" svg:x2="60.196cm" svg:y2="56.804cm" draw:end-shape="id367" draw:end-glue-point="2" svg:d="M61323 58263l-1127-1459" svg:viewBox="0 0 1128 1460">
          <text:p text:style-name="P1"><text:span text:style-name="T2">u6</text:span></text:p>
        </draw:connector>
        <draw:custom-shape draw:style-name="gr6" draw:text-style-name="P2" xml:id="id369" draw:id="id369" draw:layer="layout" svg:width="1cm" svg:height="0.9cm" svg:x="92.5cm" svg:y="65.6cm">
          <text:p text:style-name="P1"><text:span text:style-name="T1">NAND</text:span></text:p>
          <text:p text:style-name="P1"><text:span text:style-name="T1">42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3cm" svg:y2="66.5cm" draw:start-shape="id368" draw:start-glue-point="0" draw:end-shape="id369" draw:end-glue-point="2" svg:d="M85300 67800l7700-1300" svg:viewBox="0 0 7701 1301">
          <text:p/>
        </draw:connector>
        <draw:custom-shape draw:style-name="gr6" draw:text-style-name="P2" xml:id="id370" draw:id="id370" draw:layer="layout" svg:width="1cm" svg:height="0.9cm" svg:x="88.4cm" svg:y="67.1cm">
          <text:p text:style-name="P1"><text:span text:style-name="T1">3-AND</text:span></text:p>
          <text:p text:style-name="P1"><text:span text:style-name="T1">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71" draw:id="id371" draw:layer="layout" svg:width="1cm" svg:height="0.9cm" svg:x="95.3cm" svg:y="67.4cm">
          <text:p text:style-name="P1"><text:span text:style-name="T1">3-AND</text:span></text:p>
          <text:p text:style-name="P1"><text:span text:style-name="T1">41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88.9cm" svg:y2="68cm" draw:start-shape="id368" draw:start-glue-point="0" draw:end-shape="id370" draw:end-glue-point="2" svg:d="M85300 67800l3600 200" svg:viewBox="0 0 3601 201">
          <text:p/>
        </draw:connector>
        <draw:connector draw:style-name="gr4" draw:text-style-name="P1" draw:layer="layout" draw:type="line" svg:x1="85.3cm" svg:y1="67.8cm" svg:x2="95.8cm" svg:y2="68.3cm" draw:start-shape="id368" draw:start-glue-point="0" draw:end-shape="id371" draw:end-glue-point="2" svg:d="M85300 67800l10500 500" svg:viewBox="0 0 10501 501">
          <text:p/>
        </draw:connector>
        <draw:custom-shape draw:style-name="gr6" draw:text-style-name="P2" xml:id="id372" draw:id="id372" draw:layer="layout" svg:width="1cm" svg:height="0.9cm" svg:x="91.1cm" svg:y="64.9cm">
          <text:p text:style-name="P1"><text:span text:style-name="T1">AND</text:span></text:p>
          <text:p text:style-name="P1"><text:span text:style-name="T1">42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1.6cm" svg:y2="65.8cm" draw:start-shape="id368" draw:start-glue-point="0" draw:end-shape="id372" draw:end-glue-point="2" svg:d="M85300 67800l6300-2000" svg:viewBox="0 0 6301 2001">
          <text:p/>
        </draw:connector>
        <draw:custom-shape draw:style-name="gr6" draw:text-style-name="P2" xml:id="id373" draw:id="id373" draw:layer="layout" svg:width="1cm" svg:height="0.9cm" svg:x="92.4cm" svg:y="67.1cm">
          <text:p text:style-name="P1"><text:span text:style-name="T1">NAND</text:span></text:p>
          <text:p text:style-name="P1"><text:span text:style-name="T1">42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2.9cm" svg:y2="68cm" draw:start-shape="id368" draw:start-glue-point="0" draw:end-shape="id373" draw:end-glue-point="2" svg:d="M85300 67800l7600 200" svg:viewBox="0 0 7601 201">
          <text:p/>
        </draw:connector>
        <draw:custom-shape draw:style-name="gr6" draw:text-style-name="P2" xml:id="id374" draw:id="id374" draw:layer="layout" svg:width="1cm" svg:height="0.9cm" svg:x="89.6cm" svg:y="67.9cm">
          <text:p text:style-name="P1"><text:span text:style-name="T1">AND</text:span></text:p>
          <text:p text:style-name="P1"><text:span text:style-name="T1">44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0.1cm" svg:y2="68.8cm" draw:start-shape="id368" draw:start-glue-point="0" draw:end-shape="id374" draw:end-glue-point="2" svg:d="M85300 67800l4800 1000" svg:viewBox="0 0 4801 1001">
          <text:p/>
        </draw:connector>
        <draw:custom-shape draw:style-name="gr2" draw:text-style-name="P2" xml:id="id375" draw:id="id375" draw:layer="layout" svg:width="1cm" svg:height="0.9cm" svg:x="66.6cm" svg:y="56.354cm">
          <text:p text:style-name="P1"><text:span text:style-name="T1">3-NAND</text:span></text:p>
          <text:p text:style-name="P1"><text:span text:style-name="T1">45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5.801cm" svg:y1="58.526cm" svg:x2="67.1cm" svg:y2="57.254cm" draw:end-shape="id375" draw:end-glue-point="2" svg:d="M65801 58526l1299-1272" svg:viewBox="0 0 1300 1273">
          <text:p text:style-name="P1"><text:span text:style-name="T2">u6</text:span></text:p>
        </draw:connector>
        <draw:custom-shape draw:style-name="gr2" draw:text-style-name="P2" xml:id="id376" draw:id="id376" draw:layer="layout" svg:width="1cm" svg:height="0.9cm" svg:x="52.5cm" svg:y="55.854cm">
          <text:p text:style-name="P1"><text:span text:style-name="T1">AND</text:span></text:p>
          <text:p text:style-name="P1"><text:span text:style-name="T1">46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4.153cm" svg:y1="57.839cm" svg:x2="53cm" svg:y2="56.754cm" draw:end-shape="id376" draw:end-glue-point="2" svg:d="M54153 57839l-1153-1085" svg:viewBox="0 0 1154 1086">
          <text:p text:style-name="P1"><text:span text:style-name="T2">u6</text:span></text:p>
        </draw:connector>
        <draw:connector draw:style-name="gr3" draw:text-style-name="P3" draw:layer="layout" draw:type="line" svg:x1="81.2cm" svg:y1="57.667cm" svg:x2="80.124cm" svg:y2="56.7cm" draw:end-shape="id354" draw:end-glue-point="2" svg:d="M81200 57667l-1076-967" svg:viewBox="0 0 1077 968">
          <text:p text:style-name="P1"><text:span text:style-name="T2">u6</text:span></text:p>
        </draw:connector>
        <draw:connector draw:style-name="gr3" draw:text-style-name="P3" draw:layer="layout" draw:type="line" svg:x1="71.6cm" svg:y1="57.874cm" svg:x2="70.456cm" svg:y2="56.7cm" draw:end-shape="id377" draw:end-glue-point="2" svg:d="M71600 57874l-1144-1174" svg:viewBox="0 0 1145 1175">
          <text:p text:style-name="P1"><text:span text:style-name="T2">u6</text:span></text:p>
        </draw:connector>
        <draw:custom-shape draw:style-name="gr6" draw:text-style-name="P2" xml:id="id378" draw:id="id378" draw:layer="layout" svg:width="1cm" svg:height="0.9cm" svg:x="94.8cm" svg:y="66.1cm">
          <text:p text:style-name="P1"><text:span text:style-name="T1">AND</text:span></text:p>
          <text:p text:style-name="P1"><text:span text:style-name="T1">-78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5.3cm" svg:y2="67cm" draw:start-shape="id368" draw:start-glue-point="0" draw:end-shape="id378" draw:end-glue-point="2" svg:d="M85300 67800l10000-800" svg:viewBox="0 0 10001 801">
          <text:p/>
        </draw:connector>
        <draw:custom-shape draw:style-name="gr6" draw:text-style-name="P2" xml:id="id368" draw:id="id368" draw:layer="layout" svg:width="1cm" svg:height="0.9cm" svg:x="84.8cm" svg:y="67.8cm">
          <text:p text:style-name="P1"><text:span text:style-name="T1">NOT</text:span></text:p>
          <text:p text:style-name="P1"><text:span text:style-name="T1">43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6.4cm" svg:y1="65.5cm" svg:x2="79.5cm" svg:y2="64.3cm" draw:start-shape="id379" draw:start-glue-point="0" draw:end-shape="id214" draw:end-glue-point="2" svg:d="M76400 65500l3100-1200" svg:viewBox="0 0 3101 1201">
          <text:p/>
        </draw:connector>
        <draw:connector draw:style-name="gr4" draw:text-style-name="P1" draw:layer="layout" draw:type="line" svg:x1="76.4cm" svg:y1="65.5cm" svg:x2="64.3cm" svg:y2="60.591cm" draw:start-shape="id379" draw:start-glue-point="0" draw:end-shape="id215" draw:end-glue-point="2" svg:d="M76400 65500l-12100-4909" svg:viewBox="0 0 12101 4910">
          <text:p/>
        </draw:connector>
        <draw:custom-shape draw:style-name="gr6" draw:text-style-name="P2" xml:id="id379" draw:id="id379" draw:layer="layout" svg:width="1cm" svg:height="0.9cm" svg:x="75.9cm" svg:y="65.5cm">
          <text:p text:style-name="P1"><text:span text:style-name="T1">AND</text:span></text:p>
          <text:p text:style-name="P1"><text:span text:style-name="T1">47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2.2cm" svg:y1="58.2cm" svg:x2="67.1cm" svg:y2="57.254cm" draw:start-shape="id365" draw:start-glue-point="0" draw:end-shape="id375" draw:end-glue-point="2" svg:d="M72200 58200l-5100-946" svg:viewBox="0 0 5101 947">
          <text:p/>
        </draw:connector>
        <draw:connector draw:style-name="gr4" draw:text-style-name="P1" draw:layer="layout" draw:type="line" svg:x1="67.2cm" svg:y1="59.7cm" svg:x2="67.1cm" svg:y2="57.254cm" draw:start-shape="id364" draw:start-glue-point="0" draw:end-shape="id375" draw:end-glue-point="2" svg:d="M67200 59700l-100-2446" svg:viewBox="0 0 101 2447">
          <text:p/>
        </draw:connector>
        <draw:connector draw:style-name="gr4" draw:text-style-name="P1" draw:layer="layout" draw:type="line" svg:x1="67.1cm" svg:y1="56.354cm" svg:x2="67.15cm" svg:y2="54.954cm" draw:start-shape="id375" draw:start-glue-point="0" draw:end-shape="id361" draw:end-glue-point="2" svg:d="M67100 56354l50-1400" svg:viewBox="0 0 51 1401">
          <text:p/>
        </draw:connector>
        <draw:custom-shape draw:style-name="gr2" draw:text-style-name="P2" xml:id="id380" draw:id="id380" draw:layer="layout" svg:width="1cm" svg:height="0.9cm" svg:x="74.4cm" svg:y="65.5cm">
          <text:p text:style-name="P1"><text:span text:style-name="T1">AND</text:span></text:p>
          <text:p text:style-name="P1"><text:span text:style-name="T1">45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4.9cm" svg:y1="65.5cm" svg:x2="72.2cm" svg:y2="59.1cm" draw:start-shape="id380" draw:start-glue-point="0" draw:end-shape="id365" draw:end-glue-point="2" svg:d="M74900 65500l-2700-6400" svg:viewBox="0 0 2701 6401">
          <text:p/>
        </draw:connector>
        <draw:connector draw:style-name="gr4" draw:text-style-name="P1" draw:layer="layout" draw:type="line" svg:x1="74.9cm" svg:y1="65.5cm" svg:x2="78.3cm" svg:y2="64.3cm" draw:start-shape="id380" draw:start-glue-point="0" draw:end-shape="id351" draw:end-glue-point="2" svg:d="M74900 65500l3400-1200" svg:viewBox="0 0 3401 1201">
          <text:p/>
        </draw:connector>
        <draw:connector draw:style-name="gr4" draw:text-style-name="P1" draw:layer="layout" draw:type="line" svg:x1="64.3cm" svg:y1="59.691cm" svg:x2="63.8cm" svg:y2="58.891cm" draw:start-shape="id215" draw:start-glue-point="0" draw:end-shape="id360" draw:end-glue-point="2" svg:d="M64300 59691l-500-800" svg:viewBox="0 0 501 801">
          <text:p/>
        </draw:connector>
        <draw:custom-shape draw:style-name="gr6" draw:text-style-name="P2" xml:id="id381" draw:id="id381" draw:layer="layout" svg:width="1cm" svg:height="0.9cm" svg:x="70.4cm" svg:y="66.6cm">
          <text:p text:style-name="P1"><text:span text:style-name="T1">NAND</text:span></text:p>
          <text:p text:style-name="P1"><text:span text:style-name="T1">46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0.9cm" svg:y1="66.6cm" svg:x2="76.8cm" svg:y2="63.8cm" draw:start-shape="id381" draw:start-glue-point="0" draw:end-shape="id366" draw:end-glue-point="2" svg:d="M70900 66600l5900-2800" svg:viewBox="0 0 5901 2801">
          <text:p/>
        </draw:connector>
        <draw:connector draw:style-name="gr3" draw:text-style-name="P3" draw:layer="layout" draw:type="line" svg:x1="70.9cm" svg:y1="66.6cm" svg:x2="70.365cm" svg:y2="61.2cm" draw:start-shape="id381" draw:start-glue-point="0" draw:end-shape="id363" draw:end-glue-point="2" svg:d="M70900 66600l-535-5400" svg:viewBox="0 0 536 5401">
          <text:p text:style-name="P1"><text:span text:style-name="T2">c</text:span></text:p>
        </draw:connector>
        <draw:connector draw:style-name="gr4" draw:text-style-name="P1" draw:layer="layout" draw:type="line" svg:x1="70.9cm" svg:y1="66.6cm" svg:x2="67.2cm" svg:y2="60.6cm" draw:start-shape="id381" draw:start-glue-point="0" draw:end-shape="id364" draw:end-glue-point="2" svg:d="M70900 66600l-3700-6000" svg:viewBox="0 0 3701 6001">
          <text:p/>
        </draw:connector>
        <draw:custom-shape draw:style-name="gr2" draw:text-style-name="P2" xml:id="id391" draw:id="id391" draw:layer="layout" svg:width="1cm" svg:height="0.9cm" svg:x="74.4cm" svg:y="67.3cm">
          <text:p text:style-name="P1"><text:span text:style-name="T1">NOT</text:span></text:p>
          <text:p text:style-name="P1"><text:span text:style-name="T1">46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4.834cm" svg:y1="67.3cm" svg:x2="74.9cm" svg:y2="66.4cm" draw:end-shape="id380" draw:end-glue-point="2" svg:d="M74834 67300l66-900" svg:viewBox="0 0 67 901">
          <text:p/>
        </draw:connector>
        <draw:custom-shape draw:style-name="gr1" draw:text-style-name="P2" xml:id="id382" draw:id="id382" draw:layer="layout" svg:width="2.1cm" svg:height="0.9cm" svg:x="51.9cm" svg:y="53.954cm">
          <text:p text:style-name="P1"><text:span text:style-name="T1">DFF (clk39)</text:span></text:p>
          <text:p text:style-name="P1"><text:span text:style-name="T1">4610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3cm" svg:y1="55.854cm" svg:x2="52.95cm" svg:y2="54.854cm" draw:start-shape="id376" draw:start-glue-point="0" draw:end-shape="id382" draw:end-glue-point="2" svg:d="M53000 55854l-50-1000" svg:viewBox="0 0 51 1001">
          <text:p/>
        </draw:connector>
        <draw:connector draw:style-name="gr3" draw:text-style-name="P3" draw:layer="layout" draw:type="line" svg:x1="60.146cm" svg:y1="54.006cm" svg:x2="61.825cm" svg:y2="53.103cm" draw:start-shape="id383" draw:start-glue-point="0" svg:d="M60146 54006l1679-903" svg:viewBox="0 0 1680 904">
          <text:p text:style-name="P1"><text:span text:style-name="T2">unit05_a_sel</text:span></text:p>
        </draw:connector>
        <draw:custom-shape draw:style-name="gr1" draw:text-style-name="P2" xml:id="id401" draw:id="id401" draw:layer="layout" svg:width="2.1cm" svg:height="0.9cm" svg:x="55.5cm" svg:y="53.954cm">
          <text:p text:style-name="P1"><text:span text:style-name="T1">DFF (clk39)</text:span></text:p>
          <text:p text:style-name="P1"><text:span text:style-name="T1">47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6.041cm" svg:y1="67.31cm" svg:x2="74.9cm" svg:y2="66.4cm" draw:end-shape="id380" draw:end-glue-point="2" svg:d="M76041 67310l-1141-910" svg:viewBox="0 0 1142 911">
          <text:p text:style-name="P1"><text:span text:style-name="T2">c2</text:span></text:p>
        </draw:connector>
        <draw:custom-shape draw:style-name="gr2" draw:text-style-name="P2" xml:id="id384" draw:id="id384" draw:layer="layout" svg:width="1cm" svg:height="0.9cm" svg:x="69.865cm" svg:y="58.1cm">
          <text:p text:style-name="P1"><text:span text:style-name="T1">MUX</text:span></text:p>
          <text:p text:style-name="P1"><text:span text:style-name="T1">45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9.326cm" svg:y1="60.225cm" svg:x2="70.365cm" svg:y2="59cm" draw:end-shape="id384" draw:end-glue-point="2" svg:d="M69326 60225l1039-1225" svg:viewBox="0 0 1040 1226">
          <text:p text:style-name="P1"><text:span text:style-name="T2">c2/a</text:span></text:p>
        </draw:connector>
        <draw:custom-shape draw:style-name="gr6" draw:text-style-name="P2" xml:id="id385" draw:id="id385" draw:layer="layout" svg:width="1cm" svg:height="0.9cm" svg:x="58.069cm" svg:y="59.854cm">
          <text:p text:style-name="P1"><text:span text:style-name="T1">3-NOR</text:span></text:p>
          <text:p text:style-name="P1"><text:span text:style-name="T1">46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9.144cm" svg:y1="61.912cm" svg:x2="58.569cm" svg:y2="60.754cm" draw:end-shape="id385" draw:end-glue-point="2" svg:d="M59144 61912l-575-1158" svg:viewBox="0 0 576 1159">
          <text:p text:style-name="P1"><text:span text:style-name="T2">c2</text:span></text:p>
        </draw:connector>
        <draw:custom-shape draw:style-name="gr2" draw:text-style-name="P2" xml:id="id386" draw:id="id386" draw:layer="layout" svg:width="1cm" svg:height="0.9cm" svg:x="62.716cm" svg:y="64.652cm">
          <text:p text:style-name="P1"><text:span text:style-name="T1">NAND</text:span></text:p>
          <text:p text:style-name="P1"><text:span text:style-name="T1">-78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3.209cm" svg:y1="66.966cm" svg:x2="63.216cm" svg:y2="65.552cm" draw:end-shape="id386" draw:end-glue-point="2" svg:d="M63209 66966l7-1414" svg:viewBox="0 0 8 1415">
          <text:p text:style-name="P1"><text:span text:style-name="T2">c2</text:span></text:p>
        </draw:connector>
        <draw:custom-shape draw:style-name="gr1" draw:text-style-name="P2" xml:id="id388" draw:id="id388" draw:layer="layout" svg:width="2.1cm" svg:height="0.9cm" svg:x="69.4cm" svg:y="54cm">
          <text:p text:style-name="P1"><text:span text:style-name="T1">DFF (clk39)</text:span></text:p>
          <text:p text:style-name="P1"><text:span text:style-name="T1">4610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87" draw:id="id387" draw:layer="layout" svg:width="1cm" svg:height="0.9cm" svg:x="49.2cm" svg:y="53.854cm">
          <text:p text:style-name="P1"><text:span text:style-name="T1">OR</text:span></text:p>
          <text:p text:style-name="P1"><text:span text:style-name="T1">44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9.7cm" svg:y1="53.854cm" svg:x2="49.694cm" svg:y2="52.283cm" draw:start-shape="id387" draw:start-glue-point="0" svg:d="M49700 53854l-6-1571" svg:viewBox="0 0 7 1572">
          <text:p text:style-name="P1"><text:span text:style-name="T2">clk39</text:span></text:p>
        </draw:connector>
        <draw:connector draw:style-name="gr3" draw:text-style-name="P3" draw:layer="layout" draw:type="line" svg:x1="70.365cm" svg:y1="60.3cm" svg:x2="70.365cm" svg:y2="59cm" draw:start-shape="id363" draw:start-glue-point="0" draw:end-shape="id384" draw:end-glue-point="2" svg:d="M70365 60300v-1300" svg:viewBox="0 0 1 1301">
          <text:p text:style-name="P1"><text:span text:style-name="T2">c</text:span></text:p>
        </draw:connector>
        <draw:connector draw:style-name="gr4" draw:text-style-name="P1" draw:layer="layout" draw:type="line" svg:x1="70.365cm" svg:y1="58.1cm" svg:x2="70.456cm" svg:y2="56.7cm" draw:start-shape="id384" draw:start-glue-point="0" draw:end-shape="id377" draw:end-glue-point="2" svg:d="M70365 58100l91-1400" svg:viewBox="0 0 92 1401">
          <text:p/>
        </draw:connector>
        <draw:connector draw:style-name="gr4" draw:text-style-name="P1" draw:layer="layout" draw:type="line" svg:x1="70.456cm" svg:y1="55.8cm" svg:x2="70.45cm" svg:y2="54.9cm" draw:start-shape="id377" draw:start-glue-point="0" draw:end-shape="id388" draw:end-glue-point="2" svg:d="M70456 55800l-6-900" svg:viewBox="0 0 7 901">
          <text:p/>
        </draw:connector>
        <draw:connector draw:style-name="gr4" draw:text-style-name="P1" draw:layer="layout" draw:type="line" svg:x1="59.4cm" svg:y1="57.754cm" svg:x2="60.196cm" svg:y2="56.804cm" draw:start-shape="id216" draw:start-glue-point="0" draw:end-shape="id367" draw:end-glue-point="2" svg:d="M59400 57754l796-950" svg:viewBox="0 0 797 951">
          <text:p/>
        </draw:connector>
        <draw:connector draw:style-name="gr4" draw:text-style-name="P1" draw:layer="layout" draw:type="line" svg:x1="60.196cm" svg:y1="55.904cm" svg:x2="60.146cm" svg:y2="54.906cm" draw:start-shape="id367" draw:start-glue-point="0" draw:end-shape="id383" draw:end-glue-point="2" svg:d="M60196 55904l-50-998" svg:viewBox="0 0 51 999">
          <text:p/>
        </draw:connector>
        <draw:connector draw:style-name="gr3" draw:text-style-name="P3" draw:layer="layout" draw:type="line" svg:x1="58.569cm" svg:y1="59.854cm" svg:x2="59.4cm" svg:y2="58.654cm" draw:start-shape="id385" draw:start-glue-point="0" draw:end-shape="id216" draw:end-glue-point="2" svg:d="M58569 59854l831-1200" svg:viewBox="0 0 832 1201">
          <text:p text:style-name="P1"><text:span text:style-name="T2">a</text:span></text:p>
        </draw:connector>
        <draw:connector draw:style-name="gr4" draw:text-style-name="P1" draw:layer="layout" draw:type="line" svg:x1="63.2cm" svg:y1="59.691cm" svg:x2="63.8cm" svg:y2="58.891cm" draw:start-shape="id389" draw:start-glue-point="0" draw:end-shape="id360" draw:end-glue-point="2" svg:d="M63200 59691l600-800" svg:viewBox="0 0 601 801">
          <text:p/>
        </draw:connector>
        <draw:custom-shape draw:style-name="gr6" draw:text-style-name="P2" xml:id="id389" draw:id="id389" draw:layer="layout" svg:width="1cm" svg:height="0.9cm" svg:x="62.7cm" svg:y="59.691cm">
          <text:p text:style-name="P1"><text:span text:style-name="T1">NAND</text:span></text:p>
          <text:p text:style-name="P1"><text:span text:style-name="T1">-78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4.9cm" svg:y1="68.9cm" svg:x2="74.9cm" svg:y2="68.2cm" draw:start-shape="id390" draw:start-glue-point="0" draw:end-shape="id391" draw:end-glue-point="2" svg:d="M74900 68900v-700" svg:viewBox="0 0 1 701">
          <text:p/>
        </draw:connector>
        <draw:connector draw:style-name="gr4" draw:text-style-name="P1" draw:layer="layout" draw:type="line" svg:x1="74.9cm" svg:y1="68.9cm" svg:x2="63.216cm" svg:y2="65.552cm" draw:start-shape="id390" draw:start-glue-point="0" draw:end-shape="id386" draw:end-glue-point="2" svg:d="M74900 68900l-11684-3348" svg:viewBox="0 0 11685 3349">
          <text:p/>
        </draw:connector>
        <draw:custom-shape draw:style-name="gr6" draw:text-style-name="P2" xml:id="id390" draw:id="id390" draw:layer="layout" svg:width="1cm" svg:height="0.9cm" svg:x="74.4cm" svg:y="68.9cm">
          <text:p text:style-name="P1"><text:span text:style-name="T1">NAND</text:span></text:p>
          <text:p text:style-name="P1"><text:span text:style-name="T1">-78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92" draw:id="id392" draw:layer="layout" svg:width="1cm" svg:height="0.9cm" svg:x="51cm" svg:y="62.7cm">
          <text:p text:style-name="P1"><text:span text:style-name="T1">AND</text:span></text:p>
          <text:p text:style-name="P1"><text:span text:style-name="T1">47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0.509cm" svg:y1="64.876cm" svg:x2="51.5cm" svg:y2="63.6cm" draw:end-shape="id392" draw:end-glue-point="2" svg:d="M50509 64876l991-1276" svg:viewBox="0 0 992 1277">
          <text:p text:style-name="P1"><text:span text:style-name="T2">c1</text:span></text:p>
        </draw:connector>
        <draw:custom-shape draw:style-name="gr2" draw:text-style-name="P2" xml:id="id393" draw:id="id393" draw:layer="layout" svg:width="1cm" svg:height="0.9cm" svg:x="55.5cm" svg:y="61.8cm">
          <text:p text:style-name="P1"><text:span text:style-name="T1">NAND</text:span></text:p>
          <text:p text:style-name="P1"><text:span text:style-name="T1">47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5.987cm" svg:y1="64.1cm" svg:x2="56cm" svg:y2="62.7cm" draw:end-shape="id393" draw:end-glue-point="2" svg:d="M55987 64100l13-1400" svg:viewBox="0 0 14 1401">
          <text:p text:style-name="P1"><text:span text:style-name="T2">c1</text:span></text:p>
        </draw:connector>
        <draw:connector draw:style-name="gr3" draw:text-style-name="P3" draw:layer="layout" draw:type="line" svg:x1="57.9cm" svg:y1="61.912cm" svg:x2="58.569cm" svg:y2="60.754cm" draw:end-shape="id385" draw:end-glue-point="2" svg:d="M57900 61912l669-1158" svg:viewBox="0 0 670 1159">
          <text:p text:style-name="P1"><text:span text:style-name="T2">c1</text:span></text:p>
        </draw:connector>
        <draw:custom-shape draw:style-name="gr2" draw:text-style-name="P2" xml:id="id394" draw:id="id394" draw:layer="layout" svg:width="1cm" svg:height="0.9cm" svg:x="51.7cm" svg:y="57.4cm">
          <text:p text:style-name="P1"><text:span text:style-name="T1">NAND</text:span></text:p>
          <text:p text:style-name="P1"><text:span text:style-name="T1">47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2.2cm" svg:y1="57.4cm" svg:x2="53cm" svg:y2="56.754cm" draw:start-shape="id394" draw:start-glue-point="0" draw:end-shape="id376" draw:end-glue-point="2" svg:d="M52200 57400l800-646" svg:viewBox="0 0 801 647">
          <text:p/>
        </draw:connector>
        <draw:custom-shape draw:style-name="gr6" draw:text-style-name="P2" xml:id="id395" draw:id="id395" draw:layer="layout" svg:width="1cm" svg:height="0.9cm" svg:x="51cm" svg:y="59.2cm">
          <text:p text:style-name="P1"><text:span text:style-name="T1">NAND</text:span></text:p>
          <text:p text:style-name="P1"><text:span text:style-name="T1">47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1.5cm" svg:y1="59.2cm" svg:x2="52.2cm" svg:y2="58.3cm" draw:start-shape="id395" draw:start-glue-point="0" draw:end-shape="id394" draw:end-glue-point="2" svg:d="M51500 59200l700-900" svg:viewBox="0 0 701 901">
          <text:p/>
        </draw:connector>
        <draw:custom-shape draw:style-name="gr6" draw:text-style-name="P2" xml:id="id396" draw:id="id396" draw:layer="layout" svg:width="1cm" svg:height="0.9cm" svg:x="52.2cm" svg:y="59.2cm">
          <text:p text:style-name="P1"><text:span text:style-name="T1">NAND</text:span></text:p>
          <text:p text:style-name="P1"><text:span text:style-name="T1">47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2.7cm" svg:y1="59.2cm" svg:x2="52.2cm" svg:y2="58.3cm" draw:start-shape="id396" draw:start-glue-point="0" draw:end-shape="id394" draw:end-glue-point="2" svg:d="M52700 59200l-500-900" svg:viewBox="0 0 501 901">
          <text:p/>
        </draw:connector>
        <draw:connector draw:style-name="gr4" draw:text-style-name="P1" draw:layer="layout" draw:type="line" svg:x1="51.5cm" svg:y1="62.7cm" svg:x2="51.5cm" svg:y2="61.754cm" draw:start-shape="id392" draw:start-glue-point="0" draw:end-shape="id397" draw:end-glue-point="2" svg:d="M51500 62700v-946" svg:viewBox="0 0 1 947">
          <text:p/>
        </draw:connector>
        <draw:custom-shape draw:style-name="gr6" draw:text-style-name="P2" xml:id="id397" draw:id="id397" draw:layer="layout" svg:width="1cm" svg:height="0.9cm" svg:x="51cm" svg:y="60.854cm">
          <text:p text:style-name="P1"><text:span text:style-name="T1">AND</text:span></text:p>
          <text:p text:style-name="P1"><text:span text:style-name="T1">47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1.5cm" svg:y1="60.854cm" svg:x2="51.5cm" svg:y2="60.1cm" draw:start-shape="id397" draw:start-glue-point="0" draw:end-shape="id395" draw:end-glue-point="2" svg:d="M51500 60854v-754" svg:viewBox="0 0 1 755">
          <text:p/>
        </draw:connector>
        <draw:custom-shape draw:style-name="gr2" draw:text-style-name="P2" xml:id="id398" draw:id="id398" draw:layer="layout" svg:width="1cm" svg:height="0.9cm" svg:x="55.5cm" svg:y="59.9cm">
          <text:p text:style-name="P1"><text:span text:style-name="T1">NAND</text:span></text:p>
          <text:p text:style-name="P1"><text:span text:style-name="T1">-78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6cm" svg:y1="61.8cm" svg:x2="56cm" svg:y2="60.8cm" draw:start-shape="id393" draw:start-glue-point="0" draw:end-shape="id398" draw:end-glue-point="2" svg:d="M56000 61800v-1000" svg:viewBox="0 0 1 1001">
          <text:p/>
        </draw:connector>
        <draw:custom-shape draw:style-name="gr2" draw:text-style-name="P2" xml:id="id399" draw:id="id399" draw:layer="layout" svg:width="1cm" svg:height="0.9cm" svg:x="56.1cm" svg:y="57.854cm">
          <text:p text:style-name="P1"><text:span text:style-name="T1">OR</text:span></text:p>
          <text:p text:style-name="P1"><text:span text:style-name="T1">-78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6cm" svg:y1="59.9cm" svg:x2="56.6cm" svg:y2="58.754cm" draw:start-shape="id398" draw:start-glue-point="0" draw:end-shape="id399" draw:end-glue-point="2" svg:d="M56000 59900l600-1146" svg:viewBox="0 0 601 1147">
          <text:p/>
        </draw:connector>
        <draw:custom-shape draw:style-name="gr2" draw:text-style-name="P2" xml:id="id400" draw:id="id400" draw:layer="layout" svg:width="1cm" svg:height="0.9cm" svg:x="56.1cm" svg:y="55.954cm">
          <text:p text:style-name="P1"><text:span text:style-name="T1">AND</text:span></text:p>
          <text:p text:style-name="P1"><text:span text:style-name="T1">-78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6.6cm" svg:y1="57.854cm" svg:x2="56.6cm" svg:y2="56.854cm" draw:start-shape="id399" draw:start-glue-point="0" draw:end-shape="id400" draw:end-glue-point="2" svg:d="M56600 57854v-1000" svg:viewBox="0 0 1 1001">
          <text:p/>
        </draw:connector>
        <draw:connector draw:style-name="gr4" draw:text-style-name="P1" draw:layer="layout" draw:type="line" svg:x1="56.6cm" svg:y1="55.954cm" svg:x2="56.55cm" svg:y2="54.854cm" draw:start-shape="id400" draw:start-glue-point="0" draw:end-shape="id401" draw:end-glue-point="2" svg:d="M56600 55954l-50-1100" svg:viewBox="0 0 51 1101">
          <text:p/>
        </draw:connector>
        <draw:connector draw:style-name="gr3" draw:text-style-name="P3" draw:layer="layout" draw:type="line" svg:x1="52.95cm" svg:y1="53.954cm" svg:x2="52.988cm" svg:y2="52.548cm" draw:start-shape="id382" draw:start-glue-point="0" svg:d="M52950 53954l38-1406" svg:viewBox="0 0 39 1407">
          <text:p text:style-name="P1"><text:span text:style-name="T2">c1</text:span></text:p>
        </draw:connector>
        <draw:connector draw:style-name="gr3" draw:text-style-name="P3" draw:layer="layout" draw:type="line" svg:x1="85.3cm" svg:y1="67.8cm" svg:x2="85.293cm" svg:y2="66.079cm" draw:start-shape="id368" draw:start-glue-point="0" svg:d="M85300 67800l-7-1721" svg:viewBox="0 0 8 1722">
          <text:p text:style-name="P1"><text:span text:style-name="T2">u6</text:span></text:p>
        </draw:connector>
        <draw:connector draw:style-name="gr3" draw:text-style-name="P3" draw:layer="layout" draw:type="line" svg:x1="56.55cm" svg:y1="53.954cm" svg:x2="56.508cm" svg:y2="52.653cm" draw:start-shape="id401" draw:start-glue-point="0" svg:d="M56550 53954l-42-1301" svg:viewBox="0 0 43 1302">
          <text:p text:style-name="P1"><text:span text:style-name="T2">c2</text:span></text:p>
        </draw:connector>
        <draw:connector draw:style-name="gr3" draw:text-style-name="P3" draw:layer="layout" draw:type="line" svg:x1="60.146cm" svg:y1="54.006cm" svg:x2="60.132cm" svg:y2="52.6cm" draw:start-shape="id383" draw:start-glue-point="0" svg:d="M60146 54006l-14-1406" svg:viewBox="0 0 15 1407">
          <text:p text:style-name="P1"><text:span text:style-name="T2">c3</text:span></text:p>
        </draw:connector>
        <draw:connector draw:style-name="gr3" draw:text-style-name="P3" draw:layer="layout" draw:type="line" svg:x1="63.8cm" svg:y1="52.291cm" svg:x2="63.81cm" svg:y2="50.748cm" draw:start-shape="id358" draw:start-glue-point="0" svg:d="M63800 52291l10-1543" svg:viewBox="0 0 11 1544">
          <text:p text:style-name="P1"><text:span text:style-name="T2">/c4</text:span></text:p>
        </draw:connector>
        <draw:connector draw:style-name="gr3" draw:text-style-name="P3" draw:layer="layout" draw:type="line" svg:x1="67.15cm" svg:y1="54.054cm" svg:x2="67.23cm" svg:y2="52.629cm" draw:start-shape="id361" draw:start-glue-point="0" svg:d="M67150 54054l80-1425" svg:viewBox="0 0 81 1426">
          <text:p text:style-name="P1"><text:span text:style-name="T2">c5</text:span></text:p>
        </draw:connector>
        <draw:connector draw:style-name="gr3" draw:text-style-name="P3" draw:layer="layout" draw:type="line" svg:x1="66.4cm" svg:y1="52.354cm" svg:x2="66.455cm" svg:y2="50.695cm" draw:start-shape="id362" draw:start-glue-point="0" svg:d="M66400 52354l55-1659" svg:viewBox="0 0 56 1660">
          <text:p text:style-name="P1"><text:span text:style-name="T2">/c5</text:span></text:p>
        </draw:connector>
        <draw:connector draw:style-name="gr3" draw:text-style-name="P3" draw:layer="layout" draw:type="line" svg:x1="70.45cm" svg:y1="54cm" svg:x2="70.459cm" svg:y2="52.441cm" draw:start-shape="id388" draw:start-glue-point="0" svg:d="M70450 54000l9-1559" svg:viewBox="0 0 10 1560">
          <text:p text:style-name="P1"><text:span text:style-name="T2">c6</text:span></text:p>
        </draw:connector>
        <draw:connector draw:style-name="gr3" draw:text-style-name="P3" draw:layer="layout" draw:type="line" svg:x1="69.083cm" svg:y1="62.098cm" svg:x2="70.365cm" svg:y2="61.2cm" draw:end-shape="id363" draw:end-glue-point="2" svg:d="M69083 62098l1282-898" svg:viewBox="0 0 1283 899">
          <text:p text:style-name="P1"><text:span text:style-name="T2">c6/b</text:span></text:p>
        </draw:connector>
        <draw:connector draw:style-name="gr3" draw:text-style-name="P3" draw:layer="layout" draw:type="line" svg:x1="71.65cm" svg:y1="60.377cm" svg:x2="70.365cm" svg:y2="59cm" draw:end-shape="id384" draw:end-glue-point="2" svg:d="M71650 60377l-1285-1377" svg:viewBox="0 0 1286 1378">
          <text:p text:style-name="P1"><text:span text:style-name="T2">c6/b</text:span></text:p>
        </draw:connector>
        <draw:custom-shape draw:style-name="gr6" draw:text-style-name="P2" xml:id="id402" draw:id="id402" draw:layer="layout" svg:width="1cm" svg:height="0.9cm" svg:x="68.9cm" svg:y="49cm">
          <text:p text:style-name="P1"><text:span text:style-name="T1">NAND</text:span></text:p>
          <text:p text:style-name="P1"><text:span text:style-name="T1">47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9.401cm" svg:y1="51.382cm" svg:x2="69.4cm" svg:y2="49.9cm" draw:end-shape="id402" draw:end-glue-point="2" svg:d="M69401 51382l-1-1482" svg:viewBox="0 0 2 1483">
          <text:p text:style-name="P1"><text:span text:style-name="T2">c6</text:span></text:p>
        </draw:connector>
        <draw:custom-shape draw:style-name="gr6" draw:text-style-name="P2" xml:id="id403" draw:id="id403" draw:layer="layout" svg:width="1cm" svg:height="0.9cm" svg:x="70cm" svg:y="49cm">
          <text:p text:style-name="P1"><text:span text:style-name="T1">NAND</text:span></text:p>
          <text:p text:style-name="P1"><text:span text:style-name="T1">47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0.501cm" svg:y1="51.382cm" svg:x2="70.5cm" svg:y2="49.9cm" draw:end-shape="id403" draw:end-glue-point="2" svg:d="M70501 51382l-1-1482" svg:viewBox="0 0 2 1483">
          <text:p text:style-name="P1"><text:span text:style-name="T2">c6</text:span></text:p>
        </draw:connector>
        <draw:custom-shape draw:style-name="gr6" draw:text-style-name="P2" xml:id="id404" draw:id="id404" draw:layer="layout" svg:width="1cm" svg:height="0.9cm" svg:x="71.1cm" svg:y="49cm">
          <text:p text:style-name="P1"><text:span text:style-name="T1">NOT</text:span></text:p>
          <text:p text:style-name="P1"><text:span text:style-name="T1">47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1.601cm" svg:y1="51.382cm" svg:x2="71.6cm" svg:y2="49.9cm" draw:end-shape="id404" draw:end-glue-point="2" svg:d="M71601 51382l-1-1482" svg:viewBox="0 0 2 1483">
          <text:p text:style-name="P1"><text:span text:style-name="T2">c6</text:span></text:p>
        </draw:connector>
        <draw:connector draw:style-name="gr3" draw:text-style-name="P3" draw:layer="layout" draw:type="line" svg:x1="73.75cm" svg:y1="54.014cm" svg:x2="73.793cm" svg:y2="52.255cm" draw:start-shape="id348" draw:start-glue-point="0" svg:d="M73750 54014l43-1759" svg:viewBox="0 0 44 1760">
          <text:p text:style-name="P1"><text:span text:style-name="T2">c7</text:span></text:p>
        </draw:connector>
        <draw:custom-shape draw:style-name="gr6" draw:text-style-name="P2" xml:id="id405" draw:id="id405" draw:layer="layout" svg:width="1cm" svg:height="0.9cm" svg:x="69cm" svg:y="46.2cm">
          <text:p text:style-name="P1"><text:span text:style-name="T1">AND</text:span></text:p>
          <text:p text:style-name="P1"><text:span text:style-name="T1">46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9.501cm" svg:y1="48.582cm" svg:x2="69.5cm" svg:y2="47.1cm" draw:end-shape="id405" draw:end-glue-point="2" svg:d="M69501 48582l-1-1482" svg:viewBox="0 0 2 1483">
          <text:p text:style-name="P1"><text:span text:style-name="T2">c6</text:span></text:p>
        </draw:connector>
        <draw:custom-shape draw:style-name="gr9" draw:text-style-name="P2" xml:id="id406" draw:id="id406" draw:layer="layout" svg:width="1cm" svg:height="0.9cm" svg:x="66.3cm" svg:y="63.2cm">
          <text:p text:style-name="P1"><text:span text:style-name="T1">5-NAND</text:span></text:p>
          <text:p text:style-name="P1"><text:span text:style-name="T1">4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6.702cm" svg:y1="65.194cm" svg:x2="66.8cm" svg:y2="64.1cm" draw:end-shape="id406" draw:end-glue-point="2" svg:d="M66702 65194l98-1094" svg:viewBox="0 0 99 1095">
          <text:p text:style-name="P1"><text:span text:style-name="T2">c6</text:span></text:p>
        </draw:connector>
        <draw:connector draw:style-name="gr3" draw:text-style-name="P3" draw:layer="layout" draw:type="line" svg:x1="76.95cm" svg:y1="54cm" svg:x2="76.968cm" svg:y2="52.149cm" draw:start-shape="id344" draw:start-glue-point="0" svg:d="M76950 54000l18-1851" svg:viewBox="0 0 19 1852">
          <text:p text:style-name="P1"><text:span text:style-name="T2">c8</text:span></text:p>
        </draw:connector>
        <draw:connector draw:style-name="gr4" draw:text-style-name="P1" draw:layer="layout" draw:type="line" svg:x1="76.95cm" svg:y1="54cm" svg:x2="77.8cm" svg:y2="52.5cm" draw:start-shape="id344" draw:start-glue-point="0" draw:end-shape="id407" draw:end-glue-point="2" svg:d="M76950 54000l850-1500" svg:viewBox="0 0 851 1501">
          <text:p/>
        </draw:connector>
        <draw:connector draw:style-name="gr3" draw:text-style-name="P3" draw:layer="layout" draw:type="line" svg:x1="77.8cm" svg:y1="51.6cm" svg:x2="77.814cm" svg:y2="49.874cm" draw:start-shape="id407" draw:start-glue-point="0" svg:d="M77800 51600l14-1726" svg:viewBox="0 0 15 1727">
          <text:p text:style-name="P1"><text:span text:style-name="T2">/c8</text:span></text:p>
        </draw:connector>
        <draw:connector draw:style-name="gr4" draw:text-style-name="P1" draw:layer="layout" draw:type="line" svg:x1="80.124cm" svg:y1="55.8cm" svg:x2="80.15cm" svg:y2="54.9cm" draw:start-shape="id354" draw:start-glue-point="0" draw:end-shape="id408" draw:end-glue-point="2" svg:d="M80124 55800l26-900" svg:viewBox="0 0 27 901">
          <text:p/>
        </draw:connector>
        <draw:custom-shape draw:style-name="gr9" draw:text-style-name="P2" xml:id="id409" draw:id="id409" draw:layer="layout" svg:width="1cm" svg:height="0.9cm" svg:x="60.2cm" svg:y="65.121cm">
          <text:p text:style-name="P1"><text:span text:style-name="T1">3-AND</text:span></text:p>
          <text:p text:style-name="P1"><text:span text:style-name="T1">-79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0.671cm" svg:y1="67.3cm" svg:x2="60.7cm" svg:y2="66.021cm" draw:end-shape="id409" draw:end-glue-point="2" svg:d="M60671 67300l29-1279" svg:viewBox="0 0 30 1280">
          <text:p text:style-name="P1"><text:span text:style-name="T2">c9</text:span></text:p>
        </draw:connector>
        <draw:custom-shape draw:style-name="gr9" draw:text-style-name="P2" xml:id="id410" draw:id="id410" draw:layer="layout" svg:width="1cm" svg:height="0.9cm" svg:x="81.5cm" svg:y="59.602cm">
          <text:p text:style-name="P1"><text:span text:style-name="T1">3-NAND</text:span></text:p>
          <text:p text:style-name="P1"><text:span text:style-name="T1">-79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1.99cm" svg:y1="61.9cm" svg:x2="82cm" svg:y2="60.502cm" draw:end-shape="id410" draw:end-glue-point="2" svg:d="M81990 61900l10-1398" svg:viewBox="0 0 11 1399">
          <text:p text:style-name="P1"><text:span text:style-name="T2">c9</text:span></text:p>
        </draw:connector>
        <draw:custom-shape draw:style-name="gr9" draw:text-style-name="P2" xml:id="id411" draw:id="id411" draw:layer="layout" svg:width="1cm" svg:height="0.9cm" svg:x="77.8cm" svg:y="58.068cm">
          <text:p text:style-name="P1"><text:span text:style-name="T1">NOR</text:span></text:p>
          <text:p text:style-name="P1"><text:span text:style-name="T1">47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8.301cm" svg:y1="60.3cm" svg:x2="78.3cm" svg:y2="58.968cm" draw:end-shape="id411" draw:end-glue-point="2" svg:d="M78301 60300l-1-1332" svg:viewBox="0 0 2 1333">
          <text:p text:style-name="P1"><text:span text:style-name="T2">c9</text:span></text:p>
        </draw:connector>
        <draw:connector draw:style-name="gr3" draw:text-style-name="P3" draw:layer="layout" draw:type="line" svg:x1="80.15cm" svg:y1="54cm" svg:x2="80.089cm" svg:y2="52.308cm" draw:start-shape="id408" draw:start-glue-point="0" svg:d="M80150 54000l-61-1692" svg:viewBox="0 0 62 1693">
          <text:p text:style-name="P1"><text:span text:style-name="T2">c9</text:span></text:p>
        </draw:connector>
        <draw:connector draw:style-name="gr3" draw:text-style-name="P3" draw:layer="layout" draw:type="line" svg:x1="52.635cm" svg:y1="61.75cm" svg:x2="52.7cm" svg:y2="60.1cm" draw:end-shape="id396" draw:end-glue-point="2" svg:d="M52635 61750l65-1650" svg:viewBox="0 0 66 1651">
          <text:p text:style-name="P1"><text:span text:style-name="T2">c9</text:span></text:p>
        </draw:connector>
        <draw:connector draw:style-name="gr4" draw:text-style-name="P1" draw:layer="layout" draw:type="line" svg:x1="78.3cm" svg:y1="58.068cm" svg:x2="76.9cm" svg:y2="57.1cm" draw:start-shape="id411" draw:start-glue-point="0" draw:end-shape="id343" draw:end-glue-point="2" svg:d="M78300 58068l-1400-968" svg:viewBox="0 0 1401 969">
          <text:p/>
        </draw:connector>
        <draw:connector draw:style-name="gr4" draw:text-style-name="P1" draw:layer="layout" draw:type="line" svg:x1="60.7cm" svg:y1="65.121cm" svg:x2="63.2cm" svg:y2="60.591cm" draw:start-shape="id409" draw:start-glue-point="0" draw:end-shape="id389" draw:end-glue-point="2" svg:d="M60700 65121l2500-4530" svg:viewBox="0 0 2501 4531">
          <text:p/>
        </draw:connector>
        <draw:custom-shape draw:style-name="gr9" draw:text-style-name="P2" xml:id="id412" draw:id="id412" draw:layer="layout" svg:width="1cm" svg:height="0.9cm" svg:x="56.6cm" svg:y="61.8cm">
          <text:p text:style-name="P1"><text:span text:style-name="T1">NAND</text:span></text:p>
          <text:p text:style-name="P1"><text:span text:style-name="T1">-79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0.7cm" svg:y1="65.121cm" svg:x2="57.1cm" svg:y2="62.7cm" draw:start-shape="id409" draw:start-glue-point="0" draw:end-shape="id412" draw:end-glue-point="2" svg:d="M60700 65121l-3600-2421" svg:viewBox="0 0 3601 2422">
          <text:p/>
        </draw:connector>
        <draw:custom-shape draw:style-name="gr9" draw:text-style-name="P2" xml:id="id413" draw:id="id413" draw:layer="layout" svg:width="1cm" svg:height="0.9cm" svg:x="56.6cm" svg:y="59.9cm">
          <text:p text:style-name="P1"><text:span text:style-name="T1">NAND</text:span></text:p>
          <text:p text:style-name="P1"><text:span text:style-name="T1">-79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7.1cm" svg:y1="61.8cm" svg:x2="57.1cm" svg:y2="60.8cm" draw:start-shape="id412" draw:start-glue-point="0" draw:end-shape="id413" draw:end-glue-point="2" svg:d="M57100 61800v-1000" svg:viewBox="0 0 1 1001">
          <text:p/>
        </draw:connector>
        <draw:connector draw:style-name="gr4" draw:text-style-name="P1" draw:layer="layout" draw:type="line" svg:x1="57.1cm" svg:y1="59.9cm" svg:x2="56.6cm" svg:y2="58.754cm" draw:start-shape="id413" draw:start-glue-point="0" draw:end-shape="id399" draw:end-glue-point="2" svg:d="M57100 59900l-500-1146" svg:viewBox="0 0 501 1147">
          <text:p/>
        </draw:connector>
        <draw:connector draw:style-name="gr4" draw:text-style-name="P1" draw:layer="layout" draw:type="line" svg:x1="82cm" svg:y1="59.602cm" svg:x2="80.124cm" svg:y2="58.8cm" draw:start-shape="id410" draw:start-glue-point="0" draw:end-shape="id353" draw:end-glue-point="2" svg:d="M82000 59602l-1876-802" svg:viewBox="0 0 1877 803">
          <text:p/>
        </draw:connector>
        <draw:connector draw:style-name="gr4" draw:text-style-name="P1" draw:layer="layout" draw:type="line" svg:x1="63.216cm" svg:y1="64.652cm" svg:x2="56cm" svg:y2="60.8cm" draw:start-shape="id386" draw:start-glue-point="0" draw:end-shape="id398" draw:end-glue-point="2" svg:d="M63216 64652l-7216-3852" svg:viewBox="0 0 7217 3853">
          <text:p/>
        </draw:connector>
        <draw:connector draw:style-name="gr4" draw:text-style-name="P1" draw:layer="layout" draw:type="line" svg:x1="67.35cm" svg:y1="69cm" svg:x2="66.8cm" svg:y2="64.1cm" draw:start-shape="id414" draw:start-glue-point="0" draw:end-shape="id406" draw:end-glue-point="2" svg:d="M67350 69000l-550-4900" svg:viewBox="0 0 551 4901">
          <text:p/>
        </draw:connector>
        <draw:custom-shape draw:style-name="gr9" draw:text-style-name="P2" xml:id="id415" draw:id="id415" draw:layer="layout" svg:width="1cm" svg:height="0.9cm" svg:x="64.6cm" svg:y="64.5cm">
          <text:p text:style-name="P1"><text:span text:style-name="T1">NAND</text:span></text:p>
          <text:p text:style-name="P1"><text:span text:style-name="T1">45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7.35cm" svg:y1="69cm" svg:x2="65.1cm" svg:y2="65.4cm" draw:start-shape="id414" draw:start-glue-point="0" draw:end-shape="id415" draw:end-glue-point="2" svg:d="M67350 69000l-2250-3600" svg:viewBox="0 0 2251 3601">
          <text:p/>
        </draw:connector>
        <draw:connector draw:style-name="gr4" draw:text-style-name="P1" draw:layer="layout" draw:type="line" svg:x1="67.35cm" svg:y1="69cm" svg:x2="72.2cm" svg:y2="59.1cm" draw:start-shape="id414" draw:start-glue-point="0" draw:end-shape="id365" draw:end-glue-point="2" svg:d="M67350 69000l4850-9900" svg:viewBox="0 0 4851 9901">
          <text:p/>
        </draw:connector>
        <draw:custom-shape draw:style-name="gr10" draw:text-style-name="P2" xml:id="id416" draw:id="id416" draw:layer="layout" svg:width="1cm" svg:height="0.9cm" svg:x="56.7cm" svg:y="67.2cm">
          <text:p text:style-name="P1"><text:span text:style-name="T1">NOT</text:span></text:p>
          <text:p text:style-name="P1"><text:span text:style-name="T1">46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7.35cm" svg:y1="69cm" svg:x2="57.2cm" svg:y2="68.1cm" draw:start-shape="id414" draw:start-glue-point="0" draw:end-shape="id416" draw:end-glue-point="2" svg:d="M67350 69000l-10150-900" svg:viewBox="0 0 10151 901">
          <text:p/>
        </draw:connector>
        <draw:connector draw:style-name="gr4" draw:text-style-name="P1" draw:layer="layout" draw:type="line" svg:x1="57.2cm" svg:y1="67.2cm" svg:x2="78.3cm" svg:y2="64.3cm" draw:start-shape="id416" draw:start-glue-point="0" draw:end-shape="id351" draw:end-glue-point="2" svg:d="M57200 67200l21100-2900" svg:viewBox="0 0 21101 2901">
          <text:p/>
        </draw:connector>
        <draw:custom-shape draw:style-name="gr9" draw:text-style-name="P2" xml:id="id417" draw:id="id417" draw:layer="layout" svg:width="1cm" svg:height="0.9cm" svg:x="54.7cm" svg:y="65.9cm">
          <text:p text:style-name="P1"><text:span text:style-name="T1">NAND</text:span></text:p>
          <text:p text:style-name="P1"><text:span text:style-name="T1">47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5.2cm" svg:y1="65.9cm" svg:x2="56cm" svg:y2="62.7cm" draw:start-shape="id417" draw:start-glue-point="0" draw:end-shape="id393" draw:end-glue-point="2" svg:d="M55200 65900l800-3200" svg:viewBox="0 0 801 3201">
          <text:p/>
        </draw:connector>
        <draw:custom-shape draw:style-name="gr10" draw:text-style-name="P2" xml:id="id418" draw:id="id418" draw:layer="layout" svg:width="1cm" svg:height="0.9cm" svg:x="51cm" svg:y="64.6cm">
          <text:p text:style-name="P1"><text:span text:style-name="T1">NOT</text:span></text:p>
          <text:p text:style-name="P1"><text:span text:style-name="T1">47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5.2cm" svg:y1="65.9cm" svg:x2="51.5cm" svg:y2="65.5cm" draw:start-shape="id417" draw:start-glue-point="0" draw:end-shape="id418" draw:end-glue-point="2" svg:d="M55200 65900l-3700-400" svg:viewBox="0 0 3701 401">
          <text:p/>
        </draw:connector>
        <draw:connector draw:style-name="gr4" draw:text-style-name="P1" draw:layer="layout" draw:type="line" svg:x1="51.5cm" svg:y1="64.6cm" svg:x2="51.5cm" svg:y2="63.6cm" draw:start-shape="id418" draw:start-glue-point="0" draw:end-shape="id392" draw:end-glue-point="2" svg:d="M51500 64600v-1000" svg:viewBox="0 0 1 1001">
          <text:p/>
        </draw:connector>
        <draw:connector draw:style-name="gr4" draw:text-style-name="P1" draw:layer="layout" draw:type="line" svg:x1="57.2cm" svg:y1="67.2cm" svg:x2="55.2cm" svg:y2="66.8cm" draw:start-shape="id416" draw:start-glue-point="0" draw:end-shape="id417" draw:end-glue-point="2" svg:d="M57200 67200l-2000-400" svg:viewBox="0 0 2001 401">
          <text:p/>
        </draw:connector>
        <draw:custom-shape draw:style-name="gr9" draw:text-style-name="P2" xml:id="id419" draw:id="id419" draw:layer="layout" svg:width="1cm" svg:height="0.9cm" svg:x="69.1cm" svg:y="65.4cm">
          <text:p text:style-name="P1"><text:span text:style-name="T1">NAND</text:span></text:p>
          <text:p text:style-name="P1"><text:span text:style-name="T1">-79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7.35cm" svg:y1="69cm" svg:x2="69.6cm" svg:y2="66.3cm" draw:start-shape="id414" draw:start-glue-point="0" draw:end-shape="id419" draw:end-glue-point="2" svg:d="M67350 69000l2250-2700" svg:viewBox="0 0 2251 2701">
          <text:p/>
        </draw:connector>
        <draw:custom-shape draw:style-name="gr11" draw:text-style-name="P2" xml:id="id414" draw:id="id414" draw:layer="layout" svg:width="2.1cm" svg:height="0.9cm" svg:x="66.3cm" svg:y="69cm">
          <text:p text:style-name="P1"><text:span text:style-name="T1">DFF</text:span></text:p>
          <text:p text:style-name="P1"><text:span text:style-name="T1">-795-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20" draw:id="id420" draw:layer="layout" svg:width="1cm" svg:height="0.9cm" svg:x="67.1cm" svg:y="65cm">
          <text:p text:style-name="P1"><text:span text:style-name="T1">IMUX</text:span></text:p>
          <text:p text:style-name="P1"><text:span text:style-name="T1">-79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7.35cm" svg:y1="69cm" svg:x2="67.6cm" svg:y2="65.9cm" draw:start-shape="id414" draw:start-glue-point="0" draw:end-shape="id420" draw:end-glue-point="2" svg:d="M67350 69000l250-3100" svg:viewBox="0 0 251 3101">
          <text:p text:style-name="P1"><text:span text:style-name="T2">b</text:span></text:p>
        </draw:connector>
        <draw:connector draw:style-name="gr3" draw:text-style-name="P3" draw:layer="layout" draw:type="line" svg:x1="57.944cm" svg:y1="57.785cm" svg:x2="56.6cm" svg:y2="56.854cm" draw:end-shape="id400" draw:end-glue-point="2" svg:d="M57944 57785l-1344-931" svg:viewBox="0 0 1345 932">
          <text:p text:style-name="P1"><text:span text:style-name="T2">u6</text:span></text:p>
        </draw:connector>
        <draw:custom-shape draw:style-name="gr9" draw:text-style-name="P2" xml:id="id421" draw:id="id421" draw:layer="layout" svg:width="1cm" svg:height="0.9cm" svg:x="89.5cm" svg:y="64.7cm">
          <text:p text:style-name="P1"><text:span text:style-name="T1">3-NAND</text:span></text:p>
          <text:p text:style-name="P1"><text:span text:style-name="T1">-79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0cm" svg:y2="65.6cm" draw:start-shape="id368" draw:start-glue-point="0" draw:end-shape="id421" draw:end-glue-point="2" svg:d="M85300 67800l4700-2200" svg:viewBox="0 0 4701 2201">
          <text:p/>
        </draw:connector>
        <draw:custom-shape draw:style-name="gr9" draw:text-style-name="P2" xml:id="id422" draw:id="id422" draw:layer="layout" svg:width="1cm" svg:height="0.9cm" svg:x="91.4cm" svg:y="68.7cm">
          <text:p text:style-name="P1"><text:span text:style-name="T1">AND</text:span></text:p>
          <text:p text:style-name="P1"><text:span text:style-name="T1">-79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1.9cm" svg:y2="69.6cm" draw:start-shape="id368" draw:start-glue-point="0" draw:end-shape="id422" draw:end-glue-point="2" svg:d="M85300 67800l6600 1800" svg:viewBox="0 0 6601 1801">
          <text:p/>
        </draw:connector>
        <draw:custom-shape draw:style-name="gr9" draw:text-style-name="P2" xml:id="id423" draw:id="id423" draw:layer="layout" svg:width="1cm" svg:height="0.9cm" svg:x="93.3cm" svg:y="68.5cm">
          <text:p text:style-name="P1"><text:span text:style-name="T1">AND</text:span></text:p>
          <text:p text:style-name="P1"><text:span text:style-name="T1">-79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3.8cm" svg:y2="69.4cm" draw:start-shape="id368" draw:start-glue-point="0" draw:end-shape="id423" draw:end-glue-point="2" svg:d="M85300 67800l8500 1600" svg:viewBox="0 0 8501 1601">
          <text:p/>
        </draw:connector>
        <draw:custom-shape draw:style-name="gr9" draw:text-style-name="P2" xml:id="id424" draw:id="id424" draw:layer="layout" svg:width="1cm" svg:height="0.9cm" svg:x="95.1cm" svg:y="69cm">
          <text:p text:style-name="P1"><text:span text:style-name="T1">AND</text:span></text:p>
          <text:p text:style-name="P1"><text:span text:style-name="T1">-80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5.6cm" svg:y2="69.9cm" draw:start-shape="id368" draw:start-glue-point="0" draw:end-shape="id424" draw:end-glue-point="2" svg:d="M85300 67800l10300 2100" svg:viewBox="0 0 10301 2101">
          <text:p/>
        </draw:connector>
        <draw:custom-shape draw:style-name="gr9" draw:text-style-name="P2" xml:id="id425" draw:id="id425" draw:layer="layout" svg:width="1cm" svg:height="0.9cm" svg:x="97.3cm" svg:y="68.4cm">
          <text:p text:style-name="P1"><text:span text:style-name="T1">AND</text:span></text:p>
          <text:p text:style-name="P1"><text:span text:style-name="T1">-80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7.8cm" svg:y2="69.3cm" draw:start-shape="id368" draw:start-glue-point="0" draw:end-shape="id425" draw:end-glue-point="2" svg:d="M85300 67800l12500 1500" svg:viewBox="0 0 12501 1501">
          <text:p/>
        </draw:connector>
        <draw:custom-shape draw:style-name="gr9" draw:text-style-name="P2" xml:id="id426" draw:id="id426" draw:layer="layout" svg:width="1cm" svg:height="0.9cm" svg:x="96.4cm" svg:y="65cm">
          <text:p text:style-name="P1"><text:span text:style-name="T1">NAND</text:span></text:p>
          <text:p text:style-name="P1"><text:span text:style-name="T1">-80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6.9cm" svg:y2="65.9cm" draw:start-shape="id368" draw:start-glue-point="0" draw:end-shape="id426" draw:end-glue-point="2" svg:d="M85300 67800l11600-1900" svg:viewBox="0 0 11601 1901">
          <text:p/>
        </draw:connector>
        <draw:custom-shape draw:style-name="gr9" draw:text-style-name="P2" xml:id="id427" draw:id="id427" draw:layer="layout" svg:width="1cm" svg:height="0.9cm" svg:x="97.4cm" svg:y="66.7cm">
          <text:p text:style-name="P1"><text:span text:style-name="T1">AND</text:span></text:p>
          <text:p text:style-name="P1"><text:span text:style-name="T1">-80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7.9cm" svg:y2="67.6cm" draw:start-shape="id368" draw:start-glue-point="0" draw:end-shape="id427" draw:end-glue-point="2" svg:d="M85300 67800l12600-200" svg:viewBox="0 0 12601 201">
          <text:p/>
        </draw:connector>
        <draw:custom-shape draw:style-name="gr9" draw:text-style-name="P2" xml:id="id428" draw:id="id428" draw:layer="layout" svg:width="1cm" svg:height="0.9cm" svg:x="87.1cm" svg:y="65.2cm">
          <text:p text:style-name="P1"><text:span text:style-name="T1">NAND</text:span></text:p>
          <text:p text:style-name="P1"><text:span text:style-name="T1">-80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87.6cm" svg:y2="66.1cm" draw:start-shape="id368" draw:start-glue-point="0" draw:end-shape="id428" draw:end-glue-point="2" svg:d="M85300 67800l2300-1700" svg:viewBox="0 0 2301 1701">
          <text:p/>
        </draw:connector>
        <draw:custom-shape draw:style-name="gr9" draw:text-style-name="P2" xml:id="id429" draw:id="id429" draw:layer="layout" svg:width="1cm" svg:height="0.9cm" svg:x="87.7cm" svg:y="68.9cm">
          <text:p text:style-name="P1"><text:span text:style-name="T1">3-NAND</text:span></text:p>
          <text:p text:style-name="P1"><text:span text:style-name="T1">-80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88.2cm" svg:y2="69.8cm" draw:start-shape="id368" draw:start-glue-point="0" draw:end-shape="id429" draw:end-glue-point="2" svg:d="M85300 67800l2900 2000" svg:viewBox="0 0 2901 2001">
          <text:p/>
        </draw:connector>
        <draw:custom-shape draw:style-name="gr9" draw:text-style-name="P2" xml:id="id430" draw:id="id430" draw:layer="layout" svg:width="1cm" svg:height="0.9cm" svg:x="98.7cm" svg:y="67.9cm">
          <text:p text:style-name="P1"><text:span text:style-name="T1">AND</text:span></text:p>
          <text:p text:style-name="P1"><text:span text:style-name="T1">-80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9.2cm" svg:y2="68.8cm" draw:start-shape="id368" draw:start-glue-point="0" draw:end-shape="id430" draw:end-glue-point="2" svg:d="M85300 67800l13900 1000" svg:viewBox="0 0 13901 1001">
          <text:p/>
        </draw:connector>
        <draw:custom-shape draw:style-name="gr9" draw:text-style-name="P2" xml:id="id431" draw:id="id431" draw:layer="layout" svg:width="1cm" svg:height="0.9cm" svg:x="98.9cm" svg:y="66.4cm">
          <text:p text:style-name="P1"><text:span text:style-name="T1">AND</text:span></text:p>
          <text:p text:style-name="P1"><text:span text:style-name="T1">-80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9.4cm" svg:y2="67.3cm" draw:start-shape="id368" draw:start-glue-point="0" draw:end-shape="id431" draw:end-glue-point="2" svg:d="M85300 67800l14100-500" svg:viewBox="0 0 14101 501">
          <text:p/>
        </draw:connector>
        <draw:custom-shape draw:style-name="gr9" draw:text-style-name="P2" xml:id="id432" draw:id="id432" draw:layer="layout" svg:width="1cm" svg:height="0.9cm" svg:x="100.6cm" svg:y="67.6cm">
          <text:p text:style-name="P1"><text:span text:style-name="T1">AND</text:span></text:p>
          <text:p text:style-name="P1"><text:span text:style-name="T1">-80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101.1cm" svg:y2="68.5cm" draw:start-shape="id368" draw:start-glue-point="0" draw:end-shape="id432" draw:end-glue-point="2" svg:d="M85300 67800l15800 700" svg:viewBox="0 0 15801 701">
          <text:p/>
        </draw:connector>
        <draw:custom-shape draw:style-name="gr9" draw:text-style-name="P2" xml:id="id433" draw:id="id433" draw:layer="layout" svg:width="1cm" svg:height="0.9cm" svg:x="99.9cm" svg:y="69cm">
          <text:p text:style-name="P1"><text:span text:style-name="T1">NAND</text:span></text:p>
          <text:p text:style-name="P1"><text:span text:style-name="T1">-80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100.4cm" svg:y2="69.9cm" draw:start-shape="id368" draw:start-glue-point="0" draw:end-shape="id433" draw:end-glue-point="2" svg:d="M85300 67800l15100 2100" svg:viewBox="0 0 15101 2101">
          <text:p/>
        </draw:connector>
        <draw:custom-shape draw:style-name="gr9" draw:text-style-name="P2" xml:id="id434" draw:id="id434" draw:layer="layout" svg:width="1cm" svg:height="0.9cm" svg:x="98.1cm" svg:y="64.5cm">
          <text:p text:style-name="P1"><text:span text:style-name="T1">3-AND</text:span></text:p>
          <text:p text:style-name="P1"><text:span text:style-name="T1">-8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435" draw:id="id435" draw:layer="layout" svg:width="1cm" svg:height="0.9cm" svg:x="99.5cm" svg:y="64.8cm">
          <text:p text:style-name="P1"><text:span text:style-name="T1">3-AND</text:span></text:p>
          <text:p text:style-name="P1"><text:span text:style-name="T1">-8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5.3cm" svg:y1="67.8cm" svg:x2="98.6cm" svg:y2="65.4cm" draw:start-shape="id368" draw:start-glue-point="0" draw:end-shape="id434" draw:end-glue-point="2" svg:d="M85300 67800l13300-2400" svg:viewBox="0 0 13301 2401">
          <text:p/>
        </draw:connector>
        <draw:connector draw:style-name="gr4" draw:text-style-name="P1" draw:layer="layout" draw:type="line" svg:x1="85.3cm" svg:y1="67.8cm" svg:x2="100cm" svg:y2="65.7cm" draw:start-shape="id368" draw:start-glue-point="0" draw:end-shape="id435" draw:end-glue-point="2" svg:d="M85300 67800l14700-2100" svg:viewBox="0 0 1470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02T09:51:27.743000000</dc:date>
    <meta:editing-duration>P35DT9H41M33S</meta:editing-duration>
    <meta:editing-cycles>3959</meta:editing-cycles>
    <meta:generator>LibreOffice/4.3.0.4$Windows_x86 LibreOffice_project/62ad5818884a2fc2e5780dd45466868d41009ec0</meta:generator>
    <meta:document-statistic meta:object-count="1260"/>
  </office:meta>
</office:document-meta>
</file>